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3pt solid #000000" fo:border-right="none" fo:border-top="none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rk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number-columns-repeated="2" table:default-cell-style-name="Default"/>
        <table:table-column table:style-name="co1" table:default-cell-style-name="ce2"/>
        <table:table-column table:style-name="co3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float" office:value="-6400" calcext:value-type="float">
            <text:p>-64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650.4" calcext:value-type="float">
            <text:p>-6650.4</text:p>
          </table:table-cell>
          <table:table-cell office:value-type="float" office:value="-5917.5" calcext:value-type="float">
            <text:p>-5917.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435" calcext:value-type="float">
            <text:p>-6435</text:p>
          </table:table-cell>
          <table:table-cell office:value-type="float" office:value="-5917.5" calcext:value-type="float">
            <text:p>-5917.5</text:p>
          </table:table-cell>
          <table:table-cell office:value-type="float" office:value="0" calcext:value-type="float">
            <text:p>0</text:p>
          </table:table-cell>
          <table:table-cell office:value-type="float" office:value="-6435" calcext:value-type="float">
            <text:p>-6435</text:p>
          </table:table-cell>
          <table:table-cell office:value-type="float" office:value="-6400" calcext:value-type="float">
            <text:p>-6400</text:p>
          </table:table-cell>
          <table:table-cell office:value-type="float" office:value="0" calcext:value-type="float">
            <text:p>0</text:p>
          </table:table-cell>
          <table:table-cell office:value-type="float" office:value="-6650.4" calcext:value-type="float">
            <text:p>-6650.4</text:p>
          </table:table-cell>
          <table:table-cell office:value-type="float" office:value="-5917.5" calcext:value-type="float">
            <text:p>-5917.5</text:p>
          </table:table-cell>
          <table:table-cell office:value-type="float" office:value="0" calcext:value-type="float">
            <text:p>0</text:p>
          </table:table-cell>
          <table:table-cell office:value-type="float" office:value="-6435" calcext:value-type="float">
            <text:p>-6435</text:p>
          </table:table-cell>
          <table:table-cell office:value-type="float" office:value="-5917.5" calcext:value-type="float">
            <text:p>-5917.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435" calcext:value-type="float">
            <text:p>-6435</text:p>
          </table:table-cell>
          <table:table-cell office:value-type="float" office:value="-6400" calcext:value-type="float">
            <text:p>-64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650.4" calcext:value-type="float">
            <text:p>-6650.4</text:p>
          </table:table-cell>
          <table:table-cell office:value-type="float" office:value="-6400" calcext:value-type="float">
            <text:p>-6400</text:p>
          </table:table-cell>
          <table:table-cell office:value-type="float" office:value="0" calcext:value-type="float">
            <text:p>0</text:p>
          </table:table-cell>
          <table:table-cell office:value-type="float" office:value="-6650.4" calcext:value-type="float">
            <text:p>-6650.4</text:p>
          </table:table-cell>
          <table:table-cell office:value-type="float" office:value="-6541.98" calcext:value-type="float">
            <text:p>-6541.9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811.15" calcext:value-type="float">
            <text:p>-7811.15</text:p>
          </table:table-cell>
          <table:table-cell office:value-type="float" office:value="-6541.98" calcext:value-type="float">
            <text:p>-6541.9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811.15" calcext:value-type="float">
            <text:p>-7811.15</text:p>
          </table:table-cell>
          <table:table-cell office:value-type="float" office:value="0.407646" calcext:value-type="float">
            <text:p>0.407646</text:p>
          </table:table-cell>
          <table:table-cell office:value-type="float" office:value="0.0000000946811" calcext:value-type="float">
            <text:p>9.46811E-08</text:p>
          </table:table-cell>
          <table:table-cell office:value-type="float" office:value="-0.91314" calcext:value-type="float">
            <text:p>-0.91314</text:p>
          </table:table-cell>
          <table:table-cell office:value-type="float" office:value="-0.407646" calcext:value-type="float">
            <text:p>-0.407646</text:p>
          </table:table-cell>
          <table:table-cell office:value-type="float" office:value="-0.0000000946811" calcext:value-type="float">
            <text:p>-9.46811E-08</text:p>
          </table:table-cell>
          <table:table-cell office:value-type="float" office:value="0.91314" calcext:value-type="float">
            <text:p>0.91314</text:p>
          </table:table-cell>
        </table:table-row>
        <table:table-row table:style-name="ro1">
          <table:table-cell office:value-type="float" office:value="-6544.01" calcext:value-type="float">
            <text:p>-6544.01</text:p>
          </table:table-cell>
          <table:table-cell office:value-type="float" office:value="0" calcext:value-type="float">
            <text:p>0</text:p>
          </table:table-cell>
          <table:table-cell office:value-type="float" office:value="-7315.8" calcext:value-type="float">
            <text:p>-7315.8</text:p>
          </table:table-cell>
          <table:table-cell office:value-type="float" office:value="-6544.01" calcext:value-type="float">
            <text:p>-6544.0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315.8" calcext:value-type="float">
            <text:p>-7315.8</text:p>
          </table:table-cell>
          <table:table-cell office:value-type="float" office:value="-6653.69" calcext:value-type="float">
            <text:p>-6653.69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870.35" calcext:value-type="float">
            <text:p>-6870.35</text:p>
          </table:table-cell>
          <table:table-cell office:value-type="float" office:value="-6653.69" calcext:value-type="float">
            <text:p>-6653.69</text:p>
          </table:table-cell>
          <table:table-cell office:value-type="float" office:value="0" calcext:value-type="float">
            <text:p>0</text:p>
          </table:table-cell>
          <table:table-cell office:value-type="float" office:value="-6870.35" calcext:value-type="float">
            <text:p>-6870.35</text:p>
          </table:table-cell>
          <table:table-cell office:value-type="float" office:value="-6653.69" calcext:value-type="float">
            <text:p>-6653.69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870.35" calcext:value-type="float">
            <text:p>-6870.35</text:p>
          </table:table-cell>
          <table:table-cell office:value-type="float" office:value="-6544.01" calcext:value-type="float">
            <text:p>-6544.0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315.8" calcext:value-type="float">
            <text:p>-7315.8</text:p>
          </table:table-cell>
          <table:table-cell office:value-type="float" office:value="-6544.01" calcext:value-type="float">
            <text:p>-6544.01</text:p>
          </table:table-cell>
          <table:table-cell office:value-type="float" office:value="0" calcext:value-type="float">
            <text:p>0</text:p>
          </table:table-cell>
          <table:table-cell office:value-type="float" office:value="-7315.8" calcext:value-type="float">
            <text:p>-7315.8</text:p>
          </table:table-cell>
          <table:table-cell office:value-type="float" office:value="-6653.69" calcext:value-type="float">
            <text:p>-6653.69</text:p>
          </table:table-cell>
          <table:table-cell office:value-type="float" office:value="0" calcext:value-type="float">
            <text:p>0</text:p>
          </table:table-cell>
          <table:table-cell office:value-type="float" office:value="-6870.35" calcext:value-type="float">
            <text:p>-6870.35</text:p>
          </table:table-cell>
          <table:table-cell office:value-type="float" office:value="-6801.96" calcext:value-type="float">
            <text:p>-6801.9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8031.16" calcext:value-type="float">
            <text:p>-8031.16</text:p>
          </table:table-cell>
          <table:table-cell office:value-type="float" office:value="-6801.96" calcext:value-type="float">
            <text:p>-6801.9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8031.16" calcext:value-type="float">
            <text:p>-8031.16</text:p>
          </table:table-cell>
          <table:table-cell office:value-type="float" office:value="0.970998" calcext:value-type="float">
            <text:p>0.970998</text:p>
          </table:table-cell>
          <table:table-cell office:value-type="float" office:value="0.000000281059" calcext:value-type="float">
            <text:p>2.81059E-07</text:p>
          </table:table-cell>
          <table:table-cell office:value-type="float" office:value="0.23909" calcext:value-type="float">
            <text:p>0.23909</text:p>
          </table:table-cell>
          <table:table-cell office:value-type="float" office:value="-0.970998" calcext:value-type="float">
            <text:p>-0.970998</text:p>
          </table:table-cell>
          <table:table-cell office:value-type="float" office:value="-0.000000281059" calcext:value-type="float">
            <text:p>-2.81059E-07</text:p>
          </table:table-cell>
          <table:table-cell office:value-type="float" office:value="-0.23909" calcext:value-type="float">
            <text:p>-0.23909</text:p>
          </table:table-cell>
        </table:table-row>
        <table:table-row table:style-name="ro1">
          <table:table-cell office:value-type="float" office:value="-5885" calcext:value-type="float">
            <text:p>-588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950" calcext:value-type="float">
            <text:p>-7950</text:p>
          </table:table-cell>
          <table:table-cell office:value-type="float" office:value="-6318.66" calcext:value-type="float">
            <text:p>-6318.6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550.52" calcext:value-type="float">
            <text:p>-7550.52</text:p>
          </table:table-cell>
          <table:table-cell office:value-type="float" office:value="-6318.66" calcext:value-type="float">
            <text:p>-6318.66</text:p>
          </table:table-cell>
          <table:table-cell office:value-type="float" office:value="0" calcext:value-type="float">
            <text:p>0</text:p>
          </table:table-cell>
          <table:table-cell office:value-type="float" office:value="-7550.52" calcext:value-type="float">
            <text:p>-7550.52</text:p>
          </table:table-cell>
          <table:table-cell office:value-type="float" office:value="-5885" calcext:value-type="float">
            <text:p>-5885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7950" calcext:value-type="float">
            <text:p>-7950</text:p>
          </table:table-cell>
          <table:table-cell office:value-type="float" office:value="-6318.66" calcext:value-type="float">
            <text:p>-6318.66</text:p>
          </table:table-cell>
          <table:table-cell office:value-type="float" office:value="0" calcext:value-type="float">
            <text:p>0</text:p>
          </table:table-cell>
          <table:table-cell office:value-type="float" office:value="-7550.52" calcext:value-type="float">
            <text:p>-7550.52</text:p>
          </table:table-cell>
          <table:table-cell office:value-type="float" office:value="-6318.66" calcext:value-type="float">
            <text:p>-6318.6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550.52" calcext:value-type="float">
            <text:p>-7550.52</text:p>
          </table:table-cell>
          <table:table-cell office:value-type="float" office:value="-5885" calcext:value-type="float">
            <text:p>-588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950" calcext:value-type="float">
            <text:p>-7950</text:p>
          </table:table-cell>
          <table:table-cell office:value-type="float" office:value="-5885" calcext:value-type="float">
            <text:p>-5885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7950" calcext:value-type="float">
            <text:p>-7950</text:p>
          </table:table-cell>
          <table:table-cell office:value-type="float" office:value="-6050.88" calcext:value-type="float">
            <text:p>-6050.8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559.8" calcext:value-type="float">
            <text:p>-7559.8</text:p>
          </table:table-cell>
          <table:table-cell office:value-type="float" office:value="-6050.88" calcext:value-type="float">
            <text:p>-6050.8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559.8" calcext:value-type="float">
            <text:p>-7559.8</text:p>
          </table:table-cell>
          <table:table-cell office:value-type="float" office:value="0.677529" calcext:value-type="float">
            <text:p>0.677529</text:p>
          </table:table-cell>
          <table:table-cell office:value-type="float" office:value="0" calcext:value-type="float">
            <text:p>0</text:p>
          </table:table-cell>
          <table:table-cell office:value-type="float" office:value="0.735496" calcext:value-type="float">
            <text:p>0.735496</text:p>
          </table:table-cell>
          <table:table-cell office:value-type="float" office:value="-0.677529" calcext:value-type="float">
            <text:p>-0.677529</text:p>
          </table:table-cell>
          <table:table-cell office:value-type="float" office:value="0" calcext:value-type="float">
            <text:p>0</text:p>
          </table:table-cell>
          <table:table-cell office:value-type="float" office:value="-0.735496" calcext:value-type="float">
            <text:p>-0.735496</text:p>
          </table:table-cell>
        </table:table-row>
        <table:table-row table:style-name="ro1">
          <table:table-cell office:value-type="float" office:value="-9550.44" calcext:value-type="float">
            <text:p>-9550.4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320.44" calcext:value-type="float">
            <text:p>-7320.44</text:p>
          </table:table-cell>
          <table:table-cell office:value-type="float" office:value="-10150" calcext:value-type="float">
            <text:p>-101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870.4" calcext:value-type="float">
            <text:p>-6870.4</text:p>
          </table:table-cell>
          <table:table-cell office:value-type="float" office:value="-10150" calcext:value-type="float">
            <text:p>-10150</text:p>
          </table:table-cell>
          <table:table-cell office:value-type="float" office:value="0" calcext:value-type="float">
            <text:p>0</text:p>
          </table:table-cell>
          <table:table-cell office:value-type="float" office:value="-6870.4" calcext:value-type="float">
            <text:p>-6870.4</text:p>
          </table:table-cell>
          <table:table-cell office:value-type="float" office:value="-9550.44" calcext:value-type="float">
            <text:p>-9550.44</text:p>
          </table:table-cell>
          <table:table-cell office:value-type="float" office:value="0" calcext:value-type="float">
            <text:p>0</text:p>
          </table:table-cell>
          <table:table-cell office:value-type="float" office:value="-7320.44" calcext:value-type="float">
            <text:p>-7320.44</text:p>
          </table:table-cell>
          <table:table-cell office:value-type="float" office:value="-10150" calcext:value-type="float">
            <text:p>-10150</text:p>
          </table:table-cell>
          <table:table-cell office:value-type="float" office:value="0" calcext:value-type="float">
            <text:p>0</text:p>
          </table:table-cell>
          <table:table-cell office:value-type="float" office:value="-6870.4" calcext:value-type="float">
            <text:p>-6870.4</text:p>
          </table:table-cell>
          <table:table-cell office:value-type="float" office:value="-10150" calcext:value-type="float">
            <text:p>-101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870.4" calcext:value-type="float">
            <text:p>-6870.4</text:p>
          </table:table-cell>
          <table:table-cell office:value-type="float" office:value="-9550.44" calcext:value-type="float">
            <text:p>-9550.4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320.44" calcext:value-type="float">
            <text:p>-7320.44</text:p>
          </table:table-cell>
          <table:table-cell office:value-type="float" office:value="-9550.44" calcext:value-type="float">
            <text:p>-9550.44</text:p>
          </table:table-cell>
          <table:table-cell office:value-type="float" office:value="0" calcext:value-type="float">
            <text:p>0</text:p>
          </table:table-cell>
          <table:table-cell office:value-type="float" office:value="-7320.44" calcext:value-type="float">
            <text:p>-7320.44</text:p>
          </table:table-cell>
          <table:table-cell office:value-type="float" office:value="-9325.48" calcext:value-type="float">
            <text:p>-9325.4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111.12" calcext:value-type="float">
            <text:p>-7111.12</text:p>
          </table:table-cell>
          <table:table-cell office:value-type="float" office:value="-9325.48" calcext:value-type="float">
            <text:p>-9325.4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111.12" calcext:value-type="float">
            <text:p>-7111.12</text:p>
          </table:table-cell>
          <table:table-cell office:value-type="float" office:value="0.600319" calcext:value-type="float">
            <text:p>0.600319</text:p>
          </table:table-cell>
          <table:table-cell office:value-type="float" office:value="0" calcext:value-type="float">
            <text:p>0</text:p>
          </table:table-cell>
          <table:table-cell office:value-type="float" office:value="0.799761" calcext:value-type="float">
            <text:p>0.799761</text:p>
          </table:table-cell>
          <table:table-cell office:value-type="float" office:value="-0.600319" calcext:value-type="float">
            <text:p>-0.600319</text:p>
          </table:table-cell>
          <table:table-cell office:value-type="float" office:value="0" calcext:value-type="float">
            <text:p>0</text:p>
          </table:table-cell>
          <table:table-cell office:value-type="float" office:value="-0.799761" calcext:value-type="float">
            <text:p>-0.799761</text:p>
          </table:table-cell>
        </table:table-row>
        <table:table-row table:style-name="ro1">
          <table:table-cell office:value-type="float" office:value="-8320.97" calcext:value-type="float">
            <text:p>-8320.97</text:p>
          </table:table-cell>
          <table:table-cell office:value-type="float" office:value="220" calcext:value-type="float">
            <text:p>220</text:p>
          </table:table-cell>
          <table:table-cell office:value-type="float" office:value="981.79" calcext:value-type="float">
            <text:p>981.79</text:p>
          </table:table-cell>
          <table:table-cell office:value-type="float" office:value="-8204.6" calcext:value-type="float">
            <text:p>-8204.6</text:p>
          </table:table-cell>
          <table:table-cell office:value-type="float" office:value="220" calcext:value-type="float">
            <text:p>220</text:p>
          </table:table-cell>
          <table:table-cell office:value-type="float" office:value="981.79" calcext:value-type="float">
            <text:p>981.79</text:p>
          </table:table-cell>
          <table:table-cell office:value-type="float" office:value="-8204.6" calcext:value-type="float">
            <text:p>-8204.6</text:p>
          </table:table-cell>
          <table:table-cell office:value-type="float" office:value="220" calcext:value-type="float">
            <text:p>220</text:p>
          </table:table-cell>
          <table:table-cell office:value-type="float" office:value="870.567" calcext:value-type="float">
            <text:p>870.567</text:p>
          </table:table-cell>
          <table:table-cell office:value-type="float" office:value="-8320.97" calcext:value-type="float">
            <text:p>-8320.97</text:p>
          </table:table-cell>
          <table:table-cell office:value-type="float" office:value="220" calcext:value-type="float">
            <text:p>220</text:p>
          </table:table-cell>
          <table:table-cell office:value-type="float" office:value="870.567" calcext:value-type="float">
            <text:p>870.567</text:p>
          </table:table-cell>
          <table:table-cell office:value-type="float" office:value="-8204.6" calcext:value-type="float">
            <text:p>-8204.6</text:p>
          </table:table-cell>
          <table:table-cell office:value-type="float" office:value="220" calcext:value-type="float">
            <text:p>220</text:p>
          </table:table-cell>
          <table:table-cell office:value-type="float" office:value="870.567" calcext:value-type="float">
            <text:p>870.567</text:p>
          </table:table-cell>
          <table:table-cell office:value-type="float" office:value="-8204.6" calcext:value-type="float">
            <text:p>-8204.6</text:p>
          </table:table-cell>
          <table:table-cell office:value-type="float" office:value="220" calcext:value-type="float">
            <text:p>220</text:p>
          </table:table-cell>
          <table:table-cell office:value-type="float" office:value="981.79" calcext:value-type="float">
            <text:p>981.79</text:p>
          </table:table-cell>
          <table:table-cell office:value-type="float" office:value="-8320.97" calcext:value-type="float">
            <text:p>-8320.97</text:p>
          </table:table-cell>
          <table:table-cell office:value-type="float" office:value="220" calcext:value-type="float">
            <text:p>220</text:p>
          </table:table-cell>
          <table:table-cell office:value-type="float" office:value="981.79" calcext:value-type="float">
            <text:p>981.79</text:p>
          </table:table-cell>
          <table:table-cell office:value-type="float" office:value="-8320.97" calcext:value-type="float">
            <text:p>-8320.97</text:p>
          </table:table-cell>
          <table:table-cell office:value-type="float" office:value="220" calcext:value-type="float">
            <text:p>220</text:p>
          </table:table-cell>
          <table:table-cell office:value-type="float" office:value="870.567" calcext:value-type="float">
            <text:p>870.567</text:p>
          </table:table-cell>
          <table:table-cell office:value-type="float" office:value="-8262.79" calcext:value-type="float">
            <text:p>-8262.79</text:p>
          </table:table-cell>
          <table:table-cell office:value-type="float" office:value="220" calcext:value-type="float">
            <text:p>220</text:p>
          </table:table-cell>
          <table:table-cell office:value-type="float" office:value="926.178" calcext:value-type="float">
            <text:p>926.178</text:p>
          </table:table-cell>
          <table:table-cell office:value-type="float" office:value="-8262.79" calcext:value-type="float">
            <text:p>-8262.79</text:p>
          </table:table-cell>
          <table:table-cell office:value-type="float" office:value="220" calcext:value-type="float">
            <text:p>220</text:p>
          </table:table-cell>
          <table:table-cell office:value-type="float" office:value="926.178" calcext:value-type="float">
            <text:p>926.178</text:p>
          </table:table-cell>
          <table:table-cell office:value-type="float" office:value="0.000000393369" calcext:value-type="float">
            <text:p>3.93369E-07</text:p>
          </table:table-cell>
          <table:table-cell office:value-type="float" office:value="1" calcext:value-type="float">
            <text:p>1</text:p>
          </table:table-cell>
          <table:table-cell office:value-type="float" office:value="-0.000000137191" calcext:value-type="float">
            <text:p>-1.37191E-07</text:p>
          </table:table-cell>
          <table:table-cell office:value-type="float" office:value="-0.000000393369" calcext:value-type="float">
            <text:p>-3.93369E-07</text:p>
          </table:table-cell>
          <table:table-cell office:value-type="float" office:value="-1" calcext:value-type="float">
            <text:p>-1</text:p>
          </table:table-cell>
          <table:table-cell office:value-type="float" office:value="0.000000137191" calcext:value-type="float">
            <text:p>1.37191E-07</text:p>
          </table:table-cell>
        </table:table-row>
        <table:table-row table:style-name="ro1">
          <table:table-cell office:value-type="float" office:value="-5750" calcext:value-type="float">
            <text:p>-5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100" calcext:value-type="float">
            <text:p>2100</text:p>
          </table:table-cell>
          <table:table-cell office:value-type="float" office:value="-6250.38" calcext:value-type="float">
            <text:p>-625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1300.9" calcext:value-type="float">
            <text:p>1300.9</text:p>
          </table:table-cell>
          <table:table-cell office:value-type="float" office:value="-6250.38" calcext:value-type="float">
            <text:p>-6250.38</text:p>
          </table:table-cell>
          <table:table-cell office:value-type="float" office:value="220.001" calcext:value-type="float">
            <text:p>220.001</text:p>
          </table:table-cell>
          <table:table-cell office:value-type="float" office:value="1300.9" calcext:value-type="float">
            <text:p>1300.9</text:p>
          </table:table-cell>
          <table:table-cell office:value-type="float" office:value="-5750" calcext:value-type="float">
            <text:p>-5750</text:p>
          </table:table-cell>
          <table:table-cell office:value-type="float" office:value="220" calcext:value-type="float">
            <text:p>220</text:p>
          </table:table-cell>
          <table:table-cell office:value-type="float" office:value="2100" calcext:value-type="float">
            <text:p>2100</text:p>
          </table:table-cell>
          <table:table-cell office:value-type="float" office:value="-6250.38" calcext:value-type="float">
            <text:p>-6250.38</text:p>
          </table:table-cell>
          <table:table-cell office:value-type="float" office:value="220" calcext:value-type="float">
            <text:p>220</text:p>
          </table:table-cell>
          <table:table-cell office:value-type="float" office:value="1300.9" calcext:value-type="float">
            <text:p>1300.9</text:p>
          </table:table-cell>
          <table:table-cell office:value-type="float" office:value="-6250.38" calcext:value-type="float">
            <text:p>-625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1300.9" calcext:value-type="float">
            <text:p>1300.9</text:p>
          </table:table-cell>
          <table:table-cell office:value-type="float" office:value="-5750" calcext:value-type="float">
            <text:p>-5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100" calcext:value-type="float">
            <text:p>2100</text:p>
          </table:table-cell>
          <table:table-cell office:value-type="float" office:value="-5750" calcext:value-type="float">
            <text:p>-5750</text:p>
          </table:table-cell>
          <table:table-cell office:value-type="float" office:value="220" calcext:value-type="float">
            <text:p>220</text:p>
          </table:table-cell>
          <table:table-cell office:value-type="float" office:value="2100" calcext:value-type="float">
            <text:p>2100</text:p>
          </table:table-cell>
          <table:table-cell office:value-type="float" office:value="-5453.98" calcext:value-type="float">
            <text:p>-5453.9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1287.77" calcext:value-type="float">
            <text:p>1287.77</text:p>
          </table:table-cell>
          <table:table-cell office:value-type="float" office:value="-5764.15" calcext:value-type="float">
            <text:p>-5764.1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840.23" calcext:value-type="float">
            <text:p>840.23</text:p>
          </table:table-cell>
          <table:table-cell office:value-type="float" office:value="-0.847551" calcext:value-type="float">
            <text:p>-0.847551</text:p>
          </table:table-cell>
          <table:table-cell office:value-type="float" office:value="-0.0000000688362" calcext:value-type="float">
            <text:p>-6.88362E-08</text:p>
          </table:table-cell>
          <table:table-cell office:value-type="float" office:value="0.530714" calcext:value-type="float">
            <text:p>0.530714</text:p>
          </table:table-cell>
          <table:table-cell office:value-type="float" office:value="0.847551" calcext:value-type="float">
            <text:p>0.847551</text:p>
          </table:table-cell>
          <table:table-cell office:value-type="float" office:value="-0.0000000821907" calcext:value-type="float">
            <text:p>-8.21907E-08</text:p>
          </table:table-cell>
          <table:table-cell office:value-type="float" office:value="-0.530714" calcext:value-type="float">
            <text:p>-0.530714</text:p>
          </table:table-cell>
        </table:table-row>
        <table:table-row table:style-name="ro1">
          <table:table-cell office:value-type="float" office:value="-7200.01" calcext:value-type="float">
            <text:p>-7200.01</text:p>
          </table:table-cell>
          <table:table-cell office:value-type="float" office:value="220" calcext:value-type="float">
            <text:p>220</text:p>
          </table:table-cell>
          <table:table-cell office:value-type="float" office:value="2550.04" calcext:value-type="float">
            <text:p>2550.04</text:p>
          </table:table-cell>
          <table:table-cell office:value-type="float" office:value="-7200.01" calcext:value-type="float">
            <text:p>-7200.0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550.04" calcext:value-type="float">
            <text:p>2550.04</text:p>
          </table:table-cell>
          <table:table-cell office:value-type="float" office:value="-6000" calcext:value-type="float">
            <text:p>-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350" calcext:value-type="float">
            <text:p>2350</text:p>
          </table:table-cell>
          <table:table-cell office:value-type="float" office:value="-6000" calcext:value-type="float">
            <text:p>-6000</text:p>
          </table:table-cell>
          <table:table-cell office:value-type="float" office:value="220" calcext:value-type="float">
            <text:p>220</text:p>
          </table:table-cell>
          <table:table-cell office:value-type="float" office:value="2350" calcext:value-type="float">
            <text:p>2350</text:p>
          </table:table-cell>
          <table:table-cell office:value-type="float" office:value="-6000" calcext:value-type="float">
            <text:p>-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350" calcext:value-type="float">
            <text:p>2350</text:p>
          </table:table-cell>
          <table:table-cell office:value-type="float" office:value="-7200.01" calcext:value-type="float">
            <text:p>-7200.0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550.04" calcext:value-type="float">
            <text:p>2550.04</text:p>
          </table:table-cell>
          <table:table-cell office:value-type="float" office:value="-7200.01" calcext:value-type="float">
            <text:p>-7200.01</text:p>
          </table:table-cell>
          <table:table-cell office:value-type="float" office:value="220" calcext:value-type="float">
            <text:p>220</text:p>
          </table:table-cell>
          <table:table-cell office:value-type="float" office:value="2550.04" calcext:value-type="float">
            <text:p>2550.04</text:p>
          </table:table-cell>
          <table:table-cell office:value-type="float" office:value="-6000" calcext:value-type="float">
            <text:p>-6000</text:p>
          </table:table-cell>
          <table:table-cell office:value-type="float" office:value="220" calcext:value-type="float">
            <text:p>220</text:p>
          </table:table-cell>
          <table:table-cell office:value-type="float" office:value="2350" calcext:value-type="float">
            <text:p>2350</text:p>
          </table:table-cell>
          <table:table-cell office:value-type="float" office:value="-6230.59" calcext:value-type="float">
            <text:p>-6230.59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1731.73" calcext:value-type="float">
            <text:p>1731.73</text:p>
          </table:table-cell>
          <table:table-cell office:value-type="float" office:value="-6230.59" calcext:value-type="float">
            <text:p>-6230.59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1731.73" calcext:value-type="float">
            <text:p>1731.73</text:p>
          </table:table-cell>
          <table:table-cell office:value-type="float" office:value="-0.164435" calcext:value-type="float">
            <text:p>-0.164435</text:p>
          </table:table-cell>
          <table:table-cell office:value-type="float" office:value="0.000000127939" calcext:value-type="float">
            <text:p>1.27939E-07</text:p>
          </table:table-cell>
          <table:table-cell office:value-type="float" office:value="-0.986388" calcext:value-type="float">
            <text:p>-0.986388</text:p>
          </table:table-cell>
          <table:table-cell office:value-type="float" office:value="0.164435" calcext:value-type="float">
            <text:p>0.164435</text:p>
          </table:table-cell>
          <table:table-cell office:value-type="float" office:value="-0.000000127939" calcext:value-type="float">
            <text:p>-1.27939E-07</text:p>
          </table:table-cell>
          <table:table-cell office:value-type="float" office:value="0.986388" calcext:value-type="float">
            <text:p>0.986388</text:p>
          </table:table-cell>
        </table:table-row>
        <table:table-row table:style-name="ro1">
          <table:table-cell office:value-type="float" office:value="-10323.4" calcext:value-type="float">
            <text:p>-10323.4</text:p>
          </table:table-cell>
          <table:table-cell office:value-type="float" office:value="220" calcext:value-type="float">
            <text:p>220</text:p>
          </table:table-cell>
          <table:table-cell office:value-type="float" office:value="686.155" calcext:value-type="float">
            <text:p>686.155</text:p>
          </table:table-cell>
          <table:table-cell office:value-type="float" office:value="-10323.4" calcext:value-type="float">
            <text:p>-10323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686.155" calcext:value-type="float">
            <text:p>686.155</text:p>
          </table:table-cell>
          <table:table-cell office:value-type="float" office:value="-10951.6" calcext:value-type="float">
            <text:p>-10951.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321.44" calcext:value-type="float">
            <text:p>2321.44</text:p>
          </table:table-cell>
          <table:table-cell office:value-type="float" office:value="-10951.6" calcext:value-type="float">
            <text:p>-10951.6</text:p>
          </table:table-cell>
          <table:table-cell office:value-type="float" office:value="220" calcext:value-type="float">
            <text:p>220</text:p>
          </table:table-cell>
          <table:table-cell office:value-type="float" office:value="2321.44" calcext:value-type="float">
            <text:p>2321.44</text:p>
          </table:table-cell>
          <table:table-cell office:value-type="float" office:value="-10951.6" calcext:value-type="float">
            <text:p>-10951.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2321.44" calcext:value-type="float">
            <text:p>2321.44</text:p>
          </table:table-cell>
          <table:table-cell office:value-type="float" office:value="-10323.4" calcext:value-type="float">
            <text:p>-10323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686.155" calcext:value-type="float">
            <text:p>686.155</text:p>
          </table:table-cell>
          <table:table-cell office:value-type="float" office:value="-10323.4" calcext:value-type="float">
            <text:p>-10323.4</text:p>
          </table:table-cell>
          <table:table-cell office:value-type="float" office:value="220" calcext:value-type="float">
            <text:p>220</text:p>
          </table:table-cell>
          <table:table-cell office:value-type="float" office:value="686.155" calcext:value-type="float">
            <text:p>686.155</text:p>
          </table:table-cell>
          <table:table-cell office:value-type="float" office:value="-10951.6" calcext:value-type="float">
            <text:p>-10951.6</text:p>
          </table:table-cell>
          <table:table-cell office:value-type="float" office:value="220" calcext:value-type="float">
            <text:p>220</text:p>
          </table:table-cell>
          <table:table-cell office:value-type="float" office:value="2321.44" calcext:value-type="float">
            <text:p>2321.44</text:p>
          </table:table-cell>
          <table:table-cell office:value-type="float" office:value="-8910.87" calcext:value-type="float">
            <text:p>-8910.87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947.032" calcext:value-type="float">
            <text:p>947.032</text:p>
          </table:table-cell>
          <table:table-cell office:value-type="float" office:value="-8910.87" calcext:value-type="float">
            <text:p>-8910.87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947.032" calcext:value-type="float">
            <text:p>947.032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-0.0000000697749" calcext:value-type="float">
            <text:p>-6.97749E-08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-0.933478" calcext:value-type="float">
            <text:p>-0.933478</text:p>
          </table:table-cell>
          <table:table-cell office:value-type="float" office:value="0.0000000697749" calcext:value-type="float">
            <text:p>6.97749E-08</text:p>
          </table:table-cell>
          <table:table-cell office:value-type="float" office:value="-0.358634" calcext:value-type="float">
            <text:p>-0.358634</text:p>
          </table:table-cell>
        </table:table-row>
        <table:table-row table:style-name="ro1">
          <table:table-cell office:value-type="float" office:value="-9495.56" calcext:value-type="float">
            <text:p>-9495.5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182.999" calcext:value-type="float">
            <text:p>182.999</text:p>
          </table:table-cell>
          <table:table-cell office:value-type="float" office:value="-10059.3" calcext:value-type="float">
            <text:p>-10059.3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454.269" calcext:value-type="float">
            <text:p>454.269</text:p>
          </table:table-cell>
          <table:table-cell office:value-type="float" office:value="-10059.3" calcext:value-type="float">
            <text:p>-10059.3</text:p>
          </table:table-cell>
          <table:table-cell office:value-type="float" office:value="520.001" calcext:value-type="float">
            <text:p>520.001</text:p>
          </table:table-cell>
          <table:table-cell office:value-type="float" office:value="454.269" calcext:value-type="float">
            <text:p>454.269</text:p>
          </table:table-cell>
          <table:table-cell office:value-type="float" office:value="-9495.56" calcext:value-type="float">
            <text:p>-9495.56</text:p>
          </table:table-cell>
          <table:table-cell office:value-type="float" office:value="520.001" calcext:value-type="float">
            <text:p>520.001</text:p>
          </table:table-cell>
          <table:table-cell office:value-type="float" office:value="182.998" calcext:value-type="float">
            <text:p>182.998</text:p>
          </table:table-cell>
          <table:table-cell office:value-type="float" office:value="-10059.3" calcext:value-type="float">
            <text:p>-10059.3</text:p>
          </table:table-cell>
          <table:table-cell office:value-type="float" office:value="520.001" calcext:value-type="float">
            <text:p>520.001</text:p>
          </table:table-cell>
          <table:table-cell office:value-type="float" office:value="454.269" calcext:value-type="float">
            <text:p>454.269</text:p>
          </table:table-cell>
          <table:table-cell office:value-type="float" office:value="-10059.3" calcext:value-type="float">
            <text:p>-10059.3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454.269" calcext:value-type="float">
            <text:p>454.269</text:p>
          </table:table-cell>
          <table:table-cell office:value-type="float" office:value="-9495.56" calcext:value-type="float">
            <text:p>-9495.5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182.999" calcext:value-type="float">
            <text:p>182.999</text:p>
          </table:table-cell>
          <table:table-cell office:value-type="float" office:value="-9495.56" calcext:value-type="float">
            <text:p>-9495.56</text:p>
          </table:table-cell>
          <table:table-cell office:value-type="float" office:value="520.001" calcext:value-type="float">
            <text:p>520.001</text:p>
          </table:table-cell>
          <table:table-cell office:value-type="float" office:value="182.998" calcext:value-type="float">
            <text:p>182.998</text:p>
          </table:table-cell>
          <table:table-cell office:value-type="float" office:value="-9777.44" calcext:value-type="float">
            <text:p>-9777.44</text:p>
          </table:table-cell>
          <table:table-cell office:value-type="float" office:value="1311.14" calcext:value-type="float">
            <text:p>1311.14</text:p>
          </table:table-cell>
          <table:table-cell office:value-type="float" office:value="318.634" calcext:value-type="float">
            <text:p>318.634</text:p>
          </table:table-cell>
          <table:table-cell office:value-type="float" office:value="-9777.44" calcext:value-type="float">
            <text:p>-9777.44</text:p>
          </table:table-cell>
          <table:table-cell office:value-type="float" office:value="1311.14" calcext:value-type="float">
            <text:p>1311.14</text:p>
          </table:table-cell>
          <table:table-cell office:value-type="float" office:value="318.634" calcext:value-type="float">
            <text:p>318.634</text:p>
          </table:table-cell>
          <table:table-cell office:value-type="float" office:value="0.433591" calcext:value-type="float">
            <text:p>0.433591</text:p>
          </table:table-cell>
          <table:table-cell office:value-type="float" office:value="-0.000000139039" calcext:value-type="float">
            <text:p>-1.39039E-07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433591" calcext:value-type="float">
            <text:p>-0.433591</text:p>
          </table:table-cell>
          <table:table-cell office:value-type="float" office:value="0.000000139039" calcext:value-type="float">
            <text:p>1.39039E-07</text:p>
          </table:table-cell>
          <table:table-cell office:value-type="float" office:value="-0.90111" calcext:value-type="float">
            <text:p>-0.90111</text:p>
          </table:table-cell>
        </table:table-row>
        <table:table-row table:style-name="ro1">
          <table:table-cell office:value-type="float" office:value="-7231.95" calcext:value-type="float">
            <text:p>-7231.95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031.54" calcext:value-type="float">
            <text:p>4031.54</text:p>
          </table:table-cell>
          <table:table-cell office:value-type="float" office:value="-5980" calcext:value-type="float">
            <text:p>-598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850" calcext:value-type="float">
            <text:p>3850</text:p>
          </table:table-cell>
          <table:table-cell office:value-type="float" office:value="-5980" calcext:value-type="float">
            <text:p>-5980</text:p>
          </table:table-cell>
          <table:table-cell office:value-type="float" office:value="220" calcext:value-type="float">
            <text:p>220</text:p>
          </table:table-cell>
          <table:table-cell office:value-type="float" office:value="3850" calcext:value-type="float">
            <text:p>3850</text:p>
          </table:table-cell>
          <table:table-cell office:value-type="float" office:value="-7231.95" calcext:value-type="float">
            <text:p>-7231.95</text:p>
          </table:table-cell>
          <table:table-cell office:value-type="float" office:value="220" calcext:value-type="float">
            <text:p>220</text:p>
          </table:table-cell>
          <table:table-cell office:value-type="float" office:value="4031.54" calcext:value-type="float">
            <text:p>4031.54</text:p>
          </table:table-cell>
          <table:table-cell office:value-type="float" office:value="-5980" calcext:value-type="float">
            <text:p>-5980</text:p>
          </table:table-cell>
          <table:table-cell office:value-type="float" office:value="220" calcext:value-type="float">
            <text:p>220</text:p>
          </table:table-cell>
          <table:table-cell office:value-type="float" office:value="3850" calcext:value-type="float">
            <text:p>3850</text:p>
          </table:table-cell>
          <table:table-cell office:value-type="float" office:value="-5980" calcext:value-type="float">
            <text:p>-598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850" calcext:value-type="float">
            <text:p>3850</text:p>
          </table:table-cell>
          <table:table-cell office:value-type="float" office:value="-7231.95" calcext:value-type="float">
            <text:p>-7231.95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031.54" calcext:value-type="float">
            <text:p>4031.54</text:p>
          </table:table-cell>
          <table:table-cell office:value-type="float" office:value="-7231.95" calcext:value-type="float">
            <text:p>-7231.95</text:p>
          </table:table-cell>
          <table:table-cell office:value-type="float" office:value="220" calcext:value-type="float">
            <text:p>220</text:p>
          </table:table-cell>
          <table:table-cell office:value-type="float" office:value="4031.54" calcext:value-type="float">
            <text:p>4031.54</text:p>
          </table:table-cell>
          <table:table-cell office:value-type="float" office:value="-6196.7" calcext:value-type="float">
            <text:p>-6196.7</text:p>
          </table:table-cell>
          <table:table-cell office:value-type="float" office:value="1461.14" calcext:value-type="float">
            <text:p>1461.14</text:p>
          </table:table-cell>
          <table:table-cell office:value-type="float" office:value="4360.52" calcext:value-type="float">
            <text:p>4360.52</text:p>
          </table:table-cell>
          <table:table-cell office:value-type="float" office:value="-6196.7" calcext:value-type="float">
            <text:p>-6196.7</text:p>
          </table:table-cell>
          <table:table-cell office:value-type="float" office:value="1461.14" calcext:value-type="float">
            <text:p>1461.14</text:p>
          </table:table-cell>
          <table:table-cell office:value-type="float" office:value="4360.52" calcext:value-type="float">
            <text:p>4360.52</text:p>
          </table:table-cell>
          <table:table-cell office:value-type="float" office:value="-0.14351" calcext:value-type="float">
            <text:p>-0.14351</text:p>
          </table:table-cell>
          <table:table-cell office:value-type="float" office:value="0.000000653119" calcext:value-type="float">
            <text:p>6.53119E-07</text:p>
          </table:table-cell>
          <table:table-cell office:value-type="float" office:value="-0.989649" calcext:value-type="float">
            <text:p>-0.989649</text:p>
          </table:table-cell>
          <table:table-cell office:value-type="float" office:value="0.14351" calcext:value-type="float">
            <text:p>0.14351</text:p>
          </table:table-cell>
          <table:table-cell office:value-type="float" office:value="-0.000000653119" calcext:value-type="float">
            <text:p>-6.53119E-07</text:p>
          </table:table-cell>
          <table:table-cell office:value-type="float" office:value="0.989649" calcext:value-type="float">
            <text:p>0.989649</text:p>
          </table:table-cell>
        </table:table-row>
        <table:table-row table:style-name="ro1">
          <table:table-cell office:value-type="float" office:value="-9468.92" calcext:value-type="float">
            <text:p>-9468.92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342.44" calcext:value-type="float">
            <text:p>-1342.44</text:p>
          </table:table-cell>
          <table:table-cell office:value-type="float" office:value="-10113.1" calcext:value-type="float">
            <text:p>-10113.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49.04" calcext:value-type="float">
            <text:p>-1049.04</text:p>
          </table:table-cell>
          <table:table-cell office:value-type="float" office:value="-10099.3" calcext:value-type="float">
            <text:p>-10099.3</text:p>
          </table:table-cell>
          <table:table-cell office:value-type="float" office:value="0" calcext:value-type="float">
            <text:p>0</text:p>
          </table:table-cell>
          <table:table-cell office:value-type="float" office:value="-1056.82" calcext:value-type="float">
            <text:p>-1056.82</text:p>
          </table:table-cell>
          <table:table-cell office:value-type="float" office:value="-9455.18" calcext:value-type="float">
            <text:p>-9455.18</text:p>
          </table:table-cell>
          <table:table-cell office:value-type="float" office:value="0" calcext:value-type="float">
            <text:p>0</text:p>
          </table:table-cell>
          <table:table-cell office:value-type="float" office:value="-1350.22" calcext:value-type="float">
            <text:p>-1350.22</text:p>
          </table:table-cell>
          <table:table-cell office:value-type="float" office:value="-10099.3" calcext:value-type="float">
            <text:p>-10099.3</text:p>
          </table:table-cell>
          <table:table-cell office:value-type="float" office:value="0" calcext:value-type="float">
            <text:p>0</text:p>
          </table:table-cell>
          <table:table-cell office:value-type="float" office:value="-1056.82" calcext:value-type="float">
            <text:p>-1056.82</text:p>
          </table:table-cell>
          <table:table-cell office:value-type="float" office:value="-10113.1" calcext:value-type="float">
            <text:p>-10113.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49.04" calcext:value-type="float">
            <text:p>-1049.04</text:p>
          </table:table-cell>
          <table:table-cell office:value-type="float" office:value="-9468.92" calcext:value-type="float">
            <text:p>-9468.92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342.44" calcext:value-type="float">
            <text:p>-1342.44</text:p>
          </table:table-cell>
          <table:table-cell office:value-type="float" office:value="-9455.18" calcext:value-type="float">
            <text:p>-9455.18</text:p>
          </table:table-cell>
          <table:table-cell office:value-type="float" office:value="0" calcext:value-type="float">
            <text:p>0</text:p>
          </table:table-cell>
          <table:table-cell office:value-type="float" office:value="-1350.22" calcext:value-type="float">
            <text:p>-1350.22</text:p>
          </table:table-cell>
          <table:table-cell office:value-type="float" office:value="-9793.09" calcext:value-type="float">
            <text:p>-9793.09</text:p>
          </table:table-cell>
          <table:table-cell office:value-type="float" office:value="1311.14" calcext:value-type="float">
            <text:p>1311.14</text:p>
          </table:table-cell>
          <table:table-cell office:value-type="float" office:value="-1140.52" calcext:value-type="float">
            <text:p>-1140.52</text:p>
          </table:table-cell>
          <table:table-cell office:value-type="float" office:value="-9793.09" calcext:value-type="float">
            <text:p>-9793.09</text:p>
          </table:table-cell>
          <table:table-cell office:value-type="float" office:value="1311.14" calcext:value-type="float">
            <text:p>1311.14</text:p>
          </table:table-cell>
          <table:table-cell office:value-type="float" office:value="-1140.52" calcext:value-type="float">
            <text:p>-1140.52</text:p>
          </table:table-cell>
          <table:table-cell office:value-type="float" office:value="0.414508" calcext:value-type="float">
            <text:p>0.414508</text:p>
          </table:table-cell>
          <table:table-cell office:value-type="float" office:value="-0.000656584" calcext:value-type="float">
            <text:p>-0.000656584</text:p>
          </table:table-cell>
          <table:table-cell office:value-type="float" office:value="0.910045" calcext:value-type="float">
            <text:p>0.910045</text:p>
          </table:table-cell>
          <table:table-cell office:value-type="float" office:value="-0.414508" calcext:value-type="float">
            <text:p>-0.414508</text:p>
          </table:table-cell>
          <table:table-cell office:value-type="float" office:value="0.000656584" calcext:value-type="float">
            <text:p>0.000656584</text:p>
          </table:table-cell>
          <table:table-cell office:value-type="float" office:value="-0.910045" calcext:value-type="float">
            <text:p>-0.910045</text:p>
          </table:table-cell>
        </table:table-row>
        <table:table-row table:style-name="ro1">
          <table:table-cell office:value-type="float" office:value="-15406.3" calcext:value-type="float">
            <text:p>-15406.3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990.7" calcext:value-type="float">
            <text:p>4990.7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570" calcext:value-type="float">
            <text:p>570</text:p>
          </table:table-cell>
          <table:table-cell office:value-type="float" office:value="4990.69" calcext:value-type="float">
            <text:p>4990.69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570" calcext:value-type="float">
            <text:p>570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570" calcext:value-type="float">
            <text:p>570</text:p>
          </table:table-cell>
          <table:table-cell office:value-type="float" office:value="4990.69" calcext:value-type="float">
            <text:p>4990.69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990.7" calcext:value-type="float">
            <text:p>4990.7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570" calcext:value-type="float">
            <text:p>570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4699.2" calcext:value-type="float">
            <text:p>-14699.2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4283.59" calcext:value-type="float">
            <text:p>4283.59</text:p>
          </table:table-cell>
          <table:table-cell office:value-type="float" office:value="-14699.2" calcext:value-type="float">
            <text:p>-14699.2</text:p>
          </table:table-cell>
          <table:table-cell office:value-type="float" office:value="1636.14" calcext:value-type="float">
            <text:p>1636.14</text:p>
          </table:table-cell>
          <table:table-cell office:value-type="float" office:value="4283.59" calcext:value-type="float">
            <text:p>4283.5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000000323848" calcext:value-type="float">
            <text:p>3.23848E-07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-0.000000323848" calcext:value-type="float">
            <text:p>-3.23848E-07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16050" calcext:value-type="float">
            <text:p>-160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070.08" calcext:value-type="float">
            <text:p>2070.08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6050" calcext:value-type="float">
            <text:p>-16050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2070.08" calcext:value-type="float">
            <text:p>2070.08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5406.3" calcext:value-type="float">
            <text:p>-15406.3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576.48" calcext:value-type="float">
            <text:p>3576.48</text:p>
          </table:table-cell>
          <table:table-cell office:value-type="float" office:value="-16050" calcext:value-type="float">
            <text:p>-160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070.08" calcext:value-type="float">
            <text:p>2070.08</text:p>
          </table:table-cell>
          <table:table-cell office:value-type="float" office:value="-16050" calcext:value-type="float">
            <text:p>-16050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2070.08" calcext:value-type="float">
            <text:p>2070.08</text:p>
          </table:table-cell>
          <table:table-cell office:value-type="float" office:value="-16113.4" calcext:value-type="float">
            <text:p>-16113.4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2869.37" calcext:value-type="float">
            <text:p>2869.37</text:p>
          </table:table-cell>
          <table:table-cell office:value-type="float" office:value="-15728.1" calcext:value-type="float">
            <text:p>-15728.1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2823.28" calcext:value-type="float">
            <text:p>2823.28</text:p>
          </table:table-cell>
          <table:table-cell office:value-type="float" office:value="0.919576" calcext:value-type="float">
            <text:p>0.919576</text:p>
          </table:table-cell>
          <table:table-cell office:value-type="float" office:value="0.00000100231" calcext:value-type="float">
            <text:p>1.00231E-06</text:p>
          </table:table-cell>
          <table:table-cell office:value-type="float" office:value="-0.392913" calcext:value-type="float">
            <text:p>-0.392913</text:p>
          </table:table-cell>
          <table:table-cell office:value-type="float" office:value="-0.919576" calcext:value-type="float">
            <text:p>-0.919576</text:p>
          </table:table-cell>
          <table:table-cell office:value-type="float" office:value="-0.000000391486" calcext:value-type="float">
            <text:p>-3.91486E-07</text:p>
          </table:table-cell>
          <table:table-cell office:value-type="float" office:value="0.392913" calcext:value-type="float">
            <text:p>0.392913</text:p>
          </table:table-cell>
        </table:table-row>
        <table:table-row table:style-name="ro1">
          <table:table-cell office:value-type="float" office:value="-13992.1" calcext:value-type="float">
            <text:p>-13992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990.7" calcext:value-type="float">
            <text:p>4990.7</text:p>
          </table:table-cell>
          <table:table-cell office:value-type="float" office:value="-12546.1" calcext:value-type="float">
            <text:p>-1254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5765.72" calcext:value-type="float">
            <text:p>5765.72</text:p>
          </table:table-cell>
          <table:table-cell office:value-type="float" office:value="-12546.1" calcext:value-type="float">
            <text:p>-12546.1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5765.72" calcext:value-type="float">
            <text:p>5765.72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4990.69" calcext:value-type="float">
            <text:p>4990.69</text:p>
          </table:table-cell>
          <table:table-cell office:value-type="float" office:value="-12546.1" calcext:value-type="float">
            <text:p>-12546.1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5765.72" calcext:value-type="float">
            <text:p>5765.72</text:p>
          </table:table-cell>
          <table:table-cell office:value-type="float" office:value="-12546.1" calcext:value-type="float">
            <text:p>-1254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5765.72" calcext:value-type="float">
            <text:p>5765.72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990.7" calcext:value-type="float">
            <text:p>4990.7</text:p>
          </table:table-cell>
          <table:table-cell office:value-type="float" office:value="-13992.1" calcext:value-type="float">
            <text:p>-13992.1</text:p>
          </table:table-cell>
          <table:table-cell office:value-type="float" office:value="1232.09" calcext:value-type="float">
            <text:p>1232.09</text:p>
          </table:table-cell>
          <table:table-cell office:value-type="float" office:value="4990.69" calcext:value-type="float">
            <text:p>4990.69</text:p>
          </table:table-cell>
          <table:table-cell office:value-type="float" office:value="-14055.6" calcext:value-type="float">
            <text:p>-14055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5759.99" calcext:value-type="float">
            <text:p>5759.99</text:p>
          </table:table-cell>
          <table:table-cell office:value-type="float" office:value="-13269.1" calcext:value-type="float">
            <text:p>-13269.1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5378.21" calcext:value-type="float">
            <text:p>5378.21</text:p>
          </table:table-cell>
          <table:table-cell office:value-type="float" office:value="0.472391" calcext:value-type="float">
            <text:p>0.472391</text:p>
          </table:table-cell>
          <table:table-cell office:value-type="float" office:value="0.000000878187" calcext:value-type="float">
            <text:p>8.78187E-07</text:p>
          </table:table-cell>
          <table:table-cell office:value-type="float" office:value="-0.881389" calcext:value-type="float">
            <text:p>-0.881389</text:p>
          </table:table-cell>
          <table:table-cell office:value-type="float" office:value="-0.472391" calcext:value-type="float">
            <text:p>-0.472391</text:p>
          </table:table-cell>
          <table:table-cell office:value-type="float" office:value="-0.000000899242" calcext:value-type="float">
            <text:p>-8.99242E-07</text:p>
          </table:table-cell>
          <table:table-cell office:value-type="float" office:value="0.881389" calcext:value-type="float">
            <text:p>0.881389</text:p>
          </table:table-cell>
        </table:table-row>
        <table:table-row table:style-name="ro1">
          <table:table-cell office:value-type="float" office:value="-14445.8" calcext:value-type="float">
            <text:p>-14445.8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412.237" calcext:value-type="float">
            <text:p>412.237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12.239" calcext:value-type="float">
            <text:p>412.239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80.479" calcext:value-type="float">
            <text:p>380.479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380.478" calcext:value-type="float">
            <text:p>380.478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80.479" calcext:value-type="float">
            <text:p>380.479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12.239" calcext:value-type="float">
            <text:p>412.239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412.237" calcext:value-type="float">
            <text:p>412.237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380.478" calcext:value-type="float">
            <text:p>380.478</text:p>
          </table:table-cell>
          <table:table-cell office:value-type="float" office:value="-14700" calcext:value-type="float">
            <text:p>-14700</text:p>
          </table:table-cell>
          <table:table-cell office:value-type="float" office:value="1869.1" calcext:value-type="float">
            <text:p>1869.1</text:p>
          </table:table-cell>
          <table:table-cell office:value-type="float" office:value="400.022" calcext:value-type="float">
            <text:p>400.022</text:p>
          </table:table-cell>
          <table:table-cell office:value-type="float" office:value="-14700" calcext:value-type="float">
            <text:p>-14700</text:p>
          </table:table-cell>
          <table:table-cell office:value-type="float" office:value="1869.1" calcext:value-type="float">
            <text:p>1869.1</text:p>
          </table:table-cell>
          <table:table-cell office:value-type="float" office:value="400.022" calcext:value-type="float">
            <text:p>400.022</text:p>
          </table:table-cell>
          <table:table-cell office:value-type="float" office:value="-0.0482625" calcext:value-type="float">
            <text:p>-0.0482625</text:p>
          </table:table-cell>
          <table:table-cell office:value-type="float" office:value="-0.000000969507" calcext:value-type="float">
            <text:p>-9.69507E-07</text:p>
          </table:table-cell>
          <table:table-cell office:value-type="float" office:value="0.998835" calcext:value-type="float">
            <text:p>0.998835</text:p>
          </table:table-cell>
          <table:table-cell office:value-type="float" office:value="0.0482625" calcext:value-type="float">
            <text:p>0.0482625</text:p>
          </table:table-cell>
          <table:table-cell office:value-type="float" office:value="0.000000969507" calcext:value-type="float">
            <text:p>9.69507E-07</text:p>
          </table:table-cell>
          <table:table-cell office:value-type="float" office:value="-0.998835" calcext:value-type="float">
            <text:p>-0.998835</text:p>
          </table:table-cell>
        </table:table-row>
        <table:table-row table:style-name="ro1">
          <table:table-cell office:value-type="float" office:value="-10826.1" calcext:value-type="float">
            <text:p>-10826.1</text:p>
          </table:table-cell>
          <table:table-cell office:value-type="float" office:value="220" calcext:value-type="float">
            <text:p>220</text:p>
          </table:table-cell>
          <table:table-cell office:value-type="float" office:value="5515.74" calcext:value-type="float">
            <text:p>5515.74</text:p>
          </table:table-cell>
          <table:table-cell office:value-type="float" office:value="-10826.1" calcext:value-type="float">
            <text:p>-1082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5515.74" calcext:value-type="float">
            <text:p>5515.74</text:p>
          </table:table-cell>
          <table:table-cell office:value-type="float" office:value="-10950" calcext:value-type="float">
            <text:p>-109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300" calcext:value-type="float">
            <text:p>4300</text:p>
          </table:table-cell>
          <table:table-cell office:value-type="float" office:value="-10950" calcext:value-type="float">
            <text:p>-10950</text:p>
          </table:table-cell>
          <table:table-cell office:value-type="float" office:value="220" calcext:value-type="float">
            <text:p>220</text:p>
          </table:table-cell>
          <table:table-cell office:value-type="float" office:value="4300" calcext:value-type="float">
            <text:p>4300</text:p>
          </table:table-cell>
          <table:table-cell office:value-type="float" office:value="-10950" calcext:value-type="float">
            <text:p>-109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300" calcext:value-type="float">
            <text:p>4300</text:p>
          </table:table-cell>
          <table:table-cell office:value-type="float" office:value="-10826.1" calcext:value-type="float">
            <text:p>-1082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5515.74" calcext:value-type="float">
            <text:p>5515.74</text:p>
          </table:table-cell>
          <table:table-cell office:value-type="float" office:value="-10826.1" calcext:value-type="float">
            <text:p>-10826.1</text:p>
          </table:table-cell>
          <table:table-cell office:value-type="float" office:value="220" calcext:value-type="float">
            <text:p>220</text:p>
          </table:table-cell>
          <table:table-cell office:value-type="float" office:value="5515.74" calcext:value-type="float">
            <text:p>5515.74</text:p>
          </table:table-cell>
          <table:table-cell office:value-type="float" office:value="-10950" calcext:value-type="float">
            <text:p>-10950</text:p>
          </table:table-cell>
          <table:table-cell office:value-type="float" office:value="220" calcext:value-type="float">
            <text:p>220</text:p>
          </table:table-cell>
          <table:table-cell office:value-type="float" office:value="4300" calcext:value-type="float">
            <text:p>4300</text:p>
          </table:table-cell>
          <table:table-cell office:value-type="float" office:value="-12335.6" calcext:value-type="float">
            <text:p>-12335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5530" calcext:value-type="float">
            <text:p>5530</text:p>
          </table:table-cell>
          <table:table-cell office:value-type="float" office:value="-12335.6" calcext:value-type="float">
            <text:p>-12335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5530" calcext:value-type="float">
            <text:p>5530</text:p>
          </table:table-cell>
          <table:table-cell office:value-type="float" office:value="-0.994844" calcext:value-type="float">
            <text:p>-0.994844</text:p>
          </table:table-cell>
          <table:table-cell office:value-type="float" office:value="-0.000000451234" calcext:value-type="float">
            <text:p>-4.51234E-07</text:p>
          </table:table-cell>
          <table:table-cell office:value-type="float" office:value="0.101418" calcext:value-type="float">
            <text:p>0.101418</text:p>
          </table:table-cell>
          <table:table-cell office:value-type="float" office:value="0.994844" calcext:value-type="float">
            <text:p>0.994844</text:p>
          </table:table-cell>
          <table:table-cell office:value-type="float" office:value="0.000000451234" calcext:value-type="float">
            <text:p>4.51234E-07</text:p>
          </table:table-cell>
          <table:table-cell office:value-type="float" office:value="-0.101418" calcext:value-type="float">
            <text:p>-0.101418</text:p>
          </table:table-cell>
        </table:table-row>
        <table:table-row table:style-name="ro1">
          <table:table-cell office:value-type="float" office:value="-15103.1" calcext:value-type="float">
            <text:p>-15103.1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380.477" calcext:value-type="float">
            <text:p>380.477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80.479" calcext:value-type="float">
            <text:p>380.479</text:p>
          </table:table-cell>
          <table:table-cell office:value-type="float" office:value="-15800" calcext:value-type="float">
            <text:p>-1580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50.044" calcext:value-type="float">
            <text:p>350.044</text:p>
          </table:table-cell>
          <table:table-cell office:value-type="float" office:value="-15800" calcext:value-type="float">
            <text:p>-15800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350.043" calcext:value-type="float">
            <text:p>350.043</text:p>
          </table:table-cell>
          <table:table-cell office:value-type="float" office:value="-15800" calcext:value-type="float">
            <text:p>-1580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50.044" calcext:value-type="float">
            <text:p>350.044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380.479" calcext:value-type="float">
            <text:p>380.479</text:p>
          </table:table-cell>
          <table:table-cell office:value-type="float" office:value="-15103.1" calcext:value-type="float">
            <text:p>-15103.1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380.477" calcext:value-type="float">
            <text:p>380.477</text:p>
          </table:table-cell>
          <table:table-cell office:value-type="float" office:value="-15800" calcext:value-type="float">
            <text:p>-15800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350.043" calcext:value-type="float">
            <text:p>350.043</text:p>
          </table:table-cell>
          <table:table-cell office:value-type="float" office:value="-14700" calcext:value-type="float">
            <text:p>-14700</text:p>
          </table:table-cell>
          <table:table-cell office:value-type="float" office:value="1869.1" calcext:value-type="float">
            <text:p>1869.1</text:p>
          </table:table-cell>
          <table:table-cell office:value-type="float" office:value="400.022" calcext:value-type="float">
            <text:p>400.022</text:p>
          </table:table-cell>
          <table:table-cell office:value-type="float" office:value="-14700" calcext:value-type="float">
            <text:p>-14700</text:p>
          </table:table-cell>
          <table:table-cell office:value-type="float" office:value="1869.1" calcext:value-type="float">
            <text:p>1869.1</text:p>
          </table:table-cell>
          <table:table-cell office:value-type="float" office:value="400.022" calcext:value-type="float">
            <text:p>400.022</text:p>
          </table:table-cell>
          <table:table-cell office:value-type="float" office:value="-0.0436286" calcext:value-type="float">
            <text:p>-0.0436286</text:p>
          </table:table-cell>
          <table:table-cell office:value-type="float" office:value="-0.000000969714" calcext:value-type="float">
            <text:p>-9.69714E-07</text:p>
          </table:table-cell>
          <table:table-cell office:value-type="float" office:value="0.999048" calcext:value-type="float">
            <text:p>0.999048</text:p>
          </table:table-cell>
          <table:table-cell office:value-type="float" office:value="0.0436286" calcext:value-type="float">
            <text:p>0.0436286</text:p>
          </table:table-cell>
          <table:table-cell office:value-type="float" office:value="0.000000969714" calcext:value-type="float">
            <text:p>9.69714E-07</text:p>
          </table:table-cell>
          <table:table-cell office:value-type="float" office:value="-0.999048" calcext:value-type="float">
            <text:p>-0.999048</text:p>
          </table:table-cell>
        </table:table-row>
        <table:table-row table:style-name="ro1">
          <table:table-cell office:value-type="float" office:value="-13600" calcext:value-type="float">
            <text:p>-13600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449.999" calcext:value-type="float">
            <text:p>449.999</text:p>
          </table:table-cell>
          <table:table-cell office:value-type="float" office:value="-13600" calcext:value-type="float">
            <text:p>-1360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50" calcext:value-type="float">
            <text:p>450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12.239" calcext:value-type="float">
            <text:p>412.239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412.238" calcext:value-type="float">
            <text:p>412.238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12.239" calcext:value-type="float">
            <text:p>412.239</text:p>
          </table:table-cell>
          <table:table-cell office:value-type="float" office:value="-13600" calcext:value-type="float">
            <text:p>-1360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50" calcext:value-type="float">
            <text:p>450</text:p>
          </table:table-cell>
          <table:table-cell office:value-type="float" office:value="-13600" calcext:value-type="float">
            <text:p>-13600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449.999" calcext:value-type="float">
            <text:p>449.999</text:p>
          </table:table-cell>
          <table:table-cell office:value-type="float" office:value="-14445.8" calcext:value-type="float">
            <text:p>-14445.8</text:p>
          </table:table-cell>
          <table:table-cell office:value-type="float" office:value="1035.92" calcext:value-type="float">
            <text:p>1035.92</text:p>
          </table:table-cell>
          <table:table-cell office:value-type="float" office:value="412.238" calcext:value-type="float">
            <text:p>412.238</text:p>
          </table:table-cell>
          <table:table-cell office:value-type="float" office:value="-14700" calcext:value-type="float">
            <text:p>-14700</text:p>
          </table:table-cell>
          <table:table-cell office:value-type="float" office:value="1869.1" calcext:value-type="float">
            <text:p>1869.1</text:p>
          </table:table-cell>
          <table:table-cell office:value-type="float" office:value="400.022" calcext:value-type="float">
            <text:p>400.022</text:p>
          </table:table-cell>
          <table:table-cell office:value-type="float" office:value="-14700" calcext:value-type="float">
            <text:p>-14700</text:p>
          </table:table-cell>
          <table:table-cell office:value-type="float" office:value="1869.1" calcext:value-type="float">
            <text:p>1869.1</text:p>
          </table:table-cell>
          <table:table-cell office:value-type="float" office:value="400.022" calcext:value-type="float">
            <text:p>400.022</text:p>
          </table:table-cell>
          <table:table-cell office:value-type="float" office:value="-0.0446023" calcext:value-type="float">
            <text:p>-0.0446023</text:p>
          </table:table-cell>
          <table:table-cell office:value-type="float" office:value="-0.000000933081" calcext:value-type="float">
            <text:p>-9.33081E-07</text:p>
          </table:table-cell>
          <table:table-cell office:value-type="float" office:value="0.999005" calcext:value-type="float">
            <text:p>0.999005</text:p>
          </table:table-cell>
          <table:table-cell office:value-type="float" office:value="0.0446023" calcext:value-type="float">
            <text:p>0.0446023</text:p>
          </table:table-cell>
          <table:table-cell office:value-type="float" office:value="0.000000933081" calcext:value-type="float">
            <text:p>9.33081E-07</text:p>
          </table:table-cell>
          <table:table-cell office:value-type="float" office:value="-0.999005" calcext:value-type="float">
            <text:p>-0.999005</text:p>
          </table:table-cell>
        </table:table-row>
        <table:table-row table:style-name="ro1">
          <table:table-cell office:value-type="float" office:value="-10950" calcext:value-type="float">
            <text:p>-10950</text:p>
          </table:table-cell>
          <table:table-cell office:value-type="float" office:value="1907.66" calcext:value-type="float">
            <text:p>1907.66</text:p>
          </table:table-cell>
          <table:table-cell office:value-type="float" office:value="4300" calcext:value-type="float">
            <text:p>4300</text:p>
          </table:table-cell>
          <table:table-cell office:value-type="float" office:value="-10950" calcext:value-type="float">
            <text:p>-109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300" calcext:value-type="float">
            <text:p>4300</text:p>
          </table:table-cell>
          <table:table-cell office:value-type="float" office:value="-10438" calcext:value-type="float">
            <text:p>-1043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259.14" calcext:value-type="float">
            <text:p>4259.14</text:p>
          </table:table-cell>
          <table:table-cell office:value-type="float" office:value="-10438" calcext:value-type="float">
            <text:p>-10438</text:p>
          </table:table-cell>
          <table:table-cell office:value-type="float" office:value="1907.66" calcext:value-type="float">
            <text:p>1907.66</text:p>
          </table:table-cell>
          <table:table-cell office:value-type="float" office:value="4259.13" calcext:value-type="float">
            <text:p>4259.13</text:p>
          </table:table-cell>
          <table:table-cell office:value-type="float" office:value="-10438" calcext:value-type="float">
            <text:p>-1043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259.14" calcext:value-type="float">
            <text:p>4259.14</text:p>
          </table:table-cell>
          <table:table-cell office:value-type="float" office:value="-10950" calcext:value-type="float">
            <text:p>-109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300" calcext:value-type="float">
            <text:p>4300</text:p>
          </table:table-cell>
          <table:table-cell office:value-type="float" office:value="-10950" calcext:value-type="float">
            <text:p>-10950</text:p>
          </table:table-cell>
          <table:table-cell office:value-type="float" office:value="1907.66" calcext:value-type="float">
            <text:p>1907.66</text:p>
          </table:table-cell>
          <table:table-cell office:value-type="float" office:value="4300" calcext:value-type="float">
            <text:p>4300</text:p>
          </table:table-cell>
          <table:table-cell office:value-type="float" office:value="-10438" calcext:value-type="float">
            <text:p>-10438</text:p>
          </table:table-cell>
          <table:table-cell office:value-type="float" office:value="1907.66" calcext:value-type="float">
            <text:p>1907.66</text:p>
          </table:table-cell>
          <table:table-cell office:value-type="float" office:value="4259.13" calcext:value-type="float">
            <text:p>4259.13</text:p>
          </table:table-cell>
          <table:table-cell office:value-type="float" office:value="-12459.5" calcext:value-type="float">
            <text:p>-12459.5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4314.27" calcext:value-type="float">
            <text:p>4314.27</text:p>
          </table:table-cell>
          <table:table-cell office:value-type="float" office:value="-12459.5" calcext:value-type="float">
            <text:p>-12459.5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4314.27" calcext:value-type="float">
            <text:p>4314.27</text:p>
          </table:table-cell>
          <table:table-cell office:value-type="float" office:value="-0.079555" calcext:value-type="float">
            <text:p>-0.079555</text:p>
          </table:table-cell>
          <table:table-cell office:value-type="float" office:value="0.0000023524" calcext:value-type="float">
            <text:p>2.3524E-06</text:p>
          </table:table-cell>
          <table:table-cell office:value-type="float" office:value="-0.99683" calcext:value-type="float">
            <text:p>-0.99683</text:p>
          </table:table-cell>
          <table:table-cell office:value-type="float" office:value="0.079555" calcext:value-type="float">
            <text:p>0.079555</text:p>
          </table:table-cell>
          <table:table-cell office:value-type="float" office:value="-0.0000023524" calcext:value-type="float">
            <text:p>-2.3524E-06</text:p>
          </table:table-cell>
          <table:table-cell office:value-type="float" office:value="0.99683" calcext:value-type="float">
            <text:p>0.99683</text:p>
          </table:table-cell>
        </table:table-row>
        <table:table-row table:style-name="ro1">
          <table:table-cell office:value-type="float" office:value="-10576.1" calcext:value-type="float">
            <text:p>-10576.1</text:p>
          </table:table-cell>
          <table:table-cell office:value-type="float" office:value="2322.28" calcext:value-type="float">
            <text:p>2322.28</text:p>
          </table:table-cell>
          <table:table-cell office:value-type="float" office:value="5765.7" calcext:value-type="float">
            <text:p>5765.7</text:p>
          </table:table-cell>
          <table:table-cell office:value-type="float" office:value="-9776.11" calcext:value-type="float">
            <text:p>-9776.11</text:p>
          </table:table-cell>
          <table:table-cell office:value-type="float" office:value="2322.28" calcext:value-type="float">
            <text:p>2322.28</text:p>
          </table:table-cell>
          <table:table-cell office:value-type="float" office:value="6465.72" calcext:value-type="float">
            <text:p>6465.72</text:p>
          </table:table-cell>
          <table:table-cell office:value-type="float" office:value="-9776.11" calcext:value-type="float">
            <text:p>-9776.11</text:p>
          </table:table-cell>
          <table:table-cell office:value-type="float" office:value="220" calcext:value-type="float">
            <text:p>220</text:p>
          </table:table-cell>
          <table:table-cell office:value-type="float" office:value="6465.72" calcext:value-type="float">
            <text:p>6465.72</text:p>
          </table:table-cell>
          <table:table-cell office:value-type="float" office:value="-10576.1" calcext:value-type="float">
            <text:p>-10576.1</text:p>
          </table:table-cell>
          <table:table-cell office:value-type="float" office:value="220" calcext:value-type="float">
            <text:p>220</text:p>
          </table:table-cell>
          <table:table-cell office:value-type="float" office:value="5765.7" calcext:value-type="float">
            <text:p>5765.7</text:p>
          </table:table-cell>
          <table:table-cell office:value-type="float" office:value="-9776.11" calcext:value-type="float">
            <text:p>-9776.1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6465.72" calcext:value-type="float">
            <text:p>6465.72</text:p>
          </table:table-cell>
          <table:table-cell office:value-type="float" office:value="-10576.1" calcext:value-type="float">
            <text:p>-1057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5765.7" calcext:value-type="float">
            <text:p>5765.7</text:p>
          </table:table-cell>
          <table:table-cell office:value-type="float" office:value="-10576.1" calcext:value-type="float">
            <text:p>-10576.1</text:p>
          </table:table-cell>
          <table:table-cell office:value-type="float" office:value="220" calcext:value-type="float">
            <text:p>220</text:p>
          </table:table-cell>
          <table:table-cell office:value-type="float" office:value="5765.7" calcext:value-type="float">
            <text:p>5765.7</text:p>
          </table:table-cell>
          <table:table-cell office:value-type="float" office:value="-9776.11" calcext:value-type="float">
            <text:p>-9776.11</text:p>
          </table:table-cell>
          <table:table-cell office:value-type="float" office:value="220" calcext:value-type="float">
            <text:p>220</text:p>
          </table:table-cell>
          <table:table-cell office:value-type="float" office:value="6465.72" calcext:value-type="float">
            <text:p>6465.72</text:p>
          </table:table-cell>
          <table:table-cell office:value-type="float" office:value="-10219.3" calcext:value-type="float">
            <text:p>-10219.3</text:p>
          </table:table-cell>
          <table:table-cell office:value-type="float" office:value="1271.14" calcext:value-type="float">
            <text:p>1271.14</text:p>
          </table:table-cell>
          <table:table-cell office:value-type="float" office:value="6067.83" calcext:value-type="float">
            <text:p>6067.83</text:p>
          </table:table-cell>
          <table:table-cell office:value-type="float" office:value="-12085.6" calcext:value-type="float">
            <text:p>-12085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5779.97" calcext:value-type="float">
            <text:p>5779.97</text:p>
          </table:table-cell>
          <table:table-cell office:value-type="float" office:value="0.658536" calcext:value-type="float">
            <text:p>0.658536</text:p>
          </table:table-cell>
          <table:table-cell office:value-type="float" office:value="0" calcext:value-type="float">
            <text:p>0</text:p>
          </table:table-cell>
          <table:table-cell office:value-type="float" office:value="-0.752549" calcext:value-type="float">
            <text:p>-0.752549</text:p>
          </table:table-cell>
          <table:table-cell office:value-type="float" office:value="-0.658536" calcext:value-type="float">
            <text:p>-0.658536</text:p>
          </table:table-cell>
          <table:table-cell office:value-type="float" office:value="-0.000000444095" calcext:value-type="float">
            <text:p>-4.44095E-07</text:p>
          </table:table-cell>
          <table:table-cell office:value-type="float" office:value="0.752549" calcext:value-type="float">
            <text:p>0.752549</text:p>
          </table:table-cell>
        </table:table-row>
        <table:table-row table:style-name="ro1">
          <table:table-cell office:value-type="float" office:value="-10576.1" calcext:value-type="float">
            <text:p>-10576.1</text:p>
          </table:table-cell>
          <table:table-cell office:value-type="float" office:value="2322.28" calcext:value-type="float">
            <text:p>2322.28</text:p>
          </table:table-cell>
          <table:table-cell office:value-type="float" office:value="9265.74" calcext:value-type="float">
            <text:p>9265.74</text:p>
          </table:table-cell>
          <table:table-cell office:value-type="float" office:value="-9791.15" calcext:value-type="float">
            <text:p>-9791.15</text:p>
          </table:table-cell>
          <table:table-cell office:value-type="float" office:value="2322.28" calcext:value-type="float">
            <text:p>2322.28</text:p>
          </table:table-cell>
          <table:table-cell office:value-type="float" office:value="8865.74" calcext:value-type="float">
            <text:p>8865.74</text:p>
          </table:table-cell>
          <table:table-cell office:value-type="float" office:value="-9791.15" calcext:value-type="float">
            <text:p>-9791.15</text:p>
          </table:table-cell>
          <table:table-cell office:value-type="float" office:value="220" calcext:value-type="float">
            <text:p>220</text:p>
          </table:table-cell>
          <table:table-cell office:value-type="float" office:value="8865.74" calcext:value-type="float">
            <text:p>8865.74</text:p>
          </table:table-cell>
          <table:table-cell office:value-type="float" office:value="-10576.1" calcext:value-type="float">
            <text:p>-10576.1</text:p>
          </table:table-cell>
          <table:table-cell office:value-type="float" office:value="220" calcext:value-type="float">
            <text:p>220</text:p>
          </table:table-cell>
          <table:table-cell office:value-type="float" office:value="9265.74" calcext:value-type="float">
            <text:p>9265.74</text:p>
          </table:table-cell>
          <table:table-cell office:value-type="float" office:value="-9791.15" calcext:value-type="float">
            <text:p>-9791.15</text:p>
          </table:table-cell>
          <table:table-cell office:value-type="float" office:value="220" calcext:value-type="float">
            <text:p>220</text:p>
          </table:table-cell>
          <table:table-cell office:value-type="float" office:value="8865.74" calcext:value-type="float">
            <text:p>8865.74</text:p>
          </table:table-cell>
          <table:table-cell office:value-type="float" office:value="-9791.15" calcext:value-type="float">
            <text:p>-9791.15</text:p>
          </table:table-cell>
          <table:table-cell office:value-type="float" office:value="2322.28" calcext:value-type="float">
            <text:p>2322.28</text:p>
          </table:table-cell>
          <table:table-cell office:value-type="float" office:value="8865.74" calcext:value-type="float">
            <text:p>8865.74</text:p>
          </table:table-cell>
          <table:table-cell office:value-type="float" office:value="-10576.1" calcext:value-type="float">
            <text:p>-10576.1</text:p>
          </table:table-cell>
          <table:table-cell office:value-type="float" office:value="2322.28" calcext:value-type="float">
            <text:p>2322.28</text:p>
          </table:table-cell>
          <table:table-cell office:value-type="float" office:value="9265.74" calcext:value-type="float">
            <text:p>9265.74</text:p>
          </table:table-cell>
          <table:table-cell office:value-type="float" office:value="-10576.1" calcext:value-type="float">
            <text:p>-10576.1</text:p>
          </table:table-cell>
          <table:table-cell office:value-type="float" office:value="220" calcext:value-type="float">
            <text:p>220</text:p>
          </table:table-cell>
          <table:table-cell office:value-type="float" office:value="9265.74" calcext:value-type="float">
            <text:p>9265.74</text:p>
          </table:table-cell>
          <table:table-cell office:value-type="float" office:value="-10194.5" calcext:value-type="float">
            <text:p>-10194.5</text:p>
          </table:table-cell>
          <table:table-cell office:value-type="float" office:value="1271.14" calcext:value-type="float">
            <text:p>1271.14</text:p>
          </table:table-cell>
          <table:table-cell office:value-type="float" office:value="8962.18" calcext:value-type="float">
            <text:p>8962.18</text:p>
          </table:table-cell>
          <table:table-cell office:value-type="float" office:value="-10194.5" calcext:value-type="float">
            <text:p>-10194.5</text:p>
          </table:table-cell>
          <table:table-cell office:value-type="float" office:value="1271.14" calcext:value-type="float">
            <text:p>1271.14</text:p>
          </table:table-cell>
          <table:table-cell office:value-type="float" office:value="8962.18" calcext:value-type="float">
            <text:p>8962.18</text:p>
          </table:table-cell>
          <table:table-cell office:value-type="float" office:value="-0.454008" calcext:value-type="float">
            <text:p>-0.454008</text:p>
          </table:table-cell>
          <table:table-cell office:value-type="float" office:value="0" calcext:value-type="float">
            <text:p>0</text:p>
          </table:table-cell>
          <table:table-cell office:value-type="float" office:value="-0.890998" calcext:value-type="float">
            <text:p>-0.890998</text:p>
          </table:table-cell>
          <table:table-cell office:value-type="float" office:value="0.454008" calcext:value-type="float">
            <text:p>0.454008</text:p>
          </table:table-cell>
          <table:table-cell office:value-type="float" office:value="-0" calcext:value-type="float">
            <text:p>0</text:p>
          </table:table-cell>
          <table:table-cell office:value-type="float" office:value="0.890998" calcext:value-type="float">
            <text:p>0.890998</text:p>
          </table:table-cell>
        </table:table-row>
        <table:table-row table:style-name="ro1"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850" calcext:value-type="float">
            <text:p>-5850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450" calcext:value-type="float">
            <text:p>-54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450" calcext:value-type="float">
            <text:p>-54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850" calcext:value-type="float">
            <text:p>-58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450" calcext:value-type="float">
            <text:p>-5450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450" calcext:value-type="float">
            <text:p>-5450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850" calcext:value-type="float">
            <text:p>-58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850" calcext:value-type="float">
            <text:p>-5850</text:p>
          </table:table-cell>
          <table:table-cell office:value-type="float" office:value="-4675" calcext:value-type="float">
            <text:p>-4675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650" calcext:value-type="float">
            <text:p>-5650</text:p>
          </table:table-cell>
          <table:table-cell office:value-type="float" office:value="-4675" calcext:value-type="float">
            <text:p>-4675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5650" calcext:value-type="float">
            <text:p>-5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200" calcext:value-type="float">
            <text:p>-15200</text:p>
          </table:table-cell>
          <table:table-cell office:value-type="float" office:value="101.801" calcext:value-type="float">
            <text:p>101.801</text:p>
          </table:table-cell>
          <table:table-cell office:value-type="float" office:value="-2049.96" calcext:value-type="float">
            <text:p>-2049.96</text:p>
          </table:table-cell>
          <table:table-cell office:value-type="float" office:value="-15200" calcext:value-type="float">
            <text:p>-152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049.96" calcext:value-type="float">
            <text:p>-2049.96</text:p>
          </table:table-cell>
          <table:table-cell office:value-type="float" office:value="-13615" calcext:value-type="float">
            <text:p>-1361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50" calcext:value-type="float">
            <text:p>-1950</text:p>
          </table:table-cell>
          <table:table-cell office:value-type="float" office:value="-13615" calcext:value-type="float">
            <text:p>-13615</text:p>
          </table:table-cell>
          <table:table-cell office:value-type="float" office:value="101.801" calcext:value-type="float">
            <text:p>101.801</text:p>
          </table:table-cell>
          <table:table-cell office:value-type="float" office:value="-1950" calcext:value-type="float">
            <text:p>-1950</text:p>
          </table:table-cell>
          <table:table-cell office:value-type="float" office:value="-13615" calcext:value-type="float">
            <text:p>-1361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50" calcext:value-type="float">
            <text:p>-1950</text:p>
          </table:table-cell>
          <table:table-cell office:value-type="float" office:value="-15200" calcext:value-type="float">
            <text:p>-152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049.96" calcext:value-type="float">
            <text:p>-2049.96</text:p>
          </table:table-cell>
          <table:table-cell office:value-type="float" office:value="-15200" calcext:value-type="float">
            <text:p>-15200</text:p>
          </table:table-cell>
          <table:table-cell office:value-type="float" office:value="123.753" calcext:value-type="float">
            <text:p>123.753</text:p>
          </table:table-cell>
          <table:table-cell office:value-type="float" office:value="-2049.96" calcext:value-type="float">
            <text:p>-2049.96</text:p>
          </table:table-cell>
          <table:table-cell office:value-type="float" office:value="-13615" calcext:value-type="float">
            <text:p>-13615</text:p>
          </table:table-cell>
          <table:table-cell office:value-type="float" office:value="123.753" calcext:value-type="float">
            <text:p>123.753</text:p>
          </table:table-cell>
          <table:table-cell office:value-type="float" office:value="-1950" calcext:value-type="float">
            <text:p>-1950</text:p>
          </table:table-cell>
          <table:table-cell office:value-type="float" office:value="-14294.2" calcext:value-type="float">
            <text:p>-14294.2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356.91" calcext:value-type="float">
            <text:p>-2356.91</text:p>
          </table:table-cell>
          <table:table-cell office:value-type="float" office:value="-14294.2" calcext:value-type="float">
            <text:p>-14294.2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356.91" calcext:value-type="float">
            <text:p>-2356.91</text:p>
          </table:table-cell>
          <table:table-cell office:value-type="float" office:value="0.062939" calcext:value-type="float">
            <text:p>0.062939</text:p>
          </table:table-cell>
          <table:table-cell office:value-type="float" office:value="0.0000000910747" calcext:value-type="float">
            <text:p>9.10747E-08</text:p>
          </table:table-cell>
          <table:table-cell office:value-type="float" office:value="-0.998017" calcext:value-type="float">
            <text:p>-0.998017</text:p>
          </table:table-cell>
          <table:table-cell office:value-type="float" office:value="-0.062939" calcext:value-type="float">
            <text:p>-0.062939</text:p>
          </table:table-cell>
          <table:table-cell office:value-type="float" office:value="-0.0000000920852" calcext:value-type="float">
            <text:p>-9.20852E-08</text:p>
          </table:table-cell>
          <table:table-cell office:value-type="float" office:value="0.998017" calcext:value-type="float">
            <text:p>0.998017</text:p>
          </table:table-cell>
        </table:table-row>
        <table:table-row table:style-name="ro1">
          <table:table-cell office:value-type="float" office:value="-2586.16" calcext:value-type="float">
            <text:p>-2586.16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3250" calcext:value-type="float">
            <text:p>-32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182.5" calcext:value-type="float">
            <text:p>-6182.5</text:p>
          </table:table-cell>
          <table:table-cell office:value-type="float" office:value="-3250" calcext:value-type="float">
            <text:p>-325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6182.5" calcext:value-type="float">
            <text:p>-6182.5</text:p>
          </table:table-cell>
          <table:table-cell office:value-type="float" office:value="-3250" calcext:value-type="float">
            <text:p>-32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185" calcext:value-type="float">
            <text:p>-6185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3250" calcext:value-type="float">
            <text:p>-325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6185" calcext:value-type="float">
            <text:p>-6185</text:p>
          </table:table-cell>
          <table:table-cell office:value-type="float" office:value="-2918.08" calcext:value-type="float">
            <text:p>-2918.0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5684.33" calcext:value-type="float">
            <text:p>-5684.33</text:p>
          </table:table-cell>
          <table:table-cell office:value-type="float" office:value="-2918.08" calcext:value-type="float">
            <text:p>-2918.0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5684.33" calcext:value-type="float">
            <text:p>-5684.33</text:p>
          </table:table-cell>
          <table:table-cell office:value-type="float" office:value="-0.832199" calcext:value-type="float">
            <text:p>-0.832199</text:p>
          </table:table-cell>
          <table:table-cell office:value-type="float" office:value="0" calcext:value-type="float">
            <text:p>0</text:p>
          </table:table-cell>
          <table:table-cell office:value-type="float" office:value="0.554477" calcext:value-type="float">
            <text:p>0.554477</text:p>
          </table:table-cell>
          <table:table-cell office:value-type="float" office:value="0.83284" calcext:value-type="float">
            <text:p>0.83284</text:p>
          </table:table-cell>
          <table:table-cell office:value-type="float" office:value="0" calcext:value-type="float">
            <text:p>0</text:p>
          </table:table-cell>
          <table:table-cell office:value-type="float" office:value="-0.553514" calcext:value-type="float">
            <text:p>-0.553514</text:p>
          </table:table-cell>
        </table:table-row>
        <table:table-row table:style-name="ro1">
          <table:table-cell office:value-type="float" office:value="-10400" calcext:value-type="float">
            <text:p>-10400</text:p>
          </table:table-cell>
          <table:table-cell office:value-type="float" office:value="443.965" calcext:value-type="float">
            <text:p>443.965</text:p>
          </table:table-cell>
          <table:table-cell office:value-type="float" office:value="-5150.4" calcext:value-type="float">
            <text:p>-5150.4</text:p>
          </table:table-cell>
          <table:table-cell office:value-type="float" office:value="-10400" calcext:value-type="float">
            <text:p>-104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50.4" calcext:value-type="float">
            <text:p>-5150.4</text:p>
          </table:table-cell>
          <table:table-cell office:value-type="float" office:value="-11990.1" calcext:value-type="float">
            <text:p>-11990.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49.92" calcext:value-type="float">
            <text:p>-5149.92</text:p>
          </table:table-cell>
          <table:table-cell office:value-type="float" office:value="-11990.1" calcext:value-type="float">
            <text:p>-11990.1</text:p>
          </table:table-cell>
          <table:table-cell office:value-type="float" office:value="443.965" calcext:value-type="float">
            <text:p>443.965</text:p>
          </table:table-cell>
          <table:table-cell office:value-type="float" office:value="-5149.92" calcext:value-type="float">
            <text:p>-5149.92</text:p>
          </table:table-cell>
          <table:table-cell office:value-type="float" office:value="-11990.1" calcext:value-type="float">
            <text:p>-11990.1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49.92" calcext:value-type="float">
            <text:p>-5149.92</text:p>
          </table:table-cell>
          <table:table-cell office:value-type="float" office:value="-10400" calcext:value-type="float">
            <text:p>-104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50.4" calcext:value-type="float">
            <text:p>-5150.4</text:p>
          </table:table-cell>
          <table:table-cell office:value-type="float" office:value="-10400" calcext:value-type="float">
            <text:p>-10400</text:p>
          </table:table-cell>
          <table:table-cell office:value-type="float" office:value="443.965" calcext:value-type="float">
            <text:p>443.965</text:p>
          </table:table-cell>
          <table:table-cell office:value-type="float" office:value="-5150.4" calcext:value-type="float">
            <text:p>-5150.4</text:p>
          </table:table-cell>
          <table:table-cell office:value-type="float" office:value="-11990.1" calcext:value-type="float">
            <text:p>-11990.1</text:p>
          </table:table-cell>
          <table:table-cell office:value-type="float" office:value="443.965" calcext:value-type="float">
            <text:p>443.965</text:p>
          </table:table-cell>
          <table:table-cell office:value-type="float" office:value="-5149.92" calcext:value-type="float">
            <text:p>-5149.92</text:p>
          </table:table-cell>
          <table:table-cell office:value-type="float" office:value="-11195" calcext:value-type="float">
            <text:p>-11195</text:p>
          </table:table-cell>
          <table:table-cell office:value-type="float" office:value="971.138" calcext:value-type="float">
            <text:p>971.138</text:p>
          </table:table-cell>
          <table:table-cell office:value-type="float" office:value="-5150.16" calcext:value-type="float">
            <text:p>-5150.16</text:p>
          </table:table-cell>
          <table:table-cell office:value-type="float" office:value="-11195" calcext:value-type="float">
            <text:p>-11195</text:p>
          </table:table-cell>
          <table:table-cell office:value-type="float" office:value="971.138" calcext:value-type="float">
            <text:p>971.138</text:p>
          </table:table-cell>
          <table:table-cell office:value-type="float" office:value="-5150.16" calcext:value-type="float">
            <text:p>-5150.16</text:p>
          </table:table-cell>
          <table:table-cell office:value-type="float" office:value="0.000305237" calcext:value-type="float">
            <text:p>0.000305237</text:p>
          </table:table-cell>
          <table:table-cell office:value-type="float" office:value="-0.000000000179751" calcext:value-type="float">
            <text:p>-1.79751E-10</text:p>
          </table:table-cell>
          <table:table-cell office:value-type="float" office:value="1" calcext:value-type="float">
            <text:p>1</text:p>
          </table:table-cell>
          <table:table-cell office:value-type="float" office:value="-0.000305237" calcext:value-type="float">
            <text:p>-0.000305237</text:p>
          </table:table-cell>
          <table:table-cell office:value-type="float" office:value="0.000000000179751" calcext:value-type="float">
            <text:p>1.79751E-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1065.3" calcext:value-type="float">
            <text:p>-11065.3</text:p>
          </table:table-cell>
          <table:table-cell office:value-type="float" office:value="-160" calcext:value-type="float">
            <text:p>-160</text:p>
          </table:table-cell>
          <table:table-cell office:value-type="float" office:value="-5080" calcext:value-type="float">
            <text:p>-5080</text:p>
          </table:table-cell>
          <table:table-cell office:value-type="float" office:value="-11065.3" calcext:value-type="float">
            <text:p>-11065.3</text:p>
          </table:table-cell>
          <table:table-cell office:value-type="float" office:value="443.966" calcext:value-type="float">
            <text:p>443.966</text:p>
          </table:table-cell>
          <table:table-cell office:value-type="float" office:value="-5080" calcext:value-type="float">
            <text:p>-5080</text:p>
          </table:table-cell>
          <table:table-cell office:value-type="float" office:value="-11602.7" calcext:value-type="float">
            <text:p>-11602.7</text:p>
          </table:table-cell>
          <table:table-cell office:value-type="float" office:value="443.966" calcext:value-type="float">
            <text:p>443.966</text:p>
          </table:table-cell>
          <table:table-cell office:value-type="float" office:value="-5080" calcext:value-type="float">
            <text:p>-5080</text:p>
          </table:table-cell>
          <table:table-cell office:value-type="float" office:value="-11602.7" calcext:value-type="float">
            <text:p>-11602.7</text:p>
          </table:table-cell>
          <table:table-cell office:value-type="float" office:value="-160" calcext:value-type="float">
            <text:p>-160</text:p>
          </table:table-cell>
          <table:table-cell office:value-type="float" office:value="-5080" calcext:value-type="float">
            <text:p>-5080</text:p>
          </table:table-cell>
          <table:table-cell office:value-type="float" office:value="-11602.7" calcext:value-type="float">
            <text:p>-11602.7</text:p>
          </table:table-cell>
          <table:table-cell office:value-type="float" office:value="443.966" calcext:value-type="float">
            <text:p>443.966</text:p>
          </table:table-cell>
          <table:table-cell office:value-type="float" office:value="-5080" calcext:value-type="float">
            <text:p>-5080</text:p>
          </table:table-cell>
          <table:table-cell office:value-type="float" office:value="-11065.3" calcext:value-type="float">
            <text:p>-11065.3</text:p>
          </table:table-cell>
          <table:table-cell office:value-type="float" office:value="443.966" calcext:value-type="float">
            <text:p>443.966</text:p>
          </table:table-cell>
          <table:table-cell office:value-type="float" office:value="-5080" calcext:value-type="float">
            <text:p>-5080</text:p>
          </table:table-cell>
          <table:table-cell office:value-type="float" office:value="-11065.3" calcext:value-type="float">
            <text:p>-11065.3</text:p>
          </table:table-cell>
          <table:table-cell office:value-type="float" office:value="-160" calcext:value-type="float">
            <text:p>-160</text:p>
          </table:table-cell>
          <table:table-cell office:value-type="float" office:value="-5080" calcext:value-type="float">
            <text:p>-5080</text:p>
          </table:table-cell>
          <table:table-cell office:value-type="float" office:value="-11602.7" calcext:value-type="float">
            <text:p>-11602.7</text:p>
          </table:table-cell>
          <table:table-cell office:value-type="float" office:value="-160" calcext:value-type="float">
            <text:p>-160</text:p>
          </table:table-cell>
          <table:table-cell office:value-type="float" office:value="-5080" calcext:value-type="float">
            <text:p>-5080</text:p>
          </table:table-cell>
          <table:table-cell office:value-type="float" office:value="-11327.7" calcext:value-type="float">
            <text:p>-11327.7</text:p>
          </table:table-cell>
          <table:table-cell office:value-type="float" office:value="141.983" calcext:value-type="float">
            <text:p>141.983</text:p>
          </table:table-cell>
          <table:table-cell office:value-type="float" office:value="-5080" calcext:value-type="float">
            <text:p>-5080</text:p>
          </table:table-cell>
          <table:table-cell office:value-type="float" office:value="-11327.7" calcext:value-type="float">
            <text:p>-11327.7</text:p>
          </table:table-cell>
          <table:table-cell office:value-type="float" office:value="141.983" calcext:value-type="float">
            <text:p>141.983</text:p>
          </table:table-cell>
          <table:table-cell office:value-type="float" office:value="-5080" calcext:value-type="float">
            <text:p>-5080</text:p>
          </table:table-cell>
          <table:table-cell office:value-type="float" office:value="-0.000000908582" calcext:value-type="float">
            <text:p>-9.08582E-07</text:p>
          </table:table-cell>
          <table:table-cell office:value-type="float" office:value="-0.000000808457" calcext:value-type="float">
            <text:p>-8.08457E-07</text:p>
          </table:table-cell>
          <table:table-cell office:value-type="float" office:value="1" calcext:value-type="float">
            <text:p>1</text:p>
          </table:table-cell>
          <table:table-cell office:value-type="float" office:value="0.000000908582" calcext:value-type="float">
            <text:p>9.08582E-07</text:p>
          </table:table-cell>
          <table:table-cell office:value-type="float" office:value="0.000000808457" calcext:value-type="float">
            <text:p>8.08457E-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171.95" calcext:value-type="float">
            <text:p>-1171.95</text:p>
          </table:table-cell>
          <table:table-cell office:value-type="float" office:value="-32" calcext:value-type="float">
            <text:p>-32</text:p>
          </table:table-cell>
          <table:table-cell office:value-type="float" office:value="-3771.95" calcext:value-type="float">
            <text:p>-3771.95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3771.94" calcext:value-type="float">
            <text:p>-3771.94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-31.9999" calcext:value-type="float">
            <text:p>-31.9999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3771.94" calcext:value-type="float">
            <text:p>-3771.94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-32" calcext:value-type="float">
            <text:p>-32</text:p>
          </table:table-cell>
          <table:table-cell office:value-type="float" office:value="-3771.95" calcext:value-type="float">
            <text:p>-3771.95</text:p>
          </table:table-cell>
          <table:table-cell office:value-type="float" office:value="-2586.16" calcext:value-type="float">
            <text:p>-2586.16</text:p>
          </table:table-cell>
          <table:table-cell office:value-type="float" office:value="-31.9999" calcext:value-type="float">
            <text:p>-31.9999</text:p>
          </table:table-cell>
          <table:table-cell office:value-type="float" office:value="-5186.16" calcext:value-type="float">
            <text:p>-5186.16</text:p>
          </table:table-cell>
          <table:table-cell office:value-type="float" office:value="-2254.24" calcext:value-type="float">
            <text:p>-2254.2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4687.99" calcext:value-type="float">
            <text:p>-4687.99</text:p>
          </table:table-cell>
          <table:table-cell office:value-type="float" office:value="-2254.24" calcext:value-type="float">
            <text:p>-2254.2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4687.99" calcext:value-type="float">
            <text:p>-4687.99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000000121329" calcext:value-type="float">
            <text:p>-1.21329E-07</text:p>
          </table:table-cell>
          <table:table-cell office:value-type="float" office:value="0.707106" calcext:value-type="float">
            <text:p>0.707106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000000121329" calcext:value-type="float">
            <text:p>1.21329E-07</text:p>
          </table:table-cell>
          <table:table-cell office:value-type="float" office:value="-0.707106" calcext:value-type="float">
            <text:p>-0.707106</text:p>
          </table:table-cell>
        </table:table-row>
        <table:table-row table:style-name="ro1">
          <table:table-cell office:value-type="float" office:value="-950.987" calcext:value-type="float">
            <text:p>-950.987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2287.38" calcext:value-type="float">
            <text:p>-2287.38</text:p>
          </table:table-cell>
          <table:table-cell office:value-type="float" office:value="-950.988" calcext:value-type="float">
            <text:p>-950.98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287.38" calcext:value-type="float">
            <text:p>-2287.38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3771.95" calcext:value-type="float">
            <text:p>-3771.95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3771.95" calcext:value-type="float">
            <text:p>-3771.95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3771.95" calcext:value-type="float">
            <text:p>-3771.95</text:p>
          </table:table-cell>
          <table:table-cell office:value-type="float" office:value="-950.988" calcext:value-type="float">
            <text:p>-950.98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287.38" calcext:value-type="float">
            <text:p>-2287.38</text:p>
          </table:table-cell>
          <table:table-cell office:value-type="float" office:value="-950.987" calcext:value-type="float">
            <text:p>-950.987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2287.38" calcext:value-type="float">
            <text:p>-2287.38</text:p>
          </table:table-cell>
          <table:table-cell office:value-type="float" office:value="-1171.95" calcext:value-type="float">
            <text:p>-1171.95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3771.95" calcext:value-type="float">
            <text:p>-3771.95</text:p>
          </table:table-cell>
          <table:table-cell office:value-type="float" office:value="-840.026" calcext:value-type="float">
            <text:p>-840.02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3273.78" calcext:value-type="float">
            <text:p>-3273.78</text:p>
          </table:table-cell>
          <table:table-cell office:value-type="float" office:value="-840.026" calcext:value-type="float">
            <text:p>-840.02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3273.78" calcext:value-type="float">
            <text:p>-3273.78</text:p>
          </table:table-cell>
          <table:table-cell office:value-type="float" office:value="-0.989104" calcext:value-type="float">
            <text:p>-0.989104</text:p>
          </table:table-cell>
          <table:table-cell office:value-type="float" office:value="-0.0000000458129" calcext:value-type="float">
            <text:p>-4.58129E-08</text:p>
          </table:table-cell>
          <table:table-cell office:value-type="float" office:value="0.147216" calcext:value-type="float">
            <text:p>0.147216</text:p>
          </table:table-cell>
          <table:table-cell office:value-type="float" office:value="0.989104" calcext:value-type="float">
            <text:p>0.989104</text:p>
          </table:table-cell>
          <table:table-cell office:value-type="float" office:value="0.0000000458129" calcext:value-type="float">
            <text:p>4.58129E-08</text:p>
          </table:table-cell>
          <table:table-cell office:value-type="float" office:value="-0.147216" calcext:value-type="float">
            <text:p>-0.147216</text:p>
          </table:table-cell>
        </table:table-row>
        <table:table-row table:style-name="ro1">
          <table:table-cell office:value-type="float" office:value="-1819.98" calcext:value-type="float">
            <text:p>-1819.98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150" calcext:value-type="float">
            <text:p>-2150</text:p>
          </table:table-cell>
          <table:table-cell office:value-type="float" office:value="-1819.98" calcext:value-type="float">
            <text:p>-1819.9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150" calcext:value-type="float">
            <text:p>-2150</text:p>
          </table:table-cell>
          <table:table-cell office:value-type="float" office:value="-950.986" calcext:value-type="float">
            <text:p>-950.98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12.62" calcext:value-type="float">
            <text:p>-1912.62</text:p>
          </table:table-cell>
          <table:table-cell office:value-type="float" office:value="-950.986" calcext:value-type="float">
            <text:p>-950.986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912.62" calcext:value-type="float">
            <text:p>-1912.62</text:p>
          </table:table-cell>
          <table:table-cell office:value-type="float" office:value="-950.986" calcext:value-type="float">
            <text:p>-950.98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12.62" calcext:value-type="float">
            <text:p>-1912.62</text:p>
          </table:table-cell>
          <table:table-cell office:value-type="float" office:value="-1819.98" calcext:value-type="float">
            <text:p>-1819.9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150" calcext:value-type="float">
            <text:p>-2150</text:p>
          </table:table-cell>
          <table:table-cell office:value-type="float" office:value="-1819.98" calcext:value-type="float">
            <text:p>-1819.98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2150" calcext:value-type="float">
            <text:p>-2150</text:p>
          </table:table-cell>
          <table:table-cell office:value-type="float" office:value="-950.986" calcext:value-type="float">
            <text:p>-950.986</text:p>
          </table:table-cell>
          <table:table-cell office:value-type="float" office:value="0" calcext:value-type="float">
            <text:p>0</text:p>
          </table:table-cell>
          <table:table-cell office:value-type="float" office:value="-1912.62" calcext:value-type="float">
            <text:p>-1912.62</text:p>
          </table:table-cell>
          <table:table-cell office:value-type="float" office:value="-619.066" calcext:value-type="float">
            <text:p>-619.06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414.45" calcext:value-type="float">
            <text:p>-1414.45</text:p>
          </table:table-cell>
          <table:table-cell office:value-type="float" office:value="-1385.48" calcext:value-type="float">
            <text:p>-1385.4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031.31" calcext:value-type="float">
            <text:p>-2031.31</text:p>
          </table:table-cell>
          <table:table-cell office:value-type="float" office:value="0.263516" calcext:value-type="float">
            <text:p>0.263516</text:p>
          </table:table-cell>
          <table:table-cell office:value-type="float" office:value="0.0000000153013" calcext:value-type="float">
            <text:p>1.53013E-08</text:p>
          </table:table-cell>
          <table:table-cell office:value-type="float" office:value="-0.964655" calcext:value-type="float">
            <text:p>-0.964655</text:p>
          </table:table-cell>
          <table:table-cell office:value-type="float" office:value="-0.263516" calcext:value-type="float">
            <text:p>-0.263516</text:p>
          </table:table-cell>
          <table:table-cell office:value-type="float" office:value="-0.000000127328" calcext:value-type="float">
            <text:p>-1.27328E-07</text:p>
          </table:table-cell>
          <table:table-cell office:value-type="float" office:value="0.964655" calcext:value-type="float">
            <text:p>0.964655</text:p>
          </table:table-cell>
        </table:table-row>
        <table:table-row table:style-name="ro1">
          <table:table-cell office:value-type="float" office:value="-15740" calcext:value-type="float">
            <text:p>-1574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4900" calcext:value-type="float">
            <text:p>-4900</text:p>
          </table:table-cell>
          <table:table-cell office:value-type="float" office:value="-15740" calcext:value-type="float">
            <text:p>-1574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900" calcext:value-type="float">
            <text:p>-49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600" calcext:value-type="float">
            <text:p>-4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4600" calcext:value-type="float">
            <text:p>-4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600" calcext:value-type="float">
            <text:p>-4600</text:p>
          </table:table-cell>
          <table:table-cell office:value-type="float" office:value="-15740" calcext:value-type="float">
            <text:p>-1574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900" calcext:value-type="float">
            <text:p>-4900</text:p>
          </table:table-cell>
          <table:table-cell office:value-type="float" office:value="-15740" calcext:value-type="float">
            <text:p>-1574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4900" calcext:value-type="float">
            <text:p>-49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4600" calcext:value-type="float">
            <text:p>-4600</text:p>
          </table:table-cell>
          <table:table-cell office:value-type="float" office:value="-15870" calcext:value-type="float">
            <text:p>-1587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4750" calcext:value-type="float">
            <text:p>-4750</text:p>
          </table:table-cell>
          <table:table-cell office:value-type="float" office:value="-15870" calcext:value-type="float">
            <text:p>-1587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4750" calcext:value-type="float">
            <text:p>-4750</text:p>
          </table:table-cell>
          <table:table-cell office:value-type="float" office:value="0.755685" calcext:value-type="float">
            <text:p>0.755685</text:p>
          </table:table-cell>
          <table:table-cell office:value-type="float" office:value="-0" calcext:value-type="float">
            <text:p>0</text:p>
          </table:table-cell>
          <table:table-cell office:value-type="float" office:value="0.654935" calcext:value-type="float">
            <text:p>0.654935</text:p>
          </table:table-cell>
          <table:table-cell office:value-type="float" office:value="-0.755685" calcext:value-type="float">
            <text:p>-0.755685</text:p>
          </table:table-cell>
          <table:table-cell office:value-type="float" office:value="0" calcext:value-type="float">
            <text:p>0</text:p>
          </table:table-cell>
          <table:table-cell office:value-type="float" office:value="-0.654935" calcext:value-type="float">
            <text:p>-0.654935</text:p>
          </table:table-cell>
        </table:table-row>
        <table:table-row table:style-name="ro1">
          <table:table-cell office:value-type="float" office:value="-16000" calcext:value-type="float">
            <text:p>-16000</text:p>
          </table:table-cell>
          <table:table-cell office:value-type="float" office:value="-33.9999" calcext:value-type="float">
            <text:p>-33.9999</text:p>
          </table:table-cell>
          <table:table-cell office:value-type="float" office:value="-4600" calcext:value-type="float">
            <text:p>-4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600" calcext:value-type="float">
            <text:p>-4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600" calcext:value-type="float">
            <text:p>-2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-34" calcext:value-type="float">
            <text:p>-34</text:p>
          </table:table-cell>
          <table:table-cell office:value-type="float" office:value="-2600" calcext:value-type="float">
            <text:p>-2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600" calcext:value-type="float">
            <text:p>-2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600" calcext:value-type="float">
            <text:p>-4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4600" calcext:value-type="float">
            <text:p>-4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0" calcext:value-type="float">
            <text:p>0</text:p>
          </table:table-cell>
          <table:table-cell office:value-type="float" office:value="-2600" calcext:value-type="float">
            <text:p>-2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3600" calcext:value-type="float">
            <text:p>-3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3600" calcext:value-type="float">
            <text:p>-3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146484" calcext:value-type="float">
            <text:p>-1.46484E-06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340229" calcext:value-type="float">
            <text:p>-3.40229E-13</text:p>
          </table:table-cell>
          <table:table-cell office:value-type="float" office:value="0.00000146484" calcext:value-type="float">
            <text:p>1.46484E-06</text:p>
          </table:table-cell>
        </table:table-row>
        <table:table-row table:style-name="ro1">
          <table:table-cell office:value-type="float" office:value="-16000" calcext:value-type="float">
            <text:p>-1600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600" calcext:value-type="float">
            <text:p>-2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600" calcext:value-type="float">
            <text:p>-2600</text:p>
          </table:table-cell>
          <table:table-cell office:value-type="float" office:value="-15450" calcext:value-type="float">
            <text:p>-154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299.96" calcext:value-type="float">
            <text:p>-2299.96</text:p>
          </table:table-cell>
          <table:table-cell office:value-type="float" office:value="-15450" calcext:value-type="float">
            <text:p>-1545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299.96" calcext:value-type="float">
            <text:p>-2299.96</text:p>
          </table:table-cell>
          <table:table-cell office:value-type="float" office:value="-15450" calcext:value-type="float">
            <text:p>-154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299.96" calcext:value-type="float">
            <text:p>-2299.96</text:p>
          </table:table-cell>
          <table:table-cell office:value-type="float" office:value="-16000" calcext:value-type="float">
            <text:p>-160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600" calcext:value-type="float">
            <text:p>-26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600" calcext:value-type="float">
            <text:p>-2600</text:p>
          </table:table-cell>
          <table:table-cell office:value-type="float" office:value="-15450" calcext:value-type="float">
            <text:p>-1545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299.96" calcext:value-type="float">
            <text:p>-2299.96</text:p>
          </table:table-cell>
          <table:table-cell office:value-type="float" office:value="-15725" calcext:value-type="float">
            <text:p>-1572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449.98" calcext:value-type="float">
            <text:p>-2449.98</text:p>
          </table:table-cell>
          <table:table-cell office:value-type="float" office:value="-15725" calcext:value-type="float">
            <text:p>-1572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449.98" calcext:value-type="float">
            <text:p>-2449.98</text:p>
          </table:table-cell>
          <table:table-cell office:value-type="float" office:value="0.478889" calcext:value-type="float">
            <text:p>0.478889</text:p>
          </table:table-cell>
          <table:table-cell office:value-type="float" office:value="0.000000101949" calcext:value-type="float">
            <text:p>1.01949E-07</text:p>
          </table:table-cell>
          <table:table-cell office:value-type="float" office:value="-0.877875" calcext:value-type="float">
            <text:p>-0.877875</text:p>
          </table:table-cell>
          <table:table-cell office:value-type="float" office:value="-0.478889" calcext:value-type="float">
            <text:p>-0.478889</text:p>
          </table:table-cell>
          <table:table-cell office:value-type="float" office:value="-0.000000101949" calcext:value-type="float">
            <text:p>-1.01949E-07</text:p>
          </table:table-cell>
          <table:table-cell office:value-type="float" office:value="0.877875" calcext:value-type="float">
            <text:p>0.877875</text:p>
          </table:table-cell>
        </table:table-row>
        <table:table-row table:style-name="ro1"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2350" calcext:value-type="float">
            <text:p>-2350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1950" calcext:value-type="float">
            <text:p>-19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1950" calcext:value-type="float">
            <text:p>-19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2350" calcext:value-type="float">
            <text:p>-23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1950" calcext:value-type="float">
            <text:p>-1950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1950" calcext:value-type="float">
            <text:p>-1950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2350" calcext:value-type="float">
            <text:p>-2350</text:p>
          </table:table-cell>
          <table:table-cell office:value-type="float" office:value="-4350" calcext:value-type="float">
            <text:p>-4350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2350" calcext:value-type="float">
            <text:p>-2350</text:p>
          </table:table-cell>
          <table:table-cell office:value-type="float" office:value="-4675" calcext:value-type="float">
            <text:p>-4675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2150" calcext:value-type="float">
            <text:p>-2150</text:p>
          </table:table-cell>
          <table:table-cell office:value-type="float" office:value="-4675" calcext:value-type="float">
            <text:p>-4675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2150" calcext:value-type="float">
            <text:p>-2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000.38" calcext:value-type="float">
            <text:p>-6000.38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349.1" calcext:value-type="float">
            <text:p>-1349.1</text:p>
          </table:table-cell>
          <table:table-cell office:value-type="float" office:value="-6000.38" calcext:value-type="float">
            <text:p>-600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349.1" calcext:value-type="float">
            <text:p>-1349.1</text:p>
          </table:table-cell>
          <table:table-cell office:value-type="float" office:value="-4200" calcext:value-type="float">
            <text:p>-42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00" calcext:value-type="float">
            <text:p>-1900</text:p>
          </table:table-cell>
          <table:table-cell office:value-type="float" office:value="-4200" calcext:value-type="float">
            <text:p>-42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900" calcext:value-type="float">
            <text:p>-1900</text:p>
          </table:table-cell>
          <table:table-cell office:value-type="float" office:value="-4200" calcext:value-type="float">
            <text:p>-42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00" calcext:value-type="float">
            <text:p>-1900</text:p>
          </table:table-cell>
          <table:table-cell office:value-type="float" office:value="-6000.38" calcext:value-type="float">
            <text:p>-600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349.1" calcext:value-type="float">
            <text:p>-1349.1</text:p>
          </table:table-cell>
          <table:table-cell office:value-type="float" office:value="-6000.38" calcext:value-type="float">
            <text:p>-6000.38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349.1" calcext:value-type="float">
            <text:p>-1349.1</text:p>
          </table:table-cell>
          <table:table-cell office:value-type="float" office:value="-4200" calcext:value-type="float">
            <text:p>-42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900" calcext:value-type="float">
            <text:p>-1900</text:p>
          </table:table-cell>
          <table:table-cell office:value-type="float" office:value="-4541.44" calcext:value-type="float">
            <text:p>-4541.4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749.55" calcext:value-type="float">
            <text:p>-1749.55</text:p>
          </table:table-cell>
          <table:table-cell office:value-type="float" office:value="-4541.44" calcext:value-type="float">
            <text:p>-4541.4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749.55" calcext:value-type="float">
            <text:p>-1749.55</text:p>
          </table:table-cell>
          <table:table-cell office:value-type="float" office:value="-0.2926" calcext:value-type="float">
            <text:p>-0.2926</text:p>
          </table:table-cell>
          <table:table-cell office:value-type="float" office:value="0.000000111049" calcext:value-type="float">
            <text:p>1.11049E-07</text:p>
          </table:table-cell>
          <table:table-cell office:value-type="float" office:value="-0.956235" calcext:value-type="float">
            <text:p>-0.956235</text:p>
          </table:table-cell>
          <table:table-cell office:value-type="float" office:value="0.2926" calcext:value-type="float">
            <text:p>0.2926</text:p>
          </table:table-cell>
          <table:table-cell office:value-type="float" office:value="-0.000000111049" calcext:value-type="float">
            <text:p>-1.11049E-07</text:p>
          </table:table-cell>
          <table:table-cell office:value-type="float" office:value="0.956235" calcext:value-type="float">
            <text:p>0.956235</text:p>
          </table:table-cell>
        </table:table-row>
        <table:table-row table:style-name="ro1">
          <table:table-cell office:value-type="float" office:value="-4200" calcext:value-type="float">
            <text:p>-42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900" calcext:value-type="float">
            <text:p>-1900</text:p>
          </table:table-cell>
          <table:table-cell office:value-type="float" office:value="-4200" calcext:value-type="float">
            <text:p>-42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00" calcext:value-type="float">
            <text:p>-1900</text:p>
          </table:table-cell>
          <table:table-cell office:value-type="float" office:value="-3800" calcext:value-type="float">
            <text:p>-38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150" calcext:value-type="float">
            <text:p>-2150</text:p>
          </table:table-cell>
          <table:table-cell office:value-type="float" office:value="-3800" calcext:value-type="float">
            <text:p>-380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150" calcext:value-type="float">
            <text:p>-2150</text:p>
          </table:table-cell>
          <table:table-cell office:value-type="float" office:value="-3800" calcext:value-type="float">
            <text:p>-38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2150" calcext:value-type="float">
            <text:p>-2150</text:p>
          </table:table-cell>
          <table:table-cell office:value-type="float" office:value="-4200" calcext:value-type="float">
            <text:p>-420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900" calcext:value-type="float">
            <text:p>-1900</text:p>
          </table:table-cell>
          <table:table-cell office:value-type="float" office:value="-4200" calcext:value-type="float">
            <text:p>-420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1900" calcext:value-type="float">
            <text:p>-1900</text:p>
          </table:table-cell>
          <table:table-cell office:value-type="float" office:value="-3800" calcext:value-type="float">
            <text:p>-3800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2150" calcext:value-type="float">
            <text:p>-2150</text:p>
          </table:table-cell>
          <table:table-cell office:value-type="float" office:value="-2856.06" calcext:value-type="float">
            <text:p>-2856.0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300.45" calcext:value-type="float">
            <text:p>-2300.45</text:p>
          </table:table-cell>
          <table:table-cell office:value-type="float" office:value="-2856.06" calcext:value-type="float">
            <text:p>-2856.0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300.45" calcext:value-type="float">
            <text:p>-2300.45</text:p>
          </table:table-cell>
          <table:table-cell office:value-type="float" office:value="-0.529994" calcext:value-type="float">
            <text:p>-0.529994</text:p>
          </table:table-cell>
          <table:table-cell office:value-type="float" office:value="0.0000000492399" calcext:value-type="float">
            <text:p>4.92399E-08</text:p>
          </table:table-cell>
          <table:table-cell office:value-type="float" office:value="-0.848001" calcext:value-type="float">
            <text:p>-0.848001</text:p>
          </table:table-cell>
          <table:table-cell office:value-type="float" office:value="0.529994" calcext:value-type="float">
            <text:p>0.529994</text:p>
          </table:table-cell>
          <table:table-cell office:value-type="float" office:value="-0.0000000492399" calcext:value-type="float">
            <text:p>-4.92399E-08</text:p>
          </table:table-cell>
          <table:table-cell office:value-type="float" office:value="0.848001" calcext:value-type="float">
            <text:p>0.848001</text:p>
          </table:table-cell>
        </table:table-row>
        <table:table-row table:style-name="ro1">
          <table:table-cell office:value-type="float" office:value="-15007.7" calcext:value-type="float">
            <text:p>-15007.7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252.112" calcext:value-type="float">
            <text:p>252.112</text:p>
          </table:table-cell>
          <table:table-cell office:value-type="float" office:value="-14891.3" calcext:value-type="float">
            <text:p>-14891.3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252.112" calcext:value-type="float">
            <text:p>252.112</text:p>
          </table:table-cell>
          <table:table-cell office:value-type="float" office:value="-14891.3" calcext:value-type="float">
            <text:p>-14891.3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140.89" calcext:value-type="float">
            <text:p>140.89</text:p>
          </table:table-cell>
          <table:table-cell office:value-type="float" office:value="-15007.7" calcext:value-type="float">
            <text:p>-15007.7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140.89" calcext:value-type="float">
            <text:p>140.89</text:p>
          </table:table-cell>
          <table:table-cell office:value-type="float" office:value="-14891.3" calcext:value-type="float">
            <text:p>-14891.3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140.89" calcext:value-type="float">
            <text:p>140.89</text:p>
          </table:table-cell>
          <table:table-cell office:value-type="float" office:value="-14891.3" calcext:value-type="float">
            <text:p>-14891.3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252.112" calcext:value-type="float">
            <text:p>252.112</text:p>
          </table:table-cell>
          <table:table-cell office:value-type="float" office:value="-15007.7" calcext:value-type="float">
            <text:p>-15007.7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252.112" calcext:value-type="float">
            <text:p>252.112</text:p>
          </table:table-cell>
          <table:table-cell office:value-type="float" office:value="-15007.7" calcext:value-type="float">
            <text:p>-15007.7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140.89" calcext:value-type="float">
            <text:p>140.89</text:p>
          </table:table-cell>
          <table:table-cell office:value-type="float" office:value="-14949.5" calcext:value-type="float">
            <text:p>-14949.5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196.501" calcext:value-type="float">
            <text:p>196.501</text:p>
          </table:table-cell>
          <table:table-cell office:value-type="float" office:value="-14949.5" calcext:value-type="float">
            <text:p>-14949.5</text:p>
          </table:table-cell>
          <table:table-cell office:value-type="float" office:value="560.556" calcext:value-type="float">
            <text:p>560.556</text:p>
          </table:table-cell>
          <table:table-cell office:value-type="float" office:value="196.501" calcext:value-type="float">
            <text:p>196.501</text:p>
          </table:table-cell>
          <table:table-cell office:value-type="float" office:value="0.000000524492" calcext:value-type="float">
            <text:p>5.24492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524492" calcext:value-type="float">
            <text:p>-5.24492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950" calcext:value-type="float">
            <text:p>-189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-300" calcext:value-type="float">
            <text:p>-300</text:p>
          </table:table-cell>
          <table:table-cell office:value-type="float" office:value="-19550" calcext:value-type="float">
            <text:p>-195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9.9598" calcext:value-type="float">
            <text:p>99.9598</text:p>
          </table:table-cell>
          <table:table-cell office:value-type="float" office:value="-19550" calcext:value-type="float">
            <text:p>-19550</text:p>
          </table:table-cell>
          <table:table-cell office:value-type="float" office:value="600" calcext:value-type="float">
            <text:p>600</text:p>
          </table:table-cell>
          <table:table-cell office:value-type="float" office:value="99.9596" calcext:value-type="float">
            <text:p>99.9596</text:p>
          </table:table-cell>
          <table:table-cell office:value-type="float" office:value="-18950" calcext:value-type="float">
            <text:p>-18950</text:p>
          </table:table-cell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19550" calcext:value-type="float">
            <text:p>-19550</text:p>
          </table:table-cell>
          <table:table-cell office:value-type="float" office:value="600" calcext:value-type="float">
            <text:p>600</text:p>
          </table:table-cell>
          <table:table-cell office:value-type="float" office:value="99.9594" calcext:value-type="float">
            <text:p>99.9594</text:p>
          </table:table-cell>
          <table:table-cell office:value-type="float" office:value="-19550" calcext:value-type="float">
            <text:p>-195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9.9596" calcext:value-type="float">
            <text:p>99.9596</text:p>
          </table:table-cell>
          <table:table-cell office:value-type="float" office:value="-18950" calcext:value-type="float">
            <text:p>-189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-300" calcext:value-type="float">
            <text:p>-300</text:p>
          </table:table-cell>
          <table:table-cell office:value-type="float" office:value="-18950" calcext:value-type="float">
            <text:p>-18950</text:p>
          </table:table-cell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19164.8" calcext:value-type="float">
            <text:p>-19164.8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10.6515" calcext:value-type="float">
            <text:p>10.6515</text:p>
          </table:table-cell>
          <table:table-cell office:value-type="float" office:value="-19250" calcext:value-type="float">
            <text:p>-19250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-100.02" calcext:value-type="float">
            <text:p>-100.02</text:p>
          </table:table-cell>
          <table:table-cell office:value-type="float" office:value="0.554649" calcext:value-type="float">
            <text:p>0.554649</text:p>
          </table:table-cell>
          <table:table-cell office:value-type="float" office:value="-0.0000000603946" calcext:value-type="float">
            <text:p>-6.03946E-08</text:p>
          </table:table-cell>
          <table:table-cell office:value-type="float" office:value="0.832084" calcext:value-type="float">
            <text:p>0.832084</text:p>
          </table:table-cell>
          <table:table-cell office:value-type="float" office:value="-0.554649" calcext:value-type="float">
            <text:p>-0.554649</text:p>
          </table:table-cell>
          <table:table-cell office:value-type="float" office:value="0.0000000603945" calcext:value-type="float">
            <text:p>6.03945E-08</text:p>
          </table:table-cell>
          <table:table-cell office:value-type="float" office:value="-0.832084" calcext:value-type="float">
            <text:p>-0.83208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12600" calcext:value-type="float">
            <text:p>-12600</text:p>
          </table:table-cell>
          <table:table-cell office:value-type="float" office:value="3950" calcext:value-type="float">
            <text:p>39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3950" calcext:value-type="float">
            <text:p>39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3950" calcext:value-type="float">
            <text:p>3950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12600" calcext:value-type="float">
            <text:p>-12600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350" calcext:value-type="float">
            <text:p>35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2600" calcext:value-type="float">
            <text:p>-12600</text:p>
          </table:table-cell>
          <table:table-cell office:value-type="float" office:value="350" calcext:value-type="float">
            <text:p>35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2600" calcext:value-type="float">
            <text:p>-12600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000000000131093" calcext:value-type="float">
            <text:p>1.31093E-11</text:p>
          </table:table-cell>
          <table:table-cell office:value-type="float" office:value="1" calcext:value-type="float">
            <text:p>1</text:p>
          </table:table-cell>
          <table:table-cell office:value-type="float" office:value="-0.000113128" calcext:value-type="float">
            <text:p>-0.0001131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-130" calcext:value-type="float">
            <text:p>-13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-130" calcext:value-type="float">
            <text:p>-13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-130" calcext:value-type="float">
            <text:p>-13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-130" calcext:value-type="float">
            <text:p>-13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1149.1" calcext:value-type="float">
            <text:p>-11149.1</text:p>
          </table:table-cell>
          <table:table-cell office:value-type="float" office:value="-4000.38" calcext:value-type="float">
            <text:p>-4000.3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1149.1" calcext:value-type="float">
            <text:p>-11149.1</text:p>
          </table:table-cell>
          <table:table-cell office:value-type="float" office:value="1" calcext:value-type="float">
            <text:p>1</text:p>
          </table:table-cell>
          <table:table-cell office:value-type="float" office:value="0.000000109368" calcext:value-type="float">
            <text:p>1.09368E-07</text:p>
          </table:table-cell>
          <table:table-cell office:value-type="float" office:value="0.000000610352" calcext:value-type="float">
            <text:p>6.10352E-07</text:p>
          </table:table-cell>
          <table:table-cell office:value-type="float" office:value="-1" calcext:value-type="float">
            <text:p>-1</text:p>
          </table:table-cell>
          <table:table-cell office:value-type="float" office:value="-0.000000109368" calcext:value-type="float">
            <text:p>-1.09368E-07</text:p>
          </table:table-cell>
          <table:table-cell office:value-type="float" office:value="-0.000000610352" calcext:value-type="float">
            <text:p>-6.10352E-07</text:p>
          </table:table-cell>
        </table:table-row>
        <table:table-row table:style-name="ro1"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3249.92" calcext:value-type="float">
            <text:p>-3249.92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9685" calcext:value-type="float">
            <text:p>-9685</text:p>
          </table:table-cell>
          <table:table-cell office:value-type="float" office:value="-3249.92" calcext:value-type="float">
            <text:p>-3249.92</text:p>
          </table:table-cell>
          <table:table-cell office:value-type="float" office:value="-100" calcext:value-type="float">
            <text:p>-100</text:p>
          </table:table-cell>
          <table:table-cell office:value-type="float" office:value="-9685" calcext:value-type="float">
            <text:p>-9685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-100" calcext:value-type="float">
            <text:p>-10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3249.92" calcext:value-type="float">
            <text:p>-3249.92</text:p>
          </table:table-cell>
          <table:table-cell office:value-type="float" office:value="-100" calcext:value-type="float">
            <text:p>-100</text:p>
          </table:table-cell>
          <table:table-cell office:value-type="float" office:value="-9685" calcext:value-type="float">
            <text:p>-9685</text:p>
          </table:table-cell>
          <table:table-cell office:value-type="float" office:value="-3249.92" calcext:value-type="float">
            <text:p>-3249.92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9685" calcext:value-type="float">
            <text:p>-9685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-100" calcext:value-type="float">
            <text:p>-10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3625.15" calcext:value-type="float">
            <text:p>-3625.1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0142" calcext:value-type="float">
            <text:p>-10142</text:p>
          </table:table-cell>
          <table:table-cell office:value-type="float" office:value="-3625.15" calcext:value-type="float">
            <text:p>-3625.1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0142" calcext:value-type="float">
            <text:p>-10142</text:p>
          </table:table-cell>
          <table:table-cell office:value-type="float" office:value="0.772895" calcext:value-type="float">
            <text:p>0.772895</text:p>
          </table:table-cell>
          <table:table-cell office:value-type="float" office:value="0" calcext:value-type="float">
            <text:p>0</text:p>
          </table:table-cell>
          <table:table-cell office:value-type="float" office:value="-0.634534" calcext:value-type="float">
            <text:p>-0.634534</text:p>
          </table:table-cell>
          <table:table-cell office:value-type="float" office:value="-0.772895" calcext:value-type="float">
            <text:p>-0.772895</text:p>
          </table:table-cell>
          <table:table-cell office:value-type="float" office:value="0" calcext:value-type="float">
            <text:p>0</text:p>
          </table:table-cell>
          <table:table-cell office:value-type="float" office:value="0.634534" calcext:value-type="float">
            <text:p>0.634534</text:p>
          </table:table-cell>
        </table:table-row>
        <table:table-row table:style-name="ro1">
          <table:table-cell office:value-type="float" office:value="1898.65" calcext:value-type="float">
            <text:p>1898.6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762.26" calcext:value-type="float">
            <text:p>-4762.26</text:p>
          </table:table-cell>
          <table:table-cell office:value-type="float" office:value="2349.05" calcext:value-type="float">
            <text:p>2349.0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700" calcext:value-type="float">
            <text:p>-5700</text:p>
          </table:table-cell>
          <table:table-cell office:value-type="float" office:value="2349.05" calcext:value-type="float">
            <text:p>2349.05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5700" calcext:value-type="float">
            <text:p>-5700</text:p>
          </table:table-cell>
          <table:table-cell office:value-type="float" office:value="1898.65" calcext:value-type="float">
            <text:p>1898.65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-4762.26" calcext:value-type="float">
            <text:p>-4762.26</text:p>
          </table:table-cell>
          <table:table-cell office:value-type="float" office:value="2349.05" calcext:value-type="float">
            <text:p>2349.0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5700" calcext:value-type="float">
            <text:p>-5700</text:p>
          </table:table-cell>
          <table:table-cell office:value-type="float" office:value="1898.65" calcext:value-type="float">
            <text:p>1898.65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4762.26" calcext:value-type="float">
            <text:p>-4762.26</text:p>
          </table:table-cell>
          <table:table-cell office:value-type="float" office:value="1898.65" calcext:value-type="float">
            <text:p>1898.65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4762.26" calcext:value-type="float">
            <text:p>-4762.26</text:p>
          </table:table-cell>
          <table:table-cell office:value-type="float" office:value="2349.05" calcext:value-type="float">
            <text:p>2349.05</text:p>
          </table:table-cell>
          <table:table-cell office:value-type="float" office:value="0" calcext:value-type="float">
            <text:p>0</text:p>
          </table:table-cell>
          <table:table-cell office:value-type="float" office:value="-5700" calcext:value-type="float">
            <text:p>-5700</text:p>
          </table:table-cell>
          <table:table-cell office:value-type="float" office:value="3700.92" calcext:value-type="float">
            <text:p>3700.92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4464.45" calcext:value-type="float">
            <text:p>-4464.45</text:p>
          </table:table-cell>
          <table:table-cell office:value-type="float" office:value="1914.56" calcext:value-type="float">
            <text:p>1914.56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5818.69" calcext:value-type="float">
            <text:p>-5818.69</text:p>
          </table:table-cell>
          <table:table-cell office:value-type="float" office:value="-0.901417" calcext:value-type="float">
            <text:p>-0.901417</text:p>
          </table:table-cell>
          <table:table-cell office:value-type="float" office:value="0.000000100559" calcext:value-type="float">
            <text:p>1.00559E-07</text:p>
          </table:table-cell>
          <table:table-cell office:value-type="float" office:value="-0.432953" calcext:value-type="float">
            <text:p>-0.432953</text:p>
          </table:table-cell>
          <table:table-cell office:value-type="float" office:value="0.901417" calcext:value-type="float">
            <text:p>0.901417</text:p>
          </table:table-cell>
          <table:table-cell office:value-type="float" office:value="0" calcext:value-type="float">
            <text:p>0</text:p>
          </table:table-cell>
          <table:table-cell office:value-type="float" office:value="0.432953" calcext:value-type="float">
            <text:p>0.432953</text:p>
          </table:table-cell>
        </table:table-row>
        <table:table-row table:style-name="ro1">
          <table:table-cell office:value-type="float" office:value="-17656.8" calcext:value-type="float">
            <text:p>-17656.8</text:p>
          </table:table-cell>
          <table:table-cell office:value-type="float" office:value="-130" calcext:value-type="float">
            <text:p>-130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7656.8" calcext:value-type="float">
            <text:p>-17656.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-130" calcext:value-type="float">
            <text:p>-130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7656.8" calcext:value-type="float">
            <text:p>-17656.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7656.8" calcext:value-type="float">
            <text:p>-17656.8</text:p>
          </table:table-cell>
          <table:table-cell office:value-type="float" office:value="-130" calcext:value-type="float">
            <text:p>-130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-130" calcext:value-type="float">
            <text:p>-130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6751.8" calcext:value-type="float">
            <text:p>-16751.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698.72" calcext:value-type="float">
            <text:p>-7698.72</text:p>
          </table:table-cell>
          <table:table-cell office:value-type="float" office:value="-16949.7" calcext:value-type="float">
            <text:p>-16949.7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891.62" calcext:value-type="float">
            <text:p>-7891.6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13750" calcext:value-type="float">
            <text:p>-13750</text:p>
          </table:table-cell>
          <table:table-cell office:value-type="float" office:value="0" calcext:value-type="float">
            <text:p>0</text:p>
          </table:table-cell>
          <table:table-cell office:value-type="float" office:value="-12600" calcext:value-type="float">
            <text:p>-12600</text:p>
          </table:table-cell>
          <table:table-cell office:value-type="float" office:value="-13750" calcext:value-type="float">
            <text:p>-13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-17656.8" calcext:value-type="float">
            <text:p>-17656.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7656.8" calcext:value-type="float">
            <text:p>-17656.8</text:p>
          </table:table-cell>
          <table:table-cell office:value-type="float" office:value="0" calcext:value-type="float">
            <text:p>0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7550" calcext:value-type="float">
            <text:p>-175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8700" calcext:value-type="float">
            <text:p>-8700</text:p>
          </table:table-cell>
          <table:table-cell office:value-type="float" office:value="-13750" calcext:value-type="float">
            <text:p>-13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-13750" calcext:value-type="float">
            <text:p>-13750</text:p>
          </table:table-cell>
          <table:table-cell office:value-type="float" office:value="0" calcext:value-type="float">
            <text:p>0</text:p>
          </table:table-cell>
          <table:table-cell office:value-type="float" office:value="-12600" calcext:value-type="float">
            <text:p>-12600</text:p>
          </table:table-cell>
          <table:table-cell office:value-type="float" office:value="-17550" calcext:value-type="float">
            <text:p>-17550</text:p>
          </table:table-cell>
          <table:table-cell office:value-type="float" office:value="0" calcext:value-type="float">
            <text:p>0</text:p>
          </table:table-cell>
          <table:table-cell office:value-type="float" office:value="-8700" calcext:value-type="float">
            <text:p>-8700</text:p>
          </table:table-cell>
          <table:table-cell office:value-type="float" office:value="-18455" calcext:value-type="float">
            <text:p>-1845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9600" calcext:value-type="float">
            <text:p>-9600</text:p>
          </table:table-cell>
          <table:table-cell office:value-type="float" office:value="-18455" calcext:value-type="float">
            <text:p>-1845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9600" calcext:value-type="float">
            <text:p>-9600</text:p>
          </table:table-cell>
          <table:table-cell office:value-type="float" office:value="0.715498" calcext:value-type="float">
            <text:p>0.715498</text:p>
          </table:table-cell>
          <table:table-cell office:value-type="float" office:value="-0" calcext:value-type="float">
            <text:p>0</text:p>
          </table:table-cell>
          <table:table-cell office:value-type="float" office:value="0.698614" calcext:value-type="float">
            <text:p>0.698614</text:p>
          </table:table-cell>
          <table:table-cell office:value-type="float" office:value="-0.716229" calcext:value-type="float">
            <text:p>-0.716229</text:p>
          </table:table-cell>
          <table:table-cell office:value-type="float" office:value="0" calcext:value-type="float">
            <text:p>0</text:p>
          </table:table-cell>
          <table:table-cell office:value-type="float" office:value="-0.697865" calcext:value-type="float">
            <text:p>-0.697865</text:p>
          </table:table-cell>
        </table:table-row>
        <table:table-row table:style-name="ro1">
          <table:table-cell office:value-type="float" office:value="-10000.4" calcext:value-type="float">
            <text:p>-10000.4</text:p>
          </table:table-cell>
          <table:table-cell office:value-type="float" office:value="0.000366211" calcext:value-type="float">
            <text:p>0.000366211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3750" calcext:value-type="float">
            <text:p>-13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-13750" calcext:value-type="float">
            <text:p>-13750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12600" calcext:value-type="float">
            <text:p>-12600</text:p>
          </table:table-cell>
          <table:table-cell office:value-type="float" office:value="-13750" calcext:value-type="float">
            <text:p>-13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0" calcext:value-type="float">
            <text:p>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3750" calcext:value-type="float">
            <text:p>-13750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12600" calcext:value-type="float">
            <text:p>-12600</text:p>
          </table:table-cell>
          <table:table-cell office:value-type="float" office:value="-6850" calcext:value-type="float">
            <text:p>-685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2600" calcext:value-type="float">
            <text:p>-12600</text:p>
          </table:table-cell>
          <table:table-cell office:value-type="float" office:value="-6850" calcext:value-type="float">
            <text:p>-685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2600" calcext:value-type="float">
            <text:p>-12600</text:p>
          </table:table-cell>
          <table:table-cell office:value-type="float" office:value="-0.00024143" calcext:value-type="float">
            <text:p>-0.00024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932528" calcext:value-type="float">
            <text:p>9.32528E-05</text:p>
          </table:table-cell>
          <table:table-cell office:value-type="float" office:value="0.000000464526" calcext:value-type="float">
            <text:p>4.64526E-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6242.6" calcext:value-type="float">
            <text:p>-16242.6</text:p>
          </table:table-cell>
          <table:table-cell office:value-type="float" office:value="-130" calcext:value-type="float">
            <text:p>-130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5736.9" calcext:value-type="float">
            <text:p>-15736.9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866.72" calcext:value-type="float">
            <text:p>-6866.72</text:p>
          </table:table-cell>
          <table:table-cell office:value-type="float" office:value="-15736.9" calcext:value-type="float">
            <text:p>-15736.9</text:p>
          </table:table-cell>
          <table:table-cell office:value-type="float" office:value="-130" calcext:value-type="float">
            <text:p>-130</text:p>
          </table:table-cell>
          <table:table-cell office:value-type="float" office:value="-6866.72" calcext:value-type="float">
            <text:p>-6866.72</text:p>
          </table:table-cell>
          <table:table-cell office:value-type="float" office:value="-15740" calcext:value-type="float">
            <text:p>-1574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6870" calcext:value-type="float">
            <text:p>-6870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6242.6" calcext:value-type="float">
            <text:p>-16242.6</text:p>
          </table:table-cell>
          <table:table-cell office:value-type="float" office:value="-98" calcext:value-type="float">
            <text:p>-98</text:p>
          </table:table-cell>
          <table:table-cell office:value-type="float" office:value="-7184.51" calcext:value-type="float">
            <text:p>-7184.51</text:p>
          </table:table-cell>
          <table:table-cell office:value-type="float" office:value="-15740" calcext:value-type="float">
            <text:p>-15740</text:p>
          </table:table-cell>
          <table:table-cell office:value-type="float" office:value="-98" calcext:value-type="float">
            <text:p>-98</text:p>
          </table:table-cell>
          <table:table-cell office:value-type="float" office:value="-6870" calcext:value-type="float">
            <text:p>-6870</text:p>
          </table:table-cell>
          <table:table-cell office:value-type="float" office:value="-15989.8" calcext:value-type="float">
            <text:p>-15989.8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025.61" calcext:value-type="float">
            <text:p>-7025.61</text:p>
          </table:table-cell>
          <table:table-cell office:value-type="float" office:value="-15991.3" calcext:value-type="float">
            <text:p>-15991.3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7027.25" calcext:value-type="float">
            <text:p>-7027.25</text:p>
          </table:table-cell>
          <table:table-cell office:value-type="float" office:value="0.532036" calcext:value-type="float">
            <text:p>0.532036</text:p>
          </table:table-cell>
          <table:table-cell office:value-type="float" office:value="0" calcext:value-type="float">
            <text:p>0</text:p>
          </table:table-cell>
          <table:table-cell office:value-type="float" office:value="-0.846721" calcext:value-type="float">
            <text:p>-0.846721</text:p>
          </table:table-cell>
          <table:table-cell office:value-type="float" office:value="-0.530434" calcext:value-type="float">
            <text:p>-0.530434</text:p>
          </table:table-cell>
          <table:table-cell office:value-type="float" office:value="-0.000000188126" calcext:value-type="float">
            <text:p>-1.88126E-07</text:p>
          </table:table-cell>
          <table:table-cell office:value-type="float" office:value="0.847727" calcext:value-type="float">
            <text:p>0.847727</text:p>
          </table:table-cell>
        </table:table-row>
        <table:table-row table:style-name="ro1">
          <table:table-cell office:value-type="float" office:value="-10000.4" calcext:value-type="float">
            <text:p>-10000.4</text:p>
          </table:table-cell>
          <table:table-cell office:value-type="float" office:value="-130" calcext:value-type="float">
            <text:p>-13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-130" calcext:value-type="float">
            <text:p>-13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-130" calcext:value-type="float">
            <text:p>-13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-130" calcext:value-type="float">
            <text:p>-13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1599.1" calcext:value-type="float">
            <text:p>-11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1599.1" calcext:value-type="float">
            <text:p>-11599.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50.44" calcext:value-type="float">
            <text:p>-9550.44</text:p>
          </table:table-cell>
          <table:table-cell office:value-type="float" office:value="-100" calcext:value-type="float">
            <text:p>-100</text:p>
          </table:table-cell>
          <table:table-cell office:value-type="float" office:value="-10180.4" calcext:value-type="float">
            <text:p>-10180.4</text:p>
          </table:table-cell>
          <table:table-cell office:value-type="float" office:value="-9550.44" calcext:value-type="float">
            <text:p>-9550.4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180.4" calcext:value-type="float">
            <text:p>-10180.4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-100" calcext:value-type="float">
            <text:p>-10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9550.44" calcext:value-type="float">
            <text:p>-9550.4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0180.4" calcext:value-type="float">
            <text:p>-10180.4</text:p>
          </table:table-cell>
          <table:table-cell office:value-type="float" office:value="-9550.44" calcext:value-type="float">
            <text:p>-9550.44</text:p>
          </table:table-cell>
          <table:table-cell office:value-type="float" office:value="-100" calcext:value-type="float">
            <text:p>-100</text:p>
          </table:table-cell>
          <table:table-cell office:value-type="float" office:value="-10180.4" calcext:value-type="float">
            <text:p>-10180.4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-100" calcext:value-type="float">
            <text:p>-100</text:p>
          </table:table-cell>
          <table:table-cell office:value-type="float" office:value="-10599.1" calcext:value-type="float">
            <text:p>-10599.1</text:p>
          </table:table-cell>
          <table:table-cell office:value-type="float" office:value="-9775.41" calcext:value-type="float">
            <text:p>-9775.41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0389.8" calcext:value-type="float">
            <text:p>-10389.8</text:p>
          </table:table-cell>
          <table:table-cell office:value-type="float" office:value="-9775.41" calcext:value-type="float">
            <text:p>-9775.41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0389.8" calcext:value-type="float">
            <text:p>-10389.8</text:p>
          </table:table-cell>
          <table:table-cell office:value-type="float" office:value="-0.681204" calcext:value-type="float">
            <text:p>-0.681204</text:p>
          </table:table-cell>
          <table:table-cell office:value-type="float" office:value="0" calcext:value-type="float">
            <text:p>0</text:p>
          </table:table-cell>
          <table:table-cell office:value-type="float" office:value="0.732094" calcext:value-type="float">
            <text:p>0.732094</text:p>
          </table:table-cell>
          <table:table-cell office:value-type="float" office:value="0.681204" calcext:value-type="float">
            <text:p>0.681204</text:p>
          </table:table-cell>
          <table:table-cell office:value-type="float" office:value="0" calcext:value-type="float">
            <text:p>0</text:p>
          </table:table-cell>
          <table:table-cell office:value-type="float" office:value="-0.732094" calcext:value-type="float">
            <text:p>-0.732094</text:p>
          </table:table-cell>
        </table:table-row>
        <table:table-row table:style-name="ro1">
          <table:table-cell office:value-type="float" office:value="-9054.42" calcext:value-type="float">
            <text:p>-9054.42</text:p>
          </table:table-cell>
          <table:table-cell office:value-type="float" office:value="-130" calcext:value-type="float">
            <text:p>-130</text:p>
          </table:table-cell>
          <table:table-cell office:value-type="float" office:value="-11546.3" calcext:value-type="float">
            <text:p>-11546.3</text:p>
          </table:table-cell>
          <table:table-cell office:value-type="float" office:value="-8938.04" calcext:value-type="float">
            <text:p>-8938.04</text:p>
          </table:table-cell>
          <table:table-cell office:value-type="float" office:value="-130" calcext:value-type="float">
            <text:p>-130</text:p>
          </table:table-cell>
          <table:table-cell office:value-type="float" office:value="-11546.3" calcext:value-type="float">
            <text:p>-11546.3</text:p>
          </table:table-cell>
          <table:table-cell office:value-type="float" office:value="-8938.04" calcext:value-type="float">
            <text:p>-8938.04</text:p>
          </table:table-cell>
          <table:table-cell office:value-type="float" office:value="-130" calcext:value-type="float">
            <text:p>-130</text:p>
          </table:table-cell>
          <table:table-cell office:value-type="float" office:value="-11657.5" calcext:value-type="float">
            <text:p>-11657.5</text:p>
          </table:table-cell>
          <table:table-cell office:value-type="float" office:value="-9054.42" calcext:value-type="float">
            <text:p>-9054.42</text:p>
          </table:table-cell>
          <table:table-cell office:value-type="float" office:value="-130" calcext:value-type="float">
            <text:p>-130</text:p>
          </table:table-cell>
          <table:table-cell office:value-type="float" office:value="-11657.5" calcext:value-type="float">
            <text:p>-11657.5</text:p>
          </table:table-cell>
          <table:table-cell office:value-type="float" office:value="-8938.04" calcext:value-type="float">
            <text:p>-8938.04</text:p>
          </table:table-cell>
          <table:table-cell office:value-type="float" office:value="-130" calcext:value-type="float">
            <text:p>-130</text:p>
          </table:table-cell>
          <table:table-cell office:value-type="float" office:value="-11657.5" calcext:value-type="float">
            <text:p>-11657.5</text:p>
          </table:table-cell>
          <table:table-cell office:value-type="float" office:value="-8938.04" calcext:value-type="float">
            <text:p>-8938.04</text:p>
          </table:table-cell>
          <table:table-cell office:value-type="float" office:value="-130" calcext:value-type="float">
            <text:p>-130</text:p>
          </table:table-cell>
          <table:table-cell office:value-type="float" office:value="-11546.3" calcext:value-type="float">
            <text:p>-11546.3</text:p>
          </table:table-cell>
          <table:table-cell office:value-type="float" office:value="-9054.42" calcext:value-type="float">
            <text:p>-9054.42</text:p>
          </table:table-cell>
          <table:table-cell office:value-type="float" office:value="-130" calcext:value-type="float">
            <text:p>-130</text:p>
          </table:table-cell>
          <table:table-cell office:value-type="float" office:value="-11546.3" calcext:value-type="float">
            <text:p>-11546.3</text:p>
          </table:table-cell>
          <table:table-cell office:value-type="float" office:value="-9054.42" calcext:value-type="float">
            <text:p>-9054.42</text:p>
          </table:table-cell>
          <table:table-cell office:value-type="float" office:value="-130" calcext:value-type="float">
            <text:p>-130</text:p>
          </table:table-cell>
          <table:table-cell office:value-type="float" office:value="-11657.5" calcext:value-type="float">
            <text:p>-11657.5</text:p>
          </table:table-cell>
          <table:table-cell office:value-type="float" office:value="-8996.23" calcext:value-type="float">
            <text:p>-8996.23</text:p>
          </table:table-cell>
          <table:table-cell office:value-type="float" office:value="-130" calcext:value-type="float">
            <text:p>-130</text:p>
          </table:table-cell>
          <table:table-cell office:value-type="float" office:value="-11601.9" calcext:value-type="float">
            <text:p>-11601.9</text:p>
          </table:table-cell>
          <table:table-cell office:value-type="float" office:value="-8996.23" calcext:value-type="float">
            <text:p>-8996.23</text:p>
          </table:table-cell>
          <table:table-cell office:value-type="float" office:value="-130" calcext:value-type="float">
            <text:p>-130</text:p>
          </table:table-cell>
          <table:table-cell office:value-type="float" office:value="-11601.9" calcext:value-type="float">
            <text:p>-11601.9</text:p>
          </table:table-cell>
          <table:table-cell office:value-type="float" office:value="0.000000262246" calcext:value-type="float">
            <text:p>2.62246E-07</text:p>
          </table:table-cell>
          <table:table-cell office:value-type="float" office:value="1" calcext:value-type="float">
            <text:p>1</text:p>
          </table:table-cell>
          <table:table-cell office:value-type="float" office:value="-0.000000274383" calcext:value-type="float">
            <text:p>-2.74383E-07</text:p>
          </table:table-cell>
          <table:table-cell office:value-type="float" office:value="-0.000000262246" calcext:value-type="float">
            <text:p>-2.62246E-07</text:p>
          </table:table-cell>
          <table:table-cell office:value-type="float" office:value="-1" calcext:value-type="float">
            <text:p>-1</text:p>
          </table:table-cell>
          <table:table-cell office:value-type="float" office:value="0.000000274383" calcext:value-type="float">
            <text:p>2.74383E-07</text:p>
          </table:table-cell>
        </table:table-row>
        <table:table-row table:style-name="ro1">
          <table:table-cell office:value-type="float" office:value="-4000.37" calcext:value-type="float">
            <text:p>-4000.37</text:p>
          </table:table-cell>
          <table:table-cell office:value-type="float" office:value="0" calcext:value-type="float">
            <text:p>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0000.4" calcext:value-type="float">
            <text:p>-10000.4</text:p>
          </table:table-cell>
          <table:table-cell office:value-type="float" office:value="0.000366211" calcext:value-type="float">
            <text:p>0.000366211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3750" calcext:value-type="float">
            <text:p>-137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600" calcext:value-type="float">
            <text:p>-12600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4000.37" calcext:value-type="float">
            <text:p>-4000.37</text:p>
          </table:table-cell>
          <table:table-cell office:value-type="float" office:value="0" calcext:value-type="float">
            <text:p>0</text:p>
          </table:table-cell>
          <table:table-cell office:value-type="float" office:value="-12599.1" calcext:value-type="float">
            <text:p>-12599.1</text:p>
          </table:table-cell>
          <table:table-cell office:value-type="float" office:value="-13750" calcext:value-type="float">
            <text:p>-13750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12600" calcext:value-type="float">
            <text:p>-12600</text:p>
          </table:table-cell>
          <table:table-cell office:value-type="float" office:value="-6850" calcext:value-type="float">
            <text:p>-685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2600" calcext:value-type="float">
            <text:p>-12600</text:p>
          </table:table-cell>
          <table:table-cell office:value-type="float" office:value="-6850" calcext:value-type="float">
            <text:p>-6850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12600" calcext:value-type="float">
            <text:p>-12600</text:p>
          </table:table-cell>
          <table:table-cell office:value-type="float" office:value="-0.000000651041" calcext:value-type="float">
            <text:p>-6.51041E-07</text:p>
          </table:table-cell>
          <table:table-cell office:value-type="float" office:value="-0.000000464526" calcext:value-type="float">
            <text:p>-4.64526E-07</text:p>
          </table:table-cell>
          <table:table-cell office:value-type="float" office:value="1" calcext:value-type="float">
            <text:p>1</text:p>
          </table:table-cell>
          <table:table-cell office:value-type="float" office:value="0.0000932528" calcext:value-type="float">
            <text:p>9.32528E-05</text:p>
          </table:table-cell>
          <table:table-cell office:value-type="float" office:value="0.000000464526" calcext:value-type="float">
            <text:p>4.64526E-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5604.6" calcext:value-type="float">
            <text:p>-15604.6</text:p>
          </table:table-cell>
          <table:table-cell office:value-type="float" office:value="570" calcext:value-type="float">
            <text:p>570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2776.1" calcext:value-type="float">
            <text:p>-1277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2776.1" calcext:value-type="float">
            <text:p>-12776.1</text:p>
          </table:table-cell>
          <table:table-cell office:value-type="float" office:value="570" calcext:value-type="float">
            <text:p>570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2776.1" calcext:value-type="float">
            <text:p>-12776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570" calcext:value-type="float">
            <text:p>570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2776.1" calcext:value-type="float">
            <text:p>-12776.1</text:p>
          </table:table-cell>
          <table:table-cell office:value-type="float" office:value="570" calcext:value-type="float">
            <text:p>570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4513.1" calcext:value-type="float">
            <text:p>-14513.1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1882.8" calcext:value-type="float">
            <text:p>11882.8</text:p>
          </table:table-cell>
          <table:table-cell office:value-type="float" office:value="-14513.1" calcext:value-type="float">
            <text:p>-14513.1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1882.8" calcext:value-type="float">
            <text:p>11882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000000000000223628" calcext:value-type="float">
            <text:p>2.23628E-13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000000000000223628" calcext:value-type="float">
            <text:p>-2.23628E-13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570" calcext:value-type="float">
            <text:p>570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570" calcext:value-type="float">
            <text:p>570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570" calcext:value-type="float">
            <text:p>570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570" calcext:value-type="float">
            <text:p>570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2050.1" calcext:value-type="float">
            <text:p>12050.1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2050.1" calcext:value-type="float">
            <text:p>12050.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47257" calcext:value-type="float">
            <text:p>4.47257E-13</text:p>
          </table:table-cell>
          <table:table-cell office:value-type="float" office:value="-0.000000976565" calcext:value-type="float">
            <text:p>-9.76565E-07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447257" calcext:value-type="float">
            <text:p>-4.47257E-13</text:p>
          </table:table-cell>
          <table:table-cell office:value-type="float" office:value="0.000000976565" calcext:value-type="float">
            <text:p>9.76565E-07</text:p>
          </table:table-cell>
        </table:table-row>
        <table:table-row table:style-name="ro1">
          <table:table-cell office:value-type="float" office:value="-18240.8" calcext:value-type="float">
            <text:p>-18240.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766.17" calcext:value-type="float">
            <text:p>9766.17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600" calcext:value-type="float">
            <text:p>600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8240.8" calcext:value-type="float">
            <text:p>-18240.8</text:p>
          </table:table-cell>
          <table:table-cell office:value-type="float" office:value="600" calcext:value-type="float">
            <text:p>600</text:p>
          </table:table-cell>
          <table:table-cell office:value-type="float" office:value="9766.17" calcext:value-type="float">
            <text:p>9766.17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600" calcext:value-type="float">
            <text:p>600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0500.2" calcext:value-type="float">
            <text:p>10500.2</text:p>
          </table:table-cell>
          <table:table-cell office:value-type="float" office:value="-18240.8" calcext:value-type="float">
            <text:p>-18240.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766.17" calcext:value-type="float">
            <text:p>9766.17</text:p>
          </table:table-cell>
          <table:table-cell office:value-type="float" office:value="-18240.8" calcext:value-type="float">
            <text:p>-18240.8</text:p>
          </table:table-cell>
          <table:table-cell office:value-type="float" office:value="600" calcext:value-type="float">
            <text:p>600</text:p>
          </table:table-cell>
          <table:table-cell office:value-type="float" office:value="9766.17" calcext:value-type="float">
            <text:p>9766.17</text:p>
          </table:table-cell>
          <table:table-cell office:value-type="float" office:value="-17810.8" calcext:value-type="float">
            <text:p>-17810.8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0080.1" calcext:value-type="float">
            <text:p>10080.1</text:p>
          </table:table-cell>
          <table:table-cell office:value-type="float" office:value="-17810.8" calcext:value-type="float">
            <text:p>-17810.8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0080.1" calcext:value-type="float">
            <text:p>10080.1</text:p>
          </table:table-cell>
          <table:table-cell office:value-type="float" office:value="0.704573" calcext:value-type="float">
            <text:p>0.704573</text:p>
          </table:table-cell>
          <table:table-cell office:value-type="float" office:value="0.000000329643" calcext:value-type="float">
            <text:p>3.29643E-07</text:p>
          </table:table-cell>
          <table:table-cell office:value-type="float" office:value="-0.709632" calcext:value-type="float">
            <text:p>-0.709632</text:p>
          </table:table-cell>
          <table:table-cell office:value-type="float" office:value="-0.704573" calcext:value-type="float">
            <text:p>-0.704573</text:p>
          </table:table-cell>
          <table:table-cell office:value-type="float" office:value="-0.000000329643" calcext:value-type="float">
            <text:p>-3.29643E-07</text:p>
          </table:table-cell>
          <table:table-cell office:value-type="float" office:value="0.709632" calcext:value-type="float">
            <text:p>0.709632</text:p>
          </table:table-cell>
        </table:table-row>
        <table:table-row table:style-name="ro1">
          <table:table-cell office:value-type="float" office:value="-14820.2" calcext:value-type="float">
            <text:p>-14820.2</text:p>
          </table:table-cell>
          <table:table-cell office:value-type="float" office:value="600" calcext:value-type="float">
            <text:p>60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5568" calcext:value-type="float">
            <text:p>-15568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065.02" calcext:value-type="float">
            <text:p>7065.02</text:p>
          </table:table-cell>
          <table:table-cell office:value-type="float" office:value="-15568" calcext:value-type="float">
            <text:p>-15568</text:p>
          </table:table-cell>
          <table:table-cell office:value-type="float" office:value="600" calcext:value-type="float">
            <text:p>600</text:p>
          </table:table-cell>
          <table:table-cell office:value-type="float" office:value="7065.02" calcext:value-type="float">
            <text:p>7065.02</text:p>
          </table:table-cell>
          <table:table-cell office:value-type="float" office:value="-15566.5" calcext:value-type="float">
            <text:p>-15566.5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063.59" calcext:value-type="float">
            <text:p>7063.59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600" calcext:value-type="float">
            <text:p>60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5566.5" calcext:value-type="float">
            <text:p>-15566.5</text:p>
          </table:table-cell>
          <table:table-cell office:value-type="float" office:value="600" calcext:value-type="float">
            <text:p>600</text:p>
          </table:table-cell>
          <table:table-cell office:value-type="float" office:value="7063.59" calcext:value-type="float">
            <text:p>7063.59</text:p>
          </table:table-cell>
          <table:table-cell office:value-type="float" office:value="-15527.3" calcext:value-type="float">
            <text:p>-15527.3</text:p>
          </table:table-cell>
          <table:table-cell office:value-type="float" office:value="1636.14" calcext:value-type="float">
            <text:p>1636.14</text:p>
          </table:table-cell>
          <table:table-cell office:value-type="float" office:value="7111.64" calcext:value-type="float">
            <text:p>7111.64</text:p>
          </table:table-cell>
          <table:table-cell office:value-type="float" office:value="-15193.3" calcext:value-type="float">
            <text:p>-15193.3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7441.17" calcext:value-type="float">
            <text:p>7441.17</text:p>
          </table:table-cell>
          <table:table-cell office:value-type="float" office:value="-0.709885" calcext:value-type="float">
            <text:p>-0.709885</text:p>
          </table:table-cell>
          <table:table-cell office:value-type="float" office:value="-0.000000820521" calcext:value-type="float">
            <text:p>-8.20521E-07</text:p>
          </table:table-cell>
          <table:table-cell office:value-type="float" office:value="0.704317" calcext:value-type="float">
            <text:p>0.704317</text:p>
          </table:table-cell>
          <table:table-cell office:value-type="float" office:value="0.711232" calcext:value-type="float">
            <text:p>0.711232</text:p>
          </table:table-cell>
          <table:table-cell office:value-type="float" office:value="0.000000326542" calcext:value-type="float">
            <text:p>3.26542E-07</text:p>
          </table:table-cell>
          <table:table-cell office:value-type="float" office:value="-0.702957" calcext:value-type="float">
            <text:p>-0.702957</text:p>
          </table:table-cell>
        </table:table-row>
        <table:table-row table:style-name="ro1">
          <table:table-cell office:value-type="float" office:value="-12830.1" calcext:value-type="float">
            <text:p>-12830.1</text:p>
          </table:table-cell>
          <table:table-cell office:value-type="float" office:value="570" calcext:value-type="float">
            <text:p>57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2830.1" calcext:value-type="float">
            <text:p>-12830.1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570" calcext:value-type="float">
            <text:p>57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2820.2" calcext:value-type="float">
            <text:p>-12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2820.2" calcext:value-type="float">
            <text:p>-12820.2</text:p>
          </table:table-cell>
          <table:table-cell office:value-type="float" office:value="570" calcext:value-type="float">
            <text:p>57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820.2" calcext:value-type="float">
            <text:p>-14820.2</text:p>
          </table:table-cell>
          <table:table-cell office:value-type="float" office:value="570" calcext:value-type="float">
            <text:p>57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4097.1" calcext:value-type="float">
            <text:p>-14097.1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8206.26" calcext:value-type="float">
            <text:p>8206.26</text:p>
          </table:table-cell>
          <table:table-cell office:value-type="float" office:value="-13665.1" calcext:value-type="float">
            <text:p>-13665.1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0.000000490726" calcext:value-type="float">
            <text:p>-4.90726E-07</text:p>
          </table:table-cell>
          <table:table-cell office:value-type="float" office:value="-0.000000686986" calcext:value-type="float">
            <text:p>-6.86986E-07</text:p>
          </table:table-cell>
          <table:table-cell office:value-type="float" office:value="1" calcext:value-type="float">
            <text:p>1</text:p>
          </table:table-cell>
          <table:table-cell office:value-type="float" office:value="0.000000732422" calcext:value-type="float">
            <text:p>7.32422E-07</text:p>
          </table:table-cell>
          <table:table-cell office:value-type="float" office:value="0.000000686986" calcext:value-type="float">
            <text:p>6.86986E-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6050" calcext:value-type="float">
            <text:p>-160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3600" calcext:value-type="float">
            <text:p>13600</text:p>
          </table:table-cell>
          <table:table-cell office:value-type="float" office:value="-16050" calcext:value-type="float">
            <text:p>-16050</text:p>
          </table:table-cell>
          <table:table-cell office:value-type="float" office:value="600" calcext:value-type="float">
            <text:p>600</text:p>
          </table:table-cell>
          <table:table-cell office:value-type="float" office:value="13600" calcext:value-type="float">
            <text:p>13600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600" calcext:value-type="float">
            <text:p>600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6050" calcext:value-type="float">
            <text:p>-16050</text:p>
          </table:table-cell>
          <table:table-cell office:value-type="float" office:value="600" calcext:value-type="float">
            <text:p>600</text:p>
          </table:table-cell>
          <table:table-cell office:value-type="float" office:value="13600" calcext:value-type="float">
            <text:p>13600</text:p>
          </table:table-cell>
          <table:table-cell office:value-type="float" office:value="-16050" calcext:value-type="float">
            <text:p>-160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3600" calcext:value-type="float">
            <text:p>13600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600" calcext:value-type="float">
            <text:p>600</text:p>
          </table:table-cell>
          <table:table-cell office:value-type="float" office:value="12500.2" calcext:value-type="float">
            <text:p>12500.2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4050.1" calcext:value-type="float">
            <text:p>14050.1</text:p>
          </table:table-cell>
          <table:table-cell office:value-type="float" office:value="-17501.6" calcext:value-type="float">
            <text:p>-17501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4050.1" calcext:value-type="float">
            <text:p>14050.1</text:p>
          </table:table-cell>
          <table:table-cell office:value-type="float" office:value="0.603917" calcext:value-type="float">
            <text:p>0.603917</text:p>
          </table:table-cell>
          <table:table-cell office:value-type="float" office:value="0.000000370249" calcext:value-type="float">
            <text:p>3.70249E-07</text:p>
          </table:table-cell>
          <table:table-cell office:value-type="float" office:value="-0.797047" calcext:value-type="float">
            <text:p>-0.797047</text:p>
          </table:table-cell>
          <table:table-cell office:value-type="float" office:value="-0.603917" calcext:value-type="float">
            <text:p>-0.603917</text:p>
          </table:table-cell>
          <table:table-cell office:value-type="float" office:value="-0.000000370249" calcext:value-type="float">
            <text:p>-3.70249E-07</text:p>
          </table:table-cell>
          <table:table-cell office:value-type="float" office:value="0.797047" calcext:value-type="float">
            <text:p>0.797047</text:p>
          </table:table-cell>
        </table:table-row>
        <table:table-row table:style-name="ro1">
          <table:table-cell office:value-type="float" office:value="-16050" calcext:value-type="float">
            <text:p>-16050</text:p>
          </table:table-cell>
          <table:table-cell office:value-type="float" office:value="600" calcext:value-type="float">
            <text:p>600</text:p>
          </table:table-cell>
          <table:table-cell office:value-type="float" office:value="13600" calcext:value-type="float">
            <text:p>13600</text:p>
          </table:table-cell>
          <table:table-cell office:value-type="float" office:value="-16050" calcext:value-type="float">
            <text:p>-160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3600" calcext:value-type="float">
            <text:p>13600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600" calcext:value-type="float">
            <text:p>600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6050" calcext:value-type="float">
            <text:p>-160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13600" calcext:value-type="float">
            <text:p>13600</text:p>
          </table:table-cell>
          <table:table-cell office:value-type="float" office:value="-16050" calcext:value-type="float">
            <text:p>-16050</text:p>
          </table:table-cell>
          <table:table-cell office:value-type="float" office:value="600" calcext:value-type="float">
            <text:p>600</text:p>
          </table:table-cell>
          <table:table-cell office:value-type="float" office:value="13600" calcext:value-type="float">
            <text:p>13600</text:p>
          </table:table-cell>
          <table:table-cell office:value-type="float" office:value="-15604.6" calcext:value-type="float">
            <text:p>-15604.6</text:p>
          </table:table-cell>
          <table:table-cell office:value-type="float" office:value="600" calcext:value-type="float">
            <text:p>600</text:p>
          </table:table-cell>
          <table:table-cell office:value-type="float" office:value="12544.2" calcext:value-type="float">
            <text:p>12544.2</text:p>
          </table:table-cell>
          <table:table-cell office:value-type="float" office:value="-17341.5" calcext:value-type="float">
            <text:p>-17341.5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4711.3" calcext:value-type="float">
            <text:p>14711.3</text:p>
          </table:table-cell>
          <table:table-cell office:value-type="float" office:value="-17341.5" calcext:value-type="float">
            <text:p>-17341.5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14711.3" calcext:value-type="float">
            <text:p>14711.3</text:p>
          </table:table-cell>
          <table:table-cell office:value-type="float" office:value="-0.921367" calcext:value-type="float">
            <text:p>-0.921367</text:p>
          </table:table-cell>
          <table:table-cell office:value-type="float" office:value="0.000000608558" calcext:value-type="float">
            <text:p>6.08558E-07</text:p>
          </table:table-cell>
          <table:table-cell office:value-type="float" office:value="-0.388695" calcext:value-type="float">
            <text:p>-0.388695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-0.000000608558" calcext:value-type="float">
            <text:p>-6.08558E-07</text:p>
          </table:table-cell>
          <table:table-cell office:value-type="float" office:value="0.388695" calcext:value-type="float">
            <text:p>0.388695</text:p>
          </table:table-cell>
        </table:table-row>
        <table:table-row table:style-name="ro1">
          <table:table-cell office:value-type="float" office:value="-12776.2" calcext:value-type="float">
            <text:p>-12776.2</text:p>
          </table:table-cell>
          <table:table-cell office:value-type="float" office:value="600" calcext:value-type="float">
            <text:p>600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2776.2" calcext:value-type="float">
            <text:p>-12776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265.75" calcext:value-type="float">
            <text:p>9265.75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600" calcext:value-type="float">
            <text:p>600</text:p>
          </table:table-cell>
          <table:table-cell office:value-type="float" office:value="9265.75" calcext:value-type="float">
            <text:p>9265.75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265.75" calcext:value-type="float">
            <text:p>9265.75</text:p>
          </table:table-cell>
          <table:table-cell office:value-type="float" office:value="-12776.2" calcext:value-type="float">
            <text:p>-12776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2776.2" calcext:value-type="float">
            <text:p>-12776.2</text:p>
          </table:table-cell>
          <table:table-cell office:value-type="float" office:value="600" calcext:value-type="float">
            <text:p>600</text:p>
          </table:table-cell>
          <table:table-cell office:value-type="float" office:value="9715.74" calcext:value-type="float">
            <text:p>9715.74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600" calcext:value-type="float">
            <text:p>600</text:p>
          </table:table-cell>
          <table:table-cell office:value-type="float" office:value="9265.75" calcext:value-type="float">
            <text:p>9265.75</text:p>
          </table:table-cell>
          <table:table-cell office:value-type="float" office:value="-11684.6" calcext:value-type="float">
            <text:p>-11684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9054.42" calcext:value-type="float">
            <text:p>9054.42</text:p>
          </table:table-cell>
          <table:table-cell office:value-type="float" office:value="-11684.6" calcext:value-type="float">
            <text:p>-11684.6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9054.42" calcext:value-type="float">
            <text:p>9054.42</text:p>
          </table:table-cell>
          <table:table-cell office:value-type="float" office:value="-0.913837" calcext:value-type="float">
            <text:p>-0.913837</text:p>
          </table:table-cell>
          <table:table-cell office:value-type="float" office:value="0.000000377271" calcext:value-type="float">
            <text:p>3.77271E-07</text:p>
          </table:table-cell>
          <table:table-cell office:value-type="float" office:value="-0.406081" calcext:value-type="float">
            <text:p>-0.406081</text:p>
          </table:table-cell>
          <table:table-cell office:value-type="float" office:value="0.913837" calcext:value-type="float">
            <text:p>0.913837</text:p>
          </table:table-cell>
          <table:table-cell office:value-type="float" office:value="-0.000000377271" calcext:value-type="float">
            <text:p>-3.77271E-07</text:p>
          </table:table-cell>
          <table:table-cell office:value-type="float" office:value="0.406081" calcext:value-type="float">
            <text:p>0.406081</text:p>
          </table:table-cell>
        </table:table-row>
        <table:table-row table:style-name="ro1">
          <table:table-cell office:value-type="float" office:value="-12576.2" calcext:value-type="float">
            <text:p>-12576.2</text:p>
          </table:table-cell>
          <table:table-cell office:value-type="float" office:value="600" calcext:value-type="float">
            <text:p>600</text:p>
          </table:table-cell>
          <table:table-cell office:value-type="float" office:value="9265.75" calcext:value-type="float">
            <text:p>9265.75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265.76" calcext:value-type="float">
            <text:p>9265.76</text:p>
          </table:table-cell>
          <table:table-cell office:value-type="float" office:value="-12820.2" calcext:value-type="float">
            <text:p>-12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2820.2" calcext:value-type="float">
            <text:p>-12820.2</text:p>
          </table:table-cell>
          <table:table-cell office:value-type="float" office:value="600" calcext:value-type="float">
            <text:p>60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2820.2" calcext:value-type="float">
            <text:p>-12820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9265.76" calcext:value-type="float">
            <text:p>9265.76</text:p>
          </table:table-cell>
          <table:table-cell office:value-type="float" office:value="-12576.2" calcext:value-type="float">
            <text:p>-12576.2</text:p>
          </table:table-cell>
          <table:table-cell office:value-type="float" office:value="600" calcext:value-type="float">
            <text:p>600</text:p>
          </table:table-cell>
          <table:table-cell office:value-type="float" office:value="9265.75" calcext:value-type="float">
            <text:p>9265.75</text:p>
          </table:table-cell>
          <table:table-cell office:value-type="float" office:value="-12820.2" calcext:value-type="float">
            <text:p>-12820.2</text:p>
          </table:table-cell>
          <table:table-cell office:value-type="float" office:value="600" calcext:value-type="float">
            <text:p>600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1665.1" calcext:value-type="float">
            <text:p>-11665.1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11665.1" calcext:value-type="float">
            <text:p>-11665.1</text:p>
          </table:table-cell>
          <table:table-cell office:value-type="float" office:value="1591.78" calcext:value-type="float">
            <text:p>1591.78</text:p>
          </table:table-cell>
          <table:table-cell office:value-type="float" office:value="7818.75" calcext:value-type="float">
            <text:p>7818.75</text:p>
          </table:table-cell>
          <table:table-cell office:value-type="float" office:value="-0.986084" calcext:value-type="float">
            <text:p>-0.986084</text:p>
          </table:table-cell>
          <table:table-cell office:value-type="float" office:value="-0.0000000772274" calcext:value-type="float">
            <text:p>-7.72274E-08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0.986084" calcext:value-type="float">
            <text:p>0.986084</text:p>
          </table:table-cell>
          <table:table-cell office:value-type="float" office:value="0.0000000772274" calcext:value-type="float">
            <text:p>7.72274E-08</text:p>
          </table:table-cell>
          <table:table-cell office:value-type="float" office:value="-0.16625" calcext:value-type="float">
            <text:p>-0.16625</text:p>
          </table:table-cell>
        </table:table-row>
        <table:table-row table:style-name="ro1">
          <table:table-cell office:value-type="float" office:value="-16653.4" calcext:value-type="float">
            <text:p>-16653.4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549.39" calcext:value-type="float">
            <text:p>7549.39</text:p>
          </table:table-cell>
          <table:table-cell office:value-type="float" office:value="-16653.4" calcext:value-type="float">
            <text:p>-16653.4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549.39" calcext:value-type="float">
            <text:p>7549.39</text:p>
          </table:table-cell>
          <table:table-cell office:value-type="float" office:value="-16780.6" calcext:value-type="float">
            <text:p>-16780.6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676.67" calcext:value-type="float">
            <text:p>7676.67</text:p>
          </table:table-cell>
          <table:table-cell office:value-type="float" office:value="-16780.6" calcext:value-type="float">
            <text:p>-16780.6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676.67" calcext:value-type="float">
            <text:p>7676.67</text:p>
          </table:table-cell>
          <table:table-cell office:value-type="float" office:value="-16780.7" calcext:value-type="float">
            <text:p>-16780.7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676.15" calcext:value-type="float">
            <text:p>7676.15</text:p>
          </table:table-cell>
          <table:table-cell office:value-type="float" office:value="-16780.7" calcext:value-type="float">
            <text:p>-16780.7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676.15" calcext:value-type="float">
            <text:p>7676.15</text:p>
          </table:table-cell>
          <table:table-cell office:value-type="float" office:value="-16653.5" calcext:value-type="float">
            <text:p>-16653.5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548.86" calcext:value-type="float">
            <text:p>7548.86</text:p>
          </table:table-cell>
          <table:table-cell office:value-type="float" office:value="-16653.5" calcext:value-type="float">
            <text:p>-16653.5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548.86" calcext:value-type="float">
            <text:p>7548.86</text:p>
          </table:table-cell>
          <table:table-cell office:value-type="float" office:value="-16717" calcext:value-type="float">
            <text:p>-16717</text:p>
          </table:table-cell>
          <table:table-cell office:value-type="float" office:value="1559.07" calcext:value-type="float">
            <text:p>1559.07</text:p>
          </table:table-cell>
          <table:table-cell office:value-type="float" office:value="7613.03" calcext:value-type="float">
            <text:p>7613.03</text:p>
          </table:table-cell>
          <table:table-cell office:value-type="float" office:value="-16724.2" calcext:value-type="float">
            <text:p>-16724.2</text:p>
          </table:table-cell>
          <table:table-cell office:value-type="float" office:value="1499.07" calcext:value-type="float">
            <text:p>1499.07</text:p>
          </table:table-cell>
          <table:table-cell office:value-type="float" office:value="7619.58" calcext:value-type="float">
            <text:p>7619.58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0" calcext:value-type="float">
            <text:p>0</text:p>
          </table:table-cell>
          <table:table-cell office:value-type="float" office:value="-0.706994" calcext:value-type="float">
            <text:p>-0.706994</text:p>
          </table:table-cell>
        </table:table-row>
        <table:table-row table:style-name="ro1">
          <table:table-cell office:value-type="float" office:value="-16678.1" calcext:value-type="float">
            <text:p>-16678.1</text:p>
          </table:table-cell>
          <table:table-cell office:value-type="float" office:value="764.067" calcext:value-type="float">
            <text:p>764.067</text:p>
          </table:table-cell>
          <table:table-cell office:value-type="float" office:value="7581.21" calcext:value-type="float">
            <text:p>7581.21</text:p>
          </table:table-cell>
          <table:table-cell office:value-type="float" office:value="-16678.1" calcext:value-type="float">
            <text:p>-16678.1</text:p>
          </table:table-cell>
          <table:table-cell office:value-type="float" office:value="994.067" calcext:value-type="float">
            <text:p>994.067</text:p>
          </table:table-cell>
          <table:table-cell office:value-type="float" office:value="7581.21" calcext:value-type="float">
            <text:p>7581.21</text:p>
          </table:table-cell>
          <table:table-cell office:value-type="float" office:value="-16748.8" calcext:value-type="float">
            <text:p>-16748.8</text:p>
          </table:table-cell>
          <table:table-cell office:value-type="float" office:value="994.067" calcext:value-type="float">
            <text:p>994.067</text:p>
          </table:table-cell>
          <table:table-cell office:value-type="float" office:value="7651.92" calcext:value-type="float">
            <text:p>7651.92</text:p>
          </table:table-cell>
          <table:table-cell office:value-type="float" office:value="-16748.8" calcext:value-type="float">
            <text:p>-16748.8</text:p>
          </table:table-cell>
          <table:table-cell office:value-type="float" office:value="764.067" calcext:value-type="float">
            <text:p>764.067</text:p>
          </table:table-cell>
          <table:table-cell office:value-type="float" office:value="7651.92" calcext:value-type="float">
            <text:p>7651.92</text:p>
          </table:table-cell>
          <table:table-cell office:value-type="float" office:value="-16748.9" calcext:value-type="float">
            <text:p>-16748.9</text:p>
          </table:table-cell>
          <table:table-cell office:value-type="float" office:value="994.074" calcext:value-type="float">
            <text:p>994.074</text:p>
          </table:table-cell>
          <table:table-cell office:value-type="float" office:value="7651.4" calcext:value-type="float">
            <text:p>7651.4</text:p>
          </table:table-cell>
          <table:table-cell office:value-type="float" office:value="-16678.2" calcext:value-type="float">
            <text:p>-16678.2</text:p>
          </table:table-cell>
          <table:table-cell office:value-type="float" office:value="994.074" calcext:value-type="float">
            <text:p>994.074</text:p>
          </table:table-cell>
          <table:table-cell office:value-type="float" office:value="7580.68" calcext:value-type="float">
            <text:p>7580.68</text:p>
          </table:table-cell>
          <table:table-cell office:value-type="float" office:value="-16678.2" calcext:value-type="float">
            <text:p>-16678.2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7580.68" calcext:value-type="float">
            <text:p>7580.68</text:p>
          </table:table-cell>
          <table:table-cell office:value-type="float" office:value="-16748.9" calcext:value-type="float">
            <text:p>-16748.9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7651.4" calcext:value-type="float">
            <text:p>7651.4</text:p>
          </table:table-cell>
          <table:table-cell office:value-type="float" office:value="-16688.7" calcext:value-type="float">
            <text:p>-16688.7</text:p>
          </table:table-cell>
          <table:table-cell office:value-type="float" office:value="949.067" calcext:value-type="float">
            <text:p>949.067</text:p>
          </table:table-cell>
          <table:table-cell office:value-type="float" office:value="7584.75" calcext:value-type="float">
            <text:p>7584.75</text:p>
          </table:table-cell>
          <table:table-cell office:value-type="float" office:value="-16713.6" calcext:value-type="float">
            <text:p>-16713.6</text:p>
          </table:table-cell>
          <table:table-cell office:value-type="float" office:value="879.074" calcext:value-type="float">
            <text:p>879.074</text:p>
          </table:table-cell>
          <table:table-cell office:value-type="float" office:value="7616.04" calcext:value-type="float">
            <text:p>7616.04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0" calcext:value-type="float">
            <text:p>0</text:p>
          </table:table-cell>
          <table:table-cell office:value-type="float" office:value="0.707104" calcext:value-type="float">
            <text:p>0.707104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0.00000150092" calcext:value-type="float">
            <text:p>1.50092E-06</text:p>
          </table:table-cell>
          <table:table-cell office:value-type="float" office:value="-0.706994" calcext:value-type="float">
            <text:p>-0.706994</text:p>
          </table:table-cell>
        </table:table-row>
        <table:table-row table:style-name="ro1">
          <table:table-cell office:value-type="float" office:value="-18234.7" calcext:value-type="float">
            <text:p>-18234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230.98" calcext:value-type="float">
            <text:p>3230.98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3230.98" calcext:value-type="float">
            <text:p>323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95313" calcext:value-type="float">
            <text:p>1.95313E-0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234.7" calcext:value-type="float">
            <text:p>-18234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7265" calcext:value-type="float">
            <text:p>-17265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367.97" calcext:value-type="float">
            <text:p>5367.97</text:p>
          </table:table-cell>
          <table:table-cell office:value-type="float" office:value="-17265" calcext:value-type="float">
            <text:p>-17265</text:p>
          </table:table-cell>
          <table:table-cell office:value-type="float" office:value="600" calcext:value-type="float">
            <text:p>600</text:p>
          </table:table-cell>
          <table:table-cell office:value-type="float" office:value="5367.97" calcext:value-type="float">
            <text:p>5367.97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7265" calcext:value-type="float">
            <text:p>-17265</text:p>
          </table:table-cell>
          <table:table-cell office:value-type="float" office:value="600" calcext:value-type="float">
            <text:p>600</text:p>
          </table:table-cell>
          <table:table-cell office:value-type="float" office:value="5367.97" calcext:value-type="float">
            <text:p>5367.97</text:p>
          </table:table-cell>
          <table:table-cell office:value-type="float" office:value="-17265" calcext:value-type="float">
            <text:p>-17265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5367.97" calcext:value-type="float">
            <text:p>5367.97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4405.44" calcext:value-type="float">
            <text:p>4405.44</text:p>
          </table:table-cell>
          <table:table-cell office:value-type="float" office:value="-17749.9" calcext:value-type="float">
            <text:p>-17749.9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4886.7" calcext:value-type="float">
            <text:p>4886.7</text:p>
          </table:table-cell>
          <table:table-cell office:value-type="float" office:value="-17912.9" calcext:value-type="float">
            <text:p>-17912.9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5158.64" calcext:value-type="float">
            <text:p>5158.64</text:p>
          </table:table-cell>
          <table:table-cell office:value-type="float" office:value="0.704473" calcext:value-type="float">
            <text:p>0.704473</text:p>
          </table:table-cell>
          <table:table-cell office:value-type="float" office:value="0.000000156034" calcext:value-type="float">
            <text:p>1.56034E-07</text:p>
          </table:table-cell>
          <table:table-cell office:value-type="float" office:value="-0.709731" calcext:value-type="float">
            <text:p>-0.709731</text:p>
          </table:table-cell>
          <table:table-cell office:value-type="float" office:value="-0.704472" calcext:value-type="float">
            <text:p>-0.704472</text:p>
          </table:table-cell>
          <table:table-cell office:value-type="float" office:value="-0.000000494533" calcext:value-type="float">
            <text:p>-4.94533E-07</text:p>
          </table:table-cell>
          <table:table-cell office:value-type="float" office:value="0.709731" calcext:value-type="float">
            <text:p>0.709731</text:p>
          </table:table-cell>
        </table:table-row>
        <table:table-row table:style-name="ro1">
          <table:table-cell office:value-type="float" office:value="-19550" calcext:value-type="float">
            <text:p>-195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100" calcext:value-type="float">
            <text:p>2100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9550" calcext:value-type="float">
            <text:p>-19550</text:p>
          </table:table-cell>
          <table:table-cell office:value-type="float" office:value="600" calcext:value-type="float">
            <text:p>600</text:p>
          </table:table-cell>
          <table:table-cell office:value-type="float" office:value="2100" calcext:value-type="float">
            <text:p>2100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600" calcext:value-type="float">
            <text:p>600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-19550" calcext:value-type="float">
            <text:p>-19550</text:p>
          </table:table-cell>
          <table:table-cell office:value-type="float" office:value="2702.28" calcext:value-type="float">
            <text:p>2702.28</text:p>
          </table:table-cell>
          <table:table-cell office:value-type="float" office:value="2100" calcext:value-type="float">
            <text:p>2100</text:p>
          </table:table-cell>
          <table:table-cell office:value-type="float" office:value="-19550" calcext:value-type="float">
            <text:p>-19550</text:p>
          </table:table-cell>
          <table:table-cell office:value-type="float" office:value="600" calcext:value-type="float">
            <text:p>600</text:p>
          </table:table-cell>
          <table:table-cell office:value-type="float" office:value="2100" calcext:value-type="float">
            <text:p>2100</text:p>
          </table:table-cell>
          <table:table-cell office:value-type="float" office:value="-18892.4" calcext:value-type="float">
            <text:p>-18892.4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2252.72" calcext:value-type="float">
            <text:p>2252.72</text:p>
          </table:table-cell>
          <table:table-cell office:value-type="float" office:value="-18234.7" calcext:value-type="float">
            <text:p>-18234.7</text:p>
          </table:table-cell>
          <table:table-cell office:value-type="float" office:value="1651.14" calcext:value-type="float">
            <text:p>1651.14</text:p>
          </table:table-cell>
          <table:table-cell office:value-type="float" office:value="1230.98" calcext:value-type="float">
            <text:p>1230.98</text:p>
          </table:table-cell>
          <table:table-cell office:value-type="float" office:value="0.226207" calcext:value-type="float">
            <text:p>0.226207</text:p>
          </table:table-cell>
          <table:table-cell office:value-type="float" office:value="0.000000565607" calcext:value-type="float">
            <text:p>5.65607E-07</text:p>
          </table:table-cell>
          <table:table-cell office:value-type="float" office:value="-0.974079" calcext:value-type="float">
            <text:p>-0.974079</text:p>
          </table:table-cell>
          <table:table-cell office:value-type="float" office:value="-0.226207" calcext:value-type="float">
            <text:p>-0.226207</text:p>
          </table:table-cell>
          <table:table-cell office:value-type="float" office:value="-0.000000565607" calcext:value-type="float">
            <text:p>-5.65607E-07</text:p>
          </table:table-cell>
          <table:table-cell office:value-type="float" office:value="0.974079" calcext:value-type="float">
            <text:p>0.974079</text:p>
          </table:table-cell>
        </table:table-row>
        <table:table-row table:style-name="ro1">
          <table:table-cell office:value-type="float" office:value="-16709.9" calcext:value-type="float">
            <text:p>-16709.9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5816.98" calcext:value-type="float">
            <text:p>5816.98</text:p>
          </table:table-cell>
          <table:table-cell office:value-type="float" office:value="-16709.9" calcext:value-type="float">
            <text:p>-16709.9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5816.98" calcext:value-type="float">
            <text:p>5816.98</text:p>
          </table:table-cell>
          <table:table-cell office:value-type="float" office:value="-16582.7" calcext:value-type="float">
            <text:p>-16582.7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5944.26" calcext:value-type="float">
            <text:p>5944.26</text:p>
          </table:table-cell>
          <table:table-cell office:value-type="float" office:value="-16582.7" calcext:value-type="float">
            <text:p>-16582.7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5944.26" calcext:value-type="float">
            <text:p>5944.26</text:p>
          </table:table-cell>
          <table:table-cell office:value-type="float" office:value="-16583" calcext:value-type="float">
            <text:p>-16583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5943.72" calcext:value-type="float">
            <text:p>5943.72</text:p>
          </table:table-cell>
          <table:table-cell office:value-type="float" office:value="-16710.3" calcext:value-type="float">
            <text:p>-16710.3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5816.46" calcext:value-type="float">
            <text:p>5816.46</text:p>
          </table:table-cell>
          <table:table-cell office:value-type="float" office:value="-16710.3" calcext:value-type="float">
            <text:p>-16710.3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5816.46" calcext:value-type="float">
            <text:p>5816.46</text:p>
          </table:table-cell>
          <table:table-cell office:value-type="float" office:value="-16583" calcext:value-type="float">
            <text:p>-16583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5943.72" calcext:value-type="float">
            <text:p>5943.72</text:p>
          </table:table-cell>
          <table:table-cell office:value-type="float" office:value="-16646.3" calcext:value-type="float">
            <text:p>-16646.3</text:p>
          </table:table-cell>
          <table:table-cell office:value-type="float" office:value="1559.07" calcext:value-type="float">
            <text:p>1559.07</text:p>
          </table:table-cell>
          <table:table-cell office:value-type="float" office:value="5880.62" calcext:value-type="float">
            <text:p>5880.62</text:p>
          </table:table-cell>
          <table:table-cell office:value-type="float" office:value="-16625.4" calcext:value-type="float">
            <text:p>-16625.4</text:p>
          </table:table-cell>
          <table:table-cell office:value-type="float" office:value="1489.07" calcext:value-type="float">
            <text:p>1489.07</text:p>
          </table:table-cell>
          <table:table-cell office:value-type="float" office:value="5901.3" calcext:value-type="float">
            <text:p>5901.3</text:p>
          </table:table-cell>
          <table:table-cell office:value-type="float" office:value="0.707112" calcext:value-type="float">
            <text:p>0.707112</text:p>
          </table:table-cell>
          <table:table-cell office:value-type="float" office:value="0" calcext:value-type="float">
            <text:p>0</text:p>
          </table:table-cell>
          <table:table-cell office:value-type="float" office:value="-0.707101" calcext:value-type="float">
            <text:p>-0.707101</text:p>
          </table:table-cell>
          <table:table-cell office:value-type="float" office:value="-0.706996" calcext:value-type="float">
            <text:p>-0.706996</text:p>
          </table:table-cell>
          <table:table-cell office:value-type="float" office:value="0" calcext:value-type="float">
            <text:p>0</text:p>
          </table:table-cell>
          <table:table-cell office:value-type="float" office:value="0.707218" calcext:value-type="float">
            <text:p>0.707218</text:p>
          </table:table-cell>
        </table:table-row>
        <table:table-row table:style-name="ro1">
          <table:table-cell office:value-type="float" office:value="-22916.2" calcext:value-type="float">
            <text:p>-22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600" calcext:value-type="float">
            <text:p>60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600" calcext:value-type="float">
            <text:p>60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570" calcext:value-type="float">
            <text:p>57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570" calcext:value-type="float">
            <text:p>57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2158.1" calcext:value-type="float">
            <text:p>-22158.1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1690.6" calcext:value-type="float">
            <text:p>-21690.6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690.63" calcext:value-type="float">
            <text:p>3690.63</text:p>
          </table:table-cell>
          <table:table-cell office:value-type="float" office:value="-0.00000073242" calcext:value-type="float">
            <text:p>-7.3242E-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0000244141" calcext:value-type="float">
            <text:p>2.44141E-07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916.2" calcext:value-type="float">
            <text:p>-20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19959.1" calcext:value-type="float">
            <text:p>-19959.1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8047.9" calcext:value-type="float">
            <text:p>8047.9</text:p>
          </table:table-cell>
          <table:table-cell office:value-type="float" office:value="-19959.1" calcext:value-type="float">
            <text:p>-19959.1</text:p>
          </table:table-cell>
          <table:table-cell office:value-type="float" office:value="600" calcext:value-type="float">
            <text:p>600</text:p>
          </table:table-cell>
          <table:table-cell office:value-type="float" office:value="8047.9" calcext:value-type="float">
            <text:p>8047.9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600" calcext:value-type="float">
            <text:p>60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19959.1" calcext:value-type="float">
            <text:p>-19959.1</text:p>
          </table:table-cell>
          <table:table-cell office:value-type="float" office:value="600" calcext:value-type="float">
            <text:p>600</text:p>
          </table:table-cell>
          <table:table-cell office:value-type="float" office:value="8047.9" calcext:value-type="float">
            <text:p>8047.9</text:p>
          </table:table-cell>
          <table:table-cell office:value-type="float" office:value="-19959.1" calcext:value-type="float">
            <text:p>-19959.1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8047.9" calcext:value-type="float">
            <text:p>8047.9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0916.2" calcext:value-type="float">
            <text:p>-20916.2</text:p>
          </table:table-cell>
          <table:table-cell office:value-type="float" office:value="600" calcext:value-type="float">
            <text:p>60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0405.6" calcext:value-type="float">
            <text:p>-20405.6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7521.24" calcext:value-type="float">
            <text:p>7521.24</text:p>
          </table:table-cell>
          <table:table-cell office:value-type="float" office:value="-19206.7" calcext:value-type="float">
            <text:p>-19206.7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690.63" calcext:value-type="float">
            <text:p>3690.63</text:p>
          </table:table-cell>
          <table:table-cell office:value-type="float" office:value="0.708578" calcext:value-type="float">
            <text:p>0.708578</text:p>
          </table:table-cell>
          <table:table-cell office:value-type="float" office:value="0" calcext:value-type="float">
            <text:p>0</text:p>
          </table:table-cell>
          <table:table-cell office:value-type="float" office:value="-0.705632" calcext:value-type="float">
            <text:p>-0.705632</text:p>
          </table:table-cell>
          <table:table-cell office:value-type="float" office:value="-0.708578" calcext:value-type="float">
            <text:p>-0.708578</text:p>
          </table:table-cell>
          <table:table-cell office:value-type="float" office:value="0" calcext:value-type="float">
            <text:p>0</text:p>
          </table:table-cell>
          <table:table-cell office:value-type="float" office:value="0.705632" calcext:value-type="float">
            <text:p>0.705632</text:p>
          </table:table-cell>
        </table:table-row>
        <table:table-row table:style-name="ro1">
          <table:table-cell office:value-type="float" office:value="-19573.7" calcext:value-type="float">
            <text:p>-19573.7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712.03" calcext:value-type="float">
            <text:p>7712.03</text:p>
          </table:table-cell>
          <table:table-cell office:value-type="float" office:value="-19573.7" calcext:value-type="float">
            <text:p>-19573.7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712.03" calcext:value-type="float">
            <text:p>7712.03</text:p>
          </table:table-cell>
          <table:table-cell office:value-type="float" office:value="-19446.5" calcext:value-type="float">
            <text:p>-19446.5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584.75" calcext:value-type="float">
            <text:p>7584.75</text:p>
          </table:table-cell>
          <table:table-cell office:value-type="float" office:value="-19446.5" calcext:value-type="float">
            <text:p>-19446.5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584.75" calcext:value-type="float">
            <text:p>7584.75</text:p>
          </table:table-cell>
          <table:table-cell office:value-type="float" office:value="-19446.5" calcext:value-type="float">
            <text:p>-19446.5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584.65" calcext:value-type="float">
            <text:p>7584.65</text:p>
          </table:table-cell>
          <table:table-cell office:value-type="float" office:value="-19573.8" calcext:value-type="float">
            <text:p>-19573.8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7711.95" calcext:value-type="float">
            <text:p>7711.95</text:p>
          </table:table-cell>
          <table:table-cell office:value-type="float" office:value="-19573.8" calcext:value-type="float">
            <text:p>-19573.8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711.95" calcext:value-type="float">
            <text:p>7711.95</text:p>
          </table:table-cell>
          <table:table-cell office:value-type="float" office:value="-19446.5" calcext:value-type="float">
            <text:p>-19446.5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7584.65" calcext:value-type="float">
            <text:p>7584.65</text:p>
          </table:table-cell>
          <table:table-cell office:value-type="float" office:value="-19510.1" calcext:value-type="float">
            <text:p>-19510.1</text:p>
          </table:table-cell>
          <table:table-cell office:value-type="float" office:value="1559.07" calcext:value-type="float">
            <text:p>1559.07</text:p>
          </table:table-cell>
          <table:table-cell office:value-type="float" office:value="7648.39" calcext:value-type="float">
            <text:p>7648.39</text:p>
          </table:table-cell>
          <table:table-cell office:value-type="float" office:value="-19534.9" calcext:value-type="float">
            <text:p>-19534.9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7673.05" calcext:value-type="float">
            <text:p>7673.05</text:p>
          </table:table-cell>
          <table:table-cell office:value-type="float" office:value="-0.707112" calcext:value-type="float">
            <text:p>-0.707112</text:p>
          </table:table-cell>
          <table:table-cell office:value-type="float" office:value="0.00000373264" calcext:value-type="float">
            <text:p>3.73264E-06</text:p>
          </table:table-cell>
          <table:table-cell office:value-type="float" office:value="-0.707101" calcext:value-type="float">
            <text:p>-0.707101</text:p>
          </table:table-cell>
          <table:table-cell office:value-type="float" office:value="0.707214" calcext:value-type="float">
            <text:p>0.707214</text:p>
          </table:table-cell>
          <table:table-cell office:value-type="float" office:value="0.000000933013" calcext:value-type="float">
            <text:p>9.33013E-07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-18325.7" calcext:value-type="float">
            <text:p>-18325.7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135.73" calcext:value-type="float">
            <text:p>7135.73</text:p>
          </table:table-cell>
          <table:table-cell office:value-type="float" office:value="-18184.3" calcext:value-type="float">
            <text:p>-18184.3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994.31" calcext:value-type="float">
            <text:p>6994.31</text:p>
          </table:table-cell>
          <table:table-cell office:value-type="float" office:value="-18184.3" calcext:value-type="float">
            <text:p>-18184.3</text:p>
          </table:table-cell>
          <table:table-cell office:value-type="float" office:value="764.067" calcext:value-type="float">
            <text:p>764.067</text:p>
          </table:table-cell>
          <table:table-cell office:value-type="float" office:value="6994.31" calcext:value-type="float">
            <text:p>6994.31</text:p>
          </table:table-cell>
          <table:table-cell office:value-type="float" office:value="-18325.7" calcext:value-type="float">
            <text:p>-18325.7</text:p>
          </table:table-cell>
          <table:table-cell office:value-type="float" office:value="764.067" calcext:value-type="float">
            <text:p>764.067</text:p>
          </table:table-cell>
          <table:table-cell office:value-type="float" office:value="7135.73" calcext:value-type="float">
            <text:p>7135.73</text:p>
          </table:table-cell>
          <table:table-cell office:value-type="float" office:value="-18184.4" calcext:value-type="float">
            <text:p>-18184.4</text:p>
          </table:table-cell>
          <table:table-cell office:value-type="float" office:value="766.073" calcext:value-type="float">
            <text:p>766.073</text:p>
          </table:table-cell>
          <table:table-cell office:value-type="float" office:value="6994.02" calcext:value-type="float">
            <text:p>6994.02</text:p>
          </table:table-cell>
          <table:table-cell office:value-type="float" office:value="-18184.4" calcext:value-type="float">
            <text:p>-18184.4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994.02" calcext:value-type="float">
            <text:p>6994.02</text:p>
          </table:table-cell>
          <table:table-cell office:value-type="float" office:value="-18325.8" calcext:value-type="float">
            <text:p>-18325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135.46" calcext:value-type="float">
            <text:p>7135.46</text:p>
          </table:table-cell>
          <table:table-cell office:value-type="float" office:value="-18325.8" calcext:value-type="float">
            <text:p>-18325.8</text:p>
          </table:table-cell>
          <table:table-cell office:value-type="float" office:value="766.073" calcext:value-type="float">
            <text:p>766.073</text:p>
          </table:table-cell>
          <table:table-cell office:value-type="float" office:value="7135.46" calcext:value-type="float">
            <text:p>7135.46</text:p>
          </table:table-cell>
          <table:table-cell office:value-type="float" office:value="-18255" calcext:value-type="float">
            <text:p>-18255</text:p>
          </table:table-cell>
          <table:table-cell office:value-type="float" office:value="889.067" calcext:value-type="float">
            <text:p>889.067</text:p>
          </table:table-cell>
          <table:table-cell office:value-type="float" office:value="7065.02" calcext:value-type="float">
            <text:p>7065.02</text:p>
          </table:table-cell>
          <table:table-cell office:value-type="float" office:value="-18269.3" calcext:value-type="float">
            <text:p>-18269.3</text:p>
          </table:table-cell>
          <table:table-cell office:value-type="float" office:value="879.074" calcext:value-type="float">
            <text:p>879.074</text:p>
          </table:table-cell>
          <table:table-cell office:value-type="float" office:value="7078.89" calcext:value-type="float">
            <text:p>7078.89</text:p>
          </table:table-cell>
          <table:table-cell office:value-type="float" office:value="-0.70711" calcext:value-type="float">
            <text:p>-0.70711</text:p>
          </table:table-cell>
          <table:table-cell office:value-type="float" office:value="0" calcext:value-type="float">
            <text:p>0</text:p>
          </table:table-cell>
          <table:table-cell office:value-type="float" office:value="-0.707103" calcext:value-type="float">
            <text:p>-0.707103</text:p>
          </table:table-cell>
          <table:table-cell office:value-type="float" office:value="0.707213" calcext:value-type="float">
            <text:p>0.707213</text:p>
          </table:table-cell>
          <table:table-cell office:value-type="float" office:value="-0" calcext:value-type="float">
            <text:p>0</text:p>
          </table:table-cell>
          <table:table-cell office:value-type="float" office:value="0.707001" calcext:value-type="float">
            <text:p>0.707001</text:p>
          </table:table-cell>
        </table:table-row>
        <table:table-row table:style-name="ro1">
          <table:table-cell office:value-type="float" office:value="-22960.2" calcext:value-type="float">
            <text:p>-22960.2</text:p>
          </table:table-cell>
          <table:table-cell office:value-type="float" office:value="600" calcext:value-type="float">
            <text:p>60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3581.1" calcext:value-type="float">
            <text:p>-23581.1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531.31" calcext:value-type="float">
            <text:p>5531.31</text:p>
          </table:table-cell>
          <table:table-cell office:value-type="float" office:value="-23581.1" calcext:value-type="float">
            <text:p>-23581.1</text:p>
          </table:table-cell>
          <table:table-cell office:value-type="float" office:value="600" calcext:value-type="float">
            <text:p>600</text:p>
          </table:table-cell>
          <table:table-cell office:value-type="float" office:value="5531.31" calcext:value-type="float">
            <text:p>5531.31</text:p>
          </table:table-cell>
          <table:table-cell office:value-type="float" office:value="-23581.1" calcext:value-type="float">
            <text:p>-23581.1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531.31" calcext:value-type="float">
            <text:p>5531.31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600" calcext:value-type="float">
            <text:p>60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3581.1" calcext:value-type="float">
            <text:p>-23581.1</text:p>
          </table:table-cell>
          <table:table-cell office:value-type="float" office:value="600" calcext:value-type="float">
            <text:p>600</text:p>
          </table:table-cell>
          <table:table-cell office:value-type="float" office:value="5531.31" calcext:value-type="float">
            <text:p>5531.31</text:p>
          </table:table-cell>
          <table:table-cell office:value-type="float" office:value="-24519" calcext:value-type="float">
            <text:p>-24519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6519.06" calcext:value-type="float">
            <text:p>6519.06</text:p>
          </table:table-cell>
          <table:table-cell office:value-type="float" office:value="-24519" calcext:value-type="float">
            <text:p>-24519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6519.06" calcext:value-type="float">
            <text:p>6519.06</text:p>
          </table:table-cell>
          <table:table-cell office:value-type="float" office:value="0.481817" calcext:value-type="float">
            <text:p>0.481817</text:p>
          </table:table-cell>
          <table:table-cell office:value-type="float" office:value="-0.000000385295" calcext:value-type="float">
            <text:p>-3.85295E-07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-0.481817" calcext:value-type="float">
            <text:p>-0.481817</text:p>
          </table:table-cell>
          <table:table-cell office:value-type="float" office:value="0.000000385295" calcext:value-type="float">
            <text:p>3.85295E-07</text:p>
          </table:table-cell>
          <table:table-cell office:value-type="float" office:value="-0.876272" calcext:value-type="float">
            <text:p>-0.876272</text:p>
          </table:table-cell>
        </table:table-row>
        <table:table-row table:style-name="ro1">
          <table:table-cell office:value-type="float" office:value="-19800" calcext:value-type="float">
            <text:p>-19800</text:p>
          </table:table-cell>
          <table:table-cell office:value-type="float" office:value="600" calcext:value-type="float">
            <text:p>600</text:p>
          </table:table-cell>
          <table:table-cell office:value-type="float" office:value="1850.04" calcext:value-type="float">
            <text:p>1850.04</text:p>
          </table:table-cell>
          <table:table-cell office:value-type="float" office:value="-19800" calcext:value-type="float">
            <text:p>-19800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1850.04" calcext:value-type="float">
            <text:p>1850.04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600" calcext:value-type="float">
            <text:p>600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19800" calcext:value-type="float">
            <text:p>-19800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1850.04" calcext:value-type="float">
            <text:p>1850.04</text:p>
          </table:table-cell>
          <table:table-cell office:value-type="float" office:value="-19800" calcext:value-type="float">
            <text:p>-19800</text:p>
          </table:table-cell>
          <table:table-cell office:value-type="float" office:value="600" calcext:value-type="float">
            <text:p>600</text:p>
          </table:table-cell>
          <table:table-cell office:value-type="float" office:value="1850.04" calcext:value-type="float">
            <text:p>1850.04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600" calcext:value-type="float">
            <text:p>600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18862.1" calcext:value-type="float">
            <text:p>-18862.1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862.206" calcext:value-type="float">
            <text:p>862.206</text:p>
          </table:table-cell>
          <table:table-cell office:value-type="float" office:value="-18862.1" calcext:value-type="float">
            <text:p>-18862.1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862.206" calcext:value-type="float">
            <text:p>862.206</text:p>
          </table:table-cell>
          <table:table-cell office:value-type="float" office:value="0.838949" calcext:value-type="float">
            <text:p>0.838949</text:p>
          </table:table-cell>
          <table:table-cell office:value-type="float" office:value="-0.000000239288" calcext:value-type="float">
            <text:p>-2.39288E-07</text:p>
          </table:table-cell>
          <table:table-cell office:value-type="float" office:value="0.54421" calcext:value-type="float">
            <text:p>0.54421</text:p>
          </table:table-cell>
          <table:table-cell office:value-type="float" office:value="-0.838949" calcext:value-type="float">
            <text:p>-0.838949</text:p>
          </table:table-cell>
          <table:table-cell office:value-type="float" office:value="0.000000239288" calcext:value-type="float">
            <text:p>2.39288E-07</text:p>
          </table:table-cell>
          <table:table-cell office:value-type="float" office:value="-0.54421" calcext:value-type="float">
            <text:p>-0.54421</text:p>
          </table:table-cell>
        </table:table-row>
        <table:table-row table:style-name="ro1">
          <table:table-cell office:value-type="float" office:value="-20131.7" calcext:value-type="float">
            <text:p>-20131.7</text:p>
          </table:table-cell>
          <table:table-cell office:value-type="float" office:value="600" calcext:value-type="float">
            <text:p>600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600" calcext:value-type="float">
            <text:p>60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20131.7" calcext:value-type="float">
            <text:p>-20131.7</text:p>
          </table:table-cell>
          <table:table-cell office:value-type="float" office:value="568" calcext:value-type="float">
            <text:p>568</text:p>
          </table:table-cell>
          <table:table-cell office:value-type="float" office:value="2361.43" calcext:value-type="float">
            <text:p>2361.43</text:p>
          </table:table-cell>
          <table:table-cell office:value-type="float" office:value="-22960.2" calcext:value-type="float">
            <text:p>-22960.2</text:p>
          </table:table-cell>
          <table:table-cell office:value-type="float" office:value="568" calcext:value-type="float">
            <text:p>568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1690.6" calcext:value-type="float">
            <text:p>-21690.6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690.63" calcext:value-type="float">
            <text:p>3690.63</text:p>
          </table:table-cell>
          <table:table-cell office:value-type="float" office:value="-21690.6" calcext:value-type="float">
            <text:p>-21690.6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690.63" calcext:value-type="float">
            <text:p>3690.6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000000310913" calcext:value-type="float">
            <text:p>-3.10913E-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000000459746" calcext:value-type="float">
            <text:p>4.59746E-07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31.1" calcext:value-type="float">
            <text:p>-23331.1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781.19" calcext:value-type="float">
            <text:p>5781.19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600" calcext:value-type="float">
            <text:p>60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3331.1" calcext:value-type="float">
            <text:p>-23331.1</text:p>
          </table:table-cell>
          <table:table-cell office:value-type="float" office:value="600" calcext:value-type="float">
            <text:p>600</text:p>
          </table:table-cell>
          <table:table-cell office:value-type="float" office:value="5781.19" calcext:value-type="float">
            <text:p>5781.19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600" calcext:value-type="float">
            <text:p>600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2916.2" calcext:value-type="float">
            <text:p>-22916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7086.85" calcext:value-type="float">
            <text:p>7086.85</text:p>
          </table:table-cell>
          <table:table-cell office:value-type="float" office:value="-23331.1" calcext:value-type="float">
            <text:p>-23331.1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5781.19" calcext:value-type="float">
            <text:p>5781.19</text:p>
          </table:table-cell>
          <table:table-cell office:value-type="float" office:value="-23331.1" calcext:value-type="float">
            <text:p>-23331.1</text:p>
          </table:table-cell>
          <table:table-cell office:value-type="float" office:value="600" calcext:value-type="float">
            <text:p>600</text:p>
          </table:table-cell>
          <table:table-cell office:value-type="float" office:value="5781.19" calcext:value-type="float">
            <text:p>5781.19</text:p>
          </table:table-cell>
          <table:table-cell office:value-type="float" office:value="-23690.6" calcext:value-type="float">
            <text:p>-23690.6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690.63" calcext:value-type="float">
            <text:p>3690.63</text:p>
          </table:table-cell>
          <table:table-cell office:value-type="float" office:value="-23690.6" calcext:value-type="float">
            <text:p>-23690.6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3690.63" calcext:value-type="float">
            <text:p>3690.63</text:p>
          </table:table-cell>
          <table:table-cell office:value-type="float" office:value="0.953021" calcext:value-type="float">
            <text:p>0.953021</text:p>
          </table:table-cell>
          <table:table-cell office:value-type="float" office:value="0.000000066593" calcext:value-type="float">
            <text:p>6.6593E-08</text:p>
          </table:table-cell>
          <table:table-cell office:value-type="float" office:value="-0.302904" calcext:value-type="float">
            <text:p>-0.302904</text:p>
          </table:table-cell>
          <table:table-cell office:value-type="float" office:value="-0.953021" calcext:value-type="float">
            <text:p>-0.953021</text:p>
          </table:table-cell>
          <table:table-cell office:value-type="float" office:value="0" calcext:value-type="float">
            <text:p>0</text:p>
          </table:table-cell>
          <table:table-cell office:value-type="float" office:value="0.302905" calcext:value-type="float">
            <text:p>0.302905</text:p>
          </table:table-cell>
        </table:table-row>
        <table:table-row table:style-name="ro1">
          <table:table-cell office:value-type="float" office:value="-18018.1" calcext:value-type="float">
            <text:p>-18018.1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6722.08" calcext:value-type="float">
            <text:p>6722.08</text:p>
          </table:table-cell>
          <table:table-cell office:value-type="float" office:value="-18018.1" calcext:value-type="float">
            <text:p>-18018.1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6722.08" calcext:value-type="float">
            <text:p>6722.08</text:p>
          </table:table-cell>
          <table:table-cell office:value-type="float" office:value="-17890.8" calcext:value-type="float">
            <text:p>-17890.8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6594.8" calcext:value-type="float">
            <text:p>6594.8</text:p>
          </table:table-cell>
          <table:table-cell office:value-type="float" office:value="-17890.8" calcext:value-type="float">
            <text:p>-17890.8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6594.8" calcext:value-type="float">
            <text:p>6594.8</text:p>
          </table:table-cell>
          <table:table-cell office:value-type="float" office:value="-17891.1" calcext:value-type="float">
            <text:p>-17891.1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6594.46" calcext:value-type="float">
            <text:p>6594.46</text:p>
          </table:table-cell>
          <table:table-cell office:value-type="float" office:value="-17891.1" calcext:value-type="float">
            <text:p>-17891.1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6594.46" calcext:value-type="float">
            <text:p>6594.46</text:p>
          </table:table-cell>
          <table:table-cell office:value-type="float" office:value="-18018.3" calcext:value-type="float">
            <text:p>-18018.3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6721.76" calcext:value-type="float">
            <text:p>6721.76</text:p>
          </table:table-cell>
          <table:table-cell office:value-type="float" office:value="-18018.3" calcext:value-type="float">
            <text:p>-18018.3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6721.76" calcext:value-type="float">
            <text:p>6721.76</text:p>
          </table:table-cell>
          <table:table-cell office:value-type="float" office:value="-17954.4" calcext:value-type="float">
            <text:p>-17954.4</text:p>
          </table:table-cell>
          <table:table-cell office:value-type="float" office:value="1559.07" calcext:value-type="float">
            <text:p>1559.07</text:p>
          </table:table-cell>
          <table:table-cell office:value-type="float" office:value="6658.44" calcext:value-type="float">
            <text:p>6658.44</text:p>
          </table:table-cell>
          <table:table-cell office:value-type="float" office:value="-17947.6" calcext:value-type="float">
            <text:p>-17947.6</text:p>
          </table:table-cell>
          <table:table-cell office:value-type="float" office:value="1499.07" calcext:value-type="float">
            <text:p>1499.07</text:p>
          </table:table-cell>
          <table:table-cell office:value-type="float" office:value="6651.04" calcext:value-type="float">
            <text:p>6651.04</text:p>
          </table:table-cell>
          <table:table-cell office:value-type="float" office:value="-0.707112" calcext:value-type="float">
            <text:p>-0.707112</text:p>
          </table:table-cell>
          <table:table-cell office:value-type="float" office:value="0" calcext:value-type="float">
            <text:p>0</text:p>
          </table:table-cell>
          <table:table-cell office:value-type="float" office:value="-0.707101" calcext:value-type="float">
            <text:p>-0.707101</text:p>
          </table:table-cell>
          <table:table-cell office:value-type="float" office:value="0.707219" calcext:value-type="float">
            <text:p>0.707219</text:p>
          </table:table-cell>
          <table:table-cell office:value-type="float" office:value="-0" calcext:value-type="float">
            <text:p>0</text:p>
          </table:table-cell>
          <table:table-cell office:value-type="float" office:value="0.706994" calcext:value-type="float">
            <text:p>0.706994</text:p>
          </table:table-cell>
        </table:table-row>
        <table:table-row table:style-name="ro1">
          <table:table-cell office:value-type="float" office:value="-19375.7" calcext:value-type="float">
            <text:p>-19375.7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737.33" calcext:value-type="float">
            <text:p>8737.33</text:p>
          </table:table-cell>
          <table:table-cell office:value-type="float" office:value="-19375.7" calcext:value-type="float">
            <text:p>-19375.7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737.33" calcext:value-type="float">
            <text:p>8737.33</text:p>
          </table:table-cell>
          <table:table-cell office:value-type="float" office:value="-19503" calcext:value-type="float">
            <text:p>-19503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610.05" calcext:value-type="float">
            <text:p>8610.05</text:p>
          </table:table-cell>
          <table:table-cell office:value-type="float" office:value="-19503" calcext:value-type="float">
            <text:p>-19503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610.05" calcext:value-type="float">
            <text:p>8610.05</text:p>
          </table:table-cell>
          <table:table-cell office:value-type="float" office:value="-19502.9" calcext:value-type="float">
            <text:p>-19502.9</text:p>
          </table:table-cell>
          <table:table-cell office:value-type="float" office:value="1754.07" calcext:value-type="float">
            <text:p>1754.07</text:p>
          </table:table-cell>
          <table:table-cell office:value-type="float" office:value="8609.96" calcext:value-type="float">
            <text:p>8609.96</text:p>
          </table:table-cell>
          <table:table-cell office:value-type="float" office:value="-19375.6" calcext:value-type="float">
            <text:p>-19375.6</text:p>
          </table:table-cell>
          <table:table-cell office:value-type="float" office:value="1754.07" calcext:value-type="float">
            <text:p>1754.07</text:p>
          </table:table-cell>
          <table:table-cell office:value-type="float" office:value="8737.22" calcext:value-type="float">
            <text:p>8737.22</text:p>
          </table:table-cell>
          <table:table-cell office:value-type="float" office:value="-19375.6" calcext:value-type="float">
            <text:p>-19375.6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737.22" calcext:value-type="float">
            <text:p>8737.22</text:p>
          </table:table-cell>
          <table:table-cell office:value-type="float" office:value="-19502.9" calcext:value-type="float">
            <text:p>-19502.9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609.96" calcext:value-type="float">
            <text:p>8609.96</text:p>
          </table:table-cell>
          <table:table-cell office:value-type="float" office:value="-19414.6" calcext:value-type="float">
            <text:p>-19414.6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8698.44" calcext:value-type="float">
            <text:p>8698.44</text:p>
          </table:table-cell>
          <table:table-cell office:value-type="float" office:value="-19414.5" calcext:value-type="float">
            <text:p>-19414.5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8698.33" calcext:value-type="float">
            <text:p>8698.33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07001" calcext:value-type="float">
            <text:p>0.707001</text:p>
          </table:table-cell>
          <table:table-cell office:value-type="float" office:value="0" calcext:value-type="float">
            <text:p>0</text:p>
          </table:table-cell>
          <table:table-cell office:value-type="float" office:value="-0.707213" calcext:value-type="float">
            <text:p>-0.707213</text:p>
          </table:table-cell>
        </table:table-row>
        <table:table-row table:style-name="ro1">
          <table:table-cell office:value-type="float" office:value="-19092.9" calcext:value-type="float">
            <text:p>-19092.9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9020.18" calcext:value-type="float">
            <text:p>9020.18</text:p>
          </table:table-cell>
          <table:table-cell office:value-type="float" office:value="-19092.9" calcext:value-type="float">
            <text:p>-19092.9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9020.18" calcext:value-type="float">
            <text:p>9020.18</text:p>
          </table:table-cell>
          <table:table-cell office:value-type="float" office:value="-19220.2" calcext:value-type="float">
            <text:p>-19220.2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892.9" calcext:value-type="float">
            <text:p>8892.9</text:p>
          </table:table-cell>
          <table:table-cell office:value-type="float" office:value="-19220.2" calcext:value-type="float">
            <text:p>-19220.2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892.9" calcext:value-type="float">
            <text:p>8892.9</text:p>
          </table:table-cell>
          <table:table-cell office:value-type="float" office:value="-19220" calcext:value-type="float">
            <text:p>-19220</text:p>
          </table:table-cell>
          <table:table-cell office:value-type="float" office:value="1754.07" calcext:value-type="float">
            <text:p>1754.07</text:p>
          </table:table-cell>
          <table:table-cell office:value-type="float" office:value="8892.75" calcext:value-type="float">
            <text:p>8892.75</text:p>
          </table:table-cell>
          <table:table-cell office:value-type="float" office:value="-19092.8" calcext:value-type="float">
            <text:p>-19092.8</text:p>
          </table:table-cell>
          <table:table-cell office:value-type="float" office:value="1754.07" calcext:value-type="float">
            <text:p>1754.07</text:p>
          </table:table-cell>
          <table:table-cell office:value-type="float" office:value="9020.01" calcext:value-type="float">
            <text:p>9020.01</text:p>
          </table:table-cell>
          <table:table-cell office:value-type="float" office:value="-19092.8" calcext:value-type="float">
            <text:p>-19092.8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9020.01" calcext:value-type="float">
            <text:p>9020.01</text:p>
          </table:table-cell>
          <table:table-cell office:value-type="float" office:value="-19220" calcext:value-type="float">
            <text:p>-19220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892.75" calcext:value-type="float">
            <text:p>8892.75</text:p>
          </table:table-cell>
          <table:table-cell office:value-type="float" office:value="-19131.8" calcext:value-type="float">
            <text:p>-19131.8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8981.28" calcext:value-type="float">
            <text:p>8981.28</text:p>
          </table:table-cell>
          <table:table-cell office:value-type="float" office:value="-19131.6" calcext:value-type="float">
            <text:p>-19131.6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8981.13" calcext:value-type="float">
            <text:p>8981.13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06996" calcext:value-type="float">
            <text:p>0.706996</text:p>
          </table:table-cell>
          <table:table-cell office:value-type="float" office:value="0" calcext:value-type="float">
            <text:p>0</text:p>
          </table:table-cell>
          <table:table-cell office:value-type="float" office:value="-0.707218" calcext:value-type="float">
            <text:p>-0.707218</text:p>
          </table:table-cell>
        </table:table-row>
        <table:table-row table:style-name="ro1">
          <table:table-cell office:value-type="float" office:value="-22961.5" calcext:value-type="float">
            <text:p>-22961.5</text:p>
          </table:table-cell>
          <table:table-cell office:value-type="float" office:value="910" calcext:value-type="float">
            <text:p>910</text:p>
          </table:table-cell>
          <table:table-cell office:value-type="float" office:value="10169.6" calcext:value-type="float">
            <text:p>10169.6</text:p>
          </table:table-cell>
          <table:table-cell office:value-type="float" office:value="-22890.8" calcext:value-type="float">
            <text:p>-22890.8</text:p>
          </table:table-cell>
          <table:table-cell office:value-type="float" office:value="910" calcext:value-type="float">
            <text:p>910</text:p>
          </table:table-cell>
          <table:table-cell office:value-type="float" office:value="10240.3" calcext:value-type="float">
            <text:p>10240.3</text:p>
          </table:table-cell>
          <table:table-cell office:value-type="float" office:value="-22890.8" calcext:value-type="float">
            <text:p>-22890.8</text:p>
          </table:table-cell>
          <table:table-cell office:value-type="float" office:value="680" calcext:value-type="float">
            <text:p>680</text:p>
          </table:table-cell>
          <table:table-cell office:value-type="float" office:value="10240.3" calcext:value-type="float">
            <text:p>10240.3</text:p>
          </table:table-cell>
          <table:table-cell office:value-type="float" office:value="-22961.5" calcext:value-type="float">
            <text:p>-22961.5</text:p>
          </table:table-cell>
          <table:table-cell office:value-type="float" office:value="680" calcext:value-type="float">
            <text:p>680</text:p>
          </table:table-cell>
          <table:table-cell office:value-type="float" office:value="10169.6" calcext:value-type="float">
            <text:p>10169.6</text:p>
          </table:table-cell>
          <table:table-cell office:value-type="float" office:value="-22890.8" calcext:value-type="float">
            <text:p>-22890.8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0240.3" calcext:value-type="float">
            <text:p>10240.3</text:p>
          </table:table-cell>
          <table:table-cell office:value-type="float" office:value="-22961.5" calcext:value-type="float">
            <text:p>-22961.5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0169.6" calcext:value-type="float">
            <text:p>10169.6</text:p>
          </table:table-cell>
          <table:table-cell office:value-type="float" office:value="-22961.5" calcext:value-type="float">
            <text:p>-22961.5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0169.6" calcext:value-type="float">
            <text:p>10169.6</text:p>
          </table:table-cell>
          <table:table-cell office:value-type="float" office:value="-22890.8" calcext:value-type="float">
            <text:p>-22890.8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0240.3" calcext:value-type="float">
            <text:p>10240.3</text:p>
          </table:table-cell>
          <table:table-cell office:value-type="float" office:value="-22926.2" calcext:value-type="float">
            <text:p>-22926.2</text:p>
          </table:table-cell>
          <table:table-cell office:value-type="float" office:value="795" calcext:value-type="float">
            <text:p>795</text:p>
          </table:table-cell>
          <table:table-cell office:value-type="float" office:value="10205" calcext:value-type="float">
            <text:p>10205</text:p>
          </table:table-cell>
          <table:table-cell office:value-type="float" office:value="-22926.2" calcext:value-type="float">
            <text:p>-22926.2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0205" calcext:value-type="float">
            <text:p>10205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1724.1" calcext:value-type="float">
            <text:p>-21724.1</text:p>
          </table:table-cell>
          <table:table-cell office:value-type="float" office:value="930" calcext:value-type="float">
            <text:p>930</text:p>
          </table:table-cell>
          <table:table-cell office:value-type="float" office:value="11407.1" calcext:value-type="float">
            <text:p>11407.1</text:p>
          </table:table-cell>
          <table:table-cell office:value-type="float" office:value="-21582.7" calcext:value-type="float">
            <text:p>-21582.7</text:p>
          </table:table-cell>
          <table:table-cell office:value-type="float" office:value="930" calcext:value-type="float">
            <text:p>930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-21582.7" calcext:value-type="float">
            <text:p>-21582.7</text:p>
          </table:table-cell>
          <table:table-cell office:value-type="float" office:value="680" calcext:value-type="float">
            <text:p>680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-21724.1" calcext:value-type="float">
            <text:p>-21724.1</text:p>
          </table:table-cell>
          <table:table-cell office:value-type="float" office:value="680" calcext:value-type="float">
            <text:p>680</text:p>
          </table:table-cell>
          <table:table-cell office:value-type="float" office:value="11407.1" calcext:value-type="float">
            <text:p>11407.1</text:p>
          </table:table-cell>
          <table:table-cell office:value-type="float" office:value="-21582.6" calcext:value-type="float">
            <text:p>-21582.6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-21724.1" calcext:value-type="float">
            <text:p>-21724.1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1407.1" calcext:value-type="float">
            <text:p>11407.1</text:p>
          </table:table-cell>
          <table:table-cell office:value-type="float" office:value="-21724.1" calcext:value-type="float">
            <text:p>-21724.1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407.1" calcext:value-type="float">
            <text:p>11407.1</text:p>
          </table:table-cell>
          <table:table-cell office:value-type="float" office:value="-21582.6" calcext:value-type="float">
            <text:p>-21582.6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-21653.4" calcext:value-type="float">
            <text:p>-21653.4</text:p>
          </table:table-cell>
          <table:table-cell office:value-type="float" office:value="805" calcext:value-type="float">
            <text:p>805</text:p>
          </table:table-cell>
          <table:table-cell office:value-type="float" office:value="11477.8" calcext:value-type="float">
            <text:p>11477.8</text:p>
          </table:table-cell>
          <table:table-cell office:value-type="float" office:value="-21653.4" calcext:value-type="float">
            <text:p>-21653.4</text:p>
          </table:table-cell>
          <table:table-cell office:value-type="float" office:value="804.779" calcext:value-type="float">
            <text:p>804.779</text:p>
          </table:table-cell>
          <table:table-cell office:value-type="float" office:value="11477.8" calcext:value-type="float">
            <text:p>11477.8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532.4" calcext:value-type="float">
            <text:p>-22532.4</text:p>
          </table:table-cell>
          <table:table-cell office:value-type="float" office:value="2250" calcext:value-type="float">
            <text:p>2250</text:p>
          </table:table-cell>
          <table:table-cell office:value-type="float" office:value="10544.9" calcext:value-type="float">
            <text:p>10544.9</text:p>
          </table:table-cell>
          <table:table-cell office:value-type="float" office:value="-22419.3" calcext:value-type="float">
            <text:p>-22419.3</text:p>
          </table:table-cell>
          <table:table-cell office:value-type="float" office:value="2250" calcext:value-type="float">
            <text:p>2250</text:p>
          </table:table-cell>
          <table:table-cell office:value-type="float" office:value="10658" calcext:value-type="float">
            <text:p>10658</text:p>
          </table:table-cell>
          <table:table-cell office:value-type="float" office:value="-22419.3" calcext:value-type="float">
            <text:p>-22419.3</text:p>
          </table:table-cell>
          <table:table-cell office:value-type="float" office:value="2070" calcext:value-type="float">
            <text:p>2070</text:p>
          </table:table-cell>
          <table:table-cell office:value-type="float" office:value="10658" calcext:value-type="float">
            <text:p>10658</text:p>
          </table:table-cell>
          <table:table-cell office:value-type="float" office:value="-22532.4" calcext:value-type="float">
            <text:p>-22532.4</text:p>
          </table:table-cell>
          <table:table-cell office:value-type="float" office:value="2070" calcext:value-type="float">
            <text:p>2070</text:p>
          </table:table-cell>
          <table:table-cell office:value-type="float" office:value="10544.9" calcext:value-type="float">
            <text:p>10544.9</text:p>
          </table:table-cell>
          <table:table-cell office:value-type="float" office:value="-22417" calcext:value-type="float">
            <text:p>-22417</text:p>
          </table:table-cell>
          <table:table-cell office:value-type="float" office:value="2249.78" calcext:value-type="float">
            <text:p>2249.78</text:p>
          </table:table-cell>
          <table:table-cell office:value-type="float" office:value="10657.5" calcext:value-type="float">
            <text:p>10657.5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2249.78" calcext:value-type="float">
            <text:p>2249.78</text:p>
          </table:table-cell>
          <table:table-cell office:value-type="float" office:value="10544.4" calcext:value-type="float">
            <text:p>10544.4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2069.78" calcext:value-type="float">
            <text:p>2069.78</text:p>
          </table:table-cell>
          <table:table-cell office:value-type="float" office:value="10544.4" calcext:value-type="float">
            <text:p>10544.4</text:p>
          </table:table-cell>
          <table:table-cell office:value-type="float" office:value="-22417" calcext:value-type="float">
            <text:p>-22417</text:p>
          </table:table-cell>
          <table:table-cell office:value-type="float" office:value="2069.78" calcext:value-type="float">
            <text:p>2069.78</text:p>
          </table:table-cell>
          <table:table-cell office:value-type="float" office:value="10657.5" calcext:value-type="float">
            <text:p>10657.5</text:p>
          </table:table-cell>
          <table:table-cell office:value-type="float" office:value="-22475.8" calcext:value-type="float">
            <text:p>-22475.8</text:p>
          </table:table-cell>
          <table:table-cell office:value-type="float" office:value="2160" calcext:value-type="float">
            <text:p>2160</text:p>
          </table:table-cell>
          <table:table-cell office:value-type="float" office:value="10601.5" calcext:value-type="float">
            <text:p>10601.5</text:p>
          </table:table-cell>
          <table:table-cell office:value-type="float" office:value="-22473.6" calcext:value-type="float">
            <text:p>-22473.6</text:p>
          </table:table-cell>
          <table:table-cell office:value-type="float" office:value="2159.78" calcext:value-type="float">
            <text:p>2159.78</text:p>
          </table:table-cell>
          <table:table-cell office:value-type="float" office:value="10601" calcext:value-type="float">
            <text:p>10601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247.3" calcext:value-type="float">
            <text:p>-22247.3</text:p>
          </table:table-cell>
          <table:table-cell office:value-type="float" office:value="1790" calcext:value-type="float">
            <text:p>1790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790" calcext:value-type="float">
            <text:p>1790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610" calcext:value-type="float">
            <text:p>1610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247.3" calcext:value-type="float">
            <text:p>-22247.3</text:p>
          </table:table-cell>
          <table:table-cell office:value-type="float" office:value="1610" calcext:value-type="float">
            <text:p>1610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789.78" calcext:value-type="float">
            <text:p>1789.78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247.3" calcext:value-type="float">
            <text:p>-22247.3</text:p>
          </table:table-cell>
          <table:table-cell office:value-type="float" office:value="1789.78" calcext:value-type="float">
            <text:p>1789.78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247.3" calcext:value-type="float">
            <text:p>-22247.3</text:p>
          </table:table-cell>
          <table:table-cell office:value-type="float" office:value="1609.78" calcext:value-type="float">
            <text:p>1609.78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609.78" calcext:value-type="float">
            <text:p>1609.78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700" calcext:value-type="float">
            <text:p>1700</text:p>
          </table:table-cell>
          <table:table-cell office:value-type="float" office:value="10883.8" calcext:value-type="float">
            <text:p>10883.8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699.78" calcext:value-type="float">
            <text:p>1699.78</text:p>
          </table:table-cell>
          <table:table-cell office:value-type="float" office:value="10883.8" calcext:value-type="float">
            <text:p>10883.8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035.2" calcext:value-type="float">
            <text:p>-22035.2</text:p>
          </table:table-cell>
          <table:table-cell office:value-type="float" office:value="1330" calcext:value-type="float">
            <text:p>1330</text:p>
          </table:table-cell>
          <table:table-cell office:value-type="float" office:value="11039.4" calcext:value-type="float">
            <text:p>11039.4</text:p>
          </table:table-cell>
          <table:table-cell office:value-type="float" office:value="-21922.1" calcext:value-type="float">
            <text:p>-21922.1</text:p>
          </table:table-cell>
          <table:table-cell office:value-type="float" office:value="1330" calcext:value-type="float">
            <text:p>1330</text:p>
          </table:table-cell>
          <table:table-cell office:value-type="float" office:value="11152.5" calcext:value-type="float">
            <text:p>11152.5</text:p>
          </table:table-cell>
          <table:table-cell office:value-type="float" office:value="-21922.1" calcext:value-type="float">
            <text:p>-21922.1</text:p>
          </table:table-cell>
          <table:table-cell office:value-type="float" office:value="1150" calcext:value-type="float">
            <text:p>1150</text:p>
          </table:table-cell>
          <table:table-cell office:value-type="float" office:value="11152.5" calcext:value-type="float">
            <text:p>11152.5</text:p>
          </table:table-cell>
          <table:table-cell office:value-type="float" office:value="-22035.2" calcext:value-type="float">
            <text:p>-22035.2</text:p>
          </table:table-cell>
          <table:table-cell office:value-type="float" office:value="1150" calcext:value-type="float">
            <text:p>1150</text:p>
          </table:table-cell>
          <table:table-cell office:value-type="float" office:value="11039.4" calcext:value-type="float">
            <text:p>11039.4</text:p>
          </table:table-cell>
          <table:table-cell office:value-type="float" office:value="-21922.1" calcext:value-type="float">
            <text:p>-21922.1</text:p>
          </table:table-cell>
          <table:table-cell office:value-type="float" office:value="1329.78" calcext:value-type="float">
            <text:p>1329.78</text:p>
          </table:table-cell>
          <table:table-cell office:value-type="float" office:value="11152.5" calcext:value-type="float">
            <text:p>11152.5</text:p>
          </table:table-cell>
          <table:table-cell office:value-type="float" office:value="-22035.2" calcext:value-type="float">
            <text:p>-22035.2</text:p>
          </table:table-cell>
          <table:table-cell office:value-type="float" office:value="1329.78" calcext:value-type="float">
            <text:p>1329.78</text:p>
          </table:table-cell>
          <table:table-cell office:value-type="float" office:value="11039.4" calcext:value-type="float">
            <text:p>11039.4</text:p>
          </table:table-cell>
          <table:table-cell office:value-type="float" office:value="-22035.2" calcext:value-type="float">
            <text:p>-22035.2</text:p>
          </table:table-cell>
          <table:table-cell office:value-type="float" office:value="1149.78" calcext:value-type="float">
            <text:p>1149.78</text:p>
          </table:table-cell>
          <table:table-cell office:value-type="float" office:value="11039.4" calcext:value-type="float">
            <text:p>11039.4</text:p>
          </table:table-cell>
          <table:table-cell office:value-type="float" office:value="-21922.1" calcext:value-type="float">
            <text:p>-21922.1</text:p>
          </table:table-cell>
          <table:table-cell office:value-type="float" office:value="1149.78" calcext:value-type="float">
            <text:p>1149.78</text:p>
          </table:table-cell>
          <table:table-cell office:value-type="float" office:value="11152.5" calcext:value-type="float">
            <text:p>11152.5</text:p>
          </table:table-cell>
          <table:table-cell office:value-type="float" office:value="-21978.6" calcext:value-type="float">
            <text:p>-21978.6</text:p>
          </table:table-cell>
          <table:table-cell office:value-type="float" office:value="1240" calcext:value-type="float">
            <text:p>1240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1978.6" calcext:value-type="float">
            <text:p>-21978.6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247.3" calcext:value-type="float">
            <text:p>-22247.3</text:p>
          </table:table-cell>
          <table:table-cell office:value-type="float" office:value="1330" calcext:value-type="float">
            <text:p>1330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330" calcext:value-type="float">
            <text:p>1330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150" calcext:value-type="float">
            <text:p>1150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247.3" calcext:value-type="float">
            <text:p>-22247.3</text:p>
          </table:table-cell>
          <table:table-cell office:value-type="float" office:value="1150" calcext:value-type="float">
            <text:p>1150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329.78" calcext:value-type="float">
            <text:p>1329.78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247.3" calcext:value-type="float">
            <text:p>-22247.3</text:p>
          </table:table-cell>
          <table:table-cell office:value-type="float" office:value="1329.78" calcext:value-type="float">
            <text:p>1329.78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247.3" calcext:value-type="float">
            <text:p>-22247.3</text:p>
          </table:table-cell>
          <table:table-cell office:value-type="float" office:value="1149.78" calcext:value-type="float">
            <text:p>1149.78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-22134.2" calcext:value-type="float">
            <text:p>-22134.2</text:p>
          </table:table-cell>
          <table:table-cell office:value-type="float" office:value="1149.78" calcext:value-type="float">
            <text:p>1149.78</text:p>
          </table:table-cell>
          <table:table-cell office:value-type="float" office:value="10940.4" calcext:value-type="float">
            <text:p>10940.4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240" calcext:value-type="float">
            <text:p>1240</text:p>
          </table:table-cell>
          <table:table-cell office:value-type="float" office:value="10883.8" calcext:value-type="float">
            <text:p>10883.8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0883.8" calcext:value-type="float">
            <text:p>10883.8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3581.2" calcext:value-type="float">
            <text:p>-23581.2</text:p>
          </table:table-cell>
          <table:table-cell office:value-type="float" office:value="934.473" calcext:value-type="float">
            <text:p>934.473</text:p>
          </table:table-cell>
          <table:table-cell office:value-type="float" office:value="9531.23" calcext:value-type="float">
            <text:p>9531.23</text:p>
          </table:table-cell>
          <table:table-cell office:value-type="float" office:value="-23581.2" calcext:value-type="float">
            <text:p>-23581.2</text:p>
          </table:table-cell>
          <table:table-cell office:value-type="float" office:value="2820.98" calcext:value-type="float">
            <text:p>2820.98</text:p>
          </table:table-cell>
          <table:table-cell office:value-type="float" office:value="9531.23" calcext:value-type="float">
            <text:p>9531.23</text:p>
          </table:table-cell>
          <table:table-cell office:value-type="float" office:value="-23134.9" calcext:value-type="float">
            <text:p>-23134.9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10185.4" calcext:value-type="float">
            <text:p>10185.4</text:p>
          </table:table-cell>
          <table:table-cell office:value-type="float" office:value="-23134.9" calcext:value-type="float">
            <text:p>-23134.9</text:p>
          </table:table-cell>
          <table:table-cell office:value-type="float" office:value="934.473" calcext:value-type="float">
            <text:p>934.473</text:p>
          </table:table-cell>
          <table:table-cell office:value-type="float" office:value="10185.4" calcext:value-type="float">
            <text:p>10185.4</text:p>
          </table:table-cell>
          <table:table-cell office:value-type="float" office:value="-23134.9" calcext:value-type="float">
            <text:p>-23134.9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10185.4" calcext:value-type="float">
            <text:p>10185.4</text:p>
          </table:table-cell>
          <table:table-cell office:value-type="float" office:value="-23581.2" calcext:value-type="float">
            <text:p>-23581.2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9531.23" calcext:value-type="float">
            <text:p>9531.23</text:p>
          </table:table-cell>
          <table:table-cell office:value-type="float" office:value="-23581.2" calcext:value-type="float">
            <text:p>-23581.2</text:p>
          </table:table-cell>
          <table:table-cell office:value-type="float" office:value="934.473" calcext:value-type="float">
            <text:p>934.473</text:p>
          </table:table-cell>
          <table:table-cell office:value-type="float" office:value="9531.23" calcext:value-type="float">
            <text:p>9531.23</text:p>
          </table:table-cell>
          <table:table-cell office:value-type="float" office:value="-23134.9" calcext:value-type="float">
            <text:p>-23134.9</text:p>
          </table:table-cell>
          <table:table-cell office:value-type="float" office:value="934.473" calcext:value-type="float">
            <text:p>934.473</text:p>
          </table:table-cell>
          <table:table-cell office:value-type="float" office:value="10185.4" calcext:value-type="float">
            <text:p>10185.4</text:p>
          </table:table-cell>
          <table:table-cell office:value-type="float" office:value="-23356.2" calcext:value-type="float">
            <text:p>-23356.2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9631.23" calcext:value-type="float">
            <text:p>9631.23</text:p>
          </table:table-cell>
          <table:table-cell office:value-type="float" office:value="-23356.2" calcext:value-type="float">
            <text:p>-23356.2</text:p>
          </table:table-cell>
          <table:table-cell office:value-type="float" office:value="1710.49" calcext:value-type="float">
            <text:p>1710.49</text:p>
          </table:table-cell>
          <table:table-cell office:value-type="float" office:value="9631.23" calcext:value-type="float">
            <text:p>9631.23</text:p>
          </table:table-cell>
          <table:table-cell office:value-type="float" office:value="0.826097" calcext:value-type="float">
            <text:p>0.826097</text:p>
          </table:table-cell>
          <table:table-cell office:value-type="float" office:value="0.000000583427" calcext:value-type="float">
            <text:p>5.83427E-07</text:p>
          </table:table-cell>
          <table:table-cell office:value-type="float" office:value="-0.563528" calcext:value-type="float">
            <text:p>-0.563528</text:p>
          </table:table-cell>
          <table:table-cell office:value-type="float" office:value="-0.826097" calcext:value-type="float">
            <text:p>-0.826097</text:p>
          </table:table-cell>
          <table:table-cell office:value-type="float" office:value="-0.000000583427" calcext:value-type="float">
            <text:p>-5.83427E-07</text:p>
          </table:table-cell>
          <table:table-cell office:value-type="float" office:value="0.563528" calcext:value-type="float">
            <text:p>0.563528</text:p>
          </table:table-cell>
        </table:table-row>
        <table:table-row table:style-name="ro1">
          <table:table-cell office:value-type="float" office:value="-18456.5" calcext:value-type="float">
            <text:p>-18456.5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9656.57" calcext:value-type="float">
            <text:p>9656.57</text:p>
          </table:table-cell>
          <table:table-cell office:value-type="float" office:value="-18456.5" calcext:value-type="float">
            <text:p>-18456.5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9656.57" calcext:value-type="float">
            <text:p>9656.57</text:p>
          </table:table-cell>
          <table:table-cell office:value-type="float" office:value="-18583.8" calcext:value-type="float">
            <text:p>-18583.8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9529.29" calcext:value-type="float">
            <text:p>9529.29</text:p>
          </table:table-cell>
          <table:table-cell office:value-type="float" office:value="-18583.8" calcext:value-type="float">
            <text:p>-18583.8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9529.29" calcext:value-type="float">
            <text:p>9529.29</text:p>
          </table:table-cell>
          <table:table-cell office:value-type="float" office:value="-18583.6" calcext:value-type="float">
            <text:p>-18583.6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9529.05" calcext:value-type="float">
            <text:p>9529.05</text:p>
          </table:table-cell>
          <table:table-cell office:value-type="float" office:value="-18456.2" calcext:value-type="float">
            <text:p>-18456.2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9656.31" calcext:value-type="float">
            <text:p>9656.31</text:p>
          </table:table-cell>
          <table:table-cell office:value-type="float" office:value="-18456.2" calcext:value-type="float">
            <text:p>-18456.2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9656.31" calcext:value-type="float">
            <text:p>9656.31</text:p>
          </table:table-cell>
          <table:table-cell office:value-type="float" office:value="-18583.6" calcext:value-type="float">
            <text:p>-18583.6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9529.05" calcext:value-type="float">
            <text:p>9529.05</text:p>
          </table:table-cell>
          <table:table-cell office:value-type="float" office:value="-18495.4" calcext:value-type="float">
            <text:p>-18495.4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9617.68" calcext:value-type="float">
            <text:p>9617.68</text:p>
          </table:table-cell>
          <table:table-cell office:value-type="float" office:value="-18519.9" calcext:value-type="float">
            <text:p>-18519.9</text:p>
          </table:table-cell>
          <table:table-cell office:value-type="float" office:value="1559.07" calcext:value-type="float">
            <text:p>1559.07</text:p>
          </table:table-cell>
          <table:table-cell office:value-type="float" office:value="9592.68" calcext:value-type="float">
            <text:p>9592.6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06993" calcext:value-type="float">
            <text:p>0.706993</text:p>
          </table:table-cell>
          <table:table-cell office:value-type="float" office:value="0" calcext:value-type="float">
            <text:p>0</text:p>
          </table:table-cell>
          <table:table-cell office:value-type="float" office:value="-0.707221" calcext:value-type="float">
            <text:p>-0.707221</text:p>
          </table:table-cell>
        </table:table-row>
        <table:table-row table:style-name="ro1">
          <table:table-cell office:value-type="float" office:value="-19729.3" calcext:value-type="float">
            <text:p>-19729.3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383.78" calcext:value-type="float">
            <text:p>8383.78</text:p>
          </table:table-cell>
          <table:table-cell office:value-type="float" office:value="-19729.3" calcext:value-type="float">
            <text:p>-19729.3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383.78" calcext:value-type="float">
            <text:p>8383.78</text:p>
          </table:table-cell>
          <table:table-cell office:value-type="float" office:value="-19856.6" calcext:value-type="float">
            <text:p>-19856.6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256.5" calcext:value-type="float">
            <text:p>8256.5</text:p>
          </table:table-cell>
          <table:table-cell office:value-type="float" office:value="-19856.6" calcext:value-type="float">
            <text:p>-19856.6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256.5" calcext:value-type="float">
            <text:p>8256.5</text:p>
          </table:table-cell>
          <table:table-cell office:value-type="float" office:value="-19856.5" calcext:value-type="float">
            <text:p>-19856.5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256.46" calcext:value-type="float">
            <text:p>8256.46</text:p>
          </table:table-cell>
          <table:table-cell office:value-type="float" office:value="-19729.2" calcext:value-type="float">
            <text:p>-19729.2</text:p>
          </table:table-cell>
          <table:table-cell office:value-type="float" office:value="1744.07" calcext:value-type="float">
            <text:p>1744.07</text:p>
          </table:table-cell>
          <table:table-cell office:value-type="float" office:value="8383.72" calcext:value-type="float">
            <text:p>8383.72</text:p>
          </table:table-cell>
          <table:table-cell office:value-type="float" office:value="-19729.2" calcext:value-type="float">
            <text:p>-19729.2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383.72" calcext:value-type="float">
            <text:p>8383.72</text:p>
          </table:table-cell>
          <table:table-cell office:value-type="float" office:value="-19856.5" calcext:value-type="float">
            <text:p>-19856.5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8256.46" calcext:value-type="float">
            <text:p>8256.46</text:p>
          </table:table-cell>
          <table:table-cell office:value-type="float" office:value="-19768.2" calcext:value-type="float">
            <text:p>-19768.2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8344.89" calcext:value-type="float">
            <text:p>8344.89</text:p>
          </table:table-cell>
          <table:table-cell office:value-type="float" office:value="-19768.1" calcext:value-type="float">
            <text:p>-19768.1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8344.84" calcext:value-type="float">
            <text:p>8344.84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06996" calcext:value-type="float">
            <text:p>0.706996</text:p>
          </table:table-cell>
          <table:table-cell office:value-type="float" office:value="0" calcext:value-type="float">
            <text:p>0</text:p>
          </table:table-cell>
          <table:table-cell office:value-type="float" office:value="-0.707218" calcext:value-type="float">
            <text:p>-0.707218</text:p>
          </table:table-cell>
        </table:table-row>
        <table:table-row table:style-name="ro1">
          <table:table-cell office:value-type="float" office:value="-30031.2" calcext:value-type="float">
            <text:p>-30031.2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28617" calcext:value-type="float">
            <text:p>-28617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8617" calcext:value-type="float">
            <text:p>-28617</text:p>
          </table:table-cell>
          <table:table-cell office:value-type="float" office:value="-130" calcext:value-type="float">
            <text:p>-13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-130" calcext:value-type="float">
            <text:p>-130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28617" calcext:value-type="float">
            <text:p>-28617</text:p>
          </table:table-cell>
          <table:table-cell office:value-type="float" office:value="-130" calcext:value-type="float">
            <text:p>-13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8617" calcext:value-type="float">
            <text:p>-28617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-130" calcext:value-type="float">
            <text:p>-130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29264.5" calcext:value-type="float">
            <text:p>-29264.5</text:p>
          </table:table-cell>
          <table:table-cell office:value-type="float" office:value="921.138" calcext:value-type="float">
            <text:p>921.138</text:p>
          </table:table-cell>
          <table:table-cell office:value-type="float" office:value="4556.84" calcext:value-type="float">
            <text:p>4556.84</text:p>
          </table:table-cell>
          <table:table-cell office:value-type="float" office:value="-29264.5" calcext:value-type="float">
            <text:p>-29264.5</text:p>
          </table:table-cell>
          <table:table-cell office:value-type="float" office:value="921.138" calcext:value-type="float">
            <text:p>921.138</text:p>
          </table:table-cell>
          <table:table-cell office:value-type="float" office:value="4556.84" calcext:value-type="float">
            <text:p>4556.84</text:p>
          </table:table-cell>
          <table:table-cell office:value-type="float" office:value="0.707106" calcext:value-type="float">
            <text:p>0.707106</text:p>
          </table:table-cell>
          <table:table-cell office:value-type="float" office:value="-0.000000492703" calcext:value-type="float">
            <text:p>-4.92703E-07</text:p>
          </table:table-cell>
          <table:table-cell office:value-type="float" office:value="-0.707108" calcext:value-type="float">
            <text:p>-0.707108</text:p>
          </table:table-cell>
          <table:table-cell office:value-type="float" office:value="-0.707106" calcext:value-type="float">
            <text:p>-0.707106</text:p>
          </table:table-cell>
          <table:table-cell office:value-type="float" office:value="0.000000492703" calcext:value-type="float">
            <text:p>4.92703E-07</text:p>
          </table:table-cell>
          <table:table-cell office:value-type="float" office:value="0.707108" calcext:value-type="float">
            <text:p>0.707108</text:p>
          </table:table-cell>
        </table:table-row>
        <table:table-row table:style-name="ro1">
          <table:table-cell office:value-type="float" office:value="-26672.5" calcext:value-type="float">
            <text:p>-26672.5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427.339" calcext:value-type="float">
            <text:p>427.339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427.339" calcext:value-type="float">
            <text:p>427.339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427.339" calcext:value-type="float">
            <text:p>427.339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427.339" calcext:value-type="float">
            <text:p>427.339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6001.8" calcext:value-type="float">
            <text:p>-26001.8</text:p>
          </table:table-cell>
          <table:table-cell office:value-type="float" office:value="1451.29" calcext:value-type="float">
            <text:p>1451.29</text:p>
          </table:table-cell>
          <table:table-cell office:value-type="float" office:value="5892.19" calcext:value-type="float">
            <text:p>5892.19</text:p>
          </table:table-cell>
          <table:table-cell office:value-type="float" office:value="-26001.8" calcext:value-type="float">
            <text:p>-26001.8</text:p>
          </table:table-cell>
          <table:table-cell office:value-type="float" office:value="1451.29" calcext:value-type="float">
            <text:p>1451.29</text:p>
          </table:table-cell>
          <table:table-cell office:value-type="float" office:value="5892.19" calcext:value-type="float">
            <text:p>5892.19</text:p>
          </table:table-cell>
          <table:table-cell office:value-type="float" office:value="-0.163231" calcext:value-type="float">
            <text:p>-0.163231</text:p>
          </table:table-cell>
          <table:table-cell office:value-type="float" office:value="0.00000023215" calcext:value-type="float">
            <text:p>2.3215E-07</text:p>
          </table:table-cell>
          <table:table-cell office:value-type="float" office:value="-0.986588" calcext:value-type="float">
            <text:p>-0.986588</text:p>
          </table:table-cell>
          <table:table-cell office:value-type="float" office:value="0.163231" calcext:value-type="float">
            <text:p>0.163231</text:p>
          </table:table-cell>
          <table:table-cell office:value-type="float" office:value="-0.00000023215" calcext:value-type="float">
            <text:p>-2.3215E-07</text:p>
          </table:table-cell>
          <table:table-cell office:value-type="float" office:value="0.986588" calcext:value-type="float">
            <text:p>0.986588</text:p>
          </table:table-cell>
        </table:table-row>
        <table:table-row table:style-name="ro1">
          <table:table-cell office:value-type="float" office:value="-17656.8" calcext:value-type="float">
            <text:p>-17656.8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17656.8" calcext:value-type="float">
            <text:p>-17656.8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8598.72" calcext:value-type="float">
            <text:p>-8598.72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29620" calcext:value-type="float">
            <text:p>-2962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3380" calcext:value-type="float">
            <text:p>3380</text:p>
          </table:table-cell>
          <table:table-cell office:value-type="float" office:value="-17550" calcext:value-type="float">
            <text:p>-17550</text:p>
          </table:table-cell>
          <table:table-cell office:value-type="float" office:value="2102.28" calcext:value-type="float">
            <text:p>2102.28</text:p>
          </table:table-cell>
          <table:table-cell office:value-type="float" office:value="-8700" calcext:value-type="float">
            <text:p>-8700</text:p>
          </table:table-cell>
          <table:table-cell office:value-type="float" office:value="-17550" calcext:value-type="float">
            <text:p>-17550</text:p>
          </table:table-cell>
          <table:table-cell office:value-type="float" office:value="0.00012207" calcext:value-type="float">
            <text:p>0.00012207</text:p>
          </table:table-cell>
          <table:table-cell office:value-type="float" office:value="-8700" calcext:value-type="float">
            <text:p>-8700</text:p>
          </table:table-cell>
          <table:table-cell office:value-type="float" office:value="-29620" calcext:value-type="float">
            <text:p>-29620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3380" calcext:value-type="float">
            <text:p>3380</text:p>
          </table:table-cell>
          <table:table-cell office:value-type="float" office:value="-23638.4" calcext:value-type="float">
            <text:p>-23638.4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2609.36" calcext:value-type="float">
            <text:p>-2609.36</text:p>
          </table:table-cell>
          <table:table-cell office:value-type="float" office:value="-22255" calcext:value-type="float">
            <text:p>-22255</text:p>
          </table:table-cell>
          <table:table-cell office:value-type="float" office:value="1051.14" calcext:value-type="float">
            <text:p>1051.14</text:p>
          </table:table-cell>
          <table:table-cell office:value-type="float" office:value="-5700" calcext:value-type="float">
            <text:p>-570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399" calcext:value-type="float">
            <text:p>-0.707399</text:p>
          </table:table-cell>
          <table:table-cell office:value-type="float" office:value="0" calcext:value-type="float">
            <text:p>0</text:p>
          </table:table-cell>
          <table:table-cell office:value-type="float" office:value="-0.706814" calcext:value-type="float">
            <text:p>-0.706814</text:p>
          </table:table-cell>
        </table:table-row>
        <table:table-row table:style-name="ro1">
          <table:table-cell office:value-type="float" office:value="-28617" calcext:value-type="float">
            <text:p>-28617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8086.6" calcext:value-type="float">
            <text:p>-28086.6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4942.39" calcext:value-type="float">
            <text:p>4942.39</text:p>
          </table:table-cell>
          <table:table-cell office:value-type="float" office:value="-28086.6" calcext:value-type="float">
            <text:p>-28086.6</text:p>
          </table:table-cell>
          <table:table-cell office:value-type="float" office:value="-130" calcext:value-type="float">
            <text:p>-130</text:p>
          </table:table-cell>
          <table:table-cell office:value-type="float" office:value="4942.39" calcext:value-type="float">
            <text:p>4942.39</text:p>
          </table:table-cell>
          <table:table-cell office:value-type="float" office:value="-28617" calcext:value-type="float">
            <text:p>-28617</text:p>
          </table:table-cell>
          <table:table-cell office:value-type="float" office:value="-130" calcext:value-type="float">
            <text:p>-13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8086.6" calcext:value-type="float">
            <text:p>-28086.6</text:p>
          </table:table-cell>
          <table:table-cell office:value-type="float" office:value="-130" calcext:value-type="float">
            <text:p>-130</text:p>
          </table:table-cell>
          <table:table-cell office:value-type="float" office:value="4942.39" calcext:value-type="float">
            <text:p>4942.39</text:p>
          </table:table-cell>
          <table:table-cell office:value-type="float" office:value="-28086.6" calcext:value-type="float">
            <text:p>-28086.6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4942.39" calcext:value-type="float">
            <text:p>4942.39</text:p>
          </table:table-cell>
          <table:table-cell office:value-type="float" office:value="-28617" calcext:value-type="float">
            <text:p>-28617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8617" calcext:value-type="float">
            <text:p>-28617</text:p>
          </table:table-cell>
          <table:table-cell office:value-type="float" office:value="-130" calcext:value-type="float">
            <text:p>-130</text:p>
          </table:table-cell>
          <table:table-cell office:value-type="float" office:value="5189.86" calcext:value-type="float">
            <text:p>5189.86</text:p>
          </table:table-cell>
          <table:table-cell office:value-type="float" office:value="-27850.3" calcext:value-type="float">
            <text:p>-27850.3</text:p>
          </table:table-cell>
          <table:table-cell office:value-type="float" office:value="921.138" calcext:value-type="float">
            <text:p>921.138</text:p>
          </table:table-cell>
          <table:table-cell office:value-type="float" office:value="5971.06" calcext:value-type="float">
            <text:p>5971.06</text:p>
          </table:table-cell>
          <table:table-cell office:value-type="float" office:value="-27850.3" calcext:value-type="float">
            <text:p>-27850.3</text:p>
          </table:table-cell>
          <table:table-cell office:value-type="float" office:value="921.138" calcext:value-type="float">
            <text:p>921.138</text:p>
          </table:table-cell>
          <table:table-cell office:value-type="float" office:value="5971.06" calcext:value-type="float">
            <text:p>5971.06</text:p>
          </table:table-cell>
          <table:table-cell office:value-type="float" office:value="-0.422837" calcext:value-type="float">
            <text:p>-0.422837</text:p>
          </table:table-cell>
          <table:table-cell office:value-type="float" office:value="0.000000210478" calcext:value-type="float">
            <text:p>2.10478E-07</text:p>
          </table:table-cell>
          <table:table-cell office:value-type="float" office:value="-0.906206" calcext:value-type="float">
            <text:p>-0.906206</text:p>
          </table:table-cell>
          <table:table-cell office:value-type="float" office:value="0.422837" calcext:value-type="float">
            <text:p>0.422837</text:p>
          </table:table-cell>
          <table:table-cell office:value-type="float" office:value="-0.000000210478" calcext:value-type="float">
            <text:p>-2.10478E-07</text:p>
          </table:table-cell>
          <table:table-cell office:value-type="float" office:value="0.906206" calcext:value-type="float">
            <text:p>0.906206</text:p>
          </table:table-cell>
        </table:table-row>
        <table:table-row table:style-name="ro1">
          <table:table-cell office:value-type="float" office:value="-36380" calcext:value-type="float">
            <text:p>-36380</text:p>
          </table:table-cell>
          <table:table-cell office:value-type="float" office:value="-100" calcext:value-type="float">
            <text:p>-100</text:p>
          </table:table-cell>
          <table:table-cell office:value-type="float" office:value="10120" calcext:value-type="float">
            <text:p>10120</text:p>
          </table:table-cell>
          <table:table-cell office:value-type="float" office:value="-36380" calcext:value-type="float">
            <text:p>-36380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0120" calcext:value-type="float">
            <text:p>10120</text:p>
          </table:table-cell>
          <table:table-cell office:value-type="float" office:value="-29620" calcext:value-type="float">
            <text:p>-29620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3380" calcext:value-type="float">
            <text:p>3380</text:p>
          </table:table-cell>
          <table:table-cell office:value-type="float" office:value="-29620" calcext:value-type="float">
            <text:p>-29620</text:p>
          </table:table-cell>
          <table:table-cell office:value-type="float" office:value="-100" calcext:value-type="float">
            <text:p>-100</text:p>
          </table:table-cell>
          <table:table-cell office:value-type="float" office:value="3380" calcext:value-type="float">
            <text:p>3380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36380" calcext:value-type="float">
            <text:p>-36380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0120" calcext:value-type="float">
            <text:p>10120</text:p>
          </table:table-cell>
          <table:table-cell office:value-type="float" office:value="-36380" calcext:value-type="float">
            <text:p>-36380</text:p>
          </table:table-cell>
          <table:table-cell office:value-type="float" office:value="-100" calcext:value-type="float">
            <text:p>-100</text:p>
          </table:table-cell>
          <table:table-cell office:value-type="float" office:value="10120" calcext:value-type="float">
            <text:p>10120</text:p>
          </table:table-cell>
          <table:table-cell office:value-type="float" office:value="-30031.2" calcext:value-type="float">
            <text:p>-30031.2</text:p>
          </table:table-cell>
          <table:table-cell office:value-type="float" office:value="-100" calcext:value-type="float">
            <text:p>-100</text:p>
          </table:table-cell>
          <table:table-cell office:value-type="float" office:value="3775.65" calcext:value-type="float">
            <text:p>3775.65</text:p>
          </table:table-cell>
          <table:table-cell office:value-type="float" office:value="-35521.7" calcext:value-type="float">
            <text:p>-35521.7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9259.51" calcext:value-type="float">
            <text:p>9259.51</text:p>
          </table:table-cell>
          <table:table-cell office:value-type="float" office:value="-35521.7" calcext:value-type="float">
            <text:p>-35521.7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9259.51" calcext:value-type="float">
            <text:p>9259.51</text:p>
          </table:table-cell>
          <table:table-cell office:value-type="float" office:value="-0.706059" calcext:value-type="float">
            <text:p>-0.706059</text:p>
          </table:table-cell>
          <table:table-cell office:value-type="float" office:value="0" calcext:value-type="float">
            <text:p>0</text:p>
          </table:table-cell>
          <table:table-cell office:value-type="float" office:value="-0.708154" calcext:value-type="float">
            <text:p>-0.708154</text:p>
          </table:table-cell>
          <table:table-cell office:value-type="float" office:value="0.70686" calcext:value-type="float">
            <text:p>0.70686</text:p>
          </table:table-cell>
          <table:table-cell office:value-type="float" office:value="0" calcext:value-type="float">
            <text:p>0</text:p>
          </table:table-cell>
          <table:table-cell office:value-type="float" office:value="0.707353" calcext:value-type="float">
            <text:p>0.707353</text:p>
          </table:table-cell>
        </table:table-row>
        <table:table-row table:style-name="ro1">
          <table:table-cell office:value-type="float" office:value="-36219" calcext:value-type="float">
            <text:p>-36219</text:p>
          </table:table-cell>
          <table:table-cell office:value-type="float" office:value="-100" calcext:value-type="float">
            <text:p>-100</text:p>
          </table:table-cell>
          <table:table-cell office:value-type="float" office:value="10245.4" calcext:value-type="float">
            <text:p>10245.4</text:p>
          </table:table-cell>
          <table:table-cell office:value-type="float" office:value="-36219" calcext:value-type="float">
            <text:p>-36219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0245.4" calcext:value-type="float">
            <text:p>10245.4</text:p>
          </table:table-cell>
          <table:table-cell office:value-type="float" office:value="-36380" calcext:value-type="float">
            <text:p>-36380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0120" calcext:value-type="float">
            <text:p>10120</text:p>
          </table:table-cell>
          <table:table-cell office:value-type="float" office:value="-36380" calcext:value-type="float">
            <text:p>-36380</text:p>
          </table:table-cell>
          <table:table-cell office:value-type="float" office:value="-100" calcext:value-type="float">
            <text:p>-100</text:p>
          </table:table-cell>
          <table:table-cell office:value-type="float" office:value="10120" calcext:value-type="float">
            <text:p>10120</text:p>
          </table:table-cell>
          <table:table-cell office:value-type="float" office:value="-36380" calcext:value-type="float">
            <text:p>-36380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0120" calcext:value-type="float">
            <text:p>10120</text:p>
          </table:table-cell>
          <table:table-cell office:value-type="float" office:value="-36219" calcext:value-type="float">
            <text:p>-36219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0245.4" calcext:value-type="float">
            <text:p>10245.4</text:p>
          </table:table-cell>
          <table:table-cell office:value-type="float" office:value="-36219" calcext:value-type="float">
            <text:p>-36219</text:p>
          </table:table-cell>
          <table:table-cell office:value-type="float" office:value="497.704" calcext:value-type="float">
            <text:p>497.704</text:p>
          </table:table-cell>
          <table:table-cell office:value-type="float" office:value="10245.4" calcext:value-type="float">
            <text:p>10245.4</text:p>
          </table:table-cell>
          <table:table-cell office:value-type="float" office:value="-36380" calcext:value-type="float">
            <text:p>-36380</text:p>
          </table:table-cell>
          <table:table-cell office:value-type="float" office:value="497.704" calcext:value-type="float">
            <text:p>497.704</text:p>
          </table:table-cell>
          <table:table-cell office:value-type="float" office:value="10120" calcext:value-type="float">
            <text:p>10120</text:p>
          </table:table-cell>
          <table:table-cell office:value-type="float" office:value="-35895.6" calcext:value-type="float">
            <text:p>-35895.6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10338" calcext:value-type="float">
            <text:p>10338</text:p>
          </table:table-cell>
          <table:table-cell office:value-type="float" office:value="-35895.6" calcext:value-type="float">
            <text:p>-35895.6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10338" calcext:value-type="float">
            <text:p>10338</text:p>
          </table:table-cell>
          <table:table-cell office:value-type="float" office:value="-0.614686" calcext:value-type="float">
            <text:p>-0.614686</text:p>
          </table:table-cell>
          <table:table-cell office:value-type="float" office:value="0" calcext:value-type="float">
            <text:p>0</text:p>
          </table:table-cell>
          <table:table-cell office:value-type="float" office:value="0.788772" calcext:value-type="float">
            <text:p>0.788772</text:p>
          </table:table-cell>
          <table:table-cell office:value-type="float" office:value="0.614686" calcext:value-type="float">
            <text:p>0.614686</text:p>
          </table:table-cell>
          <table:table-cell office:value-type="float" office:value="0" calcext:value-type="float">
            <text:p>0</text:p>
          </table:table-cell>
          <table:table-cell office:value-type="float" office:value="-0.788772" calcext:value-type="float">
            <text:p>-0.788772</text:p>
          </table:table-cell>
        </table:table-row>
        <table:table-row table:style-name="ro1">
          <table:table-cell office:value-type="float" office:value="-33107.9" calcext:value-type="float">
            <text:p>-33107.9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3356.7" calcext:value-type="float">
            <text:p>13356.7</text:p>
          </table:table-cell>
          <table:table-cell office:value-type="float" office:value="-33390.7" calcext:value-type="float">
            <text:p>-33390.7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3073.8" calcext:value-type="float">
            <text:p>13073.8</text:p>
          </table:table-cell>
          <table:table-cell office:value-type="float" office:value="-33390.7" calcext:value-type="float">
            <text:p>-33390.7</text:p>
          </table:table-cell>
          <table:table-cell office:value-type="float" office:value="-100" calcext:value-type="float">
            <text:p>-100</text:p>
          </table:table-cell>
          <table:table-cell office:value-type="float" office:value="13073.8" calcext:value-type="float">
            <text:p>13073.8</text:p>
          </table:table-cell>
          <table:table-cell office:value-type="float" office:value="-33107.9" calcext:value-type="float">
            <text:p>-33107.9</text:p>
          </table:table-cell>
          <table:table-cell office:value-type="float" office:value="-100" calcext:value-type="float">
            <text:p>-100</text:p>
          </table:table-cell>
          <table:table-cell office:value-type="float" office:value="13356.7" calcext:value-type="float">
            <text:p>13356.7</text:p>
          </table:table-cell>
          <table:table-cell office:value-type="float" office:value="-33390.7" calcext:value-type="float">
            <text:p>-33390.7</text:p>
          </table:table-cell>
          <table:table-cell office:value-type="float" office:value="-100" calcext:value-type="float">
            <text:p>-100</text:p>
          </table:table-cell>
          <table:table-cell office:value-type="float" office:value="13073.8" calcext:value-type="float">
            <text:p>13073.8</text:p>
          </table:table-cell>
          <table:table-cell office:value-type="float" office:value="-33390.7" calcext:value-type="float">
            <text:p>-33390.7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13073.8" calcext:value-type="float">
            <text:p>13073.8</text:p>
          </table:table-cell>
          <table:table-cell office:value-type="float" office:value="-33107.9" calcext:value-type="float">
            <text:p>-33107.9</text:p>
          </table:table-cell>
          <table:table-cell office:value-type="float" office:value="2002.27" calcext:value-type="float">
            <text:p>2002.27</text:p>
          </table:table-cell>
          <table:table-cell office:value-type="float" office:value="13356.7" calcext:value-type="float">
            <text:p>13356.7</text:p>
          </table:table-cell>
          <table:table-cell office:value-type="float" office:value="-33107.9" calcext:value-type="float">
            <text:p>-33107.9</text:p>
          </table:table-cell>
          <table:table-cell office:value-type="float" office:value="-100" calcext:value-type="float">
            <text:p>-100</text:p>
          </table:table-cell>
          <table:table-cell office:value-type="float" office:value="13356.7" calcext:value-type="float">
            <text:p>13356.7</text:p>
          </table:table-cell>
          <table:table-cell office:value-type="float" office:value="-33249.3" calcext:value-type="float">
            <text:p>-33249.3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13215.3" calcext:value-type="float">
            <text:p>13215.3</text:p>
          </table:table-cell>
          <table:table-cell office:value-type="float" office:value="-33249.3" calcext:value-type="float">
            <text:p>-33249.3</text:p>
          </table:table-cell>
          <table:table-cell office:value-type="float" office:value="951.137" calcext:value-type="float">
            <text:p>951.137</text:p>
          </table:table-cell>
          <table:table-cell office:value-type="float" office:value="13215.3" calcext:value-type="float">
            <text:p>13215.3</text:p>
          </table:table-cell>
          <table:table-cell office:value-type="float" office:value="-0.707165" calcext:value-type="float">
            <text:p>-0.707165</text:p>
          </table:table-cell>
          <table:table-cell office:value-type="float" office:value="-0.000000328442" calcext:value-type="float">
            <text:p>-3.28442E-07</text:p>
          </table:table-cell>
          <table:table-cell office:value-type="float" office:value="0.707048" calcext:value-type="float">
            <text:p>0.707048</text:p>
          </table:table-cell>
          <table:table-cell office:value-type="float" office:value="0.707167" calcext:value-type="float">
            <text:p>0.707167</text:p>
          </table:table-cell>
          <table:table-cell office:value-type="float" office:value="0" calcext:value-type="float">
            <text:p>0</text:p>
          </table:table-cell>
          <table:table-cell office:value-type="float" office:value="-0.707047" calcext:value-type="float">
            <text:p>-0.707047</text:p>
          </table:table-cell>
        </table:table-row>
        <table:table-row table:style-name="ro1">
          <table:table-cell office:value-type="float" office:value="-31339.3" calcext:value-type="float">
            <text:p>-31339.3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8548.53" calcext:value-type="float">
            <text:p>8548.53</text:p>
          </table:table-cell>
          <table:table-cell office:value-type="float" office:value="-30561.5" calcext:value-type="float">
            <text:p>-30561.5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7770.76" calcext:value-type="float">
            <text:p>7770.76</text:p>
          </table:table-cell>
          <table:table-cell office:value-type="float" office:value="-30561.5" calcext:value-type="float">
            <text:p>-30561.5</text:p>
          </table:table-cell>
          <table:table-cell office:value-type="float" office:value="-19.6653" calcext:value-type="float">
            <text:p>-19.6653</text:p>
          </table:table-cell>
          <table:table-cell office:value-type="float" office:value="7770.76" calcext:value-type="float">
            <text:p>7770.76</text:p>
          </table:table-cell>
          <table:table-cell office:value-type="float" office:value="-31339.3" calcext:value-type="float">
            <text:p>-31339.3</text:p>
          </table:table-cell>
          <table:table-cell office:value-type="float" office:value="-19.6653" calcext:value-type="float">
            <text:p>-19.6653</text:p>
          </table:table-cell>
          <table:table-cell office:value-type="float" office:value="8548.53" calcext:value-type="float">
            <text:p>8548.53</text:p>
          </table:table-cell>
          <table:table-cell office:value-type="float" office:value="-30561.5" calcext:value-type="float">
            <text:p>-30561.5</text:p>
          </table:table-cell>
          <table:table-cell office:value-type="float" office:value="-99.9998" calcext:value-type="float">
            <text:p>-99.9998</text:p>
          </table:table-cell>
          <table:table-cell office:value-type="float" office:value="7770.76" calcext:value-type="float">
            <text:p>7770.76</text:p>
          </table:table-cell>
          <table:table-cell office:value-type="float" office:value="-30561.5" calcext:value-type="float">
            <text:p>-30561.5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7770.76" calcext:value-type="float">
            <text:p>7770.76</text:p>
          </table:table-cell>
          <table:table-cell office:value-type="float" office:value="-31339.3" calcext:value-type="float">
            <text:p>-31339.3</text:p>
          </table:table-cell>
          <table:table-cell office:value-type="float" office:value="2002.28" calcext:value-type="float">
            <text:p>2002.28</text:p>
          </table:table-cell>
          <table:table-cell office:value-type="float" office:value="8548.53" calcext:value-type="float">
            <text:p>8548.53</text:p>
          </table:table-cell>
          <table:table-cell office:value-type="float" office:value="-31339.3" calcext:value-type="float">
            <text:p>-31339.3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8548.53" calcext:value-type="float">
            <text:p>8548.53</text:p>
          </table:table-cell>
          <table:table-cell office:value-type="float" office:value="-30574.6" calcext:value-type="float">
            <text:p>-30574.6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9353.58" calcext:value-type="float">
            <text:p>9353.58</text:p>
          </table:table-cell>
          <table:table-cell office:value-type="float" office:value="-30574.6" calcext:value-type="float">
            <text:p>-30574.6</text:p>
          </table:table-cell>
          <table:table-cell office:value-type="float" office:value="951.138" calcext:value-type="float">
            <text:p>951.138</text:p>
          </table:table-cell>
          <table:table-cell office:value-type="float" office:value="9353.58" calcext:value-type="float">
            <text:p>9353.58</text:p>
          </table:table-cell>
          <table:table-cell office:value-type="float" office:value="-0.707093" calcext:value-type="float">
            <text:p>-0.707093</text:p>
          </table:table-cell>
          <table:table-cell office:value-type="float" office:value="0" calcext:value-type="float">
            <text:p>0</text:p>
          </table:table-cell>
          <table:table-cell office:value-type="float" office:value="-0.707121" calcext:value-type="float">
            <text:p>-0.707121</text:p>
          </table:table-cell>
          <table:table-cell office:value-type="float" office:value="0.707093" calcext:value-type="float">
            <text:p>0.707093</text:p>
          </table:table-cell>
          <table:table-cell office:value-type="float" office:value="-0.000000164238" calcext:value-type="float">
            <text:p>-1.64238E-07</text:p>
          </table:table-cell>
          <table:table-cell office:value-type="float" office:value="0.707121" calcext:value-type="float">
            <text:p>0.707121</text:p>
          </table:table-cell>
        </table:table-row>
        <table:table-row table:style-name="ro1">
          <table:table-cell office:value-type="float" office:value="-25331.1" calcext:value-type="float">
            <text:p>-25331.1</text:p>
          </table:table-cell>
          <table:table-cell office:value-type="float" office:value="400.155" calcext:value-type="float">
            <text:p>400.155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400.155" calcext:value-type="float">
            <text:p>400.155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5331.1" calcext:value-type="float">
            <text:p>-25331.1</text:p>
          </table:table-cell>
          <table:table-cell office:value-type="float" office:value="427.339" calcext:value-type="float">
            <text:p>427.339</text:p>
          </table:table-cell>
          <table:table-cell office:value-type="float" office:value="5781.23" calcext:value-type="float">
            <text:p>5781.23</text:p>
          </table:table-cell>
          <table:table-cell office:value-type="float" office:value="-26672.5" calcext:value-type="float">
            <text:p>-26672.5</text:p>
          </table:table-cell>
          <table:table-cell office:value-type="float" office:value="427.339" calcext:value-type="float">
            <text:p>427.339</text:p>
          </table:table-cell>
          <table:table-cell office:value-type="float" office:value="6003.15" calcext:value-type="float">
            <text:p>6003.15</text:p>
          </table:table-cell>
          <table:table-cell office:value-type="float" office:value="-26384.8" calcext:value-type="float">
            <text:p>-26384.8</text:p>
          </table:table-cell>
          <table:table-cell office:value-type="float" office:value="1451.29" calcext:value-type="float">
            <text:p>1451.29</text:p>
          </table:table-cell>
          <table:table-cell office:value-type="float" office:value="6303.32" calcext:value-type="float">
            <text:p>6303.32</text:p>
          </table:table-cell>
          <table:table-cell office:value-type="float" office:value="-26001.8" calcext:value-type="float">
            <text:p>-26001.8</text:p>
          </table:table-cell>
          <table:table-cell office:value-type="float" office:value="1451.29" calcext:value-type="float">
            <text:p>1451.29</text:p>
          </table:table-cell>
          <table:table-cell office:value-type="float" office:value="5892.19" calcext:value-type="float">
            <text:p>5892.19</text:p>
          </table:table-cell>
          <table:table-cell office:value-type="float" office:value="0.16323" calcext:value-type="float">
            <text:p>0.16323</text:p>
          </table:table-cell>
          <table:table-cell office:value-type="float" office:value="-0.000000229148" calcext:value-type="float">
            <text:p>-2.29148E-07</text:p>
          </table:table-cell>
          <table:table-cell office:value-type="float" office:value="0.986588" calcext:value-type="float">
            <text:p>0.986588</text:p>
          </table:table-cell>
          <table:table-cell office:value-type="float" office:value="-0.163231" calcext:value-type="float">
            <text:p>-0.163231</text:p>
          </table:table-cell>
          <table:table-cell office:value-type="float" office:value="0.00000023215" calcext:value-type="float">
            <text:p>2.3215E-07</text:p>
          </table:table-cell>
          <table:table-cell office:value-type="float" office:value="-0.986588" calcext:value-type="float">
            <text:p>-0.986588</text:p>
          </table:table-cell>
        </table:table-row>
        <table:table-row table:style-name="ro1">
          <table:table-cell office:value-type="float" office:value="-22777.7" calcext:value-type="float">
            <text:p>-22777.7</text:p>
          </table:table-cell>
          <table:table-cell office:value-type="float" office:value="680" calcext:value-type="float">
            <text:p>680</text:p>
          </table:table-cell>
          <table:table-cell office:value-type="float" office:value="12955.6" calcext:value-type="float">
            <text:p>12955.6</text:p>
          </table:table-cell>
          <table:table-cell office:value-type="float" office:value="-22777.7" calcext:value-type="float">
            <text:p>-22777.7</text:p>
          </table:table-cell>
          <table:table-cell office:value-type="float" office:value="910" calcext:value-type="float">
            <text:p>910</text:p>
          </table:table-cell>
          <table:table-cell office:value-type="float" office:value="12955.6" calcext:value-type="float">
            <text:p>12955.6</text:p>
          </table:table-cell>
          <table:table-cell office:value-type="float" office:value="-22848.4" calcext:value-type="float">
            <text:p>-22848.4</text:p>
          </table:table-cell>
          <table:table-cell office:value-type="float" office:value="910" calcext:value-type="float">
            <text:p>910</text:p>
          </table:table-cell>
          <table:table-cell office:value-type="float" office:value="12884.9" calcext:value-type="float">
            <text:p>12884.9</text:p>
          </table:table-cell>
          <table:table-cell office:value-type="float" office:value="-22848.4" calcext:value-type="float">
            <text:p>-22848.4</text:p>
          </table:table-cell>
          <table:table-cell office:value-type="float" office:value="680" calcext:value-type="float">
            <text:p>680</text:p>
          </table:table-cell>
          <table:table-cell office:value-type="float" office:value="12884.9" calcext:value-type="float">
            <text:p>12884.9</text:p>
          </table:table-cell>
          <table:table-cell office:value-type="float" office:value="-22848.4" calcext:value-type="float">
            <text:p>-22848.4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2884.9" calcext:value-type="float">
            <text:p>12884.9</text:p>
          </table:table-cell>
          <table:table-cell office:value-type="float" office:value="-22777.7" calcext:value-type="float">
            <text:p>-22777.7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2955.6" calcext:value-type="float">
            <text:p>12955.6</text:p>
          </table:table-cell>
          <table:table-cell office:value-type="float" office:value="-22777.7" calcext:value-type="float">
            <text:p>-22777.7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2955.6" calcext:value-type="float">
            <text:p>12955.6</text:p>
          </table:table-cell>
          <table:table-cell office:value-type="float" office:value="-22848.4" calcext:value-type="float">
            <text:p>-22848.4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2884.9" calcext:value-type="float">
            <text:p>12884.9</text:p>
          </table:table-cell>
          <table:table-cell office:value-type="float" office:value="-22813" calcext:value-type="float">
            <text:p>-22813</text:p>
          </table:table-cell>
          <table:table-cell office:value-type="float" office:value="795" calcext:value-type="float">
            <text:p>795</text:p>
          </table:table-cell>
          <table:table-cell office:value-type="float" office:value="12920.3" calcext:value-type="float">
            <text:p>12920.3</text:p>
          </table:table-cell>
          <table:table-cell office:value-type="float" office:value="-22813" calcext:value-type="float">
            <text:p>-22813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2920.3" calcext:value-type="float">
            <text:p>12920.3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4199" calcext:value-type="float">
            <text:p>-24199</text:p>
          </table:table-cell>
          <table:table-cell office:value-type="float" office:value="910" calcext:value-type="float">
            <text:p>910</text:p>
          </table:table-cell>
          <table:table-cell office:value-type="float" office:value="11520.2" calcext:value-type="float">
            <text:p>11520.2</text:p>
          </table:table-cell>
          <table:table-cell office:value-type="float" office:value="-24269.7" calcext:value-type="float">
            <text:p>-24269.7</text:p>
          </table:table-cell>
          <table:table-cell office:value-type="float" office:value="910" calcext:value-type="float">
            <text:p>910</text:p>
          </table:table-cell>
          <table:table-cell office:value-type="float" office:value="11449.5" calcext:value-type="float">
            <text:p>11449.5</text:p>
          </table:table-cell>
          <table:table-cell office:value-type="float" office:value="-24269.7" calcext:value-type="float">
            <text:p>-24269.7</text:p>
          </table:table-cell>
          <table:table-cell office:value-type="float" office:value="680" calcext:value-type="float">
            <text:p>680</text:p>
          </table:table-cell>
          <table:table-cell office:value-type="float" office:value="11449.5" calcext:value-type="float">
            <text:p>11449.5</text:p>
          </table:table-cell>
          <table:table-cell office:value-type="float" office:value="-24199" calcext:value-type="float">
            <text:p>-24199</text:p>
          </table:table-cell>
          <table:table-cell office:value-type="float" office:value="680" calcext:value-type="float">
            <text:p>680</text:p>
          </table:table-cell>
          <table:table-cell office:value-type="float" office:value="11520.2" calcext:value-type="float">
            <text:p>11520.2</text:p>
          </table:table-cell>
          <table:table-cell office:value-type="float" office:value="-24269.7" calcext:value-type="float">
            <text:p>-24269.7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449.5" calcext:value-type="float">
            <text:p>11449.5</text:p>
          </table:table-cell>
          <table:table-cell office:value-type="float" office:value="-24269.7" calcext:value-type="float">
            <text:p>-24269.7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1449.5" calcext:value-type="float">
            <text:p>11449.5</text:p>
          </table:table-cell>
          <table:table-cell office:value-type="float" office:value="-24198.9" calcext:value-type="float">
            <text:p>-24198.9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1520.2" calcext:value-type="float">
            <text:p>11520.2</text:p>
          </table:table-cell>
          <table:table-cell office:value-type="float" office:value="-24198.9" calcext:value-type="float">
            <text:p>-24198.9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520.2" calcext:value-type="float">
            <text:p>11520.2</text:p>
          </table:table-cell>
          <table:table-cell office:value-type="float" office:value="-24234.3" calcext:value-type="float">
            <text:p>-24234.3</text:p>
          </table:table-cell>
          <table:table-cell office:value-type="float" office:value="795" calcext:value-type="float">
            <text:p>795</text:p>
          </table:table-cell>
          <table:table-cell office:value-type="float" office:value="11484.8" calcext:value-type="float">
            <text:p>11484.8</text:p>
          </table:table-cell>
          <table:table-cell office:value-type="float" office:value="-24234.3" calcext:value-type="float">
            <text:p>-24234.3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1484.9" calcext:value-type="float">
            <text:p>11484.9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3979.93" calcext:value-type="float">
            <text:p>-3979.93</text:p>
          </table:table-cell>
          <table:table-cell office:value-type="float" office:value="-500" calcext:value-type="float">
            <text:p>-500</text:p>
          </table:table-cell>
          <table:table-cell office:value-type="float" office:value="-5445" calcext:value-type="float">
            <text:p>-544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5445" calcext:value-type="float">
            <text:p>-544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5855" calcext:value-type="float">
            <text:p>-585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500" calcext:value-type="float">
            <text:p>-500</text:p>
          </table:table-cell>
          <table:table-cell office:value-type="float" office:value="-5855" calcext:value-type="float">
            <text:p>-585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5855" calcext:value-type="float">
            <text:p>-585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5445" calcext:value-type="float">
            <text:p>-544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500" calcext:value-type="float">
            <text:p>-500</text:p>
          </table:table-cell>
          <table:table-cell office:value-type="float" office:value="-5445" calcext:value-type="float">
            <text:p>-544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500" calcext:value-type="float">
            <text:p>-500</text:p>
          </table:table-cell>
          <table:table-cell office:value-type="float" office:value="-5855" calcext:value-type="float">
            <text:p>-5855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175" calcext:value-type="float">
            <text:p>-175</text:p>
          </table:table-cell>
          <table:table-cell office:value-type="float" office:value="-5700" calcext:value-type="float">
            <text:p>-5700</text:p>
          </table:table-cell>
          <table:table-cell office:value-type="float" office:value="-3979.93" calcext:value-type="float">
            <text:p>-3979.93</text:p>
          </table:table-cell>
          <table:table-cell office:value-type="float" office:value="-175" calcext:value-type="float">
            <text:p>-175</text:p>
          </table:table-cell>
          <table:table-cell office:value-type="float" office:value="-5700" calcext:value-type="float">
            <text:p>-57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00" calcext:value-type="float">
            <text:p>-3600</text:p>
          </table:table-cell>
          <table:table-cell office:value-type="float" office:value="-500" calcext:value-type="float">
            <text:p>-500</text:p>
          </table:table-cell>
          <table:table-cell office:value-type="float" office:value="-6300" calcext:value-type="float">
            <text:p>-6300</text:p>
          </table:table-cell>
          <table:table-cell office:value-type="float" office:value="-3600" calcext:value-type="float">
            <text:p>-3600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6300" calcext:value-type="float">
            <text:p>-6300</text:p>
          </table:table-cell>
          <table:table-cell office:value-type="float" office:value="-3600" calcext:value-type="float">
            <text:p>-3600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6700" calcext:value-type="float">
            <text:p>-6700</text:p>
          </table:table-cell>
          <table:table-cell office:value-type="float" office:value="-3600" calcext:value-type="float">
            <text:p>-3600</text:p>
          </table:table-cell>
          <table:table-cell office:value-type="float" office:value="-500" calcext:value-type="float">
            <text:p>-500</text:p>
          </table:table-cell>
          <table:table-cell office:value-type="float" office:value="-6700" calcext:value-type="float">
            <text:p>-6700</text:p>
          </table:table-cell>
          <table:table-cell office:value-type="float" office:value="-3600" calcext:value-type="float">
            <text:p>-3600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6700" calcext:value-type="float">
            <text:p>-6700</text:p>
          </table:table-cell>
          <table:table-cell office:value-type="float" office:value="-3600" calcext:value-type="float">
            <text:p>-3600</text:p>
          </table:table-cell>
          <table:table-cell office:value-type="float" office:value="-99.9999" calcext:value-type="float">
            <text:p>-99.9999</text:p>
          </table:table-cell>
          <table:table-cell office:value-type="float" office:value="-6300" calcext:value-type="float">
            <text:p>-6300</text:p>
          </table:table-cell>
          <table:table-cell office:value-type="float" office:value="-3600" calcext:value-type="float">
            <text:p>-3600</text:p>
          </table:table-cell>
          <table:table-cell office:value-type="float" office:value="-500" calcext:value-type="float">
            <text:p>-500</text:p>
          </table:table-cell>
          <table:table-cell office:value-type="float" office:value="-6300" calcext:value-type="float">
            <text:p>-6300</text:p>
          </table:table-cell>
          <table:table-cell office:value-type="float" office:value="-3600" calcext:value-type="float">
            <text:p>-3600</text:p>
          </table:table-cell>
          <table:table-cell office:value-type="float" office:value="-500" calcext:value-type="float">
            <text:p>-500</text:p>
          </table:table-cell>
          <table:table-cell office:value-type="float" office:value="-6700" calcext:value-type="float">
            <text:p>-6700</text:p>
          </table:table-cell>
          <table:table-cell office:value-type="float" office:value="-3600" calcext:value-type="float">
            <text:p>-3600</text:p>
          </table:table-cell>
          <table:table-cell office:value-type="float" office:value="-175" calcext:value-type="float">
            <text:p>-175</text:p>
          </table:table-cell>
          <table:table-cell office:value-type="float" office:value="-6520" calcext:value-type="float">
            <text:p>-6520</text:p>
          </table:table-cell>
          <table:table-cell office:value-type="float" office:value="-3600" calcext:value-type="float">
            <text:p>-3600</text:p>
          </table:table-cell>
          <table:table-cell office:value-type="float" office:value="-175" calcext:value-type="float">
            <text:p>-175</text:p>
          </table:table-cell>
          <table:table-cell office:value-type="float" office:value="-6520" calcext:value-type="float">
            <text:p>-65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15" calcext:value-type="float">
            <text:p>-4215</text:p>
          </table:table-cell>
          <table:table-cell office:value-type="float" office:value="-670" calcext:value-type="float">
            <text:p>-670</text:p>
          </table:table-cell>
          <table:table-cell office:value-type="float" office:value="-6980" calcext:value-type="float">
            <text:p>-6980</text:p>
          </table:table-cell>
          <table:table-cell office:value-type="float" office:value="-4215" calcext:value-type="float">
            <text:p>-4215</text:p>
          </table:table-cell>
          <table:table-cell office:value-type="float" office:value="-895" calcext:value-type="float">
            <text:p>-895</text:p>
          </table:table-cell>
          <table:table-cell office:value-type="float" office:value="-6980" calcext:value-type="float">
            <text:p>-6980</text:p>
          </table:table-cell>
          <table:table-cell office:value-type="float" office:value="-4215" calcext:value-type="float">
            <text:p>-4215</text:p>
          </table:table-cell>
          <table:table-cell office:value-type="float" office:value="-895" calcext:value-type="float">
            <text:p>-895</text:p>
          </table:table-cell>
          <table:table-cell office:value-type="float" office:value="-7080" calcext:value-type="float">
            <text:p>-7080</text:p>
          </table:table-cell>
          <table:table-cell office:value-type="float" office:value="-4215" calcext:value-type="float">
            <text:p>-4215</text:p>
          </table:table-cell>
          <table:table-cell office:value-type="float" office:value="-670" calcext:value-type="float">
            <text:p>-670</text:p>
          </table:table-cell>
          <table:table-cell office:value-type="float" office:value="-7080" calcext:value-type="float">
            <text:p>-7080</text:p>
          </table:table-cell>
          <table:table-cell office:value-type="float" office:value="-4215" calcext:value-type="float">
            <text:p>-4215</text:p>
          </table:table-cell>
          <table:table-cell office:value-type="float" office:value="-895" calcext:value-type="float">
            <text:p>-895</text:p>
          </table:table-cell>
          <table:table-cell office:value-type="float" office:value="-7080" calcext:value-type="float">
            <text:p>-7080</text:p>
          </table:table-cell>
          <table:table-cell office:value-type="float" office:value="-4215" calcext:value-type="float">
            <text:p>-4215</text:p>
          </table:table-cell>
          <table:table-cell office:value-type="float" office:value="-895" calcext:value-type="float">
            <text:p>-895</text:p>
          </table:table-cell>
          <table:table-cell office:value-type="float" office:value="-6980" calcext:value-type="float">
            <text:p>-6980</text:p>
          </table:table-cell>
          <table:table-cell office:value-type="float" office:value="-4215" calcext:value-type="float">
            <text:p>-4215</text:p>
          </table:table-cell>
          <table:table-cell office:value-type="float" office:value="-665" calcext:value-type="float">
            <text:p>-665</text:p>
          </table:table-cell>
          <table:table-cell office:value-type="float" office:value="-6980" calcext:value-type="float">
            <text:p>-6980</text:p>
          </table:table-cell>
          <table:table-cell office:value-type="float" office:value="-4215" calcext:value-type="float">
            <text:p>-4215</text:p>
          </table:table-cell>
          <table:table-cell office:value-type="float" office:value="-665" calcext:value-type="float">
            <text:p>-665</text:p>
          </table:table-cell>
          <table:table-cell office:value-type="float" office:value="-7080" calcext:value-type="float">
            <text:p>-7080</text:p>
          </table:table-cell>
          <table:table-cell office:value-type="float" office:value="-4215" calcext:value-type="float">
            <text:p>-4215</text:p>
          </table:table-cell>
          <table:table-cell office:value-type="float" office:value="-780" calcext:value-type="float">
            <text:p>-780</text:p>
          </table:table-cell>
          <table:table-cell office:value-type="float" office:value="-7030" calcext:value-type="float">
            <text:p>-7030</text:p>
          </table:table-cell>
          <table:table-cell office:value-type="float" office:value="-4215" calcext:value-type="float">
            <text:p>-4215</text:p>
          </table:table-cell>
          <table:table-cell office:value-type="float" office:value="-780" calcext:value-type="float">
            <text:p>-780</text:p>
          </table:table-cell>
          <table:table-cell office:value-type="float" office:value="-7030" calcext:value-type="float">
            <text:p>-70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600" calcext:value-type="float">
            <text:p>-2600</text:p>
          </table:table-cell>
          <table:table-cell office:value-type="float" office:value="-500" calcext:value-type="float">
            <text:p>-500</text:p>
          </table:table-cell>
          <table:table-cell office:value-type="float" office:value="-6350" calcext:value-type="float">
            <text:p>-6350</text:p>
          </table:table-cell>
          <table:table-cell office:value-type="float" office:value="-2600" calcext:value-type="float">
            <text:p>-2600</text:p>
          </table:table-cell>
          <table:table-cell office:value-type="float" office:value="-100" calcext:value-type="float">
            <text:p>-100</text:p>
          </table:table-cell>
          <table:table-cell office:value-type="float" office:value="-6350" calcext:value-type="float">
            <text:p>-6350</text:p>
          </table:table-cell>
          <table:table-cell office:value-type="float" office:value="-2600" calcext:value-type="float">
            <text:p>-2600</text:p>
          </table:table-cell>
          <table:table-cell office:value-type="float" office:value="-100" calcext:value-type="float">
            <text:p>-100</text:p>
          </table:table-cell>
          <table:table-cell office:value-type="float" office:value="-6650" calcext:value-type="float">
            <text:p>-6650</text:p>
          </table:table-cell>
          <table:table-cell office:value-type="float" office:value="-2600" calcext:value-type="float">
            <text:p>-2600</text:p>
          </table:table-cell>
          <table:table-cell office:value-type="float" office:value="-500" calcext:value-type="float">
            <text:p>-500</text:p>
          </table:table-cell>
          <table:table-cell office:value-type="float" office:value="-6650" calcext:value-type="float">
            <text:p>-6650</text:p>
          </table:table-cell>
          <table:table-cell office:value-type="float" office:value="-2600" calcext:value-type="float">
            <text:p>-2600</text:p>
          </table:table-cell>
          <table:table-cell office:value-type="float" office:value="-100" calcext:value-type="float">
            <text:p>-100</text:p>
          </table:table-cell>
          <table:table-cell office:value-type="float" office:value="-6650" calcext:value-type="float">
            <text:p>-6650</text:p>
          </table:table-cell>
          <table:table-cell office:value-type="float" office:value="-2600" calcext:value-type="float">
            <text:p>-2600</text:p>
          </table:table-cell>
          <table:table-cell office:value-type="float" office:value="-100" calcext:value-type="float">
            <text:p>-100</text:p>
          </table:table-cell>
          <table:table-cell office:value-type="float" office:value="-6350" calcext:value-type="float">
            <text:p>-6350</text:p>
          </table:table-cell>
          <table:table-cell office:value-type="float" office:value="-2600" calcext:value-type="float">
            <text:p>-2600</text:p>
          </table:table-cell>
          <table:table-cell office:value-type="float" office:value="-500" calcext:value-type="float">
            <text:p>-500</text:p>
          </table:table-cell>
          <table:table-cell office:value-type="float" office:value="-6350" calcext:value-type="float">
            <text:p>-6350</text:p>
          </table:table-cell>
          <table:table-cell office:value-type="float" office:value="-2600" calcext:value-type="float">
            <text:p>-2600</text:p>
          </table:table-cell>
          <table:table-cell office:value-type="float" office:value="-500" calcext:value-type="float">
            <text:p>-500</text:p>
          </table:table-cell>
          <table:table-cell office:value-type="float" office:value="-6650" calcext:value-type="float">
            <text:p>-6650</text:p>
          </table:table-cell>
          <table:table-cell office:value-type="float" office:value="-2600" calcext:value-type="float">
            <text:p>-2600</text:p>
          </table:table-cell>
          <table:table-cell office:value-type="float" office:value="-175" calcext:value-type="float">
            <text:p>-175</text:p>
          </table:table-cell>
          <table:table-cell office:value-type="float" office:value="-6500" calcext:value-type="float">
            <text:p>-6500</text:p>
          </table:table-cell>
          <table:table-cell office:value-type="float" office:value="-2600" calcext:value-type="float">
            <text:p>-2600</text:p>
          </table:table-cell>
          <table:table-cell office:value-type="float" office:value="-175" calcext:value-type="float">
            <text:p>-175</text:p>
          </table:table-cell>
          <table:table-cell office:value-type="float" office:value="-6500" calcext:value-type="float">
            <text:p>-65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.04" calcext:value-type="float">
            <text:p>1200.04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900.042" calcext:value-type="float">
            <text:p>900.042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900.042" calcext:value-type="float">
            <text:p>900.042</text:p>
          </table:table-cell>
          <table:table-cell office:value-type="float" office:value="-2400" calcext:value-type="float">
            <text:p>-2400</text:p>
          </table:table-cell>
          <table:table-cell office:value-type="float" office:value="-3000" calcext:value-type="float">
            <text:p>-3000</text:p>
          </table:table-cell>
          <table:table-cell office:value-type="float" office:value="1200.04" calcext:value-type="float">
            <text:p>1200.04</text:p>
          </table:table-cell>
          <table:table-cell office:value-type="float" office:value="-2400" calcext:value-type="float">
            <text:p>-2400</text:p>
          </table:table-cell>
          <table:table-cell office:value-type="float" office:value="-3000" calcext:value-type="float">
            <text:p>-3000</text:p>
          </table:table-cell>
          <table:table-cell office:value-type="float" office:value="900.042" calcext:value-type="float">
            <text:p>900.042</text:p>
          </table:table-cell>
          <table:table-cell office:value-type="float" office:value="-2400" calcext:value-type="float">
            <text:p>-2400</text:p>
          </table:table-cell>
          <table:table-cell office:value-type="float" office:value="-3000" calcext:value-type="float">
            <text:p>-3000</text:p>
          </table:table-cell>
          <table:table-cell office:value-type="float" office:value="900.042" calcext:value-type="float">
            <text:p>900.042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1200.04" calcext:value-type="float">
            <text:p>1200.04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1200.04" calcext:value-type="float">
            <text:p>1200.04</text:p>
          </table:table-cell>
          <table:table-cell office:value-type="float" office:value="-2400" calcext:value-type="float">
            <text:p>-2400</text:p>
          </table:table-cell>
          <table:table-cell office:value-type="float" office:value="-3000" calcext:value-type="float">
            <text:p>-3000</text:p>
          </table:table-cell>
          <table:table-cell office:value-type="float" office:value="1050.04" calcext:value-type="float">
            <text:p>1050.04</text:p>
          </table:table-cell>
          <table:table-cell office:value-type="float" office:value="-2075" calcext:value-type="float">
            <text:p>-2075</text:p>
          </table:table-cell>
          <table:table-cell office:value-type="float" office:value="-3000" calcext:value-type="float">
            <text:p>-3000</text:p>
          </table:table-cell>
          <table:table-cell office:value-type="float" office:value="1050.04" calcext:value-type="float">
            <text:p>1050.04</text:p>
          </table:table-cell>
          <table:table-cell office:value-type="float" office:value="-2075" calcext:value-type="float">
            <text:p>-2075</text:p>
          </table:table-cell>
          <table:table-cell office:value-type="float" office:value="-3000" calcext:value-type="float">
            <text:p>-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3080.17" calcext:value-type="float">
            <text:p>-3080.17</text:p>
          </table:table-cell>
          <table:table-cell office:value-type="float" office:value="900" calcext:value-type="float">
            <text:p>9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3080.17" calcext:value-type="float">
            <text:p>-3080.17</text:p>
          </table:table-cell>
          <table:table-cell office:value-type="float" office:value="900" calcext:value-type="float">
            <text:p>900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1200" calcext:value-type="float">
            <text:p>1200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900" calcext:value-type="float">
            <text:p>900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900" calcext:value-type="float">
            <text:p>9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3080.17" calcext:value-type="float">
            <text:p>-3080.17</text:p>
          </table:table-cell>
          <table:table-cell office:value-type="float" office:value="1200" calcext:value-type="float">
            <text:p>12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3080.17" calcext:value-type="float">
            <text:p>-3080.17</text:p>
          </table:table-cell>
          <table:table-cell office:value-type="float" office:value="1200" calcext:value-type="float">
            <text:p>1200</text:p>
          </table:table-cell>
          <table:table-cell office:value-type="float" office:value="-2000" calcext:value-type="float">
            <text:p>-2000</text:p>
          </table:table-cell>
          <table:table-cell office:value-type="float" office:value="-3000" calcext:value-type="float">
            <text:p>-3000</text:p>
          </table:table-cell>
          <table:table-cell office:value-type="float" office:value="1050" calcext:value-type="float">
            <text:p>1050</text:p>
          </table:table-cell>
          <table:table-cell office:value-type="float" office:value="-1675" calcext:value-type="float">
            <text:p>-1675</text:p>
          </table:table-cell>
          <table:table-cell office:value-type="float" office:value="-3000" calcext:value-type="float">
            <text:p>-3000</text:p>
          </table:table-cell>
          <table:table-cell office:value-type="float" office:value="1050" calcext:value-type="float">
            <text:p>1050</text:p>
          </table:table-cell>
          <table:table-cell office:value-type="float" office:value="-1675" calcext:value-type="float">
            <text:p>-1675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float" office:value="0.86479" calcext:value-type="float">
            <text:p>0.86479</text:p>
          </table:table-cell>
          <table:table-cell office:value-type="float" office:value="0.502134" calcext:value-type="float">
            <text:p>0.502134</text:p>
          </table:table-cell>
          <table:table-cell office:value-type="float" office:value="0" calcext:value-type="float">
            <text:p>0</text:p>
          </table:table-cell>
          <table:table-cell office:value-type="float" office:value="-0.86479" calcext:value-type="float">
            <text:p>-0.86479</text:p>
          </table:table-cell>
          <table:table-cell office:value-type="float" office:value="-0.502134" calcext:value-type="float">
            <text:p>-0.5021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600" calcext:value-type="float">
            <text:p>-1600</text:p>
          </table:table-cell>
          <table:table-cell office:value-type="float" office:value="-6649.98" calcext:value-type="float">
            <text:p>-6649.98</text:p>
          </table:table-cell>
          <table:table-cell office:value-type="float" office:value="820" calcext:value-type="float">
            <text:p>820</text:p>
          </table:table-cell>
          <table:table-cell office:value-type="float" office:value="-1600" calcext:value-type="float">
            <text:p>-1600</text:p>
          </table:table-cell>
          <table:table-cell office:value-type="float" office:value="-6349.98" calcext:value-type="float">
            <text:p>-6349.98</text:p>
          </table:table-cell>
          <table:table-cell office:value-type="float" office:value="820" calcext:value-type="float">
            <text:p>820</text:p>
          </table:table-cell>
          <table:table-cell office:value-type="float" office:value="-2000" calcext:value-type="float">
            <text:p>-2000</text:p>
          </table:table-cell>
          <table:table-cell office:value-type="float" office:value="-6349.98" calcext:value-type="float">
            <text:p>-6349.98</text:p>
          </table:table-cell>
          <table:table-cell office:value-type="float" office:value="820" calcext:value-type="float">
            <text:p>820</text:p>
          </table:table-cell>
          <table:table-cell office:value-type="float" office:value="-2000" calcext:value-type="float">
            <text:p>-2000</text:p>
          </table:table-cell>
          <table:table-cell office:value-type="float" office:value="-6649.98" calcext:value-type="float">
            <text:p>-6649.98</text:p>
          </table:table-cell>
          <table:table-cell office:value-type="float" office:value="820" calcext:value-type="float">
            <text:p>820</text:p>
          </table:table-cell>
          <table:table-cell office:value-type="float" office:value="-2000" calcext:value-type="float">
            <text:p>-2000</text:p>
          </table:table-cell>
          <table:table-cell office:value-type="float" office:value="-6350" calcext:value-type="float">
            <text:p>-6350</text:p>
          </table:table-cell>
          <table:table-cell office:value-type="float" office:value="820" calcext:value-type="float">
            <text:p>820</text:p>
          </table:table-cell>
          <table:table-cell office:value-type="float" office:value="-1500" calcext:value-type="float">
            <text:p>-1500</text:p>
          </table:table-cell>
          <table:table-cell office:value-type="float" office:value="-6350" calcext:value-type="float">
            <text:p>-6350</text:p>
          </table:table-cell>
          <table:table-cell office:value-type="float" office:value="820" calcext:value-type="float">
            <text:p>820</text:p>
          </table:table-cell>
          <table:table-cell office:value-type="float" office:value="-1500" calcext:value-type="float">
            <text:p>-1500</text:p>
          </table:table-cell>
          <table:table-cell office:value-type="float" office:value="-6650" calcext:value-type="float">
            <text:p>-6650</text:p>
          </table:table-cell>
          <table:table-cell office:value-type="float" office:value="820" calcext:value-type="float">
            <text:p>820</text:p>
          </table:table-cell>
          <table:table-cell office:value-type="float" office:value="-2000" calcext:value-type="float">
            <text:p>-2000</text:p>
          </table:table-cell>
          <table:table-cell office:value-type="float" office:value="-6650" calcext:value-type="float">
            <text:p>-6650</text:p>
          </table:table-cell>
          <table:table-cell office:value-type="float" office:value="820" calcext:value-type="float">
            <text:p>820</text:p>
          </table:table-cell>
          <table:table-cell office:value-type="float" office:value="-1675" calcext:value-type="float">
            <text:p>-1675</text:p>
          </table:table-cell>
          <table:table-cell office:value-type="float" office:value="-6499.98" calcext:value-type="float">
            <text:p>-6499.98</text:p>
          </table:table-cell>
          <table:table-cell office:value-type="float" office:value="820" calcext:value-type="float">
            <text:p>820</text:p>
          </table:table-cell>
          <table:table-cell office:value-type="float" office:value="-1675" calcext:value-type="float">
            <text:p>-1675</text:p>
          </table:table-cell>
          <table:table-cell office:value-type="float" office:value="-6500" calcext:value-type="float">
            <text:p>-6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-2400" calcext:value-type="float">
            <text:p>-2400</text:p>
          </table:table-cell>
          <table:table-cell office:value-type="float" office:value="-4800" calcext:value-type="float">
            <text:p>-4800</text:p>
          </table:table-cell>
          <table:table-cell office:value-type="float" office:value="900" calcext:value-type="float">
            <text:p>900</text:p>
          </table:table-cell>
          <table:table-cell office:value-type="float" office:value="-2400" calcext:value-type="float">
            <text:p>-2400</text:p>
          </table:table-cell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-2400" calcext:value-type="float">
            <text:p>-2400</text:p>
          </table:table-cell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900" calcext:value-type="float">
            <text:p>9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900" calcext:value-type="float">
            <text:p>900</text:p>
          </table:table-cell>
          <table:table-cell office:value-type="float" office:value="-2400" calcext:value-type="float">
            <text:p>-2400</text:p>
          </table:table-cell>
          <table:table-cell office:value-type="float" office:value="-4800" calcext:value-type="float">
            <text:p>-4800</text:p>
          </table:table-cell>
          <table:table-cell office:value-type="float" office:value="1050" calcext:value-type="float">
            <text:p>1050</text:p>
          </table:table-cell>
          <table:table-cell office:value-type="float" office:value="-2075" calcext:value-type="float">
            <text:p>-2075</text:p>
          </table:table-cell>
          <table:table-cell office:value-type="float" office:value="-4800" calcext:value-type="float">
            <text:p>-4800</text:p>
          </table:table-cell>
          <table:table-cell office:value-type="float" office:value="1050" calcext:value-type="float">
            <text:p>1050</text:p>
          </table:table-cell>
          <table:table-cell office:value-type="float" office:value="-2075" calcext:value-type="float">
            <text:p>-2075</text:p>
          </table:table-cell>
          <table:table-cell office:value-type="float" office:value="-4800" calcext:value-type="float">
            <text:p>-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4719.83" calcext:value-type="float">
            <text:p>-4719.83</text:p>
          </table:table-cell>
          <table:table-cell office:value-type="float" office:value="1200" calcext:value-type="float">
            <text:p>12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4719.83" calcext:value-type="float">
            <text:p>-4719.83</text:p>
          </table:table-cell>
          <table:table-cell office:value-type="float" office:value="1200" calcext:value-type="float">
            <text:p>12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900" calcext:value-type="float">
            <text:p>9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1200" calcext:value-type="float">
            <text:p>12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4719.83" calcext:value-type="float">
            <text:p>-4719.83</text:p>
          </table:table-cell>
          <table:table-cell office:value-type="float" office:value="900" calcext:value-type="float">
            <text:p>900</text:p>
          </table:table-cell>
          <table:table-cell office:value-type="float" office:value="-1953.45" calcext:value-type="float">
            <text:p>-1953.45</text:p>
          </table:table-cell>
          <table:table-cell office:value-type="float" office:value="-4719.83" calcext:value-type="float">
            <text:p>-4719.83</text:p>
          </table:table-cell>
          <table:table-cell office:value-type="float" office:value="900" calcext:value-type="float">
            <text:p>900</text:p>
          </table:table-cell>
          <table:table-cell office:value-type="float" office:value="-2000" calcext:value-type="float">
            <text:p>-2000</text:p>
          </table:table-cell>
          <table:table-cell office:value-type="float" office:value="-4800" calcext:value-type="float">
            <text:p>-4800</text:p>
          </table:table-cell>
          <table:table-cell office:value-type="float" office:value="1050" calcext:value-type="float">
            <text:p>1050</text:p>
          </table:table-cell>
          <table:table-cell office:value-type="float" office:value="-1675" calcext:value-type="float">
            <text:p>-1675</text:p>
          </table:table-cell>
          <table:table-cell office:value-type="float" office:value="-4800" calcext:value-type="float">
            <text:p>-4800</text:p>
          </table:table-cell>
          <table:table-cell office:value-type="float" office:value="1050" calcext:value-type="float">
            <text:p>1050</text:p>
          </table:table-cell>
          <table:table-cell office:value-type="float" office:value="-1675" calcext:value-type="float">
            <text:p>-1675</text:p>
          </table:table-cell>
          <table:table-cell office:value-type="float" office:value="-4800" calcext:value-type="float">
            <text:p>-4800</text:p>
          </table:table-cell>
          <table:table-cell office:value-type="float" office:value="0" calcext:value-type="float">
            <text:p>0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-0.502135" calcext:value-type="float">
            <text:p>-0.502135</text:p>
          </table:table-cell>
          <table:table-cell office:value-type="float" office:value="0" calcext:value-type="float">
            <text:p>0</text:p>
          </table:table-cell>
          <table:table-cell office:value-type="float" office:value="-0.864789" calcext:value-type="float">
            <text:p>-0.864789</text:p>
          </table:table-cell>
          <table:table-cell office:value-type="float" office:value="0.502135" calcext:value-type="float">
            <text:p>0.502135</text:p>
          </table:table-cell>
        </table:table-row>
        <table:table-row table:style-name="ro1">
          <table:table-cell office:value-type="float" office:value="400.131" calcext:value-type="float">
            <text:p>400.131</text:p>
          </table:table-cell>
          <table:table-cell office:value-type="float" office:value="-2790" calcext:value-type="float">
            <text:p>-2790</text:p>
          </table:table-cell>
          <table:table-cell office:value-type="float" office:value="-2700" calcext:value-type="float">
            <text:p>-2700</text:p>
          </table:table-cell>
          <table:table-cell office:value-type="float" office:value="400.131" calcext:value-type="float">
            <text:p>400.131</text:p>
          </table:table-cell>
          <table:table-cell office:value-type="float" office:value="-2130" calcext:value-type="float">
            <text:p>-2130</text:p>
          </table:table-cell>
          <table:table-cell office:value-type="float" office:value="-2700" calcext:value-type="float">
            <text:p>-2700</text:p>
          </table:table-cell>
          <table:table-cell office:value-type="float" office:value="830" calcext:value-type="float">
            <text:p>830</text:p>
          </table:table-cell>
          <table:table-cell office:value-type="float" office:value="-2130" calcext:value-type="float">
            <text:p>-2130</text:p>
          </table:table-cell>
          <table:table-cell office:value-type="float" office:value="-2700" calcext:value-type="float">
            <text:p>-2700</text:p>
          </table:table-cell>
          <table:table-cell office:value-type="float" office:value="830" calcext:value-type="float">
            <text:p>830</text:p>
          </table:table-cell>
          <table:table-cell office:value-type="float" office:value="-2790" calcext:value-type="float">
            <text:p>-2790</text:p>
          </table:table-cell>
          <table:table-cell office:value-type="float" office:value="-2700" calcext:value-type="float">
            <text:p>-2700</text:p>
          </table:table-cell>
          <table:table-cell office:value-type="float" office:value="830" calcext:value-type="float">
            <text:p>830</text:p>
          </table:table-cell>
          <table:table-cell office:value-type="float" office:value="-2130" calcext:value-type="float">
            <text:p>-2130</text:p>
          </table:table-cell>
          <table:table-cell office:value-type="float" office:value="-2700" calcext:value-type="float">
            <text:p>-2700</text:p>
          </table:table-cell>
          <table:table-cell office:value-type="float" office:value="400.131" calcext:value-type="float">
            <text:p>400.131</text:p>
          </table:table-cell>
          <table:table-cell office:value-type="float" office:value="-2130" calcext:value-type="float">
            <text:p>-2130</text:p>
          </table:table-cell>
          <table:table-cell office:value-type="float" office:value="-2700" calcext:value-type="float">
            <text:p>-2700</text:p>
          </table:table-cell>
          <table:table-cell office:value-type="float" office:value="400.131" calcext:value-type="float">
            <text:p>400.131</text:p>
          </table:table-cell>
          <table:table-cell office:value-type="float" office:value="-2790" calcext:value-type="float">
            <text:p>-2790</text:p>
          </table:table-cell>
          <table:table-cell office:value-type="float" office:value="-2700" calcext:value-type="float">
            <text:p>-2700</text:p>
          </table:table-cell>
          <table:table-cell office:value-type="float" office:value="830" calcext:value-type="float">
            <text:p>830</text:p>
          </table:table-cell>
          <table:table-cell office:value-type="float" office:value="-2790" calcext:value-type="float">
            <text:p>-2790</text:p>
          </table:table-cell>
          <table:table-cell office:value-type="float" office:value="-2700" calcext:value-type="float">
            <text:p>-2700</text:p>
          </table:table-cell>
          <table:table-cell office:value-type="float" office:value="630" calcext:value-type="float">
            <text:p>630</text:p>
          </table:table-cell>
          <table:table-cell office:value-type="float" office:value="-2584.91" calcext:value-type="float">
            <text:p>-2584.91</text:p>
          </table:table-cell>
          <table:table-cell office:value-type="float" office:value="-2700" calcext:value-type="float">
            <text:p>-2700</text:p>
          </table:table-cell>
          <table:table-cell office:value-type="float" office:value="630" calcext:value-type="float">
            <text:p>630</text:p>
          </table:table-cell>
          <table:table-cell office:value-type="float" office:value="-2584.91" calcext:value-type="float">
            <text:p>-2584.91</text:p>
          </table:table-cell>
          <table:table-cell office:value-type="float" office:value="-2700" calcext:value-type="float">
            <text:p>-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.07" calcext:value-type="float">
            <text:p>830.07</text:p>
          </table:table-cell>
          <table:table-cell office:value-type="float" office:value="-2790" calcext:value-type="float">
            <text:p>-2790</text:p>
          </table:table-cell>
          <table:table-cell office:value-type="float" office:value="-5100" calcext:value-type="float">
            <text:p>-5100</text:p>
          </table:table-cell>
          <table:table-cell office:value-type="float" office:value="830.07" calcext:value-type="float">
            <text:p>830.07</text:p>
          </table:table-cell>
          <table:table-cell office:value-type="float" office:value="-2130" calcext:value-type="float">
            <text:p>-2130</text:p>
          </table:table-cell>
          <table:table-cell office:value-type="float" office:value="-5100" calcext:value-type="float">
            <text:p>-5100</text:p>
          </table:table-cell>
          <table:table-cell office:value-type="float" office:value="400.147" calcext:value-type="float">
            <text:p>400.147</text:p>
          </table:table-cell>
          <table:table-cell office:value-type="float" office:value="-2130" calcext:value-type="float">
            <text:p>-2130</text:p>
          </table:table-cell>
          <table:table-cell office:value-type="float" office:value="-5100" calcext:value-type="float">
            <text:p>-5100</text:p>
          </table:table-cell>
          <table:table-cell office:value-type="float" office:value="400.147" calcext:value-type="float">
            <text:p>400.147</text:p>
          </table:table-cell>
          <table:table-cell office:value-type="float" office:value="-2790" calcext:value-type="float">
            <text:p>-2790</text:p>
          </table:table-cell>
          <table:table-cell office:value-type="float" office:value="-5100" calcext:value-type="float">
            <text:p>-5100</text:p>
          </table:table-cell>
          <table:table-cell office:value-type="float" office:value="400.203" calcext:value-type="float">
            <text:p>400.203</text:p>
          </table:table-cell>
          <table:table-cell office:value-type="float" office:value="-2130" calcext:value-type="float">
            <text:p>-2130</text:p>
          </table:table-cell>
          <table:table-cell office:value-type="float" office:value="-5100.08" calcext:value-type="float">
            <text:p>-5100.08</text:p>
          </table:table-cell>
          <table:table-cell office:value-type="float" office:value="830.07" calcext:value-type="float">
            <text:p>830.07</text:p>
          </table:table-cell>
          <table:table-cell office:value-type="float" office:value="-2130" calcext:value-type="float">
            <text:p>-2130</text:p>
          </table:table-cell>
          <table:table-cell office:value-type="float" office:value="-5100.08" calcext:value-type="float">
            <text:p>-5100.08</text:p>
          </table:table-cell>
          <table:table-cell office:value-type="float" office:value="830.07" calcext:value-type="float">
            <text:p>830.07</text:p>
          </table:table-cell>
          <table:table-cell office:value-type="float" office:value="-2790" calcext:value-type="float">
            <text:p>-2790</text:p>
          </table:table-cell>
          <table:table-cell office:value-type="float" office:value="-5100.08" calcext:value-type="float">
            <text:p>-5100.08</text:p>
          </table:table-cell>
          <table:table-cell office:value-type="float" office:value="400.203" calcext:value-type="float">
            <text:p>400.203</text:p>
          </table:table-cell>
          <table:table-cell office:value-type="float" office:value="-2790" calcext:value-type="float">
            <text:p>-2790</text:p>
          </table:table-cell>
          <table:table-cell office:value-type="float" office:value="-5100.08" calcext:value-type="float">
            <text:p>-5100.08</text:p>
          </table:table-cell>
          <table:table-cell office:value-type="float" office:value="630.069" calcext:value-type="float">
            <text:p>630.069</text:p>
          </table:table-cell>
          <table:table-cell office:value-type="float" office:value="-2420" calcext:value-type="float">
            <text:p>-2420</text:p>
          </table:table-cell>
          <table:table-cell office:value-type="float" office:value="-5100" calcext:value-type="float">
            <text:p>-5100</text:p>
          </table:table-cell>
          <table:table-cell office:value-type="float" office:value="630.069" calcext:value-type="float">
            <text:p>630.069</text:p>
          </table:table-cell>
          <table:table-cell office:value-type="float" office:value="-2420" calcext:value-type="float">
            <text:p>-2420</text:p>
          </table:table-cell>
          <table:table-cell office:value-type="float" office:value="-5100.08" calcext:value-type="float">
            <text:p>-510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698" calcext:value-type="float">
            <text:p>-66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298" calcext:value-type="float">
            <text:p>-62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6298" calcext:value-type="float">
            <text:p>-62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6698" calcext:value-type="float">
            <text:p>-66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6298" calcext:value-type="float">
            <text:p>-62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298" calcext:value-type="float">
            <text:p>-62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698" calcext:value-type="float">
            <text:p>-66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6698" calcext:value-type="float">
            <text:p>-6698</text:p>
          </table:table-cell>
          <table:table-cell office:value-type="float" office:value="2400" calcext:value-type="float">
            <text:p>2400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6498" calcext:value-type="float">
            <text:p>-6498</text:p>
          </table:table-cell>
          <table:table-cell office:value-type="float" office:value="2400" calcext:value-type="float">
            <text:p>2400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6498" calcext:value-type="float">
            <text:p>-6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610352" calcext:value-type="float">
            <text:p>-6.10352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610352" calcext:value-type="float">
            <text:p>6.10352E-0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098" calcext:value-type="float">
            <text:p>-60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698" calcext:value-type="float">
            <text:p>-56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5698" calcext:value-type="float">
            <text:p>-56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6098" calcext:value-type="float">
            <text:p>-60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5698" calcext:value-type="float">
            <text:p>-56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698" calcext:value-type="float">
            <text:p>-56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098" calcext:value-type="float">
            <text:p>-60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6098" calcext:value-type="float">
            <text:p>-6098</text:p>
          </table:table-cell>
          <table:table-cell office:value-type="float" office:value="2400" calcext:value-type="float">
            <text:p>2400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5898" calcext:value-type="float">
            <text:p>-5898</text:p>
          </table:table-cell>
          <table:table-cell office:value-type="float" office:value="2400" calcext:value-type="float">
            <text:p>2400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5898" calcext:value-type="float">
            <text:p>-5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610352" calcext:value-type="float">
            <text:p>-6.10352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610352" calcext:value-type="float">
            <text:p>6.10352E-0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498" calcext:value-type="float">
            <text:p>-54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098" calcext:value-type="float">
            <text:p>-50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5098" calcext:value-type="float">
            <text:p>-50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5498" calcext:value-type="float">
            <text:p>-54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5098" calcext:value-type="float">
            <text:p>-50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098" calcext:value-type="float">
            <text:p>-5098</text:p>
          </table:table-cell>
          <table:table-cell office:value-type="float" office:value="2400" calcext:value-type="float">
            <text:p>2400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498" calcext:value-type="float">
            <text:p>-5498</text:p>
          </table:table-cell>
          <table:table-cell office:value-type="float" office:value="2400" calcext:value-type="float">
            <text:p>2400</text:p>
          </table:table-cell>
          <table:table-cell office:value-type="float" office:value="-2660" calcext:value-type="float">
            <text:p>-2660</text:p>
          </table:table-cell>
          <table:table-cell office:value-type="float" office:value="-5498" calcext:value-type="float">
            <text:p>-5498</text:p>
          </table:table-cell>
          <table:table-cell office:value-type="float" office:value="2400" calcext:value-type="float">
            <text:p>2400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5298" calcext:value-type="float">
            <text:p>-5298</text:p>
          </table:table-cell>
          <table:table-cell office:value-type="float" office:value="2400" calcext:value-type="float">
            <text:p>2400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5298" calcext:value-type="float">
            <text:p>-5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610352" calcext:value-type="float">
            <text:p>-6.10352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610352" calcext:value-type="float">
            <text:p>6.10352E-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2800" calcext:value-type="float">
            <text:p>2800</text:p>
          </table:table-cell>
          <table:table-cell office:value-type="float" office:value="-1995" calcext:value-type="float">
            <text:p>-1995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1995" calcext:value-type="float">
            <text:p>-1995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1995" calcext:value-type="float">
            <text:p>-1995</text:p>
          </table:table-cell>
          <table:table-cell office:value-type="float" office:value="-4930" calcext:value-type="float">
            <text:p>-4930</text:p>
          </table:table-cell>
          <table:table-cell office:value-type="float" office:value="2800" calcext:value-type="float">
            <text:p>2800</text:p>
          </table:table-cell>
          <table:table-cell office:value-type="float" office:value="-1995" calcext:value-type="float">
            <text:p>-1995</text:p>
          </table:table-cell>
          <table:table-cell office:value-type="float" office:value="-4930" calcext:value-type="float">
            <text:p>-4930</text:p>
          </table:table-cell>
          <table:table-cell office:value-type="float" office:value="2800" calcext:value-type="float">
            <text:p>2800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250" calcext:value-type="float">
            <text:p>325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4930" calcext:value-type="float">
            <text:p>-4930</text:p>
          </table:table-cell>
          <table:table-cell office:value-type="float" office:value="3250" calcext:value-type="float">
            <text:p>325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4930" calcext:value-type="float">
            <text:p>-4930</text:p>
          </table:table-cell>
          <table:table-cell office:value-type="float" office:value="-0.000000542535" calcext:value-type="float">
            <text:p>-5.42535E-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0000542535" calcext:value-type="float">
            <text:p>5.4253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0.06" calcext:value-type="float">
            <text:p>3170.06</text:p>
          </table:table-cell>
          <table:table-cell office:value-type="float" office:value="-2790" calcext:value-type="float">
            <text:p>-2790</text:p>
          </table:table-cell>
          <table:table-cell office:value-type="float" office:value="-4930" calcext:value-type="float">
            <text:p>-493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2790" calcext:value-type="float">
            <text:p>-2790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660" calcext:value-type="float">
            <text:p>-2660</text:p>
          </table:table-cell>
          <table:table-cell office:value-type="float" office:value="-4930" calcext:value-type="float">
            <text:p>-493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790" calcext:value-type="float">
            <text:p>-2790</text:p>
          </table:table-cell>
          <table:table-cell office:value-type="float" office:value="-4930" calcext:value-type="float">
            <text:p>-4930</text:p>
          </table:table-cell>
          <table:table-cell office:value-type="float" office:value="3700" calcext:value-type="float">
            <text:p>3700</text:p>
          </table:table-cell>
          <table:table-cell office:value-type="float" office:value="-2790" calcext:value-type="float">
            <text:p>-2790</text:p>
          </table:table-cell>
          <table:table-cell office:value-type="float" office:value="-4930" calcext:value-type="float">
            <text:p>-4930</text:p>
          </table:table-cell>
          <table:table-cell office:value-type="float" office:value="3250" calcext:value-type="float">
            <text:p>3250</text:p>
          </table:table-cell>
          <table:table-cell office:value-type="float" office:value="-2992.5" calcext:value-type="float">
            <text:p>-2992.5</text:p>
          </table:table-cell>
          <table:table-cell office:value-type="float" office:value="-4930" calcext:value-type="float">
            <text:p>-4930</text:p>
          </table:table-cell>
          <table:table-cell office:value-type="float" office:value="3250" calcext:value-type="float">
            <text:p>3250</text:p>
          </table:table-cell>
          <table:table-cell office:value-type="float" office:value="-2992.5" calcext:value-type="float">
            <text:p>-2992.5</text:p>
          </table:table-cell>
          <table:table-cell office:value-type="float" office:value="-4930" calcext:value-type="float">
            <text:p>-4930</text:p>
          </table:table-cell>
          <table:table-cell office:value-type="float" office:value="-0.00000184278" calcext:value-type="float">
            <text:p>-1.84278E-0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000184278" calcext:value-type="float">
            <text:p>1.8427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300" calcext:value-type="float">
            <text:p>-63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700" calcext:value-type="float">
            <text:p>-67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6700" calcext:value-type="float">
            <text:p>-67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6300" calcext:value-type="float">
            <text:p>-63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6700" calcext:value-type="float">
            <text:p>-67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700" calcext:value-type="float">
            <text:p>-67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300" calcext:value-type="float">
            <text:p>-63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6300" calcext:value-type="float">
            <text:p>-63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6500" calcext:value-type="float">
            <text:p>-65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6500" calcext:value-type="float">
            <text:p>-65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305175" calcext:value-type="float">
            <text:p>3.05175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305175" calcext:value-type="float">
            <text:p>-3.05175E-0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700" calcext:value-type="float">
            <text:p>-57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100" calcext:value-type="float">
            <text:p>-61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6100" calcext:value-type="float">
            <text:p>-61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5700" calcext:value-type="float">
            <text:p>-57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6100" calcext:value-type="float">
            <text:p>-61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6100" calcext:value-type="float">
            <text:p>-61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5700" calcext:value-type="float">
            <text:p>-57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5700" calcext:value-type="float">
            <text:p>-57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5900" calcext:value-type="float">
            <text:p>-59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5900" calcext:value-type="float">
            <text:p>-59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305175" calcext:value-type="float">
            <text:p>3.05175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305175" calcext:value-type="float">
            <text:p>-3.05175E-0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700" calcext:value-type="float">
            <text:p>-27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300" calcext:value-type="float">
            <text:p>-23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2300" calcext:value-type="float">
            <text:p>-23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2700" calcext:value-type="float">
            <text:p>-27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2300" calcext:value-type="float">
            <text:p>-23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300" calcext:value-type="float">
            <text:p>-23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700" calcext:value-type="float">
            <text:p>-27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2700" calcext:value-type="float">
            <text:p>-2700</text:p>
          </table:table-cell>
          <table:table-cell office:value-type="float" office:value="2402" calcext:value-type="float">
            <text:p>2402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2500" calcext:value-type="float">
            <text:p>-2500</text:p>
          </table:table-cell>
          <table:table-cell office:value-type="float" office:value="2402" calcext:value-type="float">
            <text:p>2402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2500" calcext:value-type="float">
            <text:p>-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610351" calcext:value-type="float">
            <text:p>-6.10351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610351" calcext:value-type="float">
            <text:p>6.10351E-0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100" calcext:value-type="float">
            <text:p>-21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700" calcext:value-type="float">
            <text:p>-17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1700" calcext:value-type="float">
            <text:p>-17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2100" calcext:value-type="float">
            <text:p>-21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1700" calcext:value-type="float">
            <text:p>-17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700" calcext:value-type="float">
            <text:p>-17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100" calcext:value-type="float">
            <text:p>-21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2100" calcext:value-type="float">
            <text:p>-2100</text:p>
          </table:table-cell>
          <table:table-cell office:value-type="float" office:value="2402" calcext:value-type="float">
            <text:p>2402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900" calcext:value-type="float">
            <text:p>-1900</text:p>
          </table:table-cell>
          <table:table-cell office:value-type="float" office:value="2402" calcext:value-type="float">
            <text:p>2402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900" calcext:value-type="float">
            <text:p>-1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610351" calcext:value-type="float">
            <text:p>-6.10351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610351" calcext:value-type="float">
            <text:p>6.10351E-0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500" calcext:value-type="float">
            <text:p>-15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100" calcext:value-type="float">
            <text:p>-11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1100" calcext:value-type="float">
            <text:p>-11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1500" calcext:value-type="float">
            <text:p>-15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1100" calcext:value-type="float">
            <text:p>-11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100" calcext:value-type="float">
            <text:p>-1100</text:p>
          </table:table-cell>
          <table:table-cell office:value-type="float" office:value="2402" calcext:value-type="float">
            <text:p>2402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500" calcext:value-type="float">
            <text:p>-1500</text:p>
          </table:table-cell>
          <table:table-cell office:value-type="float" office:value="2402" calcext:value-type="float">
            <text:p>2402</text:p>
          </table:table-cell>
          <table:table-cell office:value-type="float" office:value="-2660" calcext:value-type="float">
            <text:p>-2660</text:p>
          </table:table-cell>
          <table:table-cell office:value-type="float" office:value="-1500" calcext:value-type="float">
            <text:p>-1500</text:p>
          </table:table-cell>
          <table:table-cell office:value-type="float" office:value="2402" calcext:value-type="float">
            <text:p>2402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300" calcext:value-type="float">
            <text:p>-1300</text:p>
          </table:table-cell>
          <table:table-cell office:value-type="float" office:value="2402" calcext:value-type="float">
            <text:p>2402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300" calcext:value-type="float">
            <text:p>-1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610351" calcext:value-type="float">
            <text:p>-6.10351E-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610351" calcext:value-type="float">
            <text:p>6.10351E-0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3700" calcext:value-type="float">
            <text:p>3700</text:p>
          </table:table-cell>
          <table:table-cell office:value-type="float" office:value="-2086.05" calcext:value-type="float">
            <text:p>-2086.05</text:p>
          </table:table-cell>
          <table:table-cell office:value-type="float" office:value="-2800" calcext:value-type="float">
            <text:p>-2800</text:p>
          </table:table-cell>
          <table:table-cell office:value-type="float" office:value="2800" calcext:value-type="float">
            <text:p>2800</text:p>
          </table:table-cell>
          <table:table-cell office:value-type="float" office:value="-2086.05" calcext:value-type="float">
            <text:p>-2086.05</text:p>
          </table:table-cell>
          <table:table-cell office:value-type="float" office:value="-2800" calcext:value-type="float">
            <text:p>-2800</text:p>
          </table:table-cell>
          <table:table-cell office:value-type="float" office:value="2800" calcext:value-type="float">
            <text:p>280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2800" calcext:value-type="float">
            <text:p>2800</text:p>
          </table:table-cell>
          <table:table-cell office:value-type="float" office:value="-2086.05" calcext:value-type="float">
            <text:p>-2086.05</text:p>
          </table:table-cell>
          <table:table-cell office:value-type="float" office:value="-2800" calcext:value-type="float">
            <text:p>-2800</text:p>
          </table:table-cell>
          <table:table-cell office:value-type="float" office:value="3700" calcext:value-type="float">
            <text:p>3700</text:p>
          </table:table-cell>
          <table:table-cell office:value-type="float" office:value="-2086.05" calcext:value-type="float">
            <text:p>-2086.05</text:p>
          </table:table-cell>
          <table:table-cell office:value-type="float" office:value="-2800" calcext:value-type="float">
            <text:p>-2800</text:p>
          </table:table-cell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2800" calcext:value-type="float">
            <text:p>280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3250" calcext:value-type="float">
            <text:p>325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2800" calcext:value-type="float">
            <text:p>-2800</text:p>
          </table:table-cell>
          <table:table-cell office:value-type="float" office:value="3250" calcext:value-type="float">
            <text:p>325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2800" calcext:value-type="float">
            <text:p>-2800</text:p>
          </table:table-cell>
          <table:table-cell office:value-type="float" office:value="0.000000813802" calcext:value-type="float">
            <text:p>8.13802E-07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00813802" calcext:value-type="float">
            <text:p>-8.13802E-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790" calcext:value-type="float">
            <text:p>-2790</text:p>
          </table:table-cell>
          <table:table-cell office:value-type="float" office:value="-2800" calcext:value-type="float">
            <text:p>-2800</text:p>
          </table:table-cell>
          <table:table-cell office:value-type="float" office:value="3700" calcext:value-type="float">
            <text:p>3700</text:p>
          </table:table-cell>
          <table:table-cell office:value-type="float" office:value="-2790" calcext:value-type="float">
            <text:p>-2790</text:p>
          </table:table-cell>
          <table:table-cell office:value-type="float" office:value="-2800" calcext:value-type="float">
            <text:p>-280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790" calcext:value-type="float">
            <text:p>-2790</text:p>
          </table:table-cell>
          <table:table-cell office:value-type="float" office:value="-2800" calcext:value-type="float">
            <text:p>-2800</text:p>
          </table:table-cell>
          <table:table-cell office:value-type="float" office:value="3170.06" calcext:value-type="float">
            <text:p>3170.06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3700" calcext:value-type="float">
            <text:p>370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3700" calcext:value-type="float">
            <text:p>3700</text:p>
          </table:table-cell>
          <table:table-cell office:value-type="float" office:value="-2790" calcext:value-type="float">
            <text:p>-2790</text:p>
          </table:table-cell>
          <table:table-cell office:value-type="float" office:value="-2800" calcext:value-type="float">
            <text:p>-2800</text:p>
          </table:table-cell>
          <table:table-cell office:value-type="float" office:value="3250" calcext:value-type="float">
            <text:p>3250</text:p>
          </table:table-cell>
          <table:table-cell office:value-type="float" office:value="-2992.5" calcext:value-type="float">
            <text:p>-2992.5</text:p>
          </table:table-cell>
          <table:table-cell office:value-type="float" office:value="-2800" calcext:value-type="float">
            <text:p>-2800</text:p>
          </table:table-cell>
          <table:table-cell office:value-type="float" office:value="3250" calcext:value-type="float">
            <text:p>3250</text:p>
          </table:table-cell>
          <table:table-cell office:value-type="float" office:value="-2992.5" calcext:value-type="float">
            <text:p>-2992.5</text:p>
          </table:table-cell>
          <table:table-cell office:value-type="float" office:value="-2800" calcext:value-type="float">
            <text:p>-2800</text:p>
          </table:table-cell>
          <table:table-cell office:value-type="float" office:value="0.000000921392" calcext:value-type="float">
            <text:p>9.2139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00921392" calcext:value-type="float">
            <text:p>-9.21392E-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700" calcext:value-type="float">
            <text:p>-17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100" calcext:value-type="float">
            <text:p>-21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2100" calcext:value-type="float">
            <text:p>-21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1700" calcext:value-type="float">
            <text:p>-17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2100" calcext:value-type="float">
            <text:p>-21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2100" calcext:value-type="float">
            <text:p>-21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700" calcext:value-type="float">
            <text:p>-17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1700" calcext:value-type="float">
            <text:p>-17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900" calcext:value-type="float">
            <text:p>-19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900" calcext:value-type="float">
            <text:p>-19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305175" calcext:value-type="float">
            <text:p>3.05175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305175" calcext:value-type="float">
            <text:p>-3.05175E-0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100" calcext:value-type="float">
            <text:p>-11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500" calcext:value-type="float">
            <text:p>-15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1500" calcext:value-type="float">
            <text:p>-15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1100" calcext:value-type="float">
            <text:p>-11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1500" calcext:value-type="float">
            <text:p>-15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500" calcext:value-type="float">
            <text:p>-1500</text:p>
          </table:table-cell>
          <table:table-cell office:value-type="float" office:value="1598" calcext:value-type="float">
            <text:p>1598</text:p>
          </table:table-cell>
          <table:table-cell office:value-type="float" office:value="-2249.82" calcext:value-type="float">
            <text:p>-2249.82</text:p>
          </table:table-cell>
          <table:table-cell office:value-type="float" office:value="-1100" calcext:value-type="float">
            <text:p>-1100</text:p>
          </table:table-cell>
          <table:table-cell office:value-type="float" office:value="1598" calcext:value-type="float">
            <text:p>1598</text:p>
          </table:table-cell>
          <table:table-cell office:value-type="float" office:value="-2660" calcext:value-type="float">
            <text:p>-2660</text:p>
          </table:table-cell>
          <table:table-cell office:value-type="float" office:value="-1100" calcext:value-type="float">
            <text:p>-11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300" calcext:value-type="float">
            <text:p>-1300</text:p>
          </table:table-cell>
          <table:table-cell office:value-type="float" office:value="1598" calcext:value-type="float">
            <text:p>1598</text:p>
          </table:table-cell>
          <table:table-cell office:value-type="float" office:value="-2454.91" calcext:value-type="float">
            <text:p>-2454.91</text:p>
          </table:table-cell>
          <table:table-cell office:value-type="float" office:value="-1300" calcext:value-type="float">
            <text:p>-13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305175" calcext:value-type="float">
            <text:p>3.05175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305175" calcext:value-type="float">
            <text:p>-3.05175E-0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2660" calcext:value-type="float">
            <text:p>-2660</text:p>
          </table:table-cell>
          <table:table-cell office:value-type="float" office:value="-5000" calcext:value-type="float">
            <text:p>-5000</text:p>
          </table:table-cell>
          <table:table-cell office:value-type="float" office:value="1630" calcext:value-type="float">
            <text:p>1630</text:p>
          </table:table-cell>
          <table:table-cell office:value-type="float" office:value="-1995" calcext:value-type="float">
            <text:p>-1995</text:p>
          </table:table-cell>
          <table:table-cell office:value-type="float" office:value="-5000" calcext:value-type="float">
            <text:p>-5000</text:p>
          </table:table-cell>
          <table:table-cell office:value-type="float" office:value="2370" calcext:value-type="float">
            <text:p>2370</text:p>
          </table:table-cell>
          <table:table-cell office:value-type="float" office:value="-1995" calcext:value-type="float">
            <text:p>-1995</text:p>
          </table:table-cell>
          <table:table-cell office:value-type="float" office:value="-5000" calcext:value-type="float">
            <text:p>-5000</text:p>
          </table:table-cell>
          <table:table-cell office:value-type="float" office:value="2370" calcext:value-type="float">
            <text:p>2370</text:p>
          </table:table-cell>
          <table:table-cell office:value-type="float" office:value="-2660" calcext:value-type="float">
            <text:p>-2660</text:p>
          </table:table-cell>
          <table:table-cell office:value-type="float" office:value="-5000" calcext:value-type="float">
            <text:p>-5000</text:p>
          </table:table-cell>
          <table:table-cell office:value-type="float" office:value="2369.91" calcext:value-type="float">
            <text:p>2369.91</text:p>
          </table:table-cell>
          <table:table-cell office:value-type="float" office:value="-1995" calcext:value-type="float">
            <text:p>-1995</text:p>
          </table:table-cell>
          <table:table-cell office:value-type="float" office:value="-5000" calcext:value-type="float">
            <text:p>-5000</text:p>
          </table:table-cell>
          <table:table-cell office:value-type="float" office:value="1629.91" calcext:value-type="float">
            <text:p>1629.91</text:p>
          </table:table-cell>
          <table:table-cell office:value-type="float" office:value="-1995" calcext:value-type="float">
            <text:p>-1995</text:p>
          </table:table-cell>
          <table:table-cell office:value-type="float" office:value="-5000" calcext:value-type="float">
            <text:p>-5000</text:p>
          </table:table-cell>
          <table:table-cell office:value-type="float" office:value="1629.91" calcext:value-type="float">
            <text:p>1629.91</text:p>
          </table:table-cell>
          <table:table-cell office:value-type="float" office:value="-2660" calcext:value-type="float">
            <text:p>-2660</text:p>
          </table:table-cell>
          <table:table-cell office:value-type="float" office:value="-5000" calcext:value-type="float">
            <text:p>-5000</text:p>
          </table:table-cell>
          <table:table-cell office:value-type="float" office:value="2369.91" calcext:value-type="float">
            <text:p>2369.91</text:p>
          </table:table-cell>
          <table:table-cell office:value-type="float" office:value="-2660" calcext:value-type="float">
            <text:p>-2660</text:p>
          </table:table-cell>
          <table:table-cell office:value-type="float" office:value="-5000" calcext:value-type="float">
            <text:p>-5000</text:p>
          </table:table-cell>
          <table:table-cell office:value-type="float" office:value="2000" calcext:value-type="float">
            <text:p>200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5000" calcext:value-type="float">
            <text:p>-5000</text:p>
          </table:table-cell>
          <table:table-cell office:value-type="float" office:value="1999.91" calcext:value-type="float">
            <text:p>1999.91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5000" calcext:value-type="float">
            <text:p>-5000</text:p>
          </table:table-cell>
          <table:table-cell office:value-type="float" office:value="-0.000000659839" calcext:value-type="float">
            <text:p>-6.59839E-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0000659839" calcext:value-type="float">
            <text:p>6.59839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2010" calcext:value-type="float">
            <text:p>-2010</text:p>
          </table:table-cell>
          <table:table-cell office:value-type="float" office:value="-1000" calcext:value-type="float">
            <text:p>-1000</text:p>
          </table:table-cell>
          <table:table-cell office:value-type="float" office:value="2370" calcext:value-type="float">
            <text:p>2370</text:p>
          </table:table-cell>
          <table:table-cell office:value-type="float" office:value="-2010" calcext:value-type="float">
            <text:p>-2010</text:p>
          </table:table-cell>
          <table:table-cell office:value-type="float" office:value="-1000" calcext:value-type="float">
            <text:p>-1000</text:p>
          </table:table-cell>
          <table:table-cell office:value-type="float" office:value="2370" calcext:value-type="float">
            <text:p>2370</text:p>
          </table:table-cell>
          <table:table-cell office:value-type="float" office:value="-2660" calcext:value-type="float">
            <text:p>-2660</text:p>
          </table:table-cell>
          <table:table-cell office:value-type="float" office:value="-1000" calcext:value-type="float">
            <text:p>-1000</text:p>
          </table:table-cell>
          <table:table-cell office:value-type="float" office:value="1630" calcext:value-type="float">
            <text:p>1630</text:p>
          </table:table-cell>
          <table:table-cell office:value-type="float" office:value="-2660" calcext:value-type="float">
            <text:p>-2660</text:p>
          </table:table-cell>
          <table:table-cell office:value-type="float" office:value="-1000" calcext:value-type="float">
            <text:p>-1000</text:p>
          </table:table-cell>
          <table:table-cell office:value-type="float" office:value="2370" calcext:value-type="float">
            <text:p>2370</text:p>
          </table:table-cell>
          <table:table-cell office:value-type="float" office:value="-2660" calcext:value-type="float">
            <text:p>-2660</text:p>
          </table:table-cell>
          <table:table-cell office:value-type="float" office:value="-1000" calcext:value-type="float">
            <text:p>-1000</text:p>
          </table:table-cell>
          <table:table-cell office:value-type="float" office:value="2370" calcext:value-type="float">
            <text:p>2370</text:p>
          </table:table-cell>
          <table:table-cell office:value-type="float" office:value="-2010" calcext:value-type="float">
            <text:p>-2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630" calcext:value-type="float">
            <text:p>1630</text:p>
          </table:table-cell>
          <table:table-cell office:value-type="float" office:value="-2010" calcext:value-type="float">
            <text:p>-2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630" calcext:value-type="float">
            <text:p>1630</text:p>
          </table:table-cell>
          <table:table-cell office:value-type="float" office:value="-2660" calcext:value-type="float">
            <text:p>-2660</text:p>
          </table:table-cell>
          <table:table-cell office:value-type="float" office:value="-1000" calcext:value-type="float">
            <text:p>-1000</text:p>
          </table:table-cell>
          <table:table-cell office:value-type="float" office:value="2000" calcext:value-type="float">
            <text:p>2000</text:p>
          </table:table-cell>
          <table:table-cell office:value-type="float" office:value="-2335" calcext:value-type="float">
            <text:p>-2335</text:p>
          </table:table-cell>
          <table:table-cell office:value-type="float" office:value="-1000" calcext:value-type="float">
            <text:p>-1000</text:p>
          </table:table-cell>
          <table:table-cell office:value-type="float" office:value="2000" calcext:value-type="float">
            <text:p>2000</text:p>
          </table:table-cell>
          <table:table-cell office:value-type="float" office:value="-2335" calcext:value-type="float">
            <text:p>-2335</text:p>
          </table:table-cell>
          <table:table-cell office:value-type="float" office:value="-1000" calcext:value-type="float">
            <text:p>-1000</text:p>
          </table:table-cell>
          <table:table-cell office:value-type="float" office:value="-0.00000016496" calcext:value-type="float">
            <text:p>-1.6496E-07</text:p>
          </table:table-cell>
          <table:table-cell office:value-type="float" office:value="0.0000000939003" calcext:value-type="float">
            <text:p>9.39003E-08</text:p>
          </table:table-cell>
          <table:table-cell office:value-type="float" office:value="-1" calcext:value-type="float">
            <text:p>-1</text:p>
          </table:table-cell>
          <table:table-cell office:value-type="float" office:value="0.00000016496" calcext:value-type="float">
            <text:p>1.6496E-07</text:p>
          </table:table-cell>
          <table:table-cell office:value-type="float" office:value="-0.0000000939003" calcext:value-type="float">
            <text:p>-9.39003E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2370" calcext:value-type="float">
            <text:p>2370</text:p>
          </table:table-cell>
          <table:table-cell office:value-type="float" office:value="-1995" calcext:value-type="float">
            <text:p>-1995</text:p>
          </table:table-cell>
          <table:table-cell office:value-type="float" office:value="-2800" calcext:value-type="float">
            <text:p>-2800</text:p>
          </table:table-cell>
          <table:table-cell office:value-type="float" office:value="1630" calcext:value-type="float">
            <text:p>1630</text:p>
          </table:table-cell>
          <table:table-cell office:value-type="float" office:value="-1995" calcext:value-type="float">
            <text:p>-1995</text:p>
          </table:table-cell>
          <table:table-cell office:value-type="float" office:value="-2800" calcext:value-type="float">
            <text:p>-2800</text:p>
          </table:table-cell>
          <table:table-cell office:value-type="float" office:value="1630" calcext:value-type="float">
            <text:p>163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1630" calcext:value-type="float">
            <text:p>1630</text:p>
          </table:table-cell>
          <table:table-cell office:value-type="float" office:value="-1995" calcext:value-type="float">
            <text:p>-1995</text:p>
          </table:table-cell>
          <table:table-cell office:value-type="float" office:value="-2800" calcext:value-type="float">
            <text:p>-2800</text:p>
          </table:table-cell>
          <table:table-cell office:value-type="float" office:value="2370" calcext:value-type="float">
            <text:p>2370</text:p>
          </table:table-cell>
          <table:table-cell office:value-type="float" office:value="-1995" calcext:value-type="float">
            <text:p>-1995</text:p>
          </table:table-cell>
          <table:table-cell office:value-type="float" office:value="-2800" calcext:value-type="float">
            <text:p>-2800</text:p>
          </table:table-cell>
          <table:table-cell office:value-type="float" office:value="2370" calcext:value-type="float">
            <text:p>237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1630" calcext:value-type="float">
            <text:p>1630</text:p>
          </table:table-cell>
          <table:table-cell office:value-type="float" office:value="-2660" calcext:value-type="float">
            <text:p>-2660</text:p>
          </table:table-cell>
          <table:table-cell office:value-type="float" office:value="-2800" calcext:value-type="float">
            <text:p>-2800</text:p>
          </table:table-cell>
          <table:table-cell office:value-type="float" office:value="2000" calcext:value-type="float">
            <text:p>200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2800" calcext:value-type="float">
            <text:p>-2800</text:p>
          </table:table-cell>
          <table:table-cell office:value-type="float" office:value="2000" calcext:value-type="float">
            <text:p>2000</text:p>
          </table:table-cell>
          <table:table-cell office:value-type="float" office:value="-2327.5" calcext:value-type="float">
            <text:p>-2327.5</text:p>
          </table:table-cell>
          <table:table-cell office:value-type="float" office:value="-2800" calcext:value-type="float">
            <text:p>-2800</text:p>
          </table:table-cell>
          <table:table-cell office:value-type="float" office:value="0.000000989759" calcext:value-type="float">
            <text:p>9.89759E-07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00989759" calcext:value-type="float">
            <text:p>-9.89759E-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3628.2" calcext:value-type="float">
            <text:p>-13628.2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7059.84" calcext:value-type="float">
            <text:p>-7059.84</text:p>
          </table:table-cell>
          <table:table-cell office:value-type="float" office:value="-13276.9" calcext:value-type="float">
            <text:p>-13276.9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6708.9" calcext:value-type="float">
            <text:p>-6708.9</text:p>
          </table:table-cell>
          <table:table-cell office:value-type="float" office:value="-13276.9" calcext:value-type="float">
            <text:p>-13276.9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6708.9" calcext:value-type="float">
            <text:p>-6708.9</text:p>
          </table:table-cell>
          <table:table-cell office:value-type="float" office:value="-13628.2" calcext:value-type="float">
            <text:p>-13628.2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7059.84" calcext:value-type="float">
            <text:p>-7059.84</text:p>
          </table:table-cell>
          <table:table-cell office:value-type="float" office:value="-13276.9" calcext:value-type="float">
            <text:p>-13276.9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6708.9" calcext:value-type="float">
            <text:p>-6708.9</text:p>
          </table:table-cell>
          <table:table-cell office:value-type="float" office:value="-13276.9" calcext:value-type="float">
            <text:p>-13276.9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6708.9" calcext:value-type="float">
            <text:p>-6708.9</text:p>
          </table:table-cell>
          <table:table-cell office:value-type="float" office:value="-13628.2" calcext:value-type="float">
            <text:p>-13628.2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7059.84" calcext:value-type="float">
            <text:p>-7059.84</text:p>
          </table:table-cell>
          <table:table-cell office:value-type="float" office:value="-13628.2" calcext:value-type="float">
            <text:p>-13628.2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7059.84" calcext:value-type="float">
            <text:p>-7059.84</text:p>
          </table:table-cell>
          <table:table-cell office:value-type="float" office:value="-13274.6" calcext:value-type="float">
            <text:p>-13274.6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6706.29" calcext:value-type="float">
            <text:p>-6706.29</text:p>
          </table:table-cell>
          <table:table-cell office:value-type="float" office:value="-13274.6" calcext:value-type="float">
            <text:p>-13274.6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6706.29" calcext:value-type="float">
            <text:p>-6706.29</text:p>
          </table:table-cell>
          <table:table-cell office:value-type="float" office:value="0.706811" calcext:value-type="float">
            <text:p>0.706811</text:p>
          </table:table-cell>
          <table:table-cell office:value-type="float" office:value="0" calcext:value-type="float">
            <text:p>0</text:p>
          </table:table-cell>
          <table:table-cell office:value-type="float" office:value="-0.707402" calcext:value-type="float">
            <text:p>-0.707402</text:p>
          </table:table-cell>
          <table:table-cell office:value-type="float" office:value="-0.706811" calcext:value-type="float">
            <text:p>-0.706811</text:p>
          </table:table-cell>
          <table:table-cell office:value-type="float" office:value="0" calcext:value-type="float">
            <text:p>0</text:p>
          </table:table-cell>
          <table:table-cell office:value-type="float" office:value="0.707402" calcext:value-type="float">
            <text:p>0.707402</text:p>
          </table:table-cell>
        </table:table-row>
        <table:table-row table:style-name="ro1">
          <table:table-cell office:value-type="float" office:value="-16218.3" calcext:value-type="float">
            <text:p>-16218.3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3928.43" calcext:value-type="float">
            <text:p>-3928.43</text:p>
          </table:table-cell>
          <table:table-cell office:value-type="float" office:value="-16218.3" calcext:value-type="float">
            <text:p>-16218.3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3928.43" calcext:value-type="float">
            <text:p>-3928.43</text:p>
          </table:table-cell>
          <table:table-cell office:value-type="float" office:value="-16714.8" calcext:value-type="float">
            <text:p>-16714.8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3928.23" calcext:value-type="float">
            <text:p>-3928.23</text:p>
          </table:table-cell>
          <table:table-cell office:value-type="float" office:value="-16714.8" calcext:value-type="float">
            <text:p>-16714.8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3928.23" calcext:value-type="float">
            <text:p>-3928.23</text:p>
          </table:table-cell>
          <table:table-cell office:value-type="float" office:value="-16714.8" calcext:value-type="float">
            <text:p>-16714.8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3928.23" calcext:value-type="float">
            <text:p>-3928.23</text:p>
          </table:table-cell>
          <table:table-cell office:value-type="float" office:value="-16218.3" calcext:value-type="float">
            <text:p>-16218.3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3928.43" calcext:value-type="float">
            <text:p>-3928.43</text:p>
          </table:table-cell>
          <table:table-cell office:value-type="float" office:value="-16218.3" calcext:value-type="float">
            <text:p>-16218.3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3928.43" calcext:value-type="float">
            <text:p>-3928.43</text:p>
          </table:table-cell>
          <table:table-cell office:value-type="float" office:value="-16714.8" calcext:value-type="float">
            <text:p>-16714.8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3928.23" calcext:value-type="float">
            <text:p>-3928.23</text:p>
          </table:table-cell>
          <table:table-cell office:value-type="float" office:value="-16214.8" calcext:value-type="float">
            <text:p>-16214.8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3928.23" calcext:value-type="float">
            <text:p>-3928.23</text:p>
          </table:table-cell>
          <table:table-cell office:value-type="float" office:value="-16214.8" calcext:value-type="float">
            <text:p>-16214.8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3928.23" calcext:value-type="float">
            <text:p>-3928.23</text:p>
          </table:table-cell>
          <table:table-cell office:value-type="float" office:value="0.000417948" calcext:value-type="float">
            <text:p>0.000417948</text:p>
          </table:table-cell>
          <table:table-cell office:value-type="float" office:value="0.000000585307" calcext:value-type="float">
            <text:p>5.85307E-07</text:p>
          </table:table-cell>
          <table:table-cell office:value-type="float" office:value="1" calcext:value-type="float">
            <text:p>1</text:p>
          </table:table-cell>
          <table:table-cell office:value-type="float" office:value="-0.000417948" calcext:value-type="float">
            <text:p>-0.000417948</text:p>
          </table:table-cell>
          <table:table-cell office:value-type="float" office:value="-0.000000585307" calcext:value-type="float">
            <text:p>-5.85307E-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781.53" calcext:value-type="float">
            <text:p>-6781.53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1184.47" calcext:value-type="float">
            <text:p>-1184.47</text:p>
          </table:table-cell>
          <table:table-cell office:value-type="float" office:value="-6781.53" calcext:value-type="float">
            <text:p>-6781.53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1184.47" calcext:value-type="float">
            <text:p>-1184.47</text:p>
          </table:table-cell>
          <table:table-cell office:value-type="float" office:value="-7132.77" calcext:value-type="float">
            <text:p>-7132.77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1535.42" calcext:value-type="float">
            <text:p>-1535.42</text:p>
          </table:table-cell>
          <table:table-cell office:value-type="float" office:value="-7132.77" calcext:value-type="float">
            <text:p>-7132.77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1535.42" calcext:value-type="float">
            <text:p>-1535.42</text:p>
          </table:table-cell>
          <table:table-cell office:value-type="float" office:value="-7132.77" calcext:value-type="float">
            <text:p>-7132.77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1535.42" calcext:value-type="float">
            <text:p>-1535.42</text:p>
          </table:table-cell>
          <table:table-cell office:value-type="float" office:value="-6781.53" calcext:value-type="float">
            <text:p>-6781.53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1184.47" calcext:value-type="float">
            <text:p>-1184.47</text:p>
          </table:table-cell>
          <table:table-cell office:value-type="float" office:value="-6781.53" calcext:value-type="float">
            <text:p>-6781.53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1184.47" calcext:value-type="float">
            <text:p>-1184.47</text:p>
          </table:table-cell>
          <table:table-cell office:value-type="float" office:value="-7132.77" calcext:value-type="float">
            <text:p>-7132.77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1535.42" calcext:value-type="float">
            <text:p>-1535.42</text:p>
          </table:table-cell>
          <table:table-cell office:value-type="float" office:value="-6779.21" calcext:value-type="float">
            <text:p>-6779.21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1181.86" calcext:value-type="float">
            <text:p>-1181.86</text:p>
          </table:table-cell>
          <table:table-cell office:value-type="float" office:value="-6779.21" calcext:value-type="float">
            <text:p>-6779.21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1181.86" calcext:value-type="float">
            <text:p>-1181.86</text:p>
          </table:table-cell>
          <table:table-cell office:value-type="float" office:value="-0.706811" calcext:value-type="float">
            <text:p>-0.706811</text:p>
          </table:table-cell>
          <table:table-cell office:value-type="float" office:value="0" calcext:value-type="float">
            <text:p>0</text:p>
          </table:table-cell>
          <table:table-cell office:value-type="float" office:value="0.707402" calcext:value-type="float">
            <text:p>0.707402</text:p>
          </table:table-cell>
          <table:table-cell office:value-type="float" office:value="0.706811" calcext:value-type="float">
            <text:p>0.706811</text:p>
          </table:table-cell>
          <table:table-cell office:value-type="float" office:value="0" calcext:value-type="float">
            <text:p>0</text:p>
          </table:table-cell>
          <table:table-cell office:value-type="float" office:value="-0.707402" calcext:value-type="float">
            <text:p>-0.707402</text:p>
          </table:table-cell>
        </table:table-row>
        <table:table-row table:style-name="ro1">
          <table:table-cell office:value-type="float" office:value="-6992.13" calcext:value-type="float">
            <text:p>-6992.13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3092.13" calcext:value-type="float">
            <text:p>-3092.13</text:p>
          </table:table-cell>
          <table:table-cell office:value-type="float" office:value="-6640.89" calcext:value-type="float">
            <text:p>-6640.89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2741.18" calcext:value-type="float">
            <text:p>-2741.18</text:p>
          </table:table-cell>
          <table:table-cell office:value-type="float" office:value="-6640.89" calcext:value-type="float">
            <text:p>-6640.89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2741.18" calcext:value-type="float">
            <text:p>-2741.18</text:p>
          </table:table-cell>
          <table:table-cell office:value-type="float" office:value="-6992.13" calcext:value-type="float">
            <text:p>-6992.13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3092.13" calcext:value-type="float">
            <text:p>-3092.13</text:p>
          </table:table-cell>
          <table:table-cell office:value-type="float" office:value="-6640.89" calcext:value-type="float">
            <text:p>-6640.89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2741.18" calcext:value-type="float">
            <text:p>-2741.18</text:p>
          </table:table-cell>
          <table:table-cell office:value-type="float" office:value="-6640.89" calcext:value-type="float">
            <text:p>-6640.89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2741.18" calcext:value-type="float">
            <text:p>-2741.18</text:p>
          </table:table-cell>
          <table:table-cell office:value-type="float" office:value="-6992.13" calcext:value-type="float">
            <text:p>-6992.13</text:p>
          </table:table-cell>
          <table:table-cell office:value-type="float" office:value="-483.884" calcext:value-type="float">
            <text:p>-483.884</text:p>
          </table:table-cell>
          <table:table-cell office:value-type="float" office:value="-3092.13" calcext:value-type="float">
            <text:p>-3092.13</text:p>
          </table:table-cell>
          <table:table-cell office:value-type="float" office:value="-6992.13" calcext:value-type="float">
            <text:p>-6992.13</text:p>
          </table:table-cell>
          <table:table-cell office:value-type="float" office:value="-900.999" calcext:value-type="float">
            <text:p>-900.999</text:p>
          </table:table-cell>
          <table:table-cell office:value-type="float" office:value="-3092.13" calcext:value-type="float">
            <text:p>-3092.13</text:p>
          </table:table-cell>
          <table:table-cell office:value-type="float" office:value="-6638.58" calcext:value-type="float">
            <text:p>-6638.58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2738.57" calcext:value-type="float">
            <text:p>-2738.57</text:p>
          </table:table-cell>
          <table:table-cell office:value-type="float" office:value="-6638.58" calcext:value-type="float">
            <text:p>-6638.58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2738.57" calcext:value-type="float">
            <text:p>-2738.57</text:p>
          </table:table-cell>
          <table:table-cell office:value-type="float" office:value="0.706811" calcext:value-type="float">
            <text:p>0.706811</text:p>
          </table:table-cell>
          <table:table-cell office:value-type="float" office:value="0" calcext:value-type="float">
            <text:p>0</text:p>
          </table:table-cell>
          <table:table-cell office:value-type="float" office:value="-0.707402" calcext:value-type="float">
            <text:p>-0.707402</text:p>
          </table:table-cell>
          <table:table-cell office:value-type="float" office:value="-0.706811" calcext:value-type="float">
            <text:p>-0.706811</text:p>
          </table:table-cell>
          <table:table-cell office:value-type="float" office:value="0" calcext:value-type="float">
            <text:p>0</text:p>
          </table:table-cell>
          <table:table-cell office:value-type="float" office:value="0.707402" calcext:value-type="float">
            <text:p>0.707402</text:p>
          </table:table-cell>
        </table:table-row>
        <table:table-row table:style-name="ro1">
          <table:table-cell office:value-type="float" office:value="-13778.9" calcext:value-type="float">
            <text:p>-13778.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2778.9" calcext:value-type="float">
            <text:p>-12778.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2778.9" calcext:value-type="float">
            <text:p>-12778.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3778.9" calcext:value-type="float">
            <text:p>-13778.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2778.9" calcext:value-type="float">
            <text:p>-12778.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2778.9" calcext:value-type="float">
            <text:p>-12778.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3778.9" calcext:value-type="float">
            <text:p>-13778.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3778.9" calcext:value-type="float">
            <text:p>-13778.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3278.9" calcext:value-type="float">
            <text:p>-13278.9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5509.62" calcext:value-type="float">
            <text:p>-5509.62</text:p>
          </table:table-cell>
          <table:table-cell office:value-type="float" office:value="-13278.9" calcext:value-type="float">
            <text:p>-13278.9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5509.62" calcext:value-type="float">
            <text:p>-550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891.29" calcext:value-type="float">
            <text:p>-9891.2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3302.51" calcext:value-type="float">
            <text:p>-3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3302.51" calcext:value-type="float">
            <text:p>-3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4302.51" calcext:value-type="float">
            <text:p>-4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4302.51" calcext:value-type="float">
            <text:p>-4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4302.51" calcext:value-type="float">
            <text:p>-4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469.999" calcext:value-type="float">
            <text:p>-469.999</text:p>
          </table:table-cell>
          <table:table-cell office:value-type="float" office:value="-3302.51" calcext:value-type="float">
            <text:p>-3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3302.51" calcext:value-type="float">
            <text:p>-3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999.999" calcext:value-type="float">
            <text:p>-999.999</text:p>
          </table:table-cell>
          <table:table-cell office:value-type="float" office:value="-4302.51" calcext:value-type="float">
            <text:p>-43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3802.51" calcext:value-type="float">
            <text:p>-3802.51</text:p>
          </table:table-cell>
          <table:table-cell office:value-type="float" office:value="-9891.29" calcext:value-type="float">
            <text:p>-9891.29</text:p>
          </table:table-cell>
          <table:table-cell office:value-type="float" office:value="-734.999" calcext:value-type="float">
            <text:p>-734.999</text:p>
          </table:table-cell>
          <table:table-cell office:value-type="float" office:value="-3802.51" calcext:value-type="float">
            <text:p>-3802.5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000000976563" calcext:value-type="float">
            <text:p>-9.76563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976563" calcext:value-type="float">
            <text:p>9.76563E-07</text:p>
          </table:table-cell>
        </table:table-row>
        <table:table-row table:style-name="ro1">
          <table:table-cell office:value-type="float" office:value="-18948" calcext:value-type="float">
            <text:p>-18948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828.52" calcext:value-type="float">
            <text:p>7828.52</text:p>
          </table:table-cell>
          <table:table-cell office:value-type="float" office:value="-18948" calcext:value-type="float">
            <text:p>-18948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828.52" calcext:value-type="float">
            <text:p>7828.52</text:p>
          </table:table-cell>
          <table:table-cell office:value-type="float" office:value="-18806.5" calcext:value-type="float">
            <text:p>-18806.5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969.92" calcext:value-type="float">
            <text:p>7969.92</text:p>
          </table:table-cell>
          <table:table-cell office:value-type="float" office:value="-18806.5" calcext:value-type="float">
            <text:p>-18806.5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969.92" calcext:value-type="float">
            <text:p>7969.92</text:p>
          </table:table-cell>
          <table:table-cell office:value-type="float" office:value="-18806.5" calcext:value-type="float">
            <text:p>-18806.5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969.92" calcext:value-type="float">
            <text:p>7969.92</text:p>
          </table:table-cell>
          <table:table-cell office:value-type="float" office:value="-18948" calcext:value-type="float">
            <text:p>-18948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828.52" calcext:value-type="float">
            <text:p>7828.52</text:p>
          </table:table-cell>
          <table:table-cell office:value-type="float" office:value="-18948" calcext:value-type="float">
            <text:p>-18948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828.52" calcext:value-type="float">
            <text:p>7828.52</text:p>
          </table:table-cell>
          <table:table-cell office:value-type="float" office:value="-18806.5" calcext:value-type="float">
            <text:p>-18806.5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969.92" calcext:value-type="float">
            <text:p>7969.92</text:p>
          </table:table-cell>
          <table:table-cell office:value-type="float" office:value="-18877.3" calcext:value-type="float">
            <text:p>-18877.3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7899.22" calcext:value-type="float">
            <text:p>7899.22</text:p>
          </table:table-cell>
          <table:table-cell office:value-type="float" office:value="-18863.1" calcext:value-type="float">
            <text:p>-18863.1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7913.36" calcext:value-type="float">
            <text:p>7913.36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0" calcext:value-type="float">
            <text:p>0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-0.706994" calcext:value-type="float">
            <text:p>-0.706994</text:p>
          </table:table-cell>
          <table:table-cell office:value-type="float" office:value="0" calcext:value-type="float">
            <text:p>0</text:p>
          </table:table-cell>
          <table:table-cell office:value-type="float" office:value="0.707219" calcext:value-type="float">
            <text:p>0.707219</text:p>
          </table:table-cell>
        </table:table-row>
        <table:table-row table:style-name="ro1">
          <table:table-cell office:value-type="float" office:value="-18361.1" calcext:value-type="float">
            <text:p>-18361.1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453.67" calcext:value-type="float">
            <text:p>7453.67</text:p>
          </table:table-cell>
          <table:table-cell office:value-type="float" office:value="-18361.1" calcext:value-type="float">
            <text:p>-18361.1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453.67" calcext:value-type="float">
            <text:p>7453.67</text:p>
          </table:table-cell>
          <table:table-cell office:value-type="float" office:value="-18502.6" calcext:value-type="float">
            <text:p>-18502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312.27" calcext:value-type="float">
            <text:p>7312.27</text:p>
          </table:table-cell>
          <table:table-cell office:value-type="float" office:value="-18502.6" calcext:value-type="float">
            <text:p>-18502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312.27" calcext:value-type="float">
            <text:p>7312.27</text:p>
          </table:table-cell>
          <table:table-cell office:value-type="float" office:value="-18502.6" calcext:value-type="float">
            <text:p>-18502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312.27" calcext:value-type="float">
            <text:p>7312.27</text:p>
          </table:table-cell>
          <table:table-cell office:value-type="float" office:value="-18502.6" calcext:value-type="float">
            <text:p>-18502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312.27" calcext:value-type="float">
            <text:p>7312.27</text:p>
          </table:table-cell>
          <table:table-cell office:value-type="float" office:value="-18361.1" calcext:value-type="float">
            <text:p>-18361.1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453.66" calcext:value-type="float">
            <text:p>7453.66</text:p>
          </table:table-cell>
          <table:table-cell office:value-type="float" office:value="-18361.1" calcext:value-type="float">
            <text:p>-18361.1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453.66" calcext:value-type="float">
            <text:p>7453.66</text:p>
          </table:table-cell>
          <table:table-cell office:value-type="float" office:value="-18431.9" calcext:value-type="float">
            <text:p>-18431.9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7382.97" calcext:value-type="float">
            <text:p>7382.97</text:p>
          </table:table-cell>
          <table:table-cell office:value-type="float" office:value="-18431.9" calcext:value-type="float">
            <text:p>-18431.9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7382.97" calcext:value-type="float">
            <text:p>7382.97</text:p>
          </table:table-cell>
          <table:table-cell office:value-type="float" office:value="-0.706994" calcext:value-type="float">
            <text:p>-0.706994</text:p>
          </table:table-cell>
          <table:table-cell office:value-type="float" office:value="0" calcext:value-type="float">
            <text:p>0</text:p>
          </table:table-cell>
          <table:table-cell office:value-type="float" office:value="0.707219" calcext:value-type="float">
            <text:p>0.707219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0" calcext:value-type="float">
            <text:p>0</text:p>
          </table:table-cell>
          <table:table-cell office:value-type="float" office:value="-0.707219" calcext:value-type="float">
            <text:p>-0.707219</text:p>
          </table:table-cell>
        </table:table-row>
        <table:table-row table:style-name="ro1">
          <table:table-cell office:value-type="float" office:value="-18007.7" calcext:value-type="float">
            <text:p>-18007.7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817.22" calcext:value-type="float">
            <text:p>6817.22</text:p>
          </table:table-cell>
          <table:table-cell office:value-type="float" office:value="-18007.7" calcext:value-type="float">
            <text:p>-18007.7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817.22" calcext:value-type="float">
            <text:p>6817.22</text:p>
          </table:table-cell>
          <table:table-cell office:value-type="float" office:value="-17866.2" calcext:value-type="float">
            <text:p>-17866.2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958.61" calcext:value-type="float">
            <text:p>6958.61</text:p>
          </table:table-cell>
          <table:table-cell office:value-type="float" office:value="-17866.2" calcext:value-type="float">
            <text:p>-17866.2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958.61" calcext:value-type="float">
            <text:p>6958.61</text:p>
          </table:table-cell>
          <table:table-cell office:value-type="float" office:value="-17866.2" calcext:value-type="float">
            <text:p>-17866.2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958.61" calcext:value-type="float">
            <text:p>6958.61</text:p>
          </table:table-cell>
          <table:table-cell office:value-type="float" office:value="-17866.2" calcext:value-type="float">
            <text:p>-17866.2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958.61" calcext:value-type="float">
            <text:p>6958.61</text:p>
          </table:table-cell>
          <table:table-cell office:value-type="float" office:value="-18007.7" calcext:value-type="float">
            <text:p>-18007.7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817.22" calcext:value-type="float">
            <text:p>6817.22</text:p>
          </table:table-cell>
          <table:table-cell office:value-type="float" office:value="-18007.7" calcext:value-type="float">
            <text:p>-18007.7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817.22" calcext:value-type="float">
            <text:p>6817.22</text:p>
          </table:table-cell>
          <table:table-cell office:value-type="float" office:value="-17937" calcext:value-type="float">
            <text:p>-17937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6887.92" calcext:value-type="float">
            <text:p>6887.92</text:p>
          </table:table-cell>
          <table:table-cell office:value-type="float" office:value="-17937" calcext:value-type="float">
            <text:p>-17937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6887.92" calcext:value-type="float">
            <text:p>6887.92</text:p>
          </table:table-cell>
          <table:table-cell office:value-type="float" office:value="0.706996" calcext:value-type="float">
            <text:p>0.706996</text:p>
          </table:table-cell>
          <table:table-cell office:value-type="float" office:value="0" calcext:value-type="float">
            <text:p>0</text:p>
          </table:table-cell>
          <table:table-cell office:value-type="float" office:value="-0.707218" calcext:value-type="float">
            <text:p>-0.707218</text:p>
          </table:table-cell>
          <table:table-cell office:value-type="float" office:value="-0.706996" calcext:value-type="float">
            <text:p>-0.706996</text:p>
          </table:table-cell>
          <table:table-cell office:value-type="float" office:value="0" calcext:value-type="float">
            <text:p>0</text:p>
          </table:table-cell>
          <table:table-cell office:value-type="float" office:value="0.707218" calcext:value-type="float">
            <text:p>0.707218</text:p>
          </table:table-cell>
        </table:table-row>
        <table:table-row table:style-name="ro1">
          <table:table-cell office:value-type="float" office:value="-17350.1" calcext:value-type="float">
            <text:p>-17350.1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513.06" calcext:value-type="float">
            <text:p>6513.06</text:p>
          </table:table-cell>
          <table:table-cell office:value-type="float" office:value="-17350.1" calcext:value-type="float">
            <text:p>-17350.1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513.06" calcext:value-type="float">
            <text:p>6513.06</text:p>
          </table:table-cell>
          <table:table-cell office:value-type="float" office:value="-17491.6" calcext:value-type="float">
            <text:p>-17491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371.66" calcext:value-type="float">
            <text:p>6371.66</text:p>
          </table:table-cell>
          <table:table-cell office:value-type="float" office:value="-17491.6" calcext:value-type="float">
            <text:p>-17491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371.66" calcext:value-type="float">
            <text:p>6371.66</text:p>
          </table:table-cell>
          <table:table-cell office:value-type="float" office:value="-17491.6" calcext:value-type="float">
            <text:p>-17491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371.66" calcext:value-type="float">
            <text:p>6371.66</text:p>
          </table:table-cell>
          <table:table-cell office:value-type="float" office:value="-17350.1" calcext:value-type="float">
            <text:p>-17350.1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513.06" calcext:value-type="float">
            <text:p>6513.06</text:p>
          </table:table-cell>
          <table:table-cell office:value-type="float" office:value="-17350.1" calcext:value-type="float">
            <text:p>-17350.1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513.06" calcext:value-type="float">
            <text:p>6513.06</text:p>
          </table:table-cell>
          <table:table-cell office:value-type="float" office:value="-17491.6" calcext:value-type="float">
            <text:p>-17491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371.66" calcext:value-type="float">
            <text:p>6371.66</text:p>
          </table:table-cell>
          <table:table-cell office:value-type="float" office:value="-17420.9" calcext:value-type="float">
            <text:p>-17420.9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6442.36" calcext:value-type="float">
            <text:p>6442.36</text:p>
          </table:table-cell>
          <table:table-cell office:value-type="float" office:value="-17435" calcext:value-type="float">
            <text:p>-17435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6428.22" calcext:value-type="float">
            <text:p>6428.22</text:p>
          </table:table-cell>
          <table:table-cell office:value-type="float" office:value="-0.706999" calcext:value-type="float">
            <text:p>-0.706999</text:p>
          </table:table-cell>
          <table:table-cell office:value-type="float" office:value="0" calcext:value-type="float">
            <text:p>0</text:p>
          </table:table-cell>
          <table:table-cell office:value-type="float" office:value="0.707214" calcext:value-type="float">
            <text:p>0.707214</text:p>
          </table:table-cell>
          <table:table-cell office:value-type="float" office:value="0.706999" calcext:value-type="float">
            <text:p>0.706999</text:p>
          </table:table-cell>
          <table:table-cell office:value-type="float" office:value="0" calcext:value-type="float">
            <text:p>0</text:p>
          </table:table-cell>
          <table:table-cell office:value-type="float" office:value="-0.707214" calcext:value-type="float">
            <text:p>-0.707214</text:p>
          </table:table-cell>
        </table:table-row>
        <table:table-row table:style-name="ro1">
          <table:table-cell office:value-type="float" office:value="-17031.9" calcext:value-type="float">
            <text:p>-17031.9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831.21" calcext:value-type="float">
            <text:p>6831.21</text:p>
          </table:table-cell>
          <table:table-cell office:value-type="float" office:value="-16890.4" calcext:value-type="float">
            <text:p>-16890.4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972.6" calcext:value-type="float">
            <text:p>6972.6</text:p>
          </table:table-cell>
          <table:table-cell office:value-type="float" office:value="-16890.4" calcext:value-type="float">
            <text:p>-16890.4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972.6" calcext:value-type="float">
            <text:p>6972.6</text:p>
          </table:table-cell>
          <table:table-cell office:value-type="float" office:value="-17031.9" calcext:value-type="float">
            <text:p>-17031.9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831.21" calcext:value-type="float">
            <text:p>6831.21</text:p>
          </table:table-cell>
          <table:table-cell office:value-type="float" office:value="-16890.4" calcext:value-type="float">
            <text:p>-16890.4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972.6" calcext:value-type="float">
            <text:p>6972.6</text:p>
          </table:table-cell>
          <table:table-cell office:value-type="float" office:value="-16890.4" calcext:value-type="float">
            <text:p>-16890.4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972.6" calcext:value-type="float">
            <text:p>6972.6</text:p>
          </table:table-cell>
          <table:table-cell office:value-type="float" office:value="-17031.9" calcext:value-type="float">
            <text:p>-17031.9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6831.21" calcext:value-type="float">
            <text:p>6831.21</text:p>
          </table:table-cell>
          <table:table-cell office:value-type="float" office:value="-17031.9" calcext:value-type="float">
            <text:p>-17031.9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6831.21" calcext:value-type="float">
            <text:p>6831.21</text:p>
          </table:table-cell>
          <table:table-cell office:value-type="float" office:value="-16975.3" calcext:value-type="float">
            <text:p>-16975.3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6887.76" calcext:value-type="float">
            <text:p>6887.76</text:p>
          </table:table-cell>
          <table:table-cell office:value-type="float" office:value="-16975.3" calcext:value-type="float">
            <text:p>-16975.3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6887.76" calcext:value-type="float">
            <text:p>6887.76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0" calcext:value-type="float">
            <text:p>0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-0.706994" calcext:value-type="float">
            <text:p>-0.706994</text:p>
          </table:table-cell>
          <table:table-cell office:value-type="float" office:value="0" calcext:value-type="float">
            <text:p>0</text:p>
          </table:table-cell>
          <table:table-cell office:value-type="float" office:value="0.707219" calcext:value-type="float">
            <text:p>0.707219</text:p>
          </table:table-cell>
        </table:table-row>
        <table:table-row table:style-name="ro1">
          <table:table-cell office:value-type="float" office:value="-16713.6" calcext:value-type="float">
            <text:p>-16713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149.35" calcext:value-type="float">
            <text:p>7149.35</text:p>
          </table:table-cell>
          <table:table-cell office:value-type="float" office:value="-16572.2" calcext:value-type="float">
            <text:p>-16572.2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290.75" calcext:value-type="float">
            <text:p>7290.75</text:p>
          </table:table-cell>
          <table:table-cell office:value-type="float" office:value="-16572.2" calcext:value-type="float">
            <text:p>-16572.2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290.75" calcext:value-type="float">
            <text:p>7290.75</text:p>
          </table:table-cell>
          <table:table-cell office:value-type="float" office:value="-16713.6" calcext:value-type="float">
            <text:p>-16713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149.35" calcext:value-type="float">
            <text:p>7149.35</text:p>
          </table:table-cell>
          <table:table-cell office:value-type="float" office:value="-16572.2" calcext:value-type="float">
            <text:p>-16572.2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290.75" calcext:value-type="float">
            <text:p>7290.75</text:p>
          </table:table-cell>
          <table:table-cell office:value-type="float" office:value="-16572.2" calcext:value-type="float">
            <text:p>-16572.2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290.75" calcext:value-type="float">
            <text:p>7290.75</text:p>
          </table:table-cell>
          <table:table-cell office:value-type="float" office:value="-16713.6" calcext:value-type="float">
            <text:p>-16713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7149.35" calcext:value-type="float">
            <text:p>7149.35</text:p>
          </table:table-cell>
          <table:table-cell office:value-type="float" office:value="-16713.6" calcext:value-type="float">
            <text:p>-16713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7149.35" calcext:value-type="float">
            <text:p>7149.35</text:p>
          </table:table-cell>
          <table:table-cell office:value-type="float" office:value="-16657.1" calcext:value-type="float">
            <text:p>-16657.1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7205.91" calcext:value-type="float">
            <text:p>7205.91</text:p>
          </table:table-cell>
          <table:table-cell office:value-type="float" office:value="-16642.9" calcext:value-type="float">
            <text:p>-16642.9</text:p>
          </table:table-cell>
          <table:table-cell office:value-type="float" office:value="1389.07" calcext:value-type="float">
            <text:p>1389.07</text:p>
          </table:table-cell>
          <table:table-cell office:value-type="float" office:value="7220.05" calcext:value-type="float">
            <text:p>7220.05</text:p>
          </table:table-cell>
          <table:table-cell office:value-type="float" office:value="0.707001" calcext:value-type="float">
            <text:p>0.707001</text:p>
          </table:table-cell>
          <table:table-cell office:value-type="float" office:value="0" calcext:value-type="float">
            <text:p>0</text:p>
          </table:table-cell>
          <table:table-cell office:value-type="float" office:value="-0.707213" calcext:value-type="float">
            <text:p>-0.707213</text:p>
          </table:table-cell>
          <table:table-cell office:value-type="float" office:value="-0.706999" calcext:value-type="float">
            <text:p>-0.706999</text:p>
          </table:table-cell>
          <table:table-cell office:value-type="float" office:value="0" calcext:value-type="float">
            <text:p>0</text:p>
          </table:table-cell>
          <table:table-cell office:value-type="float" office:value="0.707214" calcext:value-type="float">
            <text:p>0.707214</text:p>
          </table:table-cell>
        </table:table-row>
        <table:table-row table:style-name="ro1">
          <table:table-cell office:value-type="float" office:value="-18261.9" calcext:value-type="float">
            <text:p>-18261.9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9037.56" calcext:value-type="float">
            <text:p>9037.56</text:p>
          </table:table-cell>
          <table:table-cell office:value-type="float" office:value="-18403.3" calcext:value-type="float">
            <text:p>-18403.3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9179.01" calcext:value-type="float">
            <text:p>9179.01</text:p>
          </table:table-cell>
          <table:table-cell office:value-type="float" office:value="-18403.3" calcext:value-type="float">
            <text:p>-18403.3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9179.01" calcext:value-type="float">
            <text:p>9179.01</text:p>
          </table:table-cell>
          <table:table-cell office:value-type="float" office:value="-18261.9" calcext:value-type="float">
            <text:p>-18261.9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9037.56" calcext:value-type="float">
            <text:p>9037.56</text:p>
          </table:table-cell>
          <table:table-cell office:value-type="float" office:value="-18403.3" calcext:value-type="float">
            <text:p>-18403.3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9179" calcext:value-type="float">
            <text:p>9179</text:p>
          </table:table-cell>
          <table:table-cell office:value-type="float" office:value="-18261.9" calcext:value-type="float">
            <text:p>-18261.9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9037.56" calcext:value-type="float">
            <text:p>9037.56</text:p>
          </table:table-cell>
          <table:table-cell office:value-type="float" office:value="-18261.9" calcext:value-type="float">
            <text:p>-18261.9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9037.56" calcext:value-type="float">
            <text:p>9037.56</text:p>
          </table:table-cell>
          <table:table-cell office:value-type="float" office:value="-18403.3" calcext:value-type="float">
            <text:p>-18403.3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9179" calcext:value-type="float">
            <text:p>9179</text:p>
          </table:table-cell>
          <table:table-cell office:value-type="float" office:value="-18318.5" calcext:value-type="float">
            <text:p>-18318.5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9094.14" calcext:value-type="float">
            <text:p>9094.14</text:p>
          </table:table-cell>
          <table:table-cell office:value-type="float" office:value="-18346.7" calcext:value-type="float">
            <text:p>-18346.7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9122.43" calcext:value-type="float">
            <text:p>9122.43</text:p>
          </table:table-cell>
          <table:table-cell office:value-type="float" office:value="0.707219" calcext:value-type="float">
            <text:p>0.707219</text:p>
          </table:table-cell>
          <table:table-cell office:value-type="float" office:value="0" calcext:value-type="float">
            <text:p>0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-0.0000027617" calcext:value-type="float">
            <text:p>-2.7617E-06</text:p>
          </table:table-cell>
          <table:table-cell office:value-type="float" office:value="-0.706994" calcext:value-type="float">
            <text:p>-0.706994</text:p>
          </table:table-cell>
        </table:table-row>
        <table:table-row table:style-name="ro1">
          <table:table-cell office:value-type="float" office:value="-19379.2" calcext:value-type="float">
            <text:p>-19379.2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203.35" calcext:value-type="float">
            <text:p>8203.35</text:p>
          </table:table-cell>
          <table:table-cell office:value-type="float" office:value="-19379.3" calcext:value-type="float">
            <text:p>-19379.3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203.35" calcext:value-type="float">
            <text:p>8203.35</text:p>
          </table:table-cell>
          <table:table-cell office:value-type="float" office:value="-19237.8" calcext:value-type="float">
            <text:p>-19237.8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061.91" calcext:value-type="float">
            <text:p>8061.91</text:p>
          </table:table-cell>
          <table:table-cell office:value-type="float" office:value="-19237.8" calcext:value-type="float">
            <text:p>-19237.8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061.91" calcext:value-type="float">
            <text:p>8061.91</text:p>
          </table:table-cell>
          <table:table-cell office:value-type="float" office:value="-19237.8" calcext:value-type="float">
            <text:p>-19237.8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061.91" calcext:value-type="float">
            <text:p>8061.91</text:p>
          </table:table-cell>
          <table:table-cell office:value-type="float" office:value="-19379.3" calcext:value-type="float">
            <text:p>-19379.3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203.35" calcext:value-type="float">
            <text:p>8203.35</text:p>
          </table:table-cell>
          <table:table-cell office:value-type="float" office:value="-19379.2" calcext:value-type="float">
            <text:p>-19379.2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203.35" calcext:value-type="float">
            <text:p>8203.35</text:p>
          </table:table-cell>
          <table:table-cell office:value-type="float" office:value="-19237.8" calcext:value-type="float">
            <text:p>-19237.8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061.91" calcext:value-type="float">
            <text:p>8061.91</text:p>
          </table:table-cell>
          <table:table-cell office:value-type="float" office:value="-19294.4" calcext:value-type="float">
            <text:p>-19294.4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8118.49" calcext:value-type="float">
            <text:p>8118.49</text:p>
          </table:table-cell>
          <table:table-cell office:value-type="float" office:value="-19294.4" calcext:value-type="float">
            <text:p>-19294.4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8118.49" calcext:value-type="float">
            <text:p>8118.49</text:p>
          </table:table-cell>
          <table:table-cell office:value-type="float" office:value="-0.707213" calcext:value-type="float">
            <text:p>-0.707213</text:p>
          </table:table-cell>
          <table:table-cell office:value-type="float" office:value="-0.0000055251" calcext:value-type="float">
            <text:p>-5.5251E-06</text:p>
          </table:table-cell>
          <table:table-cell office:value-type="float" office:value="-0.707001" calcext:value-type="float">
            <text:p>-0.707001</text:p>
          </table:table-cell>
          <table:table-cell office:value-type="float" office:value="0.707213" calcext:value-type="float">
            <text:p>0.707213</text:p>
          </table:table-cell>
          <table:table-cell office:value-type="float" office:value="0.0000055251" calcext:value-type="float">
            <text:p>5.5251E-06</text:p>
          </table:table-cell>
          <table:table-cell office:value-type="float" office:value="0.707001" calcext:value-type="float">
            <text:p>0.707001</text:p>
          </table:table-cell>
        </table:table-row>
        <table:table-row table:style-name="ro1">
          <table:table-cell office:value-type="float" office:value="-18170" calcext:value-type="float">
            <text:p>-18170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606.21" calcext:value-type="float">
            <text:p>8606.21</text:p>
          </table:table-cell>
          <table:table-cell office:value-type="float" office:value="-18170" calcext:value-type="float">
            <text:p>-18170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606.21" calcext:value-type="float">
            <text:p>8606.21</text:p>
          </table:table-cell>
          <table:table-cell office:value-type="float" office:value="-18028.6" calcext:value-type="float">
            <text:p>-18028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747.61" calcext:value-type="float">
            <text:p>8747.61</text:p>
          </table:table-cell>
          <table:table-cell office:value-type="float" office:value="-18028.6" calcext:value-type="float">
            <text:p>-18028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747.61" calcext:value-type="float">
            <text:p>8747.61</text:p>
          </table:table-cell>
          <table:table-cell office:value-type="float" office:value="-18028.6" calcext:value-type="float">
            <text:p>-18028.6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747.61" calcext:value-type="float">
            <text:p>8747.61</text:p>
          </table:table-cell>
          <table:table-cell office:value-type="float" office:value="-18170" calcext:value-type="float">
            <text:p>-18170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606.21" calcext:value-type="float">
            <text:p>8606.21</text:p>
          </table:table-cell>
          <table:table-cell office:value-type="float" office:value="-18170" calcext:value-type="float">
            <text:p>-18170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606.21" calcext:value-type="float">
            <text:p>8606.21</text:p>
          </table:table-cell>
          <table:table-cell office:value-type="float" office:value="-18028.6" calcext:value-type="float">
            <text:p>-18028.6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747.61" calcext:value-type="float">
            <text:p>8747.61</text:p>
          </table:table-cell>
          <table:table-cell office:value-type="float" office:value="-18085.2" calcext:value-type="float">
            <text:p>-18085.2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8691.05" calcext:value-type="float">
            <text:p>8691.05</text:p>
          </table:table-cell>
          <table:table-cell office:value-type="float" office:value="-18085.2" calcext:value-type="float">
            <text:p>-18085.2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8691.05" calcext:value-type="float">
            <text:p>8691.05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0.00000552339" calcext:value-type="float">
            <text:p>5.52339E-06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-0.706994" calcext:value-type="float">
            <text:p>-0.706994</text:p>
          </table:table-cell>
          <table:table-cell office:value-type="float" office:value="-0.00000552339" calcext:value-type="float">
            <text:p>-5.52339E-06</text:p>
          </table:table-cell>
          <table:table-cell office:value-type="float" office:value="0.707219" calcext:value-type="float">
            <text:p>0.707219</text:p>
          </table:table-cell>
        </table:table-row>
        <table:table-row table:style-name="ro1">
          <table:table-cell office:value-type="float" office:value="-18346.8" calcext:value-type="float">
            <text:p>-18346.8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429.47" calcext:value-type="float">
            <text:p>8429.47</text:p>
          </table:table-cell>
          <table:table-cell office:value-type="float" office:value="-18488.3" calcext:value-type="float">
            <text:p>-18488.3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288.07" calcext:value-type="float">
            <text:p>8288.07</text:p>
          </table:table-cell>
          <table:table-cell office:value-type="float" office:value="-18488.3" calcext:value-type="float">
            <text:p>-18488.3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288.07" calcext:value-type="float">
            <text:p>8288.07</text:p>
          </table:table-cell>
          <table:table-cell office:value-type="float" office:value="-18346.8" calcext:value-type="float">
            <text:p>-18346.8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429.47" calcext:value-type="float">
            <text:p>8429.47</text:p>
          </table:table-cell>
          <table:table-cell office:value-type="float" office:value="-18488.3" calcext:value-type="float">
            <text:p>-18488.3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288.07" calcext:value-type="float">
            <text:p>8288.07</text:p>
          </table:table-cell>
          <table:table-cell office:value-type="float" office:value="-18488.3" calcext:value-type="float">
            <text:p>-18488.3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288.07" calcext:value-type="float">
            <text:p>8288.07</text:p>
          </table:table-cell>
          <table:table-cell office:value-type="float" office:value="-18346.8" calcext:value-type="float">
            <text:p>-18346.8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8429.47" calcext:value-type="float">
            <text:p>8429.47</text:p>
          </table:table-cell>
          <table:table-cell office:value-type="float" office:value="-18346.8" calcext:value-type="float">
            <text:p>-18346.8</text:p>
          </table:table-cell>
          <table:table-cell office:value-type="float" office:value="1264.07" calcext:value-type="float">
            <text:p>1264.07</text:p>
          </table:table-cell>
          <table:table-cell office:value-type="float" office:value="8429.47" calcext:value-type="float">
            <text:p>8429.47</text:p>
          </table:table-cell>
          <table:table-cell office:value-type="float" office:value="-18403.4" calcext:value-type="float">
            <text:p>-18403.4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8372.91" calcext:value-type="float">
            <text:p>8372.91</text:p>
          </table:table-cell>
          <table:table-cell office:value-type="float" office:value="-18403.4" calcext:value-type="float">
            <text:p>-18403.4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8372.91" calcext:value-type="float">
            <text:p>8372.91</text:p>
          </table:table-cell>
          <table:table-cell office:value-type="float" office:value="-0.706997" calcext:value-type="float">
            <text:p>-0.706997</text:p>
          </table:table-cell>
          <table:table-cell office:value-type="float" office:value="0" calcext:value-type="float">
            <text:p>0</text:p>
          </table:table-cell>
          <table:table-cell office:value-type="float" office:value="0.707217" calcext:value-type="float">
            <text:p>0.707217</text:p>
          </table:table-cell>
          <table:table-cell office:value-type="float" office:value="0.706997" calcext:value-type="float">
            <text:p>0.706997</text:p>
          </table:table-cell>
          <table:table-cell office:value-type="float" office:value="0" calcext:value-type="float">
            <text:p>0</text:p>
          </table:table-cell>
          <table:table-cell office:value-type="float" office:value="-0.707217" calcext:value-type="float">
            <text:p>-0.707217</text:p>
          </table:table-cell>
        </table:table-row>
        <table:table-row table:style-name="ro1">
          <table:table-cell office:value-type="float" office:value="-18134.7" calcext:value-type="float">
            <text:p>-18134.7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8641.56" calcext:value-type="float">
            <text:p>8641.56</text:p>
          </table:table-cell>
          <table:table-cell office:value-type="float" office:value="-18134.7" calcext:value-type="float">
            <text:p>-18134.7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641.56" calcext:value-type="float">
            <text:p>8641.56</text:p>
          </table:table-cell>
          <table:table-cell office:value-type="float" office:value="-17993.2" calcext:value-type="float">
            <text:p>-17993.2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782.96" calcext:value-type="float">
            <text:p>8782.96</text:p>
          </table:table-cell>
          <table:table-cell office:value-type="float" office:value="-17993.2" calcext:value-type="float">
            <text:p>-17993.2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8782.96" calcext:value-type="float">
            <text:p>8782.96</text:p>
          </table:table-cell>
          <table:table-cell office:value-type="float" office:value="-17993.2" calcext:value-type="float">
            <text:p>-17993.2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8782.96" calcext:value-type="float">
            <text:p>8782.96</text:p>
          </table:table-cell>
          <table:table-cell office:value-type="float" office:value="-17993.2" calcext:value-type="float">
            <text:p>-17993.2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782.96" calcext:value-type="float">
            <text:p>8782.96</text:p>
          </table:table-cell>
          <table:table-cell office:value-type="float" office:value="-18134.7" calcext:value-type="float">
            <text:p>-18134.7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641.56" calcext:value-type="float">
            <text:p>8641.56</text:p>
          </table:table-cell>
          <table:table-cell office:value-type="float" office:value="-18134.7" calcext:value-type="float">
            <text:p>-18134.7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8641.56" calcext:value-type="float">
            <text:p>8641.56</text:p>
          </table:table-cell>
          <table:table-cell office:value-type="float" office:value="-18064" calcext:value-type="float">
            <text:p>-18064</text:p>
          </table:table-cell>
          <table:table-cell office:value-type="float" office:value="889.074" calcext:value-type="float">
            <text:p>889.074</text:p>
          </table:table-cell>
          <table:table-cell office:value-type="float" office:value="8712.26" calcext:value-type="float">
            <text:p>8712.26</text:p>
          </table:table-cell>
          <table:table-cell office:value-type="float" office:value="-18064" calcext:value-type="float">
            <text:p>-18064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8712.26" calcext:value-type="float">
            <text:p>8712.26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0" calcext:value-type="float">
            <text:p>0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-0.706994" calcext:value-type="float">
            <text:p>-0.706994</text:p>
          </table:table-cell>
          <table:table-cell office:value-type="float" office:value="0" calcext:value-type="float">
            <text:p>0</text:p>
          </table:table-cell>
          <table:table-cell office:value-type="float" office:value="0.707219" calcext:value-type="float">
            <text:p>0.707219</text:p>
          </table:table-cell>
        </table:table-row>
        <table:table-row table:style-name="ro1">
          <table:table-cell office:value-type="float" office:value="-16536.8" calcext:value-type="float">
            <text:p>-16536.8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7326.1" calcext:value-type="float">
            <text:p>7326.1</text:p>
          </table:table-cell>
          <table:table-cell office:value-type="float" office:value="-16536.8" calcext:value-type="float">
            <text:p>-16536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326.1" calcext:value-type="float">
            <text:p>7326.1</text:p>
          </table:table-cell>
          <table:table-cell office:value-type="float" office:value="-16678.3" calcext:value-type="float">
            <text:p>-16678.3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184.7" calcext:value-type="float">
            <text:p>7184.7</text:p>
          </table:table-cell>
          <table:table-cell office:value-type="float" office:value="-16678.3" calcext:value-type="float">
            <text:p>-16678.3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7184.7" calcext:value-type="float">
            <text:p>7184.7</text:p>
          </table:table-cell>
          <table:table-cell office:value-type="float" office:value="-16678.3" calcext:value-type="float">
            <text:p>-16678.3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7184.7" calcext:value-type="float">
            <text:p>7184.7</text:p>
          </table:table-cell>
          <table:table-cell office:value-type="float" office:value="-16678.3" calcext:value-type="float">
            <text:p>-16678.3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184.7" calcext:value-type="float">
            <text:p>7184.7</text:p>
          </table:table-cell>
          <table:table-cell office:value-type="float" office:value="-16536.8" calcext:value-type="float">
            <text:p>-16536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326.1" calcext:value-type="float">
            <text:p>7326.1</text:p>
          </table:table-cell>
          <table:table-cell office:value-type="float" office:value="-16536.8" calcext:value-type="float">
            <text:p>-16536.8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7326.1" calcext:value-type="float">
            <text:p>7326.1</text:p>
          </table:table-cell>
          <table:table-cell office:value-type="float" office:value="-16607.6" calcext:value-type="float">
            <text:p>-16607.6</text:p>
          </table:table-cell>
          <table:table-cell office:value-type="float" office:value="889.074" calcext:value-type="float">
            <text:p>889.074</text:p>
          </table:table-cell>
          <table:table-cell office:value-type="float" office:value="7255.4" calcext:value-type="float">
            <text:p>7255.4</text:p>
          </table:table-cell>
          <table:table-cell office:value-type="float" office:value="-16607.6" calcext:value-type="float">
            <text:p>-16607.6</text:p>
          </table:table-cell>
          <table:table-cell office:value-type="float" office:value="889.074" calcext:value-type="float">
            <text:p>889.074</text:p>
          </table:table-cell>
          <table:table-cell office:value-type="float" office:value="7255.4" calcext:value-type="float">
            <text:p>7255.4</text:p>
          </table:table-cell>
          <table:table-cell office:value-type="float" office:value="-0.706999" calcext:value-type="float">
            <text:p>-0.706999</text:p>
          </table:table-cell>
          <table:table-cell office:value-type="float" office:value="0" calcext:value-type="float">
            <text:p>0</text:p>
          </table:table-cell>
          <table:table-cell office:value-type="float" office:value="0.707214" calcext:value-type="float">
            <text:p>0.707214</text:p>
          </table:table-cell>
          <table:table-cell office:value-type="float" office:value="0.706999" calcext:value-type="float">
            <text:p>0.706999</text:p>
          </table:table-cell>
          <table:table-cell office:value-type="float" office:value="0" calcext:value-type="float">
            <text:p>0</text:p>
          </table:table-cell>
          <table:table-cell office:value-type="float" office:value="-0.707214" calcext:value-type="float">
            <text:p>-0.707214</text:p>
          </table:table-cell>
        </table:table-row>
        <table:table-row table:style-name="ro1">
          <table:table-cell office:value-type="float" office:value="-16353.1" calcext:value-type="float">
            <text:p>-16353.1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6703.82" calcext:value-type="float">
            <text:p>6703.82</text:p>
          </table:table-cell>
          <table:table-cell office:value-type="float" office:value="-16353.1" calcext:value-type="float">
            <text:p>-16353.1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703.82" calcext:value-type="float">
            <text:p>6703.82</text:p>
          </table:table-cell>
          <table:table-cell office:value-type="float" office:value="-16494.5" calcext:value-type="float">
            <text:p>-16494.5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845.26" calcext:value-type="float">
            <text:p>6845.26</text:p>
          </table:table-cell>
          <table:table-cell office:value-type="float" office:value="-16494.5" calcext:value-type="float">
            <text:p>-16494.5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6845.26" calcext:value-type="float">
            <text:p>6845.26</text:p>
          </table:table-cell>
          <table:table-cell office:value-type="float" office:value="-16494.5" calcext:value-type="float">
            <text:p>-16494.5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6845.26" calcext:value-type="float">
            <text:p>6845.26</text:p>
          </table:table-cell>
          <table:table-cell office:value-type="float" office:value="-16494.5" calcext:value-type="float">
            <text:p>-16494.5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845.26" calcext:value-type="float">
            <text:p>6845.26</text:p>
          </table:table-cell>
          <table:table-cell office:value-type="float" office:value="-16353.1" calcext:value-type="float">
            <text:p>-16353.1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703.82" calcext:value-type="float">
            <text:p>6703.82</text:p>
          </table:table-cell>
          <table:table-cell office:value-type="float" office:value="-16353.1" calcext:value-type="float">
            <text:p>-16353.1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6703.82" calcext:value-type="float">
            <text:p>6703.82</text:p>
          </table:table-cell>
          <table:table-cell office:value-type="float" office:value="-16423.8" calcext:value-type="float">
            <text:p>-16423.8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6774.54" calcext:value-type="float">
            <text:p>6774.54</text:p>
          </table:table-cell>
          <table:table-cell office:value-type="float" office:value="-16423.8" calcext:value-type="float">
            <text:p>-16423.8</text:p>
          </table:table-cell>
          <table:table-cell office:value-type="float" office:value="889.074" calcext:value-type="float">
            <text:p>889.074</text:p>
          </table:table-cell>
          <table:table-cell office:value-type="float" office:value="6774.54" calcext:value-type="float">
            <text:p>6774.54</text:p>
          </table:table-cell>
          <table:table-cell office:value-type="float" office:value="0.707218" calcext:value-type="float">
            <text:p>0.707218</text:p>
          </table:table-cell>
          <table:table-cell office:value-type="float" office:value="-0" calcext:value-type="float">
            <text:p>0</text:p>
          </table:table-cell>
          <table:table-cell office:value-type="float" office:value="0.706996" calcext:value-type="float">
            <text:p>0.706996</text:p>
          </table:table-cell>
          <table:table-cell office:value-type="float" office:value="-0.707218" calcext:value-type="float">
            <text:p>-0.707218</text:p>
          </table:table-cell>
          <table:table-cell office:value-type="float" office:value="0" calcext:value-type="float">
            <text:p>0</text:p>
          </table:table-cell>
          <table:table-cell office:value-type="float" office:value="-0.706996" calcext:value-type="float">
            <text:p>-0.706996</text:p>
          </table:table-cell>
        </table:table-row>
        <table:table-row table:style-name="ro1">
          <table:table-cell office:value-type="float" office:value="-18608.4" calcext:value-type="float">
            <text:p>-18608.4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8691.13" calcext:value-type="float">
            <text:p>8691.13</text:p>
          </table:table-cell>
          <table:table-cell office:value-type="float" office:value="-18608.4" calcext:value-type="float">
            <text:p>-18608.4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691.13" calcext:value-type="float">
            <text:p>8691.13</text:p>
          </table:table-cell>
          <table:table-cell office:value-type="float" office:value="-18749.8" calcext:value-type="float">
            <text:p>-18749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832.58" calcext:value-type="float">
            <text:p>8832.58</text:p>
          </table:table-cell>
          <table:table-cell office:value-type="float" office:value="-18749.8" calcext:value-type="float">
            <text:p>-18749.8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8832.58" calcext:value-type="float">
            <text:p>8832.58</text:p>
          </table:table-cell>
          <table:table-cell office:value-type="float" office:value="-18749.8" calcext:value-type="float">
            <text:p>-18749.8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8832.58" calcext:value-type="float">
            <text:p>8832.58</text:p>
          </table:table-cell>
          <table:table-cell office:value-type="float" office:value="-18749.8" calcext:value-type="float">
            <text:p>-18749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832.58" calcext:value-type="float">
            <text:p>8832.58</text:p>
          </table:table-cell>
          <table:table-cell office:value-type="float" office:value="-18608.4" calcext:value-type="float">
            <text:p>-18608.4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8691.13" calcext:value-type="float">
            <text:p>8691.13</text:p>
          </table:table-cell>
          <table:table-cell office:value-type="float" office:value="-18608.4" calcext:value-type="float">
            <text:p>-18608.4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8691.13" calcext:value-type="float">
            <text:p>8691.13</text:p>
          </table:table-cell>
          <table:table-cell office:value-type="float" office:value="-18679.1" calcext:value-type="float">
            <text:p>-18679.1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8761.86" calcext:value-type="float">
            <text:p>8761.86</text:p>
          </table:table-cell>
          <table:table-cell office:value-type="float" office:value="-18679.1" calcext:value-type="float">
            <text:p>-18679.1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8761.86" calcext:value-type="float">
            <text:p>8761.86</text:p>
          </table:table-cell>
          <table:table-cell office:value-type="float" office:value="0.707219" calcext:value-type="float">
            <text:p>0.707219</text:p>
          </table:table-cell>
          <table:table-cell office:value-type="float" office:value="-0" calcext:value-type="float">
            <text:p>0</text:p>
          </table:table-cell>
          <table:table-cell office:value-type="float" office:value="0.706994" calcext:value-type="float">
            <text:p>0.706994</text:p>
          </table:table-cell>
          <table:table-cell office:value-type="float" office:value="-0.707219" calcext:value-type="float">
            <text:p>-0.707219</text:p>
          </table:table-cell>
          <table:table-cell office:value-type="float" office:value="0" calcext:value-type="float">
            <text:p>0</text:p>
          </table:table-cell>
          <table:table-cell office:value-type="float" office:value="-0.706994" calcext:value-type="float">
            <text:p>-0.706994</text:p>
          </table:table-cell>
        </table:table-row>
        <table:table-row table:style-name="ro1">
          <table:table-cell office:value-type="float" office:value="-17618.8" calcext:value-type="float">
            <text:p>-17618.8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6569.67" calcext:value-type="float">
            <text:p>6569.67</text:p>
          </table:table-cell>
          <table:table-cell office:value-type="float" office:value="-17618.8" calcext:value-type="float">
            <text:p>-17618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569.67" calcext:value-type="float">
            <text:p>6569.67</text:p>
          </table:table-cell>
          <table:table-cell office:value-type="float" office:value="-17477.4" calcext:value-type="float">
            <text:p>-17477.4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711.07" calcext:value-type="float">
            <text:p>6711.07</text:p>
          </table:table-cell>
          <table:table-cell office:value-type="float" office:value="-17477.4" calcext:value-type="float">
            <text:p>-17477.4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6711.07" calcext:value-type="float">
            <text:p>6711.07</text:p>
          </table:table-cell>
          <table:table-cell office:value-type="float" office:value="-17477.4" calcext:value-type="float">
            <text:p>-17477.4</text:p>
          </table:table-cell>
          <table:table-cell office:value-type="float" office:value="764.074" calcext:value-type="float">
            <text:p>764.074</text:p>
          </table:table-cell>
          <table:table-cell office:value-type="float" office:value="6711.07" calcext:value-type="float">
            <text:p>6711.07</text:p>
          </table:table-cell>
          <table:table-cell office:value-type="float" office:value="-17477.4" calcext:value-type="float">
            <text:p>-17477.4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711.07" calcext:value-type="float">
            <text:p>6711.07</text:p>
          </table:table-cell>
          <table:table-cell office:value-type="float" office:value="-17618.8" calcext:value-type="float">
            <text:p>-17618.8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6569.67" calcext:value-type="float">
            <text:p>6569.67</text:p>
          </table:table-cell>
          <table:table-cell office:value-type="float" office:value="-17618.8" calcext:value-type="float">
            <text:p>-17618.8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6569.67" calcext:value-type="float">
            <text:p>6569.67</text:p>
          </table:table-cell>
          <table:table-cell office:value-type="float" office:value="-17548.1" calcext:value-type="float">
            <text:p>-17548.1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6640.37" calcext:value-type="float">
            <text:p>6640.37</text:p>
          </table:table-cell>
          <table:table-cell office:value-type="float" office:value="-17562.2" calcext:value-type="float">
            <text:p>-17562.2</text:p>
          </table:table-cell>
          <table:table-cell office:value-type="float" office:value="879.074" calcext:value-type="float">
            <text:p>879.074</text:p>
          </table:table-cell>
          <table:table-cell office:value-type="float" office:value="6626.23" calcext:value-type="float">
            <text:p>6626.23</text:p>
          </table:table-cell>
          <table:table-cell office:value-type="float" office:value="0.707001" calcext:value-type="float">
            <text:p>0.707001</text:p>
          </table:table-cell>
          <table:table-cell office:value-type="float" office:value="0" calcext:value-type="float">
            <text:p>0</text:p>
          </table:table-cell>
          <table:table-cell office:value-type="float" office:value="-0.707213" calcext:value-type="float">
            <text:p>-0.707213</text:p>
          </table:table-cell>
          <table:table-cell office:value-type="float" office:value="-0.706999" calcext:value-type="float">
            <text:p>-0.706999</text:p>
          </table:table-cell>
          <table:table-cell office:value-type="float" office:value="0" calcext:value-type="float">
            <text:p>0</text:p>
          </table:table-cell>
          <table:table-cell office:value-type="float" office:value="0.707214" calcext:value-type="float">
            <text:p>0.707214</text:p>
          </table:table-cell>
        </table:table-row>
        <table:table-row table:style-name="ro1">
          <table:table-cell office:value-type="float" office:value="-18608.6" calcext:value-type="float">
            <text:p>-18608.6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7842.61" calcext:value-type="float">
            <text:p>7842.61</text:p>
          </table:table-cell>
          <table:table-cell office:value-type="float" office:value="-18608.6" calcext:value-type="float">
            <text:p>-18608.6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842.61" calcext:value-type="float">
            <text:p>7842.61</text:p>
          </table:table-cell>
          <table:table-cell office:value-type="float" office:value="-18750" calcext:value-type="float">
            <text:p>-18750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701.21" calcext:value-type="float">
            <text:p>7701.21</text:p>
          </table:table-cell>
          <table:table-cell office:value-type="float" office:value="-18750" calcext:value-type="float">
            <text:p>-18750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7701.21" calcext:value-type="float">
            <text:p>7701.21</text:p>
          </table:table-cell>
          <table:table-cell office:value-type="float" office:value="-18750" calcext:value-type="float">
            <text:p>-18750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7701.21" calcext:value-type="float">
            <text:p>7701.21</text:p>
          </table:table-cell>
          <table:table-cell office:value-type="float" office:value="-18750" calcext:value-type="float">
            <text:p>-18750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701.21" calcext:value-type="float">
            <text:p>7701.21</text:p>
          </table:table-cell>
          <table:table-cell office:value-type="float" office:value="-18608.6" calcext:value-type="float">
            <text:p>-18608.6</text:p>
          </table:table-cell>
          <table:table-cell office:value-type="float" office:value="1014.07" calcext:value-type="float">
            <text:p>1014.07</text:p>
          </table:table-cell>
          <table:table-cell office:value-type="float" office:value="7842.61" calcext:value-type="float">
            <text:p>7842.61</text:p>
          </table:table-cell>
          <table:table-cell office:value-type="float" office:value="-18608.6" calcext:value-type="float">
            <text:p>-18608.6</text:p>
          </table:table-cell>
          <table:table-cell office:value-type="float" office:value="764.073" calcext:value-type="float">
            <text:p>764.073</text:p>
          </table:table-cell>
          <table:table-cell office:value-type="float" office:value="7842.61" calcext:value-type="float">
            <text:p>7842.61</text:p>
          </table:table-cell>
          <table:table-cell office:value-type="float" office:value="-18679.3" calcext:value-type="float">
            <text:p>-18679.3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7771.91" calcext:value-type="float">
            <text:p>7771.91</text:p>
          </table:table-cell>
          <table:table-cell office:value-type="float" office:value="-18679.3" calcext:value-type="float">
            <text:p>-18679.3</text:p>
          </table:table-cell>
          <table:table-cell office:value-type="float" office:value="889.073" calcext:value-type="float">
            <text:p>889.073</text:p>
          </table:table-cell>
          <table:table-cell office:value-type="float" office:value="7771.91" calcext:value-type="float">
            <text:p>7771.91</text:p>
          </table:table-cell>
          <table:table-cell office:value-type="float" office:value="-0.706994" calcext:value-type="float">
            <text:p>-0.706994</text:p>
          </table:table-cell>
          <table:table-cell office:value-type="float" office:value="0" calcext:value-type="float">
            <text:p>0</text:p>
          </table:table-cell>
          <table:table-cell office:value-type="float" office:value="0.707219" calcext:value-type="float">
            <text:p>0.707219</text:p>
          </table:table-cell>
          <table:table-cell office:value-type="float" office:value="0.706996" calcext:value-type="float">
            <text:p>0.706996</text:p>
          </table:table-cell>
          <table:table-cell office:value-type="float" office:value="0" calcext:value-type="float">
            <text:p>0</text:p>
          </table:table-cell>
          <table:table-cell office:value-type="float" office:value="-0.707218" calcext:value-type="float">
            <text:p>-0.707218</text:p>
          </table:table-cell>
        </table:table-row>
        <table:table-row table:style-name="ro1">
          <table:table-cell office:value-type="float" office:value="-22190.8" calcext:value-type="float">
            <text:p>-22190.8</text:p>
          </table:table-cell>
          <table:table-cell office:value-type="float" office:value="2849.78" calcext:value-type="float">
            <text:p>284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2849.78" calcext:value-type="float">
            <text:p>284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2439.78" calcext:value-type="float">
            <text:p>243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2439.78" calcext:value-type="float">
            <text:p>243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2849.78" calcext:value-type="float">
            <text:p>284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2849.78" calcext:value-type="float">
            <text:p>284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2439.78" calcext:value-type="float">
            <text:p>243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2439.78" calcext:value-type="float">
            <text:p>243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2619.78" calcext:value-type="float">
            <text:p>2619.78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2619.78" calcext:value-type="float">
            <text:p>2619.78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-0.707103" calcext:value-type="float">
            <text:p>-0.707103</text:p>
          </table:table-cell>
          <table:table-cell office:value-type="float" office:value="0" calcext:value-type="float">
            <text:p>0</text:p>
          </table:table-cell>
          <table:table-cell office:value-type="float" office:value="0.70711" calcext:value-type="float">
            <text:p>0.70711</text:p>
          </table:table-cell>
          <table:table-cell office:value-type="float" office:value="0.707103" calcext:value-type="float">
            <text:p>0.707103</text:p>
          </table:table-cell>
          <table:table-cell office:value-type="float" office:value="0" calcext:value-type="float">
            <text:p>0</text:p>
          </table:table-cell>
          <table:table-cell office:value-type="float" office:value="-0.70711" calcext:value-type="float">
            <text:p>-0.70711</text:p>
          </table:table-cell>
        </table:table-row>
        <table:table-row table:style-name="ro1">
          <table:table-cell office:value-type="float" office:value="-23335" calcext:value-type="float">
            <text:p>-23335</text:p>
          </table:table-cell>
          <table:table-cell office:value-type="float" office:value="2429.78" calcext:value-type="float">
            <text:p>2429.78</text:p>
          </table:table-cell>
          <table:table-cell office:value-type="float" office:value="11815.9" calcext:value-type="float">
            <text:p>11815.9</text:p>
          </table:table-cell>
          <table:table-cell office:value-type="float" office:value="-23335" calcext:value-type="float">
            <text:p>-23335</text:p>
          </table:table-cell>
          <table:table-cell office:value-type="float" office:value="2679.78" calcext:value-type="float">
            <text:p>2679.78</text:p>
          </table:table-cell>
          <table:table-cell office:value-type="float" office:value="11815.9" calcext:value-type="float">
            <text:p>11815.9</text:p>
          </table:table-cell>
          <table:table-cell office:value-type="float" office:value="-23407" calcext:value-type="float">
            <text:p>-23407</text:p>
          </table:table-cell>
          <table:table-cell office:value-type="float" office:value="2679.78" calcext:value-type="float">
            <text:p>2679.78</text:p>
          </table:table-cell>
          <table:table-cell office:value-type="float" office:value="11887.9" calcext:value-type="float">
            <text:p>11887.9</text:p>
          </table:table-cell>
          <table:table-cell office:value-type="float" office:value="-23407" calcext:value-type="float">
            <text:p>-23407</text:p>
          </table:table-cell>
          <table:table-cell office:value-type="float" office:value="2429.78" calcext:value-type="float">
            <text:p>2429.78</text:p>
          </table:table-cell>
          <table:table-cell office:value-type="float" office:value="11887.9" calcext:value-type="float">
            <text:p>11887.9</text:p>
          </table:table-cell>
          <table:table-cell office:value-type="float" office:value="-23407" calcext:value-type="float">
            <text:p>-23407</text:p>
          </table:table-cell>
          <table:table-cell office:value-type="float" office:value="2689.78" calcext:value-type="float">
            <text:p>2689.78</text:p>
          </table:table-cell>
          <table:table-cell office:value-type="float" office:value="11887.9" calcext:value-type="float">
            <text:p>11887.9</text:p>
          </table:table-cell>
          <table:table-cell office:value-type="float" office:value="-23335" calcext:value-type="float">
            <text:p>-23335</text:p>
          </table:table-cell>
          <table:table-cell office:value-type="float" office:value="2689.78" calcext:value-type="float">
            <text:p>2689.78</text:p>
          </table:table-cell>
          <table:table-cell office:value-type="float" office:value="11815.9" calcext:value-type="float">
            <text:p>11815.9</text:p>
          </table:table-cell>
          <table:table-cell office:value-type="float" office:value="-23335" calcext:value-type="float">
            <text:p>-23335</text:p>
          </table:table-cell>
          <table:table-cell office:value-type="float" office:value="2439.78" calcext:value-type="float">
            <text:p>2439.78</text:p>
          </table:table-cell>
          <table:table-cell office:value-type="float" office:value="11815.9" calcext:value-type="float">
            <text:p>11815.9</text:p>
          </table:table-cell>
          <table:table-cell office:value-type="float" office:value="-23407" calcext:value-type="float">
            <text:p>-23407</text:p>
          </table:table-cell>
          <table:table-cell office:value-type="float" office:value="2439.78" calcext:value-type="float">
            <text:p>2439.78</text:p>
          </table:table-cell>
          <table:table-cell office:value-type="float" office:value="11887.9" calcext:value-type="float">
            <text:p>11887.9</text:p>
          </table:table-cell>
          <table:table-cell office:value-type="float" office:value="-23388" calcext:value-type="float">
            <text:p>-23388</text:p>
          </table:table-cell>
          <table:table-cell office:value-type="float" office:value="2554.78" calcext:value-type="float">
            <text:p>2554.78</text:p>
          </table:table-cell>
          <table:table-cell office:value-type="float" office:value="11869" calcext:value-type="float">
            <text:p>11869</text:p>
          </table:table-cell>
          <table:table-cell office:value-type="float" office:value="-23388" calcext:value-type="float">
            <text:p>-23388</text:p>
          </table:table-cell>
          <table:table-cell office:value-type="float" office:value="2564.78" calcext:value-type="float">
            <text:p>2564.78</text:p>
          </table:table-cell>
          <table:table-cell office:value-type="float" office:value="11869" calcext:value-type="float">
            <text:p>11869</text:p>
          </table:table-cell>
          <table:table-cell office:value-type="float" office:value="0.707102" calcext:value-type="float">
            <text:p>0.707102</text:p>
          </table:table-cell>
          <table:table-cell office:value-type="float" office:value="-0" calcext:value-type="float">
            <text:p>0</text:p>
          </table:table-cell>
          <table:table-cell office:value-type="float" office:value="0.707112" calcext:value-type="float">
            <text:p>0.707112</text:p>
          </table:table-cell>
          <table:table-cell office:value-type="float" office:value="-0.707102" calcext:value-type="float">
            <text:p>-0.707102</text:p>
          </table:table-cell>
          <table:table-cell office:value-type="float" office:value="0" calcext:value-type="float">
            <text:p>0</text:p>
          </table:table-cell>
          <table:table-cell office:value-type="float" office:value="-0.707112" calcext:value-type="float">
            <text:p>-0.707112</text:p>
          </table:table-cell>
        </table:table-row>
        <table:table-row table:style-name="ro1">
          <table:table-cell office:value-type="float" office:value="-22841.3" calcext:value-type="float">
            <text:p>-22841.3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770.6" calcext:value-type="float">
            <text:p>-22770.6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2156.6" calcext:value-type="float">
            <text:p>12156.6</text:p>
          </table:table-cell>
          <table:table-cell office:value-type="float" office:value="-22770.6" calcext:value-type="float">
            <text:p>-22770.6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2156.6" calcext:value-type="float">
            <text:p>12156.6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530.2" calcext:value-type="float">
            <text:p>-22530.2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1435.4" calcext:value-type="float">
            <text:p>11435.4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1435.4" calcext:value-type="float">
            <text:p>11435.4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088.8" calcext:value-type="float">
            <text:p>-23088.8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124.1" calcext:value-type="float">
            <text:p>-23124.1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1916.2" calcext:value-type="float">
            <text:p>11916.2</text:p>
          </table:table-cell>
          <table:table-cell office:value-type="float" office:value="-23124.1" calcext:value-type="float">
            <text:p>-23124.1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1916.2" calcext:value-type="float">
            <text:p>11916.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272.6" calcext:value-type="float">
            <text:p>-23272.6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08" calcext:value-type="float">
            <text:p>-23308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-23308" calcext:value-type="float">
            <text:p>-23308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63.3" calcext:value-type="float">
            <text:p>-23363.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434" calcext:value-type="float">
            <text:p>-23434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1702.8" calcext:value-type="float">
            <text:p>11702.8</text:p>
          </table:table-cell>
          <table:table-cell office:value-type="float" office:value="-23434" calcext:value-type="float">
            <text:p>-23434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1702.8" calcext:value-type="float">
            <text:p>11702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774.7" calcext:value-type="float">
            <text:p>-23774.7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845.4" calcext:value-type="float">
            <text:p>-23845.4</text:p>
          </table:table-cell>
          <table:table-cell office:value-type="float" office:value="1699.78" calcext:value-type="float">
            <text:p>1699.78</text:p>
          </table:table-cell>
          <table:table-cell office:value-type="float" office:value="11718.2" calcext:value-type="float">
            <text:p>11718.2</text:p>
          </table:table-cell>
          <table:table-cell office:value-type="float" office:value="-23845.4" calcext:value-type="float">
            <text:p>-23845.4</text:p>
          </table:table-cell>
          <table:table-cell office:value-type="float" office:value="1699.78" calcext:value-type="float">
            <text:p>1699.78</text:p>
          </table:table-cell>
          <table:table-cell office:value-type="float" office:value="11718.2" calcext:value-type="float">
            <text:p>11718.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972.7" calcext:value-type="float">
            <text:p>-23972.7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08" calcext:value-type="float">
            <text:p>-24008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1527.3" calcext:value-type="float">
            <text:p>11527.3</text:p>
          </table:table-cell>
          <table:table-cell office:value-type="float" office:value="-24008" calcext:value-type="float">
            <text:p>-24008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1527.3" calcext:value-type="float">
            <text:p>11527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916.1" calcext:value-type="float">
            <text:p>-23916.1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845.4" calcext:value-type="float">
            <text:p>-23845.4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1718.2" calcext:value-type="float">
            <text:p>11718.2</text:p>
          </table:table-cell>
          <table:table-cell office:value-type="float" office:value="-23845.4" calcext:value-type="float">
            <text:p>-23845.4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1718.2" calcext:value-type="float">
            <text:p>11718.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388.8" calcext:value-type="float">
            <text:p>-22388.8</text:p>
          </table:table-cell>
          <table:table-cell office:value-type="float" office:value="1929.78" calcext:value-type="float">
            <text:p>192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929.78" calcext:value-type="float">
            <text:p>192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929.78" calcext:value-type="float">
            <text:p>192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929.78" calcext:value-type="float">
            <text:p>192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519.54" calcext:value-type="float">
            <text:p>1519.54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519.54" calcext:value-type="float">
            <text:p>1519.54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1699.78" calcext:value-type="float">
            <text:p>1699.78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1699.54" calcext:value-type="float">
            <text:p>1699.54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0.707103" calcext:value-type="float">
            <text:p>0.707103</text:p>
          </table:table-cell>
          <table:table-cell office:value-type="float" office:value="0" calcext:value-type="float">
            <text:p>0</text:p>
          </table:table-cell>
          <table:table-cell office:value-type="float" office:value="-0.70711" calcext:value-type="float">
            <text:p>-0.70711</text:p>
          </table:table-cell>
          <table:table-cell office:value-type="float" office:value="-0.707103" calcext:value-type="float">
            <text:p>-0.707103</text:p>
          </table:table-cell>
          <table:table-cell office:value-type="float" office:value="0" calcext:value-type="float">
            <text:p>0</text:p>
          </table:table-cell>
          <table:table-cell office:value-type="float" office:value="0.70711" calcext:value-type="float">
            <text:p>0.70711</text:p>
          </table:table-cell>
        </table:table-row>
        <table:table-row table:style-name="ro1">
          <table:table-cell office:value-type="float" office:value="-21915" calcext:value-type="float">
            <text:p>-21915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1915" calcext:value-type="float">
            <text:p>-21915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190.8" calcext:value-type="float">
            <text:p>-22190.8</text:p>
          </table:table-cell>
          <table:table-cell office:value-type="float" office:value="1469.78" calcext:value-type="float">
            <text:p>146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469.78" calcext:value-type="float">
            <text:p>146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059.54" calcext:value-type="float">
            <text:p>1059.54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059.54" calcext:value-type="float">
            <text:p>1059.54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446.6" calcext:value-type="float">
            <text:p>1446.6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446.6" calcext:value-type="float">
            <text:p>1446.6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1239.54" calcext:value-type="float">
            <text:p>1239.54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1239.78" calcext:value-type="float">
            <text:p>1239.78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-0.707103" calcext:value-type="float">
            <text:p>-0.707103</text:p>
          </table:table-cell>
          <table:table-cell office:value-type="float" office:value="0" calcext:value-type="float">
            <text:p>0</text:p>
          </table:table-cell>
          <table:table-cell office:value-type="float" office:value="0.70711" calcext:value-type="float">
            <text:p>0.70711</text:p>
          </table:table-cell>
          <table:table-cell office:value-type="float" office:value="0.707103" calcext:value-type="float">
            <text:p>0.707103</text:p>
          </table:table-cell>
          <table:table-cell office:value-type="float" office:value="0" calcext:value-type="float">
            <text:p>0</text:p>
          </table:table-cell>
          <table:table-cell office:value-type="float" office:value="-0.70711" calcext:value-type="float">
            <text:p>-0.70711</text:p>
          </table:table-cell>
        </table:table-row>
        <table:table-row table:style-name="ro1">
          <table:table-cell office:value-type="float" office:value="-23315.1" calcext:value-type="float">
            <text:p>-23315.1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0685.8" calcext:value-type="float">
            <text:p>10685.8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10685.8" calcext:value-type="float">
            <text:p>10685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671.6" calcext:value-type="float">
            <text:p>-22671.6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1025.2" calcext:value-type="float">
            <text:p>11025.2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1025.2" calcext:value-type="float">
            <text:p>11025.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841.3" calcext:value-type="float">
            <text:p>-22841.3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770.6" calcext:value-type="float">
            <text:p>-22770.6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2156.6" calcext:value-type="float">
            <text:p>12156.6</text:p>
          </table:table-cell>
          <table:table-cell office:value-type="float" office:value="-22770.6" calcext:value-type="float">
            <text:p>-22770.6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2156.6" calcext:value-type="float">
            <text:p>12156.6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530.2" calcext:value-type="float">
            <text:p>-22530.2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1435.4" calcext:value-type="float">
            <text:p>11435.4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1435.4" calcext:value-type="float">
            <text:p>11435.4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088.8" calcext:value-type="float">
            <text:p>-23088.8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124.1" calcext:value-type="float">
            <text:p>-23124.1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1916.2" calcext:value-type="float">
            <text:p>11916.2</text:p>
          </table:table-cell>
          <table:table-cell office:value-type="float" office:value="-23124.1" calcext:value-type="float">
            <text:p>-23124.1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1916.2" calcext:value-type="float">
            <text:p>11916.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272.6" calcext:value-type="float">
            <text:p>-23272.6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08" calcext:value-type="float">
            <text:p>-23308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-23308" calcext:value-type="float">
            <text:p>-23308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63.3" calcext:value-type="float">
            <text:p>-23363.3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879.78" calcext:value-type="float">
            <text:p>187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434" calcext:value-type="float">
            <text:p>-23434</text:p>
          </table:table-cell>
          <table:table-cell office:value-type="float" office:value="1699.78" calcext:value-type="float">
            <text:p>1699.78</text:p>
          </table:table-cell>
          <table:table-cell office:value-type="float" office:value="11702.8" calcext:value-type="float">
            <text:p>11702.8</text:p>
          </table:table-cell>
          <table:table-cell office:value-type="float" office:value="-23434" calcext:value-type="float">
            <text:p>-23434</text:p>
          </table:table-cell>
          <table:table-cell office:value-type="float" office:value="1699.78" calcext:value-type="float">
            <text:p>1699.78</text:p>
          </table:table-cell>
          <table:table-cell office:value-type="float" office:value="11702.8" calcext:value-type="float">
            <text:p>11702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774.7" calcext:value-type="float">
            <text:p>-23774.7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916.1" calcext:value-type="float">
            <text:p>-23916.1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788.9" calcext:value-type="float">
            <text:p>11788.9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774.7" calcext:value-type="float">
            <text:p>-23774.7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647.5" calcext:value-type="float">
            <text:p>11647.5</text:p>
          </table:table-cell>
          <table:table-cell office:value-type="float" office:value="-23845.4" calcext:value-type="float">
            <text:p>-23845.4</text:p>
          </table:table-cell>
          <table:table-cell office:value-type="float" office:value="2159.78" calcext:value-type="float">
            <text:p>2159.78</text:p>
          </table:table-cell>
          <table:table-cell office:value-type="float" office:value="11718.2" calcext:value-type="float">
            <text:p>11718.2</text:p>
          </table:table-cell>
          <table:table-cell office:value-type="float" office:value="-23845.4" calcext:value-type="float">
            <text:p>-23845.4</text:p>
          </table:table-cell>
          <table:table-cell office:value-type="float" office:value="2159.78" calcext:value-type="float">
            <text:p>2159.78</text:p>
          </table:table-cell>
          <table:table-cell office:value-type="float" office:value="11718.2" calcext:value-type="float">
            <text:p>11718.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972.7" calcext:value-type="float">
            <text:p>-23972.7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08" calcext:value-type="float">
            <text:p>-24008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1527.3" calcext:value-type="float">
            <text:p>11527.3</text:p>
          </table:table-cell>
          <table:table-cell office:value-type="float" office:value="-24008" calcext:value-type="float">
            <text:p>-24008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1527.3" calcext:value-type="float">
            <text:p>11527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388.8" calcext:value-type="float">
            <text:p>-22388.8</text:p>
          </table:table-cell>
          <table:table-cell office:value-type="float" office:value="2389.78" calcext:value-type="float">
            <text:p>238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2389.78" calcext:value-type="float">
            <text:p>238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2389.78" calcext:value-type="float">
            <text:p>2389.78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2389.78" calcext:value-type="float">
            <text:p>2389.78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388.8" calcext:value-type="float">
            <text:p>-22388.8</text:p>
          </table:table-cell>
          <table:table-cell office:value-type="float" office:value="1979.54" calcext:value-type="float">
            <text:p>1979.54</text:p>
          </table:table-cell>
          <table:table-cell office:value-type="float" office:value="12241.5" calcext:value-type="float">
            <text:p>12241.5</text:p>
          </table:table-cell>
          <table:table-cell office:value-type="float" office:value="-22190.8" calcext:value-type="float">
            <text:p>-22190.8</text:p>
          </table:table-cell>
          <table:table-cell office:value-type="float" office:value="1979.54" calcext:value-type="float">
            <text:p>1979.54</text:p>
          </table:table-cell>
          <table:table-cell office:value-type="float" office:value="12439.5" calcext:value-type="float">
            <text:p>12439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2159.78" calcext:value-type="float">
            <text:p>2159.78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-22289.8" calcext:value-type="float">
            <text:p>-22289.8</text:p>
          </table:table-cell>
          <table:table-cell office:value-type="float" office:value="2159.54" calcext:value-type="float">
            <text:p>2159.54</text:p>
          </table:table-cell>
          <table:table-cell office:value-type="float" office:value="12340.5" calcext:value-type="float">
            <text:p>12340.5</text:p>
          </table:table-cell>
          <table:table-cell office:value-type="float" office:value="0.707103" calcext:value-type="float">
            <text:p>0.707103</text:p>
          </table:table-cell>
          <table:table-cell office:value-type="float" office:value="0" calcext:value-type="float">
            <text:p>0</text:p>
          </table:table-cell>
          <table:table-cell office:value-type="float" office:value="-0.70711" calcext:value-type="float">
            <text:p>-0.70711</text:p>
          </table:table-cell>
          <table:table-cell office:value-type="float" office:value="-0.707103" calcext:value-type="float">
            <text:p>-0.707103</text:p>
          </table:table-cell>
          <table:table-cell office:value-type="float" office:value="0" calcext:value-type="float">
            <text:p>0</text:p>
          </table:table-cell>
          <table:table-cell office:value-type="float" office:value="0.70711" calcext:value-type="float">
            <text:p>0.70711</text:p>
          </table:table-cell>
        </table:table-row>
        <table:table-row table:style-name="ro1">
          <table:table-cell office:value-type="float" office:value="-21915" calcext:value-type="float">
            <text:p>-21915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1915" calcext:value-type="float">
            <text:p>-21915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15.1" calcext:value-type="float">
            <text:p>-23315.1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0685.8" calcext:value-type="float">
            <text:p>10685.8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1634.78" calcext:value-type="float">
            <text:p>1634.78</text:p>
          </table:table-cell>
          <table:table-cell office:value-type="float" office:value="10685.8" calcext:value-type="float">
            <text:p>10685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671.6" calcext:value-type="float">
            <text:p>-22671.6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519.78" calcext:value-type="float">
            <text:p>151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1025.2" calcext:value-type="float">
            <text:p>11025.2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1644.78" calcext:value-type="float">
            <text:p>1644.78</text:p>
          </table:table-cell>
          <table:table-cell office:value-type="float" office:value="11025.2" calcext:value-type="float">
            <text:p>11025.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841.3" calcext:value-type="float">
            <text:p>-22841.3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841.3" calcext:value-type="float">
            <text:p>-22841.3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-22699.9" calcext:value-type="float">
            <text:p>-22699.9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2085.9" calcext:value-type="float">
            <text:p>12085.9</text:p>
          </table:table-cell>
          <table:table-cell office:value-type="float" office:value="-22770.6" calcext:value-type="float">
            <text:p>-22770.6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2156.6" calcext:value-type="float">
            <text:p>12156.6</text:p>
          </table:table-cell>
          <table:table-cell office:value-type="float" office:value="-22770.6" calcext:value-type="float">
            <text:p>-22770.6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2156.6" calcext:value-type="float">
            <text:p>12156.6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2530.2" calcext:value-type="float">
            <text:p>-22530.2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506.1" calcext:value-type="float">
            <text:p>11506.1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364.6" calcext:value-type="float">
            <text:p>11364.6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1435.4" calcext:value-type="float">
            <text:p>11435.4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1435.4" calcext:value-type="float">
            <text:p>11435.4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088.8" calcext:value-type="float">
            <text:p>-23088.8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088.8" calcext:value-type="float">
            <text:p>-23088.8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-23159.5" calcext:value-type="float">
            <text:p>-23159.5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951.5" calcext:value-type="float">
            <text:p>11951.5</text:p>
          </table:table-cell>
          <table:table-cell office:value-type="float" office:value="-23124.1" calcext:value-type="float">
            <text:p>-23124.1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1916.2" calcext:value-type="float">
            <text:p>11916.2</text:p>
          </table:table-cell>
          <table:table-cell office:value-type="float" office:value="-23124.1" calcext:value-type="float">
            <text:p>-23124.1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1916.2" calcext:value-type="float">
            <text:p>11916.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272.6" calcext:value-type="float">
            <text:p>-23272.6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08" calcext:value-type="float">
            <text:p>-23308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-23308" calcext:value-type="float">
            <text:p>-23308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63.3" calcext:value-type="float">
            <text:p>-23363.3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363.3" calcext:value-type="float">
            <text:p>-23363.3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773.5" calcext:value-type="float">
            <text:p>11773.5</text:p>
          </table:table-cell>
          <table:table-cell office:value-type="float" office:value="-23504.7" calcext:value-type="float">
            <text:p>-23504.7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632.1" calcext:value-type="float">
            <text:p>11632.1</text:p>
          </table:table-cell>
          <table:table-cell office:value-type="float" office:value="-23434" calcext:value-type="float">
            <text:p>-23434</text:p>
          </table:table-cell>
          <table:table-cell office:value-type="float" office:value="2159.78" calcext:value-type="float">
            <text:p>2159.78</text:p>
          </table:table-cell>
          <table:table-cell office:value-type="float" office:value="11702.8" calcext:value-type="float">
            <text:p>11702.8</text:p>
          </table:table-cell>
          <table:table-cell office:value-type="float" office:value="-23434" calcext:value-type="float">
            <text:p>-23434</text:p>
          </table:table-cell>
          <table:table-cell office:value-type="float" office:value="2159.78" calcext:value-type="float">
            <text:p>2159.78</text:p>
          </table:table-cell>
          <table:table-cell office:value-type="float" office:value="11702.8" calcext:value-type="float">
            <text:p>11702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972.7" calcext:value-type="float">
            <text:p>-23972.7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562.6" calcext:value-type="float">
            <text:p>11562.6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491.9" calcext:value-type="float">
            <text:p>11491.9</text:p>
          </table:table-cell>
          <table:table-cell office:value-type="float" office:value="-24008" calcext:value-type="float">
            <text:p>-24008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1527.3" calcext:value-type="float">
            <text:p>11527.3</text:p>
          </table:table-cell>
          <table:table-cell office:value-type="float" office:value="-24008" calcext:value-type="float">
            <text:p>-24008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1527.3" calcext:value-type="float">
            <text:p>11527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1915" calcext:value-type="float">
            <text:p>-21915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1915" calcext:value-type="float">
            <text:p>-21915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15.1" calcext:value-type="float">
            <text:p>-23315.1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15.1" calcext:value-type="float">
            <text:p>-23315.1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0721.2" calcext:value-type="float">
            <text:p>10721.2</text:p>
          </table:table-cell>
          <table:table-cell office:value-type="float" office:value="-23385.8" calcext:value-type="float">
            <text:p>-23385.8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0650.5" calcext:value-type="float">
            <text:p>10650.5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0685.8" calcext:value-type="float">
            <text:p>10685.8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2094.78" calcext:value-type="float">
            <text:p>2094.78</text:p>
          </table:table-cell>
          <table:table-cell office:value-type="float" office:value="10685.8" calcext:value-type="float">
            <text:p>10685.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671.6" calcext:value-type="float">
            <text:p>-22671.6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2229.78" calcext:value-type="float">
            <text:p>222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671.6" calcext:value-type="float">
            <text:p>-22671.6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1095.9" calcext:value-type="float">
            <text:p>11095.9</text:p>
          </table:table-cell>
          <table:table-cell office:value-type="float" office:value="-22530.2" calcext:value-type="float">
            <text:p>-22530.2</text:p>
          </table:table-cell>
          <table:table-cell office:value-type="float" office:value="1979.78" calcext:value-type="float">
            <text:p>1979.78</text:p>
          </table:table-cell>
          <table:table-cell office:value-type="float" office:value="10954.5" calcext:value-type="float">
            <text:p>10954.5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1025.2" calcext:value-type="float">
            <text:p>11025.2</text:p>
          </table:table-cell>
          <table:table-cell office:value-type="float" office:value="-22600.9" calcext:value-type="float">
            <text:p>-22600.9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11025.2" calcext:value-type="float">
            <text:p>11025.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1915" calcext:value-type="float">
            <text:p>-21915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15" calcext:value-type="float">
            <text:p>-21915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1301" calcext:value-type="float">
            <text:p>11301</text:p>
          </table:table-cell>
          <table:table-cell office:value-type="float" office:value="-21915" calcext:value-type="float">
            <text:p>-21915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301" calcext:value-type="float">
            <text:p>11301</text:p>
          </table:table-cell>
          <table:table-cell office:value-type="float" office:value="-22056.4" calcext:value-type="float">
            <text:p>-22056.4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442.4" calcext:value-type="float">
            <text:p>11442.4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804.779" calcext:value-type="float">
            <text:p>804.779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-21985.7" calcext:value-type="float">
            <text:p>-21985.7</text:p>
          </table:table-cell>
          <table:table-cell office:value-type="float" office:value="804.779" calcext:value-type="float">
            <text:p>804.779</text:p>
          </table:table-cell>
          <table:table-cell office:value-type="float" office:value="11371.7" calcext:value-type="float">
            <text:p>11371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855.4" calcext:value-type="float">
            <text:p>-22855.4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2665.7" calcext:value-type="float">
            <text:p>12665.7</text:p>
          </table:table-cell>
          <table:table-cell office:value-type="float" office:value="-22926.2" calcext:value-type="float">
            <text:p>-22926.2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2736.4" calcext:value-type="float">
            <text:p>12736.4</text:p>
          </table:table-cell>
          <table:table-cell office:value-type="float" office:value="-22926.2" calcext:value-type="float">
            <text:p>-22926.2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2736.4" calcext:value-type="float">
            <text:p>12736.4</text:p>
          </table:table-cell>
          <table:table-cell office:value-type="float" office:value="-22855.4" calcext:value-type="float">
            <text:p>-22855.4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2665.7" calcext:value-type="float">
            <text:p>12665.7</text:p>
          </table:table-cell>
          <table:table-cell office:value-type="float" office:value="-22926.2" calcext:value-type="float">
            <text:p>-22926.2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2736.4" calcext:value-type="float">
            <text:p>12736.4</text:p>
          </table:table-cell>
          <table:table-cell office:value-type="float" office:value="-22855.4" calcext:value-type="float">
            <text:p>-22855.4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2665.7" calcext:value-type="float">
            <text:p>12665.7</text:p>
          </table:table-cell>
          <table:table-cell office:value-type="float" office:value="-22855.4" calcext:value-type="float">
            <text:p>-22855.4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2665.7" calcext:value-type="float">
            <text:p>12665.7</text:p>
          </table:table-cell>
          <table:table-cell office:value-type="float" office:value="-22926.2" calcext:value-type="float">
            <text:p>-22926.2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2736.4" calcext:value-type="float">
            <text:p>12736.4</text:p>
          </table:table-cell>
          <table:table-cell office:value-type="float" office:value="-22890.8" calcext:value-type="float">
            <text:p>-22890.8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2701.1" calcext:value-type="float">
            <text:p>12701.1</text:p>
          </table:table-cell>
          <table:table-cell office:value-type="float" office:value="-22890.8" calcext:value-type="float">
            <text:p>-22890.8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2701.1" calcext:value-type="float">
            <text:p>12701.1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272.6" calcext:value-type="float">
            <text:p>-23272.6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909.779" calcext:value-type="float">
            <text:p>909.779</text:p>
          </table:table-cell>
          <table:table-cell office:value-type="float" office:value="11697" calcext:value-type="float">
            <text:p>11697</text:p>
          </table:table-cell>
          <table:table-cell office:value-type="float" office:value="-23272.6" calcext:value-type="float">
            <text:p>-23272.6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697" calcext:value-type="float">
            <text:p>11697</text:p>
          </table:table-cell>
          <table:table-cell office:value-type="float" office:value="-23343.3" calcext:value-type="float">
            <text:p>-23343.3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-23308" calcext:value-type="float">
            <text:p>-23308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-23308" calcext:value-type="float">
            <text:p>-23308</text:p>
          </table:table-cell>
          <table:table-cell office:value-type="float" office:value="794.779" calcext:value-type="float">
            <text:p>794.779</text:p>
          </table:table-cell>
          <table:table-cell office:value-type="float" office:value="11732.3" calcext:value-type="float">
            <text:p>11732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2862.5" calcext:value-type="float">
            <text:p>-22862.5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0367.6" calcext:value-type="float">
            <text:p>10367.6</text:p>
          </table:table-cell>
          <table:table-cell office:value-type="float" office:value="-23003.9" calcext:value-type="float">
            <text:p>-23003.9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0509" calcext:value-type="float">
            <text:p>10509</text:p>
          </table:table-cell>
          <table:table-cell office:value-type="float" office:value="-23003.9" calcext:value-type="float">
            <text:p>-23003.9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0509" calcext:value-type="float">
            <text:p>10509</text:p>
          </table:table-cell>
          <table:table-cell office:value-type="float" office:value="-22862.5" calcext:value-type="float">
            <text:p>-22862.5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0367.6" calcext:value-type="float">
            <text:p>10367.6</text:p>
          </table:table-cell>
          <table:table-cell office:value-type="float" office:value="-23003.9" calcext:value-type="float">
            <text:p>-23003.9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0509" calcext:value-type="float">
            <text:p>10509</text:p>
          </table:table-cell>
          <table:table-cell office:value-type="float" office:value="-22862.5" calcext:value-type="float">
            <text:p>-22862.5</text:p>
          </table:table-cell>
          <table:table-cell office:value-type="float" office:value="929.779" calcext:value-type="float">
            <text:p>929.779</text:p>
          </table:table-cell>
          <table:table-cell office:value-type="float" office:value="10367.6" calcext:value-type="float">
            <text:p>10367.6</text:p>
          </table:table-cell>
          <table:table-cell office:value-type="float" office:value="-22862.5" calcext:value-type="float">
            <text:p>-22862.5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0367.6" calcext:value-type="float">
            <text:p>10367.6</text:p>
          </table:table-cell>
          <table:table-cell office:value-type="float" office:value="-23003.9" calcext:value-type="float">
            <text:p>-23003.9</text:p>
          </table:table-cell>
          <table:table-cell office:value-type="float" office:value="679.779" calcext:value-type="float">
            <text:p>679.779</text:p>
          </table:table-cell>
          <table:table-cell office:value-type="float" office:value="10509" calcext:value-type="float">
            <text:p>10509</text:p>
          </table:table-cell>
          <table:table-cell office:value-type="float" office:value="-22933.2" calcext:value-type="float">
            <text:p>-22933.2</text:p>
          </table:table-cell>
          <table:table-cell office:value-type="float" office:value="804.779" calcext:value-type="float">
            <text:p>804.779</text:p>
          </table:table-cell>
          <table:table-cell office:value-type="float" office:value="10438.3" calcext:value-type="float">
            <text:p>10438.3</text:p>
          </table:table-cell>
          <table:table-cell office:value-type="float" office:value="-22933.2" calcext:value-type="float">
            <text:p>-22933.2</text:p>
          </table:table-cell>
          <table:table-cell office:value-type="float" office:value="804.779" calcext:value-type="float">
            <text:p>804.779</text:p>
          </table:table-cell>
          <table:table-cell office:value-type="float" office:value="10438.3" calcext:value-type="float">
            <text:p>10438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725.2" calcext:value-type="float">
            <text:p>-23725.2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159.6" calcext:value-type="float">
            <text:p>11159.6</text:p>
          </table:table-cell>
          <table:table-cell office:value-type="float" office:value="-23866.6" calcext:value-type="float">
            <text:p>-23866.6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3866.6" calcext:value-type="float">
            <text:p>-23866.6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301" calcext:value-type="float">
            <text:p>11301</text:p>
          </table:table-cell>
          <table:table-cell office:value-type="float" office:value="-23725.2" calcext:value-type="float">
            <text:p>-23725.2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159.6" calcext:value-type="float">
            <text:p>11159.6</text:p>
          </table:table-cell>
          <table:table-cell office:value-type="float" office:value="-23866.6" calcext:value-type="float">
            <text:p>-23866.6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301" calcext:value-type="float">
            <text:p>11301</text:p>
          </table:table-cell>
          <table:table-cell office:value-type="float" office:value="-23866.6" calcext:value-type="float">
            <text:p>-23866.6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301" calcext:value-type="float">
            <text:p>11301</text:p>
          </table:table-cell>
          <table:table-cell office:value-type="float" office:value="-23725.2" calcext:value-type="float">
            <text:p>-23725.2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159.6" calcext:value-type="float">
            <text:p>11159.6</text:p>
          </table:table-cell>
          <table:table-cell office:value-type="float" office:value="-23725.2" calcext:value-type="float">
            <text:p>-23725.2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159.6" calcext:value-type="float">
            <text:p>11159.6</text:p>
          </table:table-cell>
          <table:table-cell office:value-type="float" office:value="-23795.9" calcext:value-type="float">
            <text:p>-23795.9</text:p>
          </table:table-cell>
          <table:table-cell office:value-type="float" office:value="939.779" calcext:value-type="float">
            <text:p>939.779</text:p>
          </table:table-cell>
          <table:table-cell office:value-type="float" office:value="11230.3" calcext:value-type="float">
            <text:p>11230.3</text:p>
          </table:table-cell>
          <table:table-cell office:value-type="float" office:value="-23795.9" calcext:value-type="float">
            <text:p>-23795.9</text:p>
          </table:table-cell>
          <table:table-cell office:value-type="float" office:value="939.779" calcext:value-type="float">
            <text:p>939.779</text:p>
          </table:table-cell>
          <table:table-cell office:value-type="float" office:value="11230.3" calcext:value-type="float">
            <text:p>11230.3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-23350.4" calcext:value-type="float">
            <text:p>-23350.4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0431.3" calcext:value-type="float">
            <text:p>10431.3</text:p>
          </table:table-cell>
          <table:table-cell office:value-type="float" office:value="-23209" calcext:value-type="float">
            <text:p>-23209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-23209" calcext:value-type="float">
            <text:p>-23209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0431.3" calcext:value-type="float">
            <text:p>10431.3</text:p>
          </table:table-cell>
          <table:table-cell office:value-type="float" office:value="-23209" calcext:value-type="float">
            <text:p>-23209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-23209" calcext:value-type="float">
            <text:p>-23209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0431.3" calcext:value-type="float">
            <text:p>10431.3</text:p>
          </table:table-cell>
          <table:table-cell office:value-type="float" office:value="-23350.4" calcext:value-type="float">
            <text:p>-23350.4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0431.3" calcext:value-type="float">
            <text:p>10431.3</text:p>
          </table:table-cell>
          <table:table-cell office:value-type="float" office:value="-23279.7" calcext:value-type="float">
            <text:p>-23279.7</text:p>
          </table:table-cell>
          <table:table-cell office:value-type="float" office:value="939.779" calcext:value-type="float">
            <text:p>939.779</text:p>
          </table:table-cell>
          <table:table-cell office:value-type="float" office:value="10502" calcext:value-type="float">
            <text:p>10502</text:p>
          </table:table-cell>
          <table:table-cell office:value-type="float" office:value="-23279.7" calcext:value-type="float">
            <text:p>-23279.7</text:p>
          </table:table-cell>
          <table:table-cell office:value-type="float" office:value="939.779" calcext:value-type="float">
            <text:p>939.779</text:p>
          </table:table-cell>
          <table:table-cell office:value-type="float" office:value="10502" calcext:value-type="float">
            <text:p>1050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24043.4" calcext:value-type="float">
            <text:p>-24043.4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124.2" calcext:value-type="float">
            <text:p>11124.2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124.2" calcext:value-type="float">
            <text:p>11124.2</text:p>
          </table:table-cell>
          <table:table-cell office:value-type="float" office:value="-23902" calcext:value-type="float">
            <text:p>-23902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265.7" calcext:value-type="float">
            <text:p>11265.7</text:p>
          </table:table-cell>
          <table:table-cell office:value-type="float" office:value="-23902" calcext:value-type="float">
            <text:p>-23902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265.7" calcext:value-type="float">
            <text:p>11265.7</text:p>
          </table:table-cell>
          <table:table-cell office:value-type="float" office:value="-23902" calcext:value-type="float">
            <text:p>-23902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265.7" calcext:value-type="float">
            <text:p>11265.7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1124.2" calcext:value-type="float">
            <text:p>11124.2</text:p>
          </table:table-cell>
          <table:table-cell office:value-type="float" office:value="-24043.4" calcext:value-type="float">
            <text:p>-24043.4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124.2" calcext:value-type="float">
            <text:p>11124.2</text:p>
          </table:table-cell>
          <table:table-cell office:value-type="float" office:value="-23902" calcext:value-type="float">
            <text:p>-23902</text:p>
          </table:table-cell>
          <table:table-cell office:value-type="float" office:value="759.779" calcext:value-type="float">
            <text:p>759.779</text:p>
          </table:table-cell>
          <table:table-cell office:value-type="float" office:value="11265.7" calcext:value-type="float">
            <text:p>11265.7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939.779" calcext:value-type="float">
            <text:p>939.779</text:p>
          </table:table-cell>
          <table:table-cell office:value-type="float" office:value="11194.9" calcext:value-type="float">
            <text:p>11194.9</text:p>
          </table:table-cell>
          <table:table-cell office:value-type="float" office:value="-23972.7" calcext:value-type="float">
            <text:p>-23972.7</text:p>
          </table:table-cell>
          <table:table-cell office:value-type="float" office:value="939.779" calcext:value-type="float">
            <text:p>939.779</text:p>
          </table:table-cell>
          <table:table-cell office:value-type="float" office:value="11194.9" calcext:value-type="float">
            <text:p>11194.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 table:number-rows-repeated="1048388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2:16:03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22:22:44.975000000</dc:date>
    <meta:editing-duration>PT25M39S</meta:editing-duration>
    <meta:editing-cycles>3</meta:editing-cycles>
    <meta:generator>LibreOffice/6.1.3.2$Windows_X86_64 LibreOffice_project/86daf60bf00efa86ad547e59e09d6bb77c699acb</meta:generator>
    <meta:document-statistic meta:table-count="1" meta:cell-count="6732" meta:object-count="0"/>
  </office:meta>
</office:document-meta>
</file>